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8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4.6pt"/>
    </style:style>
    <style:style style:name="co4" style:family="table-column">
      <style:table-column-properties fo:break-before="auto" style:column-width="36.11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14.61pt"/>
    </style:style>
    <style:style style:name="co7" style:family="table-column">
      <style:table-column-properties fo:break-before="auto" style:column-width="152.79pt"/>
    </style:style>
    <style:style style:name="co8" style:family="table-column">
      <style:table-column-properties fo:break-before="auto" style:column-width="239.61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45.16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33.71pt" fo:break-before="auto" style:use-optimal-row-height="true"/>
    </style:style>
    <style:style style:name="ro3" style:family="table-row">
      <style:table-row-properties style:row-height="109.59pt" fo:break-before="auto" style:use-optimal-row-height="true"/>
    </style:style>
    <style:style style:name="ro4" style:family="table-row">
      <style:table-row-properties style:row-height="121.66pt" fo:break-before="auto" style:use-optimal-row-height="true"/>
    </style:style>
    <style:style style:name="ro5" style:family="table-row">
      <style:table-row-properties style:row-height="145.76pt" fo:break-before="auto" style:use-optimal-row-height="true"/>
    </style:style>
    <style:style style:name="ro6" style:family="table-row">
      <style:table-row-properties style:row-height="157.8pt" fo:break-before="auto" style:use-optimal-row-height="true"/>
    </style:style>
    <style:style style:name="ro7" style:family="table-row">
      <style:table-row-properties style:row-height="73.45pt" fo:break-before="auto" style:use-optimal-row-height="true"/>
    </style:style>
    <style:style style:name="ro8" style:family="table-row">
      <style:table-row-properties style:row-height="85.49pt" fo:break-before="auto" style:use-optimal-row-height="true"/>
    </style:style>
    <style:style style:name="ro9" style:family="table-row">
      <style:table-row-properties style:row-height="169.85pt" fo:break-before="auto" style:use-optimal-row-height="true"/>
    </style:style>
    <style:style style:name="ro10" style:family="table-row">
      <style:table-row-properties style:row-height="242.76pt" fo:break-before="auto" style:use-optimal-row-height="true"/>
    </style:style>
    <style:style style:name="ro11" style:family="table-row">
      <style:table-row-properties style:row-height="194.54pt" fo:break-before="auto" style:use-optimal-row-height="true"/>
    </style:style>
    <style:style style:name="ro71" style:family="table-row">
      <style:table-row-properties style:row-height="85.49pt" fo:break-before="auto" style:use-optimal-row-height="true"/>
    </style:style>
    <style:style style:name="ro13" style:family="table-row">
      <style:table-row-properties style:row-height="133.71pt" fo:break-before="auto" style:use-optimal-row-height="true"/>
    </style:style>
    <style:style style:name="ro14" style:family="table-row">
      <style:table-row-properties style:row-height="43.31pt" fo:break-before="auto" style:use-optimal-row-height="true"/>
    </style:style>
    <style:style style:name="ro15" style:family="table-row">
      <style:table-row-properties style:row-height="61.4pt" fo:break-before="auto" style:use-optimal-row-height="true"/>
    </style:style>
    <style:style style:name="ro16" style:family="table-row">
      <style:table-row-properties style:row-height="230.71pt" fo:break-before="auto" style:use-optimal-row-height="true"/>
    </style:style>
    <style:style style:name="ro18" style:family="table-row">
      <style:table-row-properties style:row-height="230.71pt" fo:break-before="auto" style:use-optimal-row-height="true"/>
    </style:style>
    <style:style style:name="ro19" style:family="table-row">
      <style:table-row-properties style:row-height="157.8pt" fo:break-before="auto" style:use-optimal-row-height="true"/>
    </style:style>
    <style:style style:name="ro20" style:family="table-row">
      <style:table-row-properties style:row-height="145.76pt" fo:break-before="auto" style:use-optimal-row-height="true"/>
    </style:style>
    <style:style style:name="ro21" style:family="table-row">
      <style:table-row-properties style:row-height="97.54pt" fo:break-before="auto" style:use-optimal-row-height="true"/>
    </style:style>
    <style:style style:name="ro22" style:family="table-row">
      <style:table-row-properties style:row-height="218.64pt" fo:break-before="auto" style:use-optimal-row-height="true"/>
    </style:style>
    <style:style style:name="ro23" style:family="table-row">
      <style:table-row-properties style:row-height="218.64pt" fo:break-before="auto" style:use-optimal-row-height="true"/>
    </style:style>
    <style:style style:name="ro24" style:family="table-row">
      <style:table-row-properties style:row-height="109.59pt" fo:break-before="auto" style:use-optimal-row-height="true"/>
    </style:style>
    <style:style style:name="ro25" style:family="table-row">
      <style:table-row-properties style:row-height="278.9pt" fo:break-before="auto" style:use-optimal-row-height="true"/>
    </style:style>
    <style:style style:name="ro26" style:family="table-row">
      <style:table-row-properties style:row-height="254.81pt" fo:break-before="auto" style:use-optimal-row-height="true"/>
    </style:style>
    <style:style style:name="ro28" style:family="table-row">
      <style:table-row-properties style:row-height="242.76pt" fo:break-before="auto" style:use-optimal-row-height="true"/>
    </style:style>
    <style:style style:name="ro29" style:family="table-row">
      <style:table-row-properties style:row-height="181.9pt" fo:break-before="auto" style:use-optimal-row-height="true"/>
    </style:style>
    <style:style style:name="ro63" style:family="table-row">
      <style:table-row-properties style:row-height="206.59pt" fo:break-before="auto" style:use-optimal-row-height="true"/>
    </style:style>
    <style:style style:name="ro31" style:family="table-row">
      <style:table-row-properties style:row-height="181.9pt" fo:break-before="auto" style:use-optimal-row-height="true"/>
    </style:style>
    <style:style style:name="ro32" style:family="table-row">
      <style:table-row-properties style:row-height="169.85pt" fo:break-before="auto" style:use-optimal-row-height="true"/>
    </style:style>
    <style:style style:name="ro33" style:family="table-row">
      <style:table-row-properties style:row-height="157.8pt" fo:break-before="auto" style:use-optimal-row-height="true"/>
    </style:style>
    <style:style style:name="ro34" style:family="table-row">
      <style:table-row-properties style:row-height="230.71pt" fo:break-before="auto" style:use-optimal-row-height="true"/>
    </style:style>
    <style:style style:name="ro36" style:family="table-row">
      <style:table-row-properties style:row-height="218.64pt" fo:break-before="auto" style:use-optimal-row-height="true"/>
    </style:style>
    <style:style style:name="ro37" style:family="table-row">
      <style:table-row-properties style:row-height="206.59pt" fo:break-before="auto" style:use-optimal-row-height="true"/>
    </style:style>
    <style:style style:name="ro48" style:family="table-row">
      <style:table-row-properties style:row-height="254.81pt" fo:break-before="auto" style:use-optimal-row-height="true"/>
    </style:style>
    <style:style style:name="ro40" style:family="table-row">
      <style:table-row-properties style:row-height="206.59pt" fo:break-before="auto" style:use-optimal-row-height="true"/>
    </style:style>
    <style:style style:name="ro41" style:family="table-row">
      <style:table-row-properties style:row-height="194.54pt" fo:break-before="auto" style:use-optimal-row-height="true"/>
    </style:style>
    <style:style style:name="ro64" style:family="table-row">
      <style:table-row-properties style:row-height="121.66pt" fo:break-before="auto" style:use-optimal-row-height="true"/>
    </style:style>
    <style:style style:name="ro89" style:family="table-row">
      <style:table-row-properties style:row-height="85.49pt" fo:break-before="auto" style:use-optimal-row-height="true"/>
    </style:style>
    <style:style style:name="ro90" style:family="table-row">
      <style:table-row-properties style:row-height="242.76pt" fo:break-before="auto" style:use-optimal-row-height="true"/>
    </style:style>
    <style:style style:name="ro46" style:family="table-row">
      <style:table-row-properties style:row-height="194.54pt" fo:break-before="auto" style:use-optimal-row-height="true"/>
    </style:style>
    <style:style style:name="ro44" style:family="table-row">
      <style:table-row-properties style:row-height="278.9pt" fo:break-before="auto" style:use-optimal-row-height="true"/>
    </style:style>
    <style:style style:name="ro49" style:family="table-row">
      <style:table-row-properties style:row-height="145.76pt" fo:break-before="auto" style:use-optimal-row-height="true"/>
    </style:style>
    <style:style style:name="ro50" style:family="table-row">
      <style:table-row-properties style:row-height="61.4pt" fo:break-before="auto" style:use-optimal-row-height="true"/>
    </style:style>
    <style:style style:name="ro51" style:family="table-row">
      <style:table-row-properties style:row-height="266.85pt" fo:break-before="auto" style:use-optimal-row-height="true"/>
    </style:style>
    <style:style style:name="ro53" style:family="table-row">
      <style:table-row-properties style:row-height="133.71pt" fo:break-before="auto" style:use-optimal-row-height="true"/>
    </style:style>
    <style:style style:name="ro91" style:family="table-row">
      <style:table-row-properties style:row-height="145.76pt" fo:break-before="auto" style:use-optimal-row-height="true"/>
    </style:style>
    <style:style style:name="ro58" style:family="table-row">
      <style:table-row-properties style:row-height="49.35pt" fo:break-before="auto" style:use-optimal-row-height="true"/>
    </style:style>
    <style:style style:name="ro59" style:family="table-row">
      <style:table-row-properties style:row-height="181.9pt" fo:break-before="auto" style:use-optimal-row-height="true"/>
    </style:style>
    <style:style style:name="ro60" style:family="table-row">
      <style:table-row-properties style:row-height="97.54pt" fo:break-before="auto" style:use-optimal-row-height="true"/>
    </style:style>
    <style:style style:name="ro67" style:family="table-row">
      <style:table-row-properties style:row-height="278.9pt" fo:break-before="auto" style:use-optimal-row-height="true"/>
    </style:style>
    <style:style style:name="ro69" style:family="table-row">
      <style:table-row-properties style:row-height="230.71pt" fo:break-before="auto" style:use-optimal-row-height="true"/>
    </style:style>
    <style:style style:name="ro70" style:family="table-row">
      <style:table-row-properties style:row-height="290.95pt" fo:break-before="auto" style:use-optimal-row-height="true"/>
    </style:style>
    <style:style style:name="ro92" style:family="table-row">
      <style:table-row-properties style:row-height="206.59pt" fo:break-before="auto" style:use-optimal-row-height="true"/>
    </style:style>
    <style:style style:name="ro93" style:family="table-row">
      <style:table-row-properties style:row-height="266.85pt" fo:break-before="auto" style:use-optimal-row-height="true"/>
    </style:style>
    <style:style style:name="ro73" style:family="table-row">
      <style:table-row-properties style:row-height="290.95pt" fo:break-before="auto" style:use-optimal-row-height="true"/>
    </style:style>
    <style:style style:name="ro94" style:family="table-row">
      <style:table-row-properties style:row-height="230.71pt" fo:break-before="auto" style:use-optimal-row-height="true"/>
    </style:style>
    <style:style style:name="ro95" style:family="table-row">
      <style:table-row-properties style:row-height="97.54pt" fo:break-before="auto" style:use-optimal-row-height="true"/>
    </style:style>
    <style:style style:name="ro79" style:family="table-row">
      <style:table-row-properties style:row-height="169.85pt" fo:break-before="auto" style:use-optimal-row-height="true"/>
    </style:style>
    <style:style style:name="ro96" style:family="table-row">
      <style:table-row-properties style:row-height="121.66pt" fo:break-before="auto" style:use-optimal-row-height="true"/>
    </style:style>
    <style:style style:name="ro97" style:family="table-row">
      <style:table-row-properties style:row-height="121.66pt" fo:break-before="auto" style:use-optimal-row-height="true"/>
    </style:style>
    <style:style style:name="ro83" style:family="table-row">
      <style:table-row-properties style:row-height="61.4pt" fo:break-before="auto" style:use-optimal-row-height="true"/>
    </style:style>
    <style:style style:name="ro99" style:family="table-row">
      <style:table-row-properties style:row-height="13.8pt" fo:break-before="auto" style:use-optimal-row-height="true"/>
    </style:style>
    <style:style style:name="ro88" style:family="table-row">
      <style:table-row-properties style:row-height="15.76pt" fo:break-before="auto" style:use-optimal-row-height="false"/>
    </style:style>
    <style:style style:name="ro84" style:family="table-row">
      <style:table-row-properties style:row-height="12.81pt" fo:break-before="auto" style:use-optimal-row-height="tru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10" style:family="text">
      <style:text-properties style:use-window-font-color="true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0"/>
        <table:table-column table:style-name="co3" table:default-cell-style-name="ce32"/>
        <table:table-column table:style-name="co4" table:default-cell-style-name="ce34"/>
        <table:table-column table:style-name="co5" table:default-cell-style-name="ce36"/>
        <table:table-column table:style-name="co6" table:default-cell-style-name="ce36"/>
        <table:table-column table:style-name="co7" table:default-cell-style-name="ce39"/>
        <table:table-column table:style-name="co8" table:number-columns-repeated="2" table:default-cell-style-name="ce41"/>
        <table:table-column table:style-name="co2" table:number-columns-repeated="55" table:default-cell-style-name="Default"/>
        <table:table-row table:style-name="ro1">
          <table:table-cell table:style-name="ce28" office:value-type="string" calcext:value-type="string">
            <text:p>Entry #</text:p>
          </table:table-cell>
          <table:table-cell table:style-name="ce28" office:value-type="string" calcext:value-type="string">
            <text:p>Character</text:p>
          </table:table-cell>
          <table:table-cell table:style-name="ce31" office:value-type="string" calcext:value-type="string">
            <text:p>Meanings</text:p>
          </table:table-cell>
          <table:table-cell table:style-name="ce31" office:value-type="string" calcext:value-type="string">
            <text:p>On</text:p>
          </table:table-cell>
          <table:table-cell table:style-name="ce35" office:value-type="string" calcext:value-type="string">
            <text:p>Kun</text:p>
          </table:table-cell>
          <table:table-cell table:style-name="ce35" office:value-type="string" calcext:value-type="string">
            <text:p>Vocab</text:p>
          </table:table-cell>
          <table:table-cell table:style-name="ce31" office:value-type="string" calcext:value-type="string">
            <text:p>Additional Senses</text:p>
          </table:table-cell>
          <table:table-cell table:style-name="ce40" office:value-type="string" calcext:value-type="string">
            <text:p>Personal Mnemonics or Notes</text:p>
          </table:table-cell>
          <table:table-cell table:style-name="ce40"/>
          <table:table-cell table:number-columns-repeated="5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SUN</text:p>
            <text:p/>
            <text:p>DAY</text:p>
            <text:p/>
            <text:p>JAPAN</text:p>
          </table:table-cell>
          <table:table-cell office:value-type="string" calcext:value-type="string">
            <text:p>ニチ</text:p>
            <text:p/>
            <text:p>ジツ</text:p>
          </table:table-cell>
          <table:table-cell office:value-type="string" calcext:value-type="string">
            <text:p>ひ</text:p>
            <text:p/>
            <text:p>-び</text:p>
            <text:p/>
            <text:p>-か</text:p>
          </table:table-cell>
          <table:table-cell office:value-type="string" calcext:value-type="string">
            <text:p>日々 ・ ひび ・ daily; days</text:p>
            <text:p/>
            <text:p>日にち ・ ひにち ・ date; number of days</text:p>
            <text:p/>
            <text:p>日に日に ・ ひにひに ・ day by day, every day</text:p>
            <text:p/>
            <text:p>ある日 ・ あるひ ・ one day, a certain day</text:p>
            <text:p/>
            <text:p>日ソ ・ にっソ ・ Japan and the Soviet Union, Japanese-Soviet</text:p>
          </table:table-cell>
          <table:table-cell/>
          <table:table-cell table:style-name="Default" table:number-columns-repeated="2"/>
          <table:table-cell table:number-columns-repeated="5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  <text:p/>
            <text:p>イツ</text:p>
          </table:table-cell>
          <table:table-cell office:value-type="string" calcext:value-type="string">
            <text:p>ひと-</text:p>
            <text:p/>
            <text:p>ひと(つ)</text:p>
          </table:table-cell>
          <table:table-cell office:value-type="string" calcext:value-type="string">
            <text:p>一日 ・ いちにち ・ one day</text:p>
            <text:p/>
            <text:p>一日 ・ ついたち ・ 1st of the month</text:p>
            <text:p/>
            <text:p>一々 ・ いちいち ・ one by one; in detail</text:p>
            <text:p/>
            <text:p>一つ ・ ひとつ ・ one (of something)</text:p>
            <text:p/>
            <text:p>一つずつ ・ ひとつずつ ・ one at a time</text:p>
          </table:table-cell>
          <table:table-cell table:number-columns-repeated="5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ふた</text:p>
            <text:p/>
            <text:p>ふた(つ)</text:p>
          </table:table-cell>
          <table:table-cell office:value-type="string" calcext:value-type="string">
            <text:p>二日 ・ ふつか ・ two days; 2nd of the month </text:p>
            <text:p/>
            <text:p>二メートル ・ にメートル ・ 2 meters</text:p>
            <text:p/>
            <text:p>二ラウンド ・ にラウンド ・ two rounds, Round 2</text:p>
            <text:p/>
            <text:p>レモン二つ ・ レモンふたつ ・ two lemons</text:p>
            <text:p/>
            <text:p>一つ二つ ・ ひとつふたつ ・ one or two</text:p>
          </table:table-cell>
          <table:table-cell table:number-columns-repeated="5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</text:p>
            <text:p/>
            <text:p>み(つ)</text:p>
            <text:p/>
            <text:p>みっ(つ)</text:p>
          </table:table-cell>
          <table:table-cell office:value-type="string" calcext:value-type="string">
            <text:p>三つだけ ・ みっつだけ ・ just three</text:p>
            <text:p/>
            <text:p>三日 ・ みっか ・ three days; 3rd (of the month)</text:p>
            <text:p/>
            <text:p>三日まで ・ みっかまで ・ by the 3rd</text:p>
            <text:p/>
            <text:p>二三日 ・ にさんにち ・ two or three days</text:p>
            <text:p/>
            <text:p>三グラム ・ さんグラム ・ three grams</text:p>
          </table:table-cell>
          <table:table-cell table:number-columns-repeated="58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ジュウ</text:p>
            <text:p/>
            <text:p>ジッ-</text:p>
          </table:table-cell>
          <table:table-cell office:value-type="string" calcext:value-type="string">
            <text:p>とお</text:p>
            <text:p/>
            <text:p>と</text:p>
          </table:table-cell>
          <table:table-cell office:value-type="string" calcext:value-type="string">
            <text:p>二十 ・ にじゅう ・ twenty</text:p>
            <text:p/>
            <text:p>二十 ・ はたち ・ twenty years old</text:p>
            <text:p/>
            <text:p>十日 ・ とおか ・ ten days; 10th of the month</text:p>
            <text:p/>
            <text:p>二十日 ・ はつか ・ twenty days; 20th of the month</text:p>
            <text:p/>
            <text:p>一から十まで ・ いちからじゅうまで ・ without exception</text:p>
          </table:table-cell>
          <table:table-cell table:number-columns-repeated="5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よ</text:p>
            <text:p/>
            <text:p>よ(つ)</text:p>
            <text:p/>
            <text:p>よっ(つ)</text:p>
            <text:p/>
            <text:p>よん</text:p>
          </table:table-cell>
          <table:table-cell office:value-type="string" calcext:value-type="string">
            <text:p>十四 ・ じゅうよん ・ fourteen</text:p>
            <text:p/>
            <text:p>四日 ・ よっか ・ four days; 4th of the month </text:p>
            <text:p/>
            <text:p>四ミリ ・ よんミリ ・ four millimeters</text:p>
            <text:p/>
            <text:p>四つ目 ・ よっつめ ・ fourth</text:p>
            <text:p/>
            <text:p>四つ角 ・ よつかど ・ street corner, intersection</text:p>
            <text:p/>
            <text:p>四人 ・ よにん ・ four people</text:p>
          </table:table-cell>
          <table:table-cell table:number-columns-repeated="58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いつ</text:p>
            <text:p/>
            <text:p>いつ(つ)</text:p>
          </table:table-cell>
          <table:table-cell office:value-type="string" calcext:value-type="string">
            <text:p>五十五 ・ ごじゅうご ・ fifty-five</text:p>
            <text:p/>
            <text:p>五つ ・ いつつ ・ five of something </text:p>
            <text:p/>
            <text:p>五日 ・ いつか ・ five days; 5th of the month</text:p>
          </table:table-cell>
          <table:table-cell table:number-columns-repeated="58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む</text:p>
            <text:p/>
            <text:p>む(つ)</text:p>
            <text:p/>
            <text:p>むっ(つ)</text:p>
            <text:p/>
            <text:p>むい</text:p>
          </table:table-cell>
          <table:table-cell office:value-type="string" calcext:value-type="string">
            <text:p>十六 ・ じゅうろく ・ sixteen</text:p>
            <text:p/>
            <text:p>六日 ・ むいか ・ six days; 6th of the month </text:p>
            <text:p/>
            <text:p>六つ ・ むっつ ・ six of sth.</text:p>
          </table:table-cell>
          <table:table-cell table:number-columns-repeated="58"/>
        </table:table-row>
        <table:table-row table:style-name="ro9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シチ</text:p>
          </table:table-cell>
          <table:table-cell office:value-type="string" calcext:value-type="string">
            <text:p>なな</text:p>
            <text:p/>
            <text:p>なな(つ)</text:p>
            <text:p/>
            <text:p>なの</text:p>
          </table:table-cell>
          <table:table-cell office:value-type="string" calcext:value-type="string">
            <text:p>七五三 ・ しちごさん ・ the lucky numbers 7-5-3 ; festival for children of 3, 5, and 7</text:p>
            <text:p/>
            <text:p>七十五 ・ ななじゅうご ・ seventy-five</text:p>
            <text:p/>
            <text:p>七週間 ・ ななしゅうかん ・ seven weeks</text:p>
            <text:p/>
            <text:p>七草 ・ ななくさ ・ the 7 spring herbs, the 7 autumnal flowers</text:p>
            <text:p/>
            <text:p>七つ目 ・ ななつめ ・ seventh</text:p>
            <text:p/>
            <text:p>七日 ・ なのか [なぬか] ・ seven days; 7th of the month</text:p>
          </table:table-cell>
          <table:table-cell table:number-columns-repeated="5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ハチ</text:p>
          </table:table-cell>
          <table:table-cell office:value-type="string" calcext:value-type="string">
            <text:p>や</text:p>
            <text:p/>
            <text:p>や(つ)</text:p>
            <text:p/>
            <text:p>やっ(つ)</text:p>
            <text:p/>
            <text:p>よう</text:p>
          </table:table-cell>
          <table:table-cell office:value-type="string" calcext:value-type="string">
            <text:p>十八日 ・ じゅうはちにち ・ eighteen days; 18th of the month </text:p>
            <text:p/>
            <text:p>八日 ・ ようか ・ eight days; 8th of the month </text:p>
            <text:p/>
            <text:p>八苦 ・ はっく ・ the eight sufferings of Buddhism </text:p>
            <text:p/>
            <text:p>八百屋 ・ やおや ・ greengrocer; jack-of-all-trades</text:p>
            <text:p/>
            <text:p>八百長 ・ やおちょう ・ rigged affair, fixed game</text:p>
            <text:p/>
            <text:p>八つ当たり ・ やつあたり ・ unjustified anger outburst</text:p>
            <text:p/>
            <text:p>お八つ ・ おやつ ・ afternoon tea, refreshments</text:p>
          </table:table-cell>
          <table:table-cell table:number-columns-repeated="5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ここの</text:p>
            <text:p/>
            <text:p>ここの(つ)</text:p>
          </table:table-cell>
          <table:table-cell office:value-type="string" calcext:value-type="string">
            <text:p>九十九 ・ きゅうじゅうきゅう ・ ninety-nine</text:p>
            <text:p/>
            <text:p>九日 ・ ここのか ・ nine days; 9th of the month </text:p>
            <text:p/>
            <text:p>九つ ・ ここのつ ・ nine of something </text:p>
            <text:p/>
            <text:p>九月 ・ くがつ ・ September</text:p>
            <text:p/>
            <text:p>九人 ・ きゅうにん ・ nine people</text:p>
          </table:table-cell>
          <table:table-cell table:number-columns-repeated="58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まる</text:p>
            <text:p/>
            <text:p>まる(い)</text:p>
            <text:p/>
            <text:p>まる(める)</text:p>
          </table:table-cell>
          <table:table-cell office:value-type="string" calcext:value-type="string">
            <text:p>丸い ・ まるい ・ round, spherical</text:p>
            <text:p/>
            <text:p>丸める ・ まるめる ・ [vt] make round, roll up</text:p>
            <text:p/>
            <text:p>日の丸 ・ ひのまる ・ Rising Sun flag</text:p>
            <text:p/>
            <text:p>丸薬 ・ がんやく ・ pill</text:p>
            <text:p/>
            <text:p>一丸となって ・ いちがんとなって ・ as one, all together</text:p>
            <text:p/>
            <text:p>砲丸 ・ ほうがん ・ cannonball</text:p>
          </table:table-cell>
          <table:table-cell table:number-columns-repeated="58"/>
        </table:table-row>
        <table:table-row table:style-name="ro11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CIRCLE</text:p>
            <text:p/>
            <text:p>Y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まる(い)</text:p>
            <text:p/>
            <text:p>まる</text:p>
          </table:table-cell>
          <table:table-cell office:value-type="string" calcext:value-type="string">
            <text:p>十四円 ・ じゅうよえん ・ fourteen yen</text:p>
            <text:p/>
            <text:p>円い ・ まるい ・ circular, round</text:p>
            <text:p/>
            <text:p>円グラフ ・ えんグラフ ・ pie chart</text:p>
            <text:p/>
            <text:p>円で囲む ・ まるでかこむ ・ enclose with a circle a word) </text:p>
            <text:p/>
            <text:p>円安 ・ えんやす ・ low ¥ rate, depreciation of the ¥</text:p>
            <text:p/>
            <text:p>円満な ・ えんまんな ・ perfect, harmonious, well-rounded</text:p>
            <text:p/>
            <text:p>円軌道 ・ えんきどう ・ circular orbit</text:p>
          </table:table-cell>
          <table:table-cell table:number-columns-repeated="58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ZERO, placeholder</text:p>
            <text:p/>
            <text:p>CIRCLE MARK; "blank"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ぜろ</text:p>
            <text:p/>
            <text:p>まる</text:p>
          </table:table-cell>
          <table:table-cell office:value-type="string" calcext:value-type="string">
            <text:p>○をつける ・ まるをつける ・ mark an answer with a circle mark; mark as correct</text:p>
            <text:p/>
            <text:p>六五○円 ・ ろっぴゃくごじゅうえん ・ 650 yen</text:p>
            <text:p/>
            <text:p>○○さん ・ まるまるさん ・ Mr. X</text:p>
          </table:table-cell>
          <table:table-cell table:number-columns-repeated="58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ジン</text:p>
            <text:p/>
            <text:p>ニン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一人 ・ ひとり ・ one person</text:p>
            <text:p/>
            <text:p>人々 ・ ひとびと ・ people</text:p>
            <text:p/>
            <text:p>二十人 ・ にじゅうにん ・ twenty people</text:p>
            <text:p/>
            <text:p>一人二人 ・ ひとりふたり ・ one or two people</text:p>
            <text:p/>
            <text:p>ロシア人 ・ ロシアじん ・ a Russian</text:p>
          </table:table-cell>
          <table:table-cell table:number-columns-repeated="58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ヒャク</text:p>
          </table:table-cell>
          <table:table-cell table:style-name="ce37"/>
          <table:table-cell office:value-type="string" calcext:value-type="string">
            <text:p>百人 ・ ひゃくにん ・ a hundred people</text:p>
            <text:p/>
            <text:p>三百六十五日 ・ さんびゃくろくじゅうごにち ・ 365 days</text:p>
            <text:p/>
            <text:p>六百円 ・ ろっぴゃくえん ・ six hundred yen</text:p>
          </table:table-cell>
          <table:table-cell table:number-columns-repeated="5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三千 ・ さんぜん ・ three thousand</text:p>
            <text:p/>
            <text:p>八千円 ・ はっせんえん ・ eight thousand yen</text:p>
            <text:p/>
            <text:p>一千 ・ いっせん ・ one thousand</text:p>
            <text:p/>
            <text:p>千代 ・ ちよ ・ a 1000 years, a very long period</text:p>
            <text:p/>
            <text:p>千草 ・ ちぐさ ・ various flowering plants</text:p>
            <text:p/>
            <text:p>千千に ・ ちぢに ・ in pieces</text:p>
          </table:table-cell>
          <table:table-cell table:number-columns-repeated="5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マン</text:p>
            <text:p/>
            <text:p>バン</text:p>
          </table:table-cell>
          <table:table-cell table:style-name="ce37"/>
          <table:table-cell office:value-type="string" calcext:value-type="string">
            <text:p>一万 ・ いちまん ・ ten thousand</text:p>
            <text:p/>
            <text:p>万一 ・ まんいち ・ if by any chance</text:p>
            <text:p/>
            <text:p>三万円 ・ さんまんえん ・ 30,000 yen</text:p>
            <text:p/>
            <text:p>万事 ・ ばんじ ・ all things, everything</text:p>
            <text:p/>
            <text:p>万引き ・ まんびき ・ shoplifting; shoplifter</text:p>
            <text:p/>
            <text:p>万能 ・ ばんのう ・ omnipotence</text:p>
          </table:table-cell>
          <table:table-cell table:number-columns-repeated="58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人口 ・ じんこう ・ population</text:p>
            <text:p/>
            <text:p>一口 ・ ひとくち ・ a mouthful</text:p>
          </table:table-cell>
          <table:table-cell table:number-columns-repeated="58"/>
        </table:table-row>
        <table:table-row table:style-name="ro15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  <table:table-cell office:value-type="string" calcext:value-type="string">
            <text:p>RICE FIELD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田んぼ ・ たんぼ ・ rice field</text:p>
            <text:p/>
            <text:p>ガス田 ・ ガスでん ・ gas field</text:p>
            <text:p/>
            <text:p>田口 ・ たぐち ・ Taguchi surname</text:p>
          </table:table-cell>
          <table:table-cell table:number-columns-repeated="58"/>
        </table:table-row>
        <table:table-row table:style-name="ro16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EYE</text:p>
            <text:p/>
            <text:p>ITEM; subdivision; order</text:p>
          </table:table-cell>
          <table:table-cell office:value-type="string" calcext:value-type="string">
            <text:p>モク</text:p>
            <text:p/>
            <text:p>ボク</text:p>
          </table:table-cell>
          <table:table-cell office:value-type="string" calcext:value-type="string">
            <text:p>め</text:p>
            <text:p/>
            <text:p>-め</text:p>
            <text:p/>
            <text:p>ま-</text:p>
          </table:table-cell>
          <table:table-cell office:value-type="string" calcext:value-type="string">
            <text:p>目 ・ め ・ eye</text:p>
            <text:p/>
            <text:p>一目 ・ ひとめ¹ ・ glance, look, glimpse; bird's-eye [complete] view</text:p>
            <text:p/>
            <text:p>人目 ・ ひとめ² ・ public gaze [notice] ; attention</text:p>
            <text:p/>
            <text:p>六日目 ・ むいかめ ・ the sixth day</text:p>
            <text:p/>
            <text:p>目方 ・ めかた ・ weight</text:p>
            <text:p/>
            <text:p>役目 ・ やくめ ・ duty, function; role</text:p>
            <text:p/>
            <text:p>目の当たりに ・ まのあたりに ・ before one’s eyes; personally; actually</text:p>
            <text:p/>
            <text:p>目前 ・ もくぜん ・ before one's very eyes; imminence, close at hand</text:p>
          </table:table-cell>
          <table:table-cell table:number-columns-repeated="58"/>
        </table:table-row>
        <table:table-row table:style-name="ro15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川口 ・ かわぐち ・ mouth of a river</text:p>
            <text:p/>
            <text:p>川 ・ かわ ・ river</text:p>
            <text:p/>
            <text:p>山川 ・ さんせん ・ mountains and rivers</text:p>
          </table:table-cell>
          <table:table-cell table:number-columns-repeated="58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ON</text:p>
            <text:p/>
            <text:p>MONTH</text:p>
          </table:table-cell>
          <table:table-cell office:value-type="string" calcext:value-type="string">
            <text:p>ゲツ</text:p>
            <text:p/>
            <text:p>ガツ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一月 ・ いちがつ ・ January</text:p>
            <text:p/>
            <text:p>月 ・ つき ・ moon</text:p>
            <text:p/>
            <text:p>三月八日 ・ さんがつようか ・ 08-Mar</text:p>
            <text:p/>
            <text:p>月日 ・ がっぴ ・ date</text:p>
          </table:table-cell>
          <table:table-cell table:number-columns-repeated="58"/>
        </table:table-row>
        <table:table-row table:style-name="ro16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  <table:table-cell office:value-type="string" calcext:value-type="string">
            <text:p>BRIGHT, cheerful</text:p>
            <text:p/>
            <text:p>CLEAR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あ(かり)</text:p>
            <text:p/>
            <text:p>あか(るい)</text:p>
            <text:p/>
            <text:p>あか(るむ)</text:p>
            <text:p/>
            <text:p>あか(らむ)</text:p>
            <text:p/>
            <text:p>あき(らか)</text:p>
            <text:p/>
            <text:p>あ(ける)</text:p>
            <text:p/>
            <text:p>-あ(け)</text:p>
            <text:p/>
            <text:p>あ(く)</text:p>
            <text:p/>
            <text:p>あ(くる)</text:p>
            <text:p/>
            <text:p>あ(かす)</text:p>
          </table:table-cell>
          <table:table-cell office:value-type="string" calcext:value-type="string">
            <text:p>明月 ・ めいげつ ・ bright moon, full moon; harvest moon</text:p>
            <text:p/>
            <text:p>明らかな ・ あきらかな ・ clear, distinct, apparent</text:p>
            <text:p/>
            <text:p>明るい ・ あかるい ・ bright, light; clear; cheerful</text:p>
            <text:p/>
            <text:p>明日 ・ あす ・ tomorrow</text:p>
          </table:table-cell>
          <table:table-cell table:number-columns-repeated="58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曜日 ・ ようび ・ day of the week</text:p>
            <text:p/>
            <text:p>日曜日 ・ にちようび ・ Sunday</text:p>
            <text:p/>
            <text:p>月曜日 ・ げつようび ・ Monday</text:p>
            <text:p/>
            <text:p>七曜 ・ しちよう ・ 7 days of the week</text:p>
            <text:p/>
            <text:p>七曜表 ・ しちようひょう ・ calendar</text:p>
            <text:p/>
            <text:p>木曜日 ・ もくようび ・ Thursday</text:p>
            <text:p/>
            <text:p>水曜日 ・ すいようび ・ Wednesday</text:p>
          </table:table-cell>
          <table:table-cell table:number-columns-repeated="58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</text:p>
            <text:p/>
            <text:p>-び</text:p>
            <text:p/>
            <text:p>ほ-</text:p>
          </table:table-cell>
          <table:table-cell office:value-type="string" calcext:value-type="string">
            <text:p>火口 ・ かこう ・ crater</text:p>
            <text:p/>
            <text:p>火曜日 ・ かようび ・ Tuesday</text:p>
            <text:p/>
            <text:p>点火 ・ てんか ・ ignition, lighting</text:p>
            <text:p/>
            <text:p>火 ・ ひ ・ fire, flame</text:p>
            <text:p/>
            <text:p>火花 ・ ひばな ・ spark</text:p>
            <text:p/>
            <text:p>口火 ・ くちび ・ fuse; pilot burner; cause of a war</text:p>
          </table:table-cell>
          <table:table-cell table:number-columns-repeated="58"/>
        </table:table-row>
        <table:table-row table:style-name="ro21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みず</text:p>
            <text:p/>
            <text:p>みず-</text:p>
          </table:table-cell>
          <table:table-cell office:value-type="string" calcext:value-type="string">
            <text:p>水田 ・ すいでん ・ paddy field, rice field</text:p>
            <text:p/>
            <text:p>水 ・ みず ・ water</text:p>
            <text:p/>
            <text:p>月水 ・ げっすい ・ Mondays &amp; Wednesdays</text:p>
            <text:p/>
            <text:p>水曜日 ・ すいようび ・ Wednesday</text:p>
          </table:table-cell>
          <table:table-cell table:number-columns-repeated="58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TREE</text:p>
            <text:p/>
            <text:p>WOOD</text:p>
          </table:table-cell>
          <table:table-cell office:value-type="string" calcext:value-type="string">
            <text:p>ボク</text:p>
            <text:p/>
            <text:p>モク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木目 ・ きめ ・ (wood) grain</text:p>
            <text:p/>
            <text:p>木曜日 ・ もくようび ・ Thursday</text:p>
            <text:p/>
            <text:p>火木 ・ かもく ・ Tuesdays &amp; Thursdays</text:p>
            <text:p/>
            <text:p>木 ・ き ・ tree</text:p>
          </table:table-cell>
          <table:table-cell table:number-columns-repeated="5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METAL</text:p>
            <text:p/>
            <text:p>GOLD</text:p>
            <text:p/>
            <text:p>MONEY</text:p>
          </table:table-cell>
          <table:table-cell office:value-type="string" calcext:value-type="string">
            <text:p>キン</text:p>
            <text:p/>
            <text:p>コン</text:p>
          </table:table-cell>
          <table:table-cell office:value-type="string" calcext:value-type="string">
            <text:p>かね</text:p>
            <text:p/>
            <text:p>かな-</text:p>
            <text:p/>
            <text:p>-がね</text:p>
          </table:table-cell>
          <table:table-cell office:value-type="string" calcext:value-type="string">
            <text:p>口金 ・ くちがね ・ metal clasp, snap; metal cap</text:p>
            <text:p/>
            <text:p>金曜日 ・ きんようび ・ Friday</text:p>
            <text:p/>
            <text:p>お金 ・ おかね ・ money</text:p>
            <text:p/>
            <text:p>金メダル ・ きんメダル ・ gold medal</text:p>
            <text:p/>
            <text:p>月水金 ・ げっすいきん ・ Mondays, Wednesdays, &amp; Fridays</text:p>
          </table:table-cell>
          <table:table-cell table:number-columns-repeated="58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SOIL, land</text:p>
          </table:table-cell>
          <table:table-cell office:value-type="string" calcext:value-type="string">
            <text:p>ド</text:p>
            <text:p/>
            <text:p>ト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number-columns-repeated="58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BASIS</text:p>
            <text:p/>
            <text:p>BOOK</text:p>
            <text:p/>
            <text:p>THIS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日本 ・ にほん ・ Japan</text:p>
            <text:p/>
            <text:p>本土 ・ ほんど ・ mainland</text:p>
            <text:p/>
            <text:p>本 ・ ほん ・ book</text:p>
            <text:p/>
            <text:p>本人 ・ ほんにん ・ the person himself, the said person</text:p>
            <text:p/>
            <text:p>本日 ・ ほんじつ ・ today, this day</text:p>
          </table:table-cell>
          <table:table-cell office:value-type="string" calcext:value-type="string">
            <text:p>origin, root</text:p>
          </table:table-cell>
          <table:table-cell table:number-columns-repeated="57"/>
        </table:table-row>
        <table:table-row table:style-name="ro15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東口 ・ ひがしぐち ・ east exit</text:p>
            <text:p/>
            <text:p>東日本 ・ ひがしにほん ・ eastern Japan</text:p>
            <text:p/>
            <text:p>東方 ・ とうほう ・ east(ward)</text:p>
          </table:table-cell>
          <table:table-cell table:number-columns-repeated="58"/>
        </table:table-row>
        <table:table-row table:style-name="ro22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BIG</text:p>
            <text:p/>
            <text:p>UNIVERSITY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おお-</text:p>
            <text:p/>
            <text:p>おお(きい)</text:p>
            <text:p/>
            <text:p>おお(いに)</text:p>
          </table:table-cell>
          <table:table-cell office:value-type="string" calcext:value-type="string">
            <text:p>大きい ・ おおきい ・ big, grand</text:p>
            <text:p/>
            <text:p>大金 ・ たいきん ・ large sum of money</text:p>
            <text:p/>
            <text:p>大いに ・ おおいに ・ very, greatly, highly, exceedingly</text:p>
            <text:p/>
            <text:p>大人 ・ おとな ・ adult</text:p>
            <text:p/>
            <text:p>東大 [東京大学] ・ とうだい [とうきょうだいがく] ・ UTokyo [University of Tōkyō] </text:p>
            <text:p/>
            <text:p>大半 ・ たいはん ・ the greater part, majority</text:p>
            <text:p/>
            <text:p>大物 ・ おおもの ・ great man, big shot</text:p>
            <text:p/>
            <text:p>大筋 ・ おおすじ ・ outline</text:p>
          </table:table-cell>
          <table:table-cell table:number-columns-repeated="58"/>
        </table:table-row>
        <table:table-row table:style-name="ro22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ちい(さい)</text:p>
            <text:p/>
            <text:p>こ-</text:p>
            <text:p/>
            <text:p>お-</text:p>
          </table:table-cell>
          <table:table-cell office:value-type="string" calcext:value-type="string">
            <text:p>大小 ・ だいしょう ・ large &amp; small; size</text:p>
            <text:p/>
            <text:p>小さい ・ ちいさい ・ small</text:p>
            <text:p/>
            <text:p>小一 ・ しょういち ・ first-year student elementary school </text:p>
            <text:p/>
            <text:p>小川 ・ おがわ ・ brook, streamlet</text:p>
            <text:p/>
            <text:p>小の月 ・ しょうのつき ・ month with 30 days or less</text:p>
            <text:p/>
            <text:p>小屋 ・ こや ・ cottage, hut, cabin; playhouse</text:p>
            <text:p/>
            <text:p>小切手 ・ こぎって ・ check</text:p>
            <text:p/>
            <text:p>小売店 ・ こうりてん ・ retail store</text:p>
          </table:table-cell>
          <table:table-cell table:number-columns-repeated="5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MIDDLE</text:p>
            <text:p/>
            <text:p>IN</text:p>
            <text:p/>
            <text:p>CHINA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中に ・ なかに ・ in; in the middle of; between, among</text:p>
            <text:p/>
            <text:p>日中 ・ にっちゅう ・ during the day</text:p>
            <text:p/>
            <text:p>中東 ・ ちゅうとう ・ Middle East</text:p>
            <text:p/>
            <text:p>中日 ・ ちゅうにち ・ Japan and China, Japanese-Chinese</text:p>
          </table:table-cell>
          <table:table-cell office:value-type="string" calcext:value-type="string">
            <text:p>throughout</text:p>
          </table:table-cell>
          <table:table-cell table:number-columns-repeated="57"/>
        </table:table-row>
        <table:table-row table:style-name="ro25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LIFE</text:p>
            <text:p/>
            <text:p>BE BORN</text:p>
            <text:p/>
            <text:p>STUDEN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(きる)</text:p>
            <text:p/>
            <text:p>い(かす)</text:p>
            <text:p/>
            <text:p>い(ける)</text:p>
            <text:p/>
            <text:p>う(まれる)</text:p>
            <text:p/>
            <text:p>う(まれ)</text:p>
            <text:p/>
            <text:p>う(む)</text:p>
            <text:p/>
            <text:p>うまれ</text:p>
            <text:p/>
            <text:p>お(う)</text:p>
            <text:p/>
            <text:p>は(える)</text:p>
            <text:p/>
            <text:p>は(やす)</text:p>
            <text:p/>
            <text:p>き</text:p>
            <text:p/>
            <text:p>なま(-)</text:p>
          </table:table-cell>
          <table:table-cell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office:value-type="string" calcext:value-type="string">
            <text:p>grow ・ give birth to</text:p>
          </table:table-cell>
          <table:table-cell table:number-columns-repeated="57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number-columns-repeated="5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  <table:table-cell office:value-type="string" calcext:value-type="string">
            <text:p>GO OUT</text:p>
            <text:p/>
            <text:p>PUT OUT</text:p>
          </table:table-cell>
          <table:table-cell office:value-type="string" calcext:value-type="string">
            <text:p>シュツ</text:p>
            <text:p/>
            <text:p>スイ</text:p>
          </table:table-cell>
          <table:table-cell office:value-type="string" calcext:value-type="string">
            <text:p>で(る)</text:p>
            <text:p/>
            <text:p>-で</text:p>
            <text:p/>
            <text:p>(-)だ(す)</text:p>
          </table:table-cell>
          <table:table-cell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number-columns-repeated="5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  <table:table-cell office:value-type="string" calcext:value-type="string">
            <text:p>ENTER</text:p>
            <text:p/>
            <text:p>PUT IN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(-)い(る)</text:p>
            <text:p/>
            <text:p>-い(り)</text:p>
            <text:p/>
            <text:p>い(れる)</text:p>
            <text:p/>
            <text:p>-い(れ)</text:p>
            <text:p/>
            <text:p>はい(る)</text:p>
          </table:table-cell>
          <table:table-cell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number-columns-repeated="58"/>
        </table:table-row>
        <table:table-row table:style-name="ro26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した</text:p>
            <text:p/>
            <text:p>しも</text:p>
            <text:p/>
            <text:p>もと</text:p>
            <text:p/>
            <text:p>さ(げる)</text:p>
            <text:p/>
            <text:p>さ(がる)</text:p>
            <text:p/>
            <text:p>くだ(る)</text:p>
            <text:p/>
            <text:p>くだ(り)</text:p>
            <text:p/>
            <text:p>(-)くだ(す)</text:p>
            <text:p/>
            <text:p>くだ(さる)</text:p>
            <text:p/>
            <text:p>お(ろす)</text:p>
            <text:p/>
            <text:p>お(りる)</text:p>
          </table:table-cell>
          <table:table-cell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office:value-type="string" calcext:value-type="string">
            <text:p>lower, below</text:p>
          </table:table-cell>
          <table:table-cell table:number-columns-repeated="57"/>
        </table:table-row>
        <table:table-row table:style-name="ro16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ジョウ</text:p>
            <text:p/>
            <text:p>ショウ</text:p>
          </table:table-cell>
          <table:table-cell office:value-type="string" calcext:value-type="string">
            <text:p>(-)うえ</text:p>
            <text:p/>
            <text:p>うわ-</text:p>
            <text:p/>
            <text:p>かみ</text:p>
            <text:p/>
            <text:p>(-)あ(げる)</text:p>
            <text:p/>
            <text:p>(-)あ(がる)</text:p>
            <text:p/>
            <text:p>(-)あ(がり)</text:p>
            <text:p/>
            <text:p>のぼ(る)</text:p>
            <text:p/>
            <text:p>のぼ(り)</text:p>
            <text:p/>
            <text:p>のぼ(せる)</text:p>
            <text:p/>
            <text:p>のぼ(す)</text:p>
          </table:table-cell>
          <table:table-cell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office:value-type="string" calcext:value-type="string">
            <text:p>rise, raise, above</text:p>
          </table:table-cell>
          <table:table-cell table:number-columns-repeated="57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と(まる)</text:p>
            <text:p/>
            <text:p>-ど(まり)</text:p>
            <text:p/>
            <text:p>(-)と(める)</text:p>
            <text:p/>
            <text:p>-ど(め)</text:p>
            <text:p/>
            <text:p>や(める)*</text:p>
            <text:p/>
            <text:p>や(む)*</text:p>
          </table:table-cell>
          <table:table-cell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number-columns-repeated="5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ただ(しい)</text:p>
            <text:p/>
            <text:p>ただ(す)</text:p>
            <text:p/>
            <text:p>まさ</text:p>
            <text:p/>
            <text:p>まさ(に)</text:p>
          </table:table-cell>
          <table:table-cell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office:value-type="string" calcext:value-type="string">
            <text:p>upright, correct, exact</text:p>
          </table:table-cell>
          <table:table-cell table:number-columns-repeated="57"/>
        </table:table-row>
        <table:table-row table:style-name="ro29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FOOT</text:p>
            <text:p/>
            <text:p>SUFFIC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あし</text:p>
            <text:p/>
            <text:p>た(りる)</text:p>
            <text:p/>
            <text:p>た(る)</text:p>
            <text:p/>
            <text:p>た(す)</text:p>
          </table:table-cell>
          <table:table-cell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office:value-type="string" calcext:value-type="string">
            <text:p>leg; step</text:p>
          </table:table-cell>
          <table:table-cell table:number-columns-repeated="57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テイ</text:p>
            <text:p/>
            <text:p>ジョウ</text:p>
          </table:table-cell>
          <table:table-cell office:value-type="string" calcext:value-type="string">
            <text:p>さだ(める)</text:p>
            <text:p/>
            <text:p>さだ(まる)</text:p>
            <text:p/>
            <text:p>さだ(か)</text:p>
          </table:table-cell>
          <table:table-cell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office:value-type="string" calcext:value-type="string">
            <text:p>decide, settle</text:p>
          </table:table-cell>
          <table:table-cell table:number-columns-repeated="57"/>
        </table:table-row>
        <table:table-row table:style-name="ro22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HAND</text:p>
            <text:p/>
            <text:p>PERFORMER OF AN ACT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(-)て(-)</text:p>
            <text:p/>
            <text:p>た-</text:p>
          </table:table-cell>
          <table:table-cell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office:value-type="string" calcext:value-type="string">
            <text:p>arm; labor; skill ・ -er</text:p>
          </table:table-cell>
          <table:table-cell table:number-columns-repeated="57"/>
        </table:table-row>
        <table:table-row table:style-name="ro63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EMPLOY</text:p>
            <text:p/>
            <text:p>THINGS TO DO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もち(いる)</text:p>
          </table:table-cell>
          <table:table-cell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office:value-type="string" calcext:value-type="string">
            <text:p>use ・ business</text:p>
          </table:table-cell>
          <table:table-cell table:number-columns-repeated="57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  <table:table-cell office:value-type="string" calcext:value-type="string">
            <text:p>WITHOUT</text:p>
            <text:p/>
            <text:p>NOTHING</text:p>
          </table:table-cell>
          <table:table-cell office:value-type="string" calcext:value-type="string">
            <text:p>ム</text:p>
            <text:p/>
            <text:p>ブ</text:p>
          </table:table-cell>
          <table:table-cell office:value-type="string" calcext:value-type="string">
            <text:p>な(い)</text:p>
          </table:table-cell>
          <table:table-cell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office:value-type="string" calcext:value-type="string">
            <text:p>nonexistence or lack</text:p>
          </table:table-cell>
          <table:table-cell table:number-columns-repeated="57"/>
        </table:table-row>
        <table:table-row table:style-name="ro29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フ</text:p>
            <text:p/>
            <text:p>ブ</text:p>
          </table:table-cell>
          <table:table-cell table:style-name="ce37"/>
          <table:table-cell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office:value-type="string" calcext:value-type="string">
            <text:p>negation: un-</text:p>
          </table:table-cell>
          <table:table-cell table:number-columns-repeated="5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TURN ROUND</text:p>
            <text:p/>
            <text:p>TIME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(-)まわ(る)</text:p>
            <text:p/>
            <text:p>-まわ(り)</text:p>
            <text:p/>
            <text:p>(-)まわ(す)</text:p>
            <text:p/>
            <text:p>まわ(し)-</text:p>
            <text:p/>
            <text:p>-まわ(し)</text:p>
          </table:table-cell>
          <table:table-cell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number-columns-repeated="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SAY</text:p>
            <text:p/>
            <text:p>SPEECH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い(う)</text:p>
            <text:p/>
            <text:p>こと</text:p>
          </table:table-cell>
          <table:table-cell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office:value-type="string" calcext:value-type="string">
            <text:p>word</text:p>
          </table:table-cell>
          <table:table-cell table:number-columns-repeated="5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number-columns-repeated="58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はな(す)</text:p>
            <text:p/>
            <text:p>はなし</text:p>
          </table:table-cell>
          <table:table-cell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number-columns-repeated="58"/>
        </table:table-row>
        <table:table-row table:style-name="ro22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  <table:table-cell office:value-type="string" calcext:value-type="string">
            <text:p>ACTIVE</text:p>
            <text:p/>
            <text:p>LIV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い(きる)*</text:p>
            <text:p/>
            <text:p>い(かす)*</text:p>
          </table:table-cell>
          <table:table-cell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office:value-type="string" calcext:value-type="string">
            <text:p>lead one's life</text:p>
          </table:table-cell>
          <table:table-cell table:number-columns-repeated="57"/>
        </table:table-row>
        <table:table-row table:style-name="ro22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GO</text:p>
            <text:p/>
            <text:p>ACT</text:p>
            <text:p/>
            <text:p>LINE [of print]</text:p>
          </table:table-cell>
          <table:table-cell office:value-type="string" calcext:value-type="string">
            <text:p>コウ</text:p>
            <text:p/>
            <text:p>アン</text:p>
            <text:p/>
            <text:p>ギョウ</text:p>
          </table:table-cell>
          <table:table-cell office:value-type="string" calcext:value-type="string">
            <text:p>い(く)</text:p>
            <text:p/>
            <text:p>-い(き)</text:p>
            <text:p/>
            <text:p>-いき</text:p>
            <text:p/>
            <text:p>ゆ(く)</text:p>
            <text:p/>
            <text:p>-ゆ(き)</text:p>
            <text:p/>
            <text:p>-ゆき</text:p>
            <text:p/>
            <text:p>おこな(う)</text:p>
          </table:table-cell>
          <table:table-cell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office:value-type="string" calcext:value-type="string">
            <text:p>proceed ・ perform</text:p>
          </table:table-cell>
          <table:table-cell table:number-columns-repeated="5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こころ</text:p>
            <text:p/>
            <text:p>-ごころ</text:p>
          </table:table-cell>
          <table:table-cell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office:value-type="string" calcext:value-type="string">
            <text:p>mind, center, core</text:p>
          </table:table-cell>
          <table:table-cell table:number-columns-repeated="57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number-columns-repeated="58"/>
        </table:table-row>
        <table:table-row table:style-name="ro21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  <table:table-cell office:value-type="string" calcext:value-type="string">
            <text:p>AGAIN</text:p>
            <text:p/>
            <text:p>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また(-)</text:p>
            <text:p/>
            <text:p>また(の)-</text:p>
          </table:table-cell>
          <table:table-cell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office:value-type="string" calcext:value-type="string">
            <text:p>also ・ in other words</text:p>
          </table:table-cell>
          <table:table-cell table:number-columns-repeated="57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と(る)</text:p>
            <text:p/>
            <text:p>と(り)</text:p>
            <text:p/>
            <text:p>と(り)-</text:p>
            <text:p/>
            <text:p>とり-</text:p>
            <text:p/>
            <text:p>-ど(り)</text:p>
          </table:table-cell>
          <table:table-cell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number-columns-repeated="58"/>
        </table:table-row>
        <table:table-row table:style-name="ro63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BODY</text:p>
            <text:p/>
            <text:p>ONE'S PERSON</text:p>
            <text:p/>
            <text:p>SOCIAL POSITI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number-columns-repeated="58"/>
        </table:table-row>
        <table:table-row table:style-name="ro16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  <table:table-cell office:value-type="string" calcext:value-type="string">
            <text:p>(TO) RES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やす(む)</text:p>
            <text:p/>
            <text:p>やす(まる)</text:p>
            <text:p/>
            <text:p>やす(める)</text:p>
          </table:table-cell>
          <table:table-cell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21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BODY</text:p>
            <text:p/>
            <text:p>FORM</text:p>
          </table:table-cell>
          <table:table-cell office:value-type="string" calcext:value-type="string">
            <text:p>タイ</text:p>
            <text:p/>
            <text:p>テイ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number-columns-repeated="58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  <table:table-cell office:value-type="string" calcext:value-type="string">
            <text:p>BELIEVE</text:p>
            <text:p/>
            <text:p>MESSAG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office:value-type="string" calcext:value-type="string">
            <text:p>trust ・ signal</text:p>
          </table:table-cell>
          <table:table-cell table:number-columns-repeated="57"/>
        </table:table-row>
        <table:table-row table:style-name="ro25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つ(ける)</text:p>
            <text:p/>
            <text:p>-づ(ける)</text:p>
            <text:p/>
            <text:p>つ.け(-)</text:p>
            <text:p/>
            <text:p>-つ(け)</text:p>
            <text:p/>
            <text:p>-づ(け)</text:p>
            <text:p/>
            <text:p>つ(く)</text:p>
            <text:p/>
            <text:p>-づ(く)</text:p>
            <text:p/>
            <text:p>(-)つ(き)</text:p>
            <text:p/>
            <text:p>-づ(き)</text:p>
            <text:p/>
            <text:p>-づけ</text:p>
            <text:p/>
            <text:p>-つき</text:p>
            <text:p/>
            <text:p>-づき</text:p>
          </table:table-cell>
          <table:table-cell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office:value-type="string" calcext:value-type="string">
            <text:p>be attached to ・ hand over</text:p>
          </table:table-cell>
          <table:table-cell table:number-columns-repeated="57"/>
        </table:table-row>
        <table:table-row table:style-name="ro22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う(ける)</text:p>
            <text:p/>
            <text:p>-う(け)</text:p>
            <text:p/>
            <text:p>う(かる)</text:p>
          </table:table-cell>
          <table:table-cell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office:value-type="string" calcext:value-type="string">
            <text:p>accept</text:p>
          </table:table-cell>
          <table:table-cell table:number-columns-repeated="57"/>
        </table:table-row>
        <table:table-row table:style-name="ro63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  <table:table-cell office:value-type="string" calcext:value-type="string">
            <text:p>TO THE … OF</text:p>
            <text:p/>
            <text:p>BY MEANS OF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もっ(て)*</text:p>
          </table:table-cell>
          <table:table-cell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number-columns-repeated="58"/>
        </table:table-row>
        <table:table-row table:style-name="ro16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STAND</text:p>
            <text:p/>
            <text:p>ESTABLISH</text:p>
          </table:table-cell>
          <table:table-cell office:value-type="string" calcext:value-type="string">
            <text:p>リツ</text:p>
            <text:p/>
            <text:p>リュウ</text:p>
          </table:table-cell>
          <table:table-cell office:value-type="string" calcext:value-type="string">
            <text:p>(-)た(つ)</text:p>
            <text:p/>
            <text:p>た(ち)-</text:p>
            <text:p/>
            <text:p>(-)た(てる)</text:p>
            <text:p/>
            <text:p>た(て)-</text:p>
            <text:p/>
            <text:p>たて-</text:p>
            <text:p/>
            <text:p>-た(て)</text:p>
            <text:p/>
            <text:p>-だ(て)</text:p>
            <text:p/>
            <text:p>-だ(てる)</text:p>
          </table:table-cell>
          <table:table-cell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number-columns-repeated="58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ブ</text:p>
          </table:table-cell>
          <table:table-cell table:style-name="ce37"/>
          <table:table-cell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office:value-type="string" calcext:value-type="string">
            <text:p>division, department</text:p>
          </table:table-cell>
          <table:table-cell table:number-columns-repeated="57"/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TIMES</text:p>
            <text:p/>
            <text:p>DOUBL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office:value-type="string" calcext:value-type="string">
            <text:p>-fold</text:p>
          </table:table-cell>
          <table:table-cell table:number-columns-repeated="5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  <table:table-cell office:value-type="string" calcext:value-type="string">
            <text:p>BECOME</text:p>
            <text:p/>
            <text:p>ACHIEVE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な(る)</text:p>
            <text:p/>
            <text:p>(-)な(す)</text:p>
          </table:table-cell>
          <table:table-cell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63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  <table:table-cell office:value-type="string" calcext:value-type="string">
            <text:p>REPLACE</text:p>
            <text:p/>
            <text:p>GENERATION</text:p>
            <text:p/>
            <text:p>CHARGE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か(わる)</text:p>
            <text:p/>
            <text:p>か(わり)</text:p>
            <text:p/>
            <text:p>-が(わり)</text:p>
            <text:p/>
            <text:p>か(える)</text:p>
            <text:p/>
            <text:p>よ</text:p>
            <text:p/>
            <text:p>しろ</text:p>
          </table:table-cell>
          <table:table-cell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office:value-type="string" calcext:value-type="string">
            <text:p>substitute ・ age ・ fare)_x0011_</text:p>
          </table:table-cell>
          <table:table-cell table:number-columns-repeated="57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number-columns-repeated="58"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  <table:table-cell office:value-type="string" calcext:value-type="string">
            <text:p>GEM</text:p>
          </table:table-cell>
          <table:table-cell office:value-type="string" calcext:value-type="string">
            <text:p>ギョク</text:p>
          </table:table-cell>
          <table:table-cell office:value-type="string" calcext:value-type="string">
            <text:p>たま(-)</text:p>
            <text:p/>
            <text:p>-だま</text:p>
          </table:table-cell>
          <table:table-cell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office:value-type="string" calcext:value-type="string">
            <text:p>round or spherical object</text:p>
          </table:table-cell>
          <table:table-cell table:number-columns-repeated="57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たから</text:p>
          </table:table-cell>
          <table:table-cell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number-columns-repeated="58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number-columns-repeated="58"/>
        </table:table-row>
        <table:table-row table:style-name="ro11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ハク</text:p>
            <text:p/>
            <text:p>ビャク</text:p>
          </table:table-cell>
          <table:table-cell office:value-type="string" calcext:value-type="string">
            <text:p>しろ</text:p>
            <text:p/>
            <text:p>しろ(い)</text:p>
            <text:p/>
            <text:p>しら-</text:p>
          </table:table-cell>
          <table:table-cell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number-columns-repeated="5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コウ</text:p>
            <text:p/>
            <text:p>オウ</text:p>
          </table:table-cell>
          <table:table-cell table:style-name="ce37"/>
          <table:table-cell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number-columns-repeated="58"/>
        </table:table-row>
        <table:table-row table:style-name="ro11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まった(く)</text:p>
            <text:p/>
            <text:p>すべ(て)</text:p>
          </table:table-cell>
          <table:table-cell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5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  <table:table-cell office:value-type="string" calcext:value-type="string">
            <text:p>WRITE</text:p>
            <text:p/>
            <text:p>BOOK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く)</text:p>
            <text:p/>
            <text:p>-が(き)</text:p>
            <text:p/>
            <text:p>-がき</text:p>
          </table:table-cell>
          <table:table-cell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number-columns-repeated="58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AFFAIR</text:p>
            <text:p/>
            <text:p>ABSTRACT THING</text:p>
          </table:table-cell>
          <table:table-cell office:value-type="string" calcext:value-type="string">
            <text:p>ジ</text:p>
            <text:p/>
            <text:p>ズ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number-columns-repeated="58"/>
        </table:table-row>
        <table:table-row table:style-name="ro29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みずか(ら)</text:p>
            <text:p/>
            <text:p>おの(ずから)*</text:p>
            <text:p/>
            <text:p>おの(ずと)*</text:p>
          </table:table-cell>
          <table:table-cell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number-columns-repeated="5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number-columns-repeated="58"/>
        </table:table-row>
        <table:table-row table:style-name="ro22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み(る)</text:p>
            <text:p/>
            <text:p>み(える)</text:p>
            <text:p/>
            <text:p>み(せる)</text:p>
          </table:table-cell>
          <table:table-cell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number-columns-repeated="58"/>
        </table:table-row>
        <table:table-row table:style-name="ro16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リョク</text:p>
            <text:p/>
            <text:p>リキ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office:value-type="string" calcext:value-type="string">
            <text:p>strength, force</text:p>
          </table:table-cell>
          <table:table-cell table:number-columns-repeated="5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office:value-type="string" calcext:value-type="string">
            <text:p>one-edged</text:p>
          </table:table-cell>
          <table:table-cell table:number-columns-repeated="57"/>
        </table:table-row>
        <table:table-row table:style-name="ro26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セツ</text:p>
            <text:p/>
            <text:p>サイ</text:p>
          </table:table-cell>
          <table:table-cell office:value-type="string" calcext:value-type="string">
            <text:p>(-)き(る)</text:p>
            <text:p/>
            <text:p>(-)き(り)</text:p>
            <text:p/>
            <text:p>-ぎ(り)</text:p>
            <text:p/>
            <text:p>(-)き(れる)</text:p>
            <text:p/>
            <text:p>(-)き(れ)</text:p>
            <text:p/>
            <text:p>-ぎ(れ)</text:p>
          </table:table-cell>
          <table:table-cell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office:value-type="string" calcext:value-type="string">
            <text:p>sharp</text:p>
          </table:table-cell>
          <table:table-cell table:number-columns-repeated="5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number-columns-repeated="5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DIVIDE</text:p>
            <text:p/>
            <text:p>PART</text:p>
            <text:p/>
            <text:p>MINUTE</text:p>
          </table:table-cell>
          <table:table-cell office:value-type="string" calcext:value-type="string">
            <text:p>ブン</text:p>
            <text:p/>
            <text:p>ブ</text:p>
            <text:p/>
            <text:p>フン</text:p>
          </table:table-cell>
          <table:table-cell office:value-type="string" calcext:value-type="string">
            <text:p>わ(ける)</text:p>
            <text:p/>
            <text:p>わ(け)</text:p>
            <text:p/>
            <text:p>わ(かれる)</text:p>
            <text:p/>
            <text:p>わ(かる)</text:p>
            <text:p/>
            <text:p>わ(かつ)</text:p>
          </table:table-cell>
          <table:table-cell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number-columns-repeated="58"/>
        </table:table-row>
        <table:table-row table:style-name="ro29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おやけ</text:p>
          </table:table-cell>
          <table:table-cell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number-columns-repeated="58"/>
        </table:table-row>
        <table:table-row table:style-name="ro10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SEPARATE</text:p>
            <text:p/>
            <text:p>ANOTHER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わか(れる)</text:p>
          </table:table-cell>
          <table:table-cell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number-columns-repeated="58"/>
        </table:table-row>
        <table:table-row table:style-name="ro63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LONG</text:p>
            <text:p/>
            <text:p>CHIEF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office:value-type="string" calcext:value-type="string">
            <text:p>senior</text:p>
          </table:table-cell>
          <table:table-cell table:number-columns-repeated="5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ダン</text:p>
            <text:p/>
            <text:p>ナン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number-columns-repeated="58"/>
        </table:table-row>
        <table:table-row table:style-name="ro21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ジョ</text:p>
            <text:p/>
            <text:p>ニョウ</text:p>
            <text:p/>
            <text:p>ニョ</text:p>
          </table:table-cell>
          <table:table-cell office:value-type="string" calcext:value-type="string">
            <text:p>おんな</text:p>
            <text:p/>
            <text:p>め</text:p>
          </table:table-cell>
          <table:table-cell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number-columns-repeated="58"/>
        </table:table-row>
        <table:table-row table:style-name="ro22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CHILD</text:p>
            <text:p/>
            <text:p>NOUN SUFFIX</text:p>
          </table:table-cell>
          <table:table-cell office:value-type="string" calcext:value-type="string">
            <text:p>シ</text:p>
            <text:p/>
            <text:p>ス</text:p>
          </table:table-cell>
          <table:table-cell office:value-type="string" calcext:value-type="string">
            <text:p>(-)こ</text:p>
            <text:p/>
            <text:p>-(っこ)</text:p>
          </table:table-cell>
          <table:table-cell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office:value-type="string" calcext:value-type="string">
            <text:p>son ・ small object</text:p>
          </table:table-cell>
          <table:table-cell table:number-columns-repeated="57"/>
        </table:table-row>
        <table:table-row table:style-name="ro29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  <table:table-cell office:value-type="string" calcext:value-type="string">
            <text:p>LIKE</text:p>
            <text:p/>
            <text:p>FAVORABL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この(む)</text:p>
            <text:p/>
            <text:p>す(く)</text:p>
            <text:p/>
            <text:p>よ(い)*</text:p>
            <text:p/>
            <text:p>い(い)*</text:p>
          </table:table-cell>
          <table:table-cell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number-columns-repeated="58"/>
        </table:table-row>
        <table:table-row table:style-name="ro29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  <table:table-cell office:value-type="string" calcext:value-type="string">
            <text:p>PEACEFUL</text:p>
            <text:p/>
            <text:p>INEXPENSIV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やす(い)</text:p>
            <text:p/>
            <text:p>やす(まる)</text:p>
            <text:p/>
            <text:p>やす</text:p>
            <text:p/>
            <text:p>やす(らか)</text:p>
          </table:table-cell>
          <table:table-cell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number-columns-repeated="58"/>
        </table:table-row>
        <table:table-row table:style-name="ro29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アン</text:p>
          </table:table-cell>
          <table:table-cell table:style-name="ce37"/>
          <table:table-cell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office:value-type="string" calcext:value-type="string">
            <text:p>plan, idea</text:p>
          </table:table-cell>
          <table:table-cell table:number-columns-repeated="57"/>
        </table:table-row>
        <table:table-row table:style-name="ro5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  <table:table-cell office:value-type="string" calcext:value-type="string">
            <text:p>CHARACTER</text:p>
            <text:p/>
            <text:p>LETTER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あざ</text:p>
          </table:table-cell>
          <table:table-cell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number-columns-repeated="58"/>
        </table:table-row>
        <table:table-row table:style-name="ro21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  <table:table-cell office:value-type="string" calcext:value-type="string">
            <text:p>STUDY</text:p>
            <text:p/>
            <text:p>SCHOOL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まな(ぶ)</text:p>
          </table:table-cell>
          <table:table-cell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number-columns-repeated="58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number-columns-repeated="5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WRITINGS</text:p>
            <text:p/>
            <text:p>LETTE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ふみ</text:p>
          </table:table-cell>
          <table:table-cell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office:value-type="string" calcext:value-type="string">
            <text:p>learning, culture ・ script</text:p>
          </table:table-cell>
          <table:table-cell table:number-columns-repeated="57"/>
        </table:table-row>
        <table:table-row table:style-name="ro10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  <table:table-cell office:value-type="string" calcext:value-type="string">
            <text:p>INTERCOURSE</text:p>
            <text:p/>
            <text:p>CRO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まじ(わる)</text:p>
            <text:p/>
            <text:p>まじ(える)</text:p>
            <text:p/>
            <text:p>ま(じる)</text:p>
            <text:p/>
            <text:p>ま(ざる)</text:p>
            <text:p/>
            <text:p>ま(ぜる)</text:p>
            <text:p/>
            <text:p>-か(う)</text:p>
            <text:p/>
            <text:p>か(わす)</text:p>
          </table:table-cell>
          <table:table-cell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office:value-type="string" calcext:value-type="string">
            <text:p>association ・ intersect, interchange</text:p>
          </table:table-cell>
          <table:table-cell table:number-columns-repeated="5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  <table:table-cell office:value-type="string" calcext:value-type="string">
            <text:p>SCHOOL</text:p>
            <text:p/>
            <text:p>PROOFREA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number-columns-repeated="58"/>
        </table:table-row>
        <table:table-row table:style-name="ro9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number-columns-repeated="58"/>
        </table:table-row>
        <table:table-row table:style-name="ro9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  <table:table-cell office:value-type="string" calcext:value-type="string">
            <text:p>EVERY</text:p>
            <text:p/>
            <text:p>EACH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-ごと(に)*</text:p>
          </table:table-cell>
          <table:table-cell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number-columns-repeated="58"/>
        </table:table-row>
        <table:table-row table:style-name="ro8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number-columns-repeated="5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number-columns-repeated="58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  <table:table-cell office:value-type="string" calcext:value-type="string">
            <text:p>MANUFACTURE</text:p>
            <text:p/>
            <text:p>CONSTRUCTION</text:p>
          </table:table-cell>
          <table:table-cell office:value-type="string" calcext:value-type="string">
            <text:p>コウ</text:p>
            <text:p/>
            <text:p>ク</text:p>
          </table:table-cell>
          <table:table-cell table:style-name="ce37"/>
          <table:table-cell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office:value-type="string" calcext:value-type="string">
            <text:p>work[manship</text:p>
          </table:table-cell>
          <table:table-cell table:number-columns-repeated="57"/>
        </table:table-row>
        <table:table-row table:style-name="ro22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  <table:table-cell office:value-type="string" calcext:value-type="string">
            <text:p>FORM[ULA]</text:p>
            <text:p/>
            <text:p>CEREMONY</text:p>
          </table:table-cell>
          <table:table-cell office:value-type="string" calcext:value-type="string">
            <text:p>シキ</text:p>
          </table:table-cell>
          <table:table-cell table:style-name="ce37"/>
          <table:table-cell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office:value-type="string" calcext:value-type="string">
            <text:p>style, manner ・ rite</text:p>
          </table:table-cell>
          <table:table-cell table:number-columns-repeated="57"/>
        </table:table-row>
        <table:table-row table:style-name="ro14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ニ</text:p>
          </table:table-cell>
          <table:table-cell table:style-name="ce37"/>
          <table:table-cell office:value-type="string" calcext:value-type="string">
            <text:p>弐拾 ・ にじゅう ・ twenty</text:p>
          </table:table-cell>
          <table:table-cell office:value-type="string" calcext:value-type="string">
            <text:p>formal / in legal documents</text:p>
          </table:table-cell>
          <table:table-cell table:number-columns-repeated="57"/>
        </table:table-row>
        <table:table-row table:style-name="ro6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  <table:table-cell office:value-type="string" calcext:value-type="string">
            <text:p>MILITARY</text:p>
          </table:table-cell>
          <table:table-cell office:value-type="string" calcext:value-type="string">
            <text:p>ブ</text:p>
            <text:p/>
            <text:p>ム</text:p>
          </table:table-cell>
          <table:table-cell table:style-name="ce37"/>
          <table:table-cell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office:value-type="string" calcext:value-type="string">
            <text:p>warrior</text:p>
          </table:table-cell>
          <table:table-cell table:number-columns-repeated="57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number-columns-repeated="58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(-)まえ</text:p>
          </table:table-cell>
          <table:table-cell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office:value-type="string" calcext:value-type="string">
            <text:p>ahead</text:p>
          </table:table-cell>
          <table:table-cell table:number-columns-repeated="57"/>
        </table:table-row>
        <table:table-row table:style-name="ro22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ゴ</text:p>
            <text:p/>
            <text:p>コウ</text:p>
          </table:table-cell>
          <table:table-cell office:value-type="string" calcext:value-type="string">
            <text:p>のち</text:p>
            <text:p/>
            <text:p>うし(ろ)</text:p>
            <text:p/>
            <text:p>うしろ</text:p>
            <text:p/>
            <text:p>あと</text:p>
            <text:p/>
            <text:p>おく(れる)</text:p>
          </table:table-cell>
          <table:table-cell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office:value-type="string" calcext:value-type="string">
            <text:p>late, rear; behind</text:p>
          </table:table-cell>
          <table:table-cell table:number-columns-repeated="57"/>
        </table:table-row>
        <table:table-row table:style-name="ro21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NOON</text:p>
            <text:p/>
            <text:p>[sign of] THE HORSE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number-columns-repeated="58"/>
        </table:table-row>
        <table:table-row table:style-name="ro15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CATTLE</text:p>
          </table:table-cell>
          <table:table-cell office:value-type="string" calcext:value-type="string">
            <text:p>ギ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number-columns-repeated="58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number-columns-repeated="58"/>
        </table:table-row>
        <table:table-row table:style-name="ro11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office:value-type="string" calcext:value-type="string">
            <text:p>case</text:p>
          </table:table-cell>
          <table:table-cell table:number-columns-repeated="57"/>
        </table:table-row>
        <table:table-row table:style-name="ro9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office:value-type="string" calcext:value-type="string">
            <text:p>section, clause; strip</text:p>
          </table:table-cell>
          <table:table-cell table:number-columns-repeated="57"/>
        </table:table-row>
        <table:table-row table:style-name="ro22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  <table:table-cell office:value-type="string" calcext:value-type="string">
            <text:p>CHANGE INTO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ば(ける)</text:p>
            <text:p/>
            <text:p>ば(かす)</text:p>
          </table:table-cell>
          <table:table-cell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office:value-type="string" calcext:value-type="string">
            <text:p>convert</text:p>
          </table:table-cell>
          <table:table-cell table:number-columns-repeated="57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number-columns-repeated="58"/>
        </table:table-row>
        <table:table-row table:style-name="ro21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ホク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number-columns-repeated="58"/>
        </table:table-row>
        <table:table-row table:style-name="ro22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COMPARE</text:p>
            <text:p/>
            <text:p>PHONETIC [HI]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くら(べる)</text:p>
          </table:table-cell>
          <table:table-cell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office:value-type="string" calcext:value-type="string">
            <text:p>juxtapose, contrast, match</text:p>
          </table:table-cell>
          <table:table-cell table:number-columns-repeated="57"/>
        </table:table-row>
        <table:table-row table:style-name="ro16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せ</text:p>
            <text:p/>
            <text:p>せい</text:p>
            <text:p/>
            <text:p>そむ(く)</text:p>
            <text:p/>
            <text:p>そむ(ける)</text:p>
          </table:table-cell>
          <table:table-cell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office:value-type="string" calcext:value-type="string">
            <text:p>stature</text:p>
          </table:table-cell>
          <table:table-cell table:number-columns-repeated="57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VEHICLE</text:p>
            <text:p/>
            <text:p>WHEE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office:value-type="string" calcext:value-type="string">
            <text:p>car</text:p>
          </table:table-cell>
          <table:table-cell table:number-columns-repeated="5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GAS</text:p>
            <text:p/>
            <text:p>SPIRIT</text:p>
          </table:table-cell>
          <table:table-cell office:value-type="string" calcext:value-type="string">
            <text:p>キ</text:p>
            <text:p/>
            <text:p>ケ</text:p>
          </table:table-cell>
          <table:table-cell table:style-name="ce37"/>
          <table:table-cell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number-columns-repeated="5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number-columns-repeated="58"/>
        </table:table-row>
        <table:table-row table:style-name="ro22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  <table:table-cell office:value-type="string" calcext:value-type="string">
            <text:p>NATURE</text:p>
            <text:p/>
            <text:p>SEX</text:p>
            <text:p/>
            <text:p>-ITY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office:value-type="string" calcext:value-type="string">
            <text:p>innate quality ・ gender</text:p>
          </table:table-cell>
          <table:table-cell table:number-columns-repeated="57"/>
        </table:table-row>
        <table:table-row table:style-name="ro11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[cultivated] FIELD</text:p>
          </table:table-cell>
          <table:table-cell/>
          <table:table-cell office:value-type="string" calcext:value-type="string">
            <text:p>はた</text:p>
            <text:p/>
            <text:p>はたけ</text:p>
            <text:p/>
            <text:p>-ばたけ</text:p>
          </table:table-cell>
          <table:table-cell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office:value-type="string" calcext:value-type="string">
            <text:p>one's speciality</text:p>
          </table:table-cell>
          <table:table-cell table:number-columns-repeated="57"/>
        </table:table-row>
        <table:table-row table:style-name="ro11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あお(-)</text:p>
            <text:p/>
            <text:p>あお(い)</text:p>
          </table:table-cell>
          <table:table-cell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office:value-type="string" calcext:value-type="string">
            <text:p>green</text:p>
          </table:table-cell>
          <table:table-cell table:number-columns-repeated="57"/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むぎ</text:p>
          </table:table-cell>
          <table:table-cell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number-columns-repeated="58"/>
        </table:table-row>
        <table:table-row table:style-name="ro9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  <table:table-cell office:value-type="string" calcext:value-type="string">
            <text:p>ELEMENT</text:p>
            <text:p/>
            <text:p>PLAIN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もと*</text:p>
          </table:table-cell>
          <table:table-cell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office:value-type="string" calcext:value-type="string">
            <text:p>bare</text:p>
          </table:table-cell>
          <table:table-cell table:number-columns-repeated="57"/>
        </table:table-row>
        <table:table-row table:style-name="ro9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ドク</text:p>
          </table:table-cell>
          <table:table-cell table:style-name="ce37"/>
          <table:table-cell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number-columns-repeated="58"/>
        </table:table-row>
        <table:table-row table:style-name="ro22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AHEAD [of]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さき</text:p>
            <text:p/>
            <text:p>ま(ず)*</text:p>
          </table:table-cell>
          <table:table-cell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9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ら(う)</text:p>
          </table:table-cell>
          <table:table-cell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number-columns-repeated="58"/>
        </table:table-row>
        <table:table-row table:style-name="ro63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ゲン</text:p>
            <text:p/>
            <text:p>ガン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number-columns-repeated="58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る)</text:p>
            <text:p/>
            <text:p>ひかり</text:p>
          </table:table-cell>
          <table:table-cell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office:value-type="string" calcext:value-type="string">
            <text:p>glow</text:p>
          </table:table-cell>
          <table:table-cell table:number-columns-repeated="57"/>
        </table:table-row>
        <table:table-row table:style-name="ro63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  <table:table-cell office:value-type="string" calcext:value-type="string">
            <text:p>GO AWAY</text:p>
          </table:table-cell>
          <table:table-cell office:value-type="string" calcext:value-type="string">
            <text:p>キョ</text:p>
            <text:p/>
            <text:p>コ</text:p>
          </table:table-cell>
          <table:table-cell office:value-type="string" calcext:value-type="string">
            <text:p>(-)さ(る)</text:p>
          </table:table-cell>
          <table:table-cell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office:value-type="string" calcext:value-type="string">
            <text:p>leave; go by, elapse</text:p>
          </table:table-cell>
          <table:table-cell table:number-columns-repeated="57"/>
        </table:table-row>
        <table:table-row table:style-name="ro11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  <table:table-cell office:value-type="string" calcext:value-type="string">
            <text:p>LAW</text:p>
            <text:p/>
            <text:p>METHOD</text:p>
          </table:table-cell>
          <table:table-cell office:value-type="string" calcext:value-type="string">
            <text:p>ホウ</text:p>
            <text:p/>
            <text:p>ホッ-</text:p>
            <text:p/>
            <text:p>ハッ-</text:p>
          </table:table-cell>
          <table:table-cell office:value-type="string" calcext:value-type="string">
            <text:p>のり</text:p>
          </table:table-cell>
          <table:table-cell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10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し(る)</text:p>
          </table:table-cell>
          <table:table-cell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number-columns-repeated="5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  <table:table-cell office:value-type="string" calcext:value-type="string">
            <text:p>THE PRESENT</text:p>
            <text:p/>
            <text:p>HIT [the mark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あ(たる)</text:p>
            <text:p/>
            <text:p>あ(たり)</text:p>
            <text:p/>
            <text:p>あ(てる)</text:p>
            <text:p/>
            <text:p>あ(て)</text:p>
          </table:table-cell>
          <table:table-cell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office:value-type="string" calcext:value-type="string">
            <text:p>the said, this/that ・ correspond to; allot</text:p>
          </table:table-cell>
          <table:table-cell table:number-columns-repeated="57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おも(う)</text:p>
          </table:table-cell>
          <table:table-cell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office:value-type="string" calcext:value-type="string">
            <text:p>feel; wish</text:p>
          </table:table-cell>
          <table:table-cell table:number-columns-repeated="57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EARLY</text:p>
            <text:p/>
            <text:p>QUICK</text:p>
          </table:table-cell>
          <table:table-cell office:value-type="string" calcext:value-type="string">
            <text:p>ソウ</text:p>
            <text:p/>
            <text:p>サッ-</text:p>
          </table:table-cell>
          <table:table-cell office:value-type="string" calcext:value-type="string">
            <text:p>はや(い)</text:p>
            <text:p/>
            <text:p>はや(-)</text:p>
            <text:p/>
            <text:p>はや(まる)</text:p>
            <text:p/>
            <text:p>はや(める)</text:p>
          </table:table-cell>
          <table:table-cell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number-columns-repeated="58"/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さ(-)</text:p>
            <text:p/>
            <text:p>-ぐさ</text:p>
          </table:table-cell>
          <table:table-cell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number-columns-repeated="58"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MORNING</text:p>
            <text:p/>
            <text:p>DYNAST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number-columns-repeated="58"/>
        </table:table-row>
        <table:table-row table:style-name="ro21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  <table:table-cell office:value-type="string" calcext:value-type="string">
            <text:p>TID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office:value-type="string" calcext:value-type="string">
            <text:p>morning …</text:p>
          </table:table-cell>
          <table:table-cell table:number-columns-repeated="57"/>
        </table:table-row>
        <table:table-row table:style-name="ro22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イ</text:p>
            <text:p/>
            <text:p>ギョウ</text:p>
          </table:table-cell>
          <table:table-cell office:value-type="string" calcext:value-type="string">
            <text:p>かた</text:p>
            <text:p/>
            <text:p>-がた</text:p>
            <text:p/>
            <text:p>かたち</text:p>
          </table:table-cell>
          <table:table-cell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office:value-type="string" calcext:value-type="string">
            <text:p>material form</text:p>
          </table:table-cell>
          <table:table-cell table:number-columns-repeated="57"/>
        </table:table-row>
        <table:table-row table:style-name="ro11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  <table:table-cell office:value-type="string" calcext:value-type="string">
            <text:p>OPEN UP</text:p>
            <text:p/>
            <text:p>EMIT</text:p>
            <text:p/>
            <text:p>START</text:p>
          </table:table-cell>
          <table:table-cell office:value-type="string" calcext:value-type="string">
            <text:p>ハツ</text:p>
            <text:p/>
            <text:p>ホツ</text:p>
          </table:table-cell>
          <table:table-cell office:value-type="string" calcext:value-type="string">
            <text:p>た(つ)*</text:p>
          </table:table-cell>
          <table:table-cell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office:value-type="string" calcext:value-type="string">
            <text:p>generate ・ issue ・ develop</text:p>
          </table:table-cell>
          <table:table-cell table:number-columns-repeated="57"/>
        </table:table-row>
        <table:table-row table:style-name="ro22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  <table:table-cell office:value-type="string" calcext:value-type="string">
            <text:p>ABANDON</text:p>
            <text:p/>
            <text:p>WASTE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すた(れる)</text:p>
          </table:table-cell>
          <table:table-cell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office:value-type="string" calcext:value-type="string">
            <text:p>abolish</text:p>
          </table:table-cell>
          <table:table-cell table:number-columns-repeated="57"/>
        </table:table-row>
        <table:table-row table:style-name="ro63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オン</text:p>
            <text:p/>
            <text:p>イン</text:p>
          </table:table-cell>
          <table:table-cell office:value-type="string" calcext:value-type="string">
            <text:p>おと</text:p>
            <text:p/>
            <text:p>ね</text:p>
          </table:table-cell>
          <table:table-cell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number-columns-repeated="58"/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  <table:table-cell office:value-type="string" calcext:value-type="string">
            <text:p>MIND</text:p>
            <text:p/>
            <text:p>MEANING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office:value-type="string" calcext:value-type="string">
            <text:p>thoughts; opinion; will ・ sense</text:p>
          </table:table-cell>
          <table:table-cell table:number-columns-repeated="57"/>
        </table:table-row>
        <table:table-row table:style-name="ro8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  <table:table-cell office:value-type="string" calcext:value-type="string">
            <text:p>MAKE</text:p>
            <text:p/>
            <text:p>WORK</text:p>
          </table:table-cell>
          <table:table-cell office:value-type="string" calcext:value-type="string">
            <text:p>サク</text:p>
            <text:p/>
            <text:p>サ</text:p>
          </table:table-cell>
          <table:table-cell office:value-type="string" calcext:value-type="string">
            <text:p>つく(る)</text:p>
            <text:p/>
            <text:p>つく(り)</text:p>
            <text:p/>
            <text:p>-づく(り)</text:p>
          </table:table-cell>
          <table:table-cell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office:value-type="string" calcext:value-type="string">
            <text:p>produce, cultivate ・ do</text:p>
          </table:table-cell>
          <table:table-cell table:number-columns-repeated="57"/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  <table:table-cell office:value-type="string" calcext:value-type="string">
            <text:p>YESTERDAY</text:p>
            <text:p/>
            <text:p>LAST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number-columns-repeated="58"/>
        </table:table-row>
        <table:table-row table:style-name="ro21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number-columns-repeated="5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デン</text:p>
          </table:table-cell>
          <table:table-cell table:style-name="ce37"/>
          <table:table-cell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number-columns-repeated="5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ページ</text:p>
          </table:table-cell>
          <table:table-cell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number-columns-repeated="58"/>
        </table:table-row>
        <table:table-row table:style-name="ro11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HEAD</text:p>
            <text:p/>
            <text:p>NECK</text:p>
            <text:p/>
            <text:p>LEADE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number-columns-repeated="58"/>
        </table:table-row>
        <table:table-row table:style-name="ro5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ドウ</text:p>
            <text:p/>
            <text:p>トウ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number-columns-repeated="58"/>
        </table:table-row>
        <table:table-row table:style-name="ro16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  <table:table-cell office:value-type="string" calcext:value-type="string">
            <text:p>PASS [through]</text:p>
            <text:p/>
            <text:p>COMMUNICATE</text:p>
          </table:table-cell>
          <table:table-cell office:value-type="string" calcext:value-type="string">
            <text:p>ツウ</text:p>
            <text:p/>
            <text:p>ツ</text:p>
          </table:table-cell>
          <table:table-cell office:value-type="string" calcext:value-type="string">
            <text:p>とお(る)</text:p>
            <text:p/>
            <text:p>(-)とお(り)</text:p>
            <text:p/>
            <text:p>-どお(り)</text:p>
            <text:p/>
            <text:p>とお(す)</text:p>
            <text:p/>
            <text:p>とお(し)</text:p>
            <text:p/>
            <text:p>-どお(し)</text:p>
            <text:p/>
            <text:p>かよ(う)</text:p>
          </table:table-cell>
          <table:table-cell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number-columns-repeated="58"/>
        </table:table-row>
        <table:table-row table:style-name="ro6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ニュウ</text:p>
          </table:table-cell>
          <table:table-cell office:value-type="string" calcext:value-type="string">
            <text:p>ちち</text:p>
            <text:p/>
            <text:p>ち</text:p>
          </table:table-cell>
          <table:table-cell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office:value-type="string" calcext:value-type="string">
            <text:p>breast</text:p>
          </table:table-cell>
          <table:table-cell table:number-columns-repeated="57"/>
        </table:table-row>
        <table:table-row table:style-name="ro8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まめ(-)</text:p>
          </table:table-cell>
          <table:table-cell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office:value-type="string" calcext:value-type="string">
            <text:p>pea</text:p>
          </table:table-cell>
          <table:table-cell table:number-columns-repeated="57"/>
        </table:table-row>
        <table:table-row table:style-name="ro63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トウ</text:p>
            <text:p/>
            <text:p>ズ</text:p>
          </table:table-cell>
          <table:table-cell office:value-type="string" calcext:value-type="string">
            <text:p>あたま</text:p>
            <text:p/>
            <text:p>かしら</text:p>
            <text:p/>
            <text:p>-がしら</text:p>
          </table:table-cell>
          <table:table-cell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office:value-type="string" calcext:value-type="string">
            <text:p>top, beginning</text:p>
          </table:table-cell>
          <table:table-cell table:number-columns-repeated="57"/>
        </table:table-row>
        <table:table-row table:style-name="ro11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IN ADVANCE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らかじ(め)*</text:p>
          </table:table-cell>
          <table:table-cell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number-columns-repeated="58"/>
        </table:table-row>
        <table:table-row table:style-name="ro8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  <table:table-cell office:value-type="string" calcext:value-type="string">
            <text:p>HALBERD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ほこ</text:p>
          </table:table-cell>
          <table:table-cell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number-columns-repeated="58"/>
        </table:table-row>
        <table:table-row table:style-name="ro63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ず(かる)</text:p>
            <text:p/>
            <text:p>あず(ける)</text:p>
          </table:table-cell>
          <table:table-cell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number-columns-repeated="58"/>
        </table:table-row>
        <table:table-row table:style-name="ro22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  <table:table-cell office:value-type="string" calcext:value-type="string">
            <text:p>PHRASE</text:p>
            <text:p/>
            <text:p>HAIKU</text:p>
          </table:table-cell>
          <table:table-cell office:value-type="string" calcext:value-type="string">
            <text:p>ク</text:p>
          </table:table-cell>
          <table:table-cell table:style-name="ce37"/>
          <table:table-cell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number-columns-repeated="58"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  <table:table-cell office:value-type="string" calcext:value-type="string">
            <text:p>TEN-DAY PERIOD</text:p>
            <text:p/>
            <text:p>BEST SEASON</text:p>
          </table:table-cell>
          <table:table-cell office:value-type="string" calcext:value-type="string">
            <text:p>ジュン</text:p>
            <text:p/>
            <text:p>シュン</text:p>
          </table:table-cell>
          <table:table-cell table:style-name="ce37"/>
          <table:table-cell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number-columns-repeated="58"/>
        </table:table-row>
        <table:table-row table:style-name="ro14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  <table:table-cell office:value-type="string" calcext:value-type="string">
            <text:p>SHAKU [0.018 liters]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一勺 ・ いっしゃく ・ 1 shaku ⅒ of a go 合</text:p>
          </table:table-cell>
          <table:table-cell table:number-columns-repeated="5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  <table:table-cell office:value-type="string" calcext:value-type="string">
            <text:p>TARGET</text:p>
            <text:p/>
            <text:p>ADJECTIVAL SUFFIX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まと</text:p>
          </table:table-cell>
          <table:table-cell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number-columns-repeated="58"/>
        </table:table-row>
        <table:table-row table:style-name="ro63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  <table:table-cell office:value-type="string" calcext:value-type="string">
            <text:p>PROMISE</text:p>
            <text:p/>
            <text:p>SHORTEN</text:p>
            <text:p/>
            <text:p>APPROXIMATELY</text:p>
          </table:table-cell>
          <table:table-cell office:value-type="string" calcext:value-type="string">
            <text:p>ヤク</text:p>
          </table:table-cell>
          <table:table-cell table:style-name="ce37"/>
          <table:table-cell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office:value-type="string" calcext:value-type="string">
            <text:p>summarize</text:p>
          </table:table-cell>
          <table:table-cell table:number-columns-repeated="57"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  <table:table-cell office:value-type="string" calcext:value-type="string">
            <text:p>DO NOT</text:p>
          </table:table-cell>
          <table:table-cell office:value-type="string" calcext:value-type="string">
            <text:p>モチ</text:p>
            <text:p/>
            <text:p>モッ-</text:p>
          </table:table-cell>
          <table:table-cell office:value-type="string" calcext:value-type="string">
            <text:p>なか(れ)</text:p>
          </table:table-cell>
          <table:table-cell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office:value-type="string" calcext:value-type="string">
            <text:p>not, never</text:p>
          </table:table-cell>
          <table:table-cell table:number-columns-repeated="57"/>
        </table:table-row>
        <table:table-row table:style-name="ro9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ブツ</text:p>
            <text:p/>
            <text:p>モツ</text:p>
          </table:table-cell>
          <table:table-cell office:value-type="string" calcext:value-type="string">
            <text:p>もの(-)</text:p>
          </table:table-cell>
          <table:table-cell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office:value-type="string" calcext:value-type="string">
            <text:p>usu. physical</text:p>
          </table:table-cell>
          <table:table-cell table:number-columns-repeated="57"/>
        </table:table-row>
        <table:table-row table:style-name="ro63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DIRECTION</text:p>
            <text:p/>
            <text:p>WAY</text:p>
            <text:p/>
            <text:p>SQUAR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(-)かた</text:p>
            <text:p/>
            <text:p>-がた</text:p>
          </table:table-cell>
          <table:table-cell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office:value-type="string" calcext:value-type="string">
            <text:p>side; locality; person ・ method</text:p>
          </table:table-cell>
          <table:table-cell table:number-columns-repeated="57"/>
        </table:table-row>
        <table:table-row table:style-name="ro22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  <table:table-cell office:value-type="string" calcext:value-type="string">
            <text:p>DEFEND AGAINS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せ(ぐ)</text:p>
          </table:table-cell>
          <table:table-cell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number-columns-repeated="58"/>
        </table:table-row>
        <table:table-row table:style-name="ro16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おも</text:p>
            <text:p/>
            <text:p>おもて</text:p>
            <text:p/>
            <text:p>つら</text:p>
          </table:table-cell>
          <table:table-cell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office:value-type="string" calcext:value-type="string">
            <text:p>facet; surface; mask</text:p>
          </table:table-cell>
          <table:table-cell table:number-columns-repeated="57"/>
        </table:table-row>
        <table:table-row table:style-name="ro63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  <table:table-cell office:value-type="string" calcext:value-type="string">
            <text:p>PICTURE</text:p>
            <text:p/>
            <text:p>DRAW UP A PLAN</text:p>
          </table:table-cell>
          <table:table-cell office:value-type="string" calcext:value-type="string">
            <text:p>ガ</text:p>
            <text:p/>
            <text:p>カク</text:p>
          </table:table-cell>
          <table:table-cell table:style-name="ce37"/>
          <table:table-cell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office:value-type="string" calcext:value-type="string">
            <text:p>draw; kanji stroke</text:p>
          </table:table-cell>
          <table:table-cell table:number-columns-repeated="57"/>
        </table:table-row>
        <table:table-row table:style-name="ro21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number-columns-repeated="58"/>
        </table:table-row>
        <table:table-row table:style-name="ro8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おか</text:p>
          </table:table-cell>
          <table:table-cell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number-columns-repeated="58"/>
        </table:table-row>
        <table:table-row table:style-name="ro10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マン</text:p>
          </table:table-cell>
          <table:table-cell office:value-type="string" calcext:value-type="string">
            <text:p>み(ちる)</text:p>
            <text:p/>
            <text:p>み(つ)</text:p>
            <text:p/>
            <text:p>み(たす)</text:p>
          </table:table-cell>
          <table:table-cell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office:value-type="string" calcext:value-type="string">
            <text:p>whole</text:p>
          </table:table-cell>
          <table:table-cell table:number-columns-repeated="57"/>
        </table:table-row>
        <table:table-row table:style-name="ro29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number-columns-repeated="58"/>
        </table:table-row>
        <table:table-row table:style-name="ro16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  <table:table-cell office:value-type="string" calcext:value-type="string">
            <text:p>GIVE BIRTH</text:p>
            <text:p/>
            <text:p>PRODUCE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う(む)</text:p>
            <text:p/>
            <text:p>う(まれる)</text:p>
            <text:p/>
            <text:p>うぶ-</text:p>
          </table:table-cell>
          <table:table-cell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number-columns-repeated="58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おな(じ)</text:p>
          </table:table-cell>
          <table:table-cell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office:value-type="string" calcext:value-type="string">
            <text:p>similar</text:p>
          </table:table-cell>
          <table:table-cell table:number-columns-repeated="57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  <table:table-cell office:value-type="string" calcext:value-type="string">
            <text:p>TURN TOW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む(く)</text:p>
            <text:p/>
            <text:p>(-)む(き)</text:p>
            <text:p/>
            <text:p>む(ける)</text:p>
            <text:p/>
            <text:p>-む(け)</text:p>
            <text:p/>
            <text:p>む(かう)</text:p>
            <text:p/>
            <text:p>む.こう(-)</text:p>
          </table:table-cell>
          <table:table-cell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office:value-type="string" calcext:value-type="string">
            <text:p>direction; other side</text:p>
          </table:table-cell>
          <table:table-cell table:number-columns-repeated="57"/>
        </table:table-row>
        <table:table-row table:style-name="ro11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  <table:table-cell office:value-type="string" calcext:value-type="string">
            <text:p>STILL (MORE)</text:p>
            <text:p/>
            <text:p>VALUE HIGHLY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number-columns-repeated="58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HIGH</text:p>
            <text:p/>
            <text:p>AMOUN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か(い)</text:p>
            <text:p/>
            <text:p>たか</text:p>
            <text:p/>
            <text:p>-だか</text:p>
            <text:p/>
            <text:p>たか(まる)</text:p>
            <text:p/>
            <text:p>たか(める)</text:p>
          </table:table-cell>
          <table:table-cell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office:value-type="string" calcext:value-type="string">
            <text:p>tall; expensive ・ quantity</text:p>
          </table:table-cell>
          <table:table-cell table:number-columns-repeated="57"/>
        </table:table-row>
        <table:table-row table:style-name="ro9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アツ</text:p>
          </table:table-cell>
          <table:table-cell table:style-name="ce37"/>
          <table:table-cell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office:value-type="string" calcext:value-type="string">
            <text:p>overwhelm</text:p>
          </table:table-cell>
          <table:table-cell table:number-columns-repeated="57"/>
        </table:table-row>
        <table:table-row table:style-name="ro9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  <table:table-cell office:value-type="string" calcext:value-type="string">
            <text:p>GROUND</text:p>
            <text:p/>
            <text:p>PLACE</text:p>
          </table:table-cell>
          <table:table-cell office:value-type="string" calcext:value-type="string">
            <text:p>チ</text:p>
            <text:p/>
            <text:p>ジ</text:p>
          </table:table-cell>
          <table:table-cell table:style-name="ce37"/>
          <table:table-cell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office:value-type="string" calcext:value-type="string">
            <text:p>land</text:p>
          </table:table-cell>
          <table:table-cell table:number-columns-repeated="57"/>
        </table:table-row>
        <table:table-row table:style-name="ro9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office:value-type="string" calcext:value-type="string">
            <text:p>reservoir</text:p>
          </table:table-cell>
          <table:table-cell table:number-columns-repeated="57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number-columns-repeated="58"/>
        </table:table-row>
        <table:table-row table:style-name="ro25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つ(まる)</text:p>
            <text:p/>
            <text:p>あつ(める)</text:p>
            <text:p/>
            <text:p>つど(う)</text:p>
          </table:table-cell>
          <table:table-cell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6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すす(む)</text:p>
            <text:p/>
            <text:p>すす(める)</text:p>
          </table:table-cell>
          <table:table-cell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number-columns-repeated="58"/>
        </table:table-row>
        <table:table-row table:style-name="ro16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  <table:table-cell office:value-type="string" calcext:value-type="string">
            <text:p>MOVE INWARD [into]</text:p>
            <text:p/>
            <text:p>EMPHATIC VERBAL SUFFIX</text:p>
          </table:table-cell>
          <table:table-cell/>
          <table:table-cell office:value-type="string" calcext:value-type="string">
            <text:p>(-)こ(む)</text:p>
            <text:p/>
            <text:p>(-)こ(み)</text:p>
            <text:p/>
            <text:p>こ(める)</text:p>
          </table:table-cell>
          <table:table-cell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number-columns-repeated="58"/>
        </table:table-row>
        <table:table-row table:style-name="ro14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  <table:table-cell office:value-type="string" calcext:value-type="string">
            <text:p>600 g UNIT</text:p>
            <text:p/>
            <text:p>AXE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number-columns-repeated="58"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  <table:table-cell office:value-type="string" calcext:value-type="string">
            <text:p>NEAR</text:p>
            <text:p/>
            <text:p>RECENT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ちか(い)</text:p>
          </table:table-cell>
          <table:table-cell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number-columns-repeated="58"/>
        </table:table-row>
        <table:table-row table:style-name="ro21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VICINITY</text:p>
            <text:p/>
            <text:p>BORDERLAN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た(り)</text:p>
            <text:p/>
            <text:p>-べ</text:p>
          </table:table-cell>
          <table:table-cell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office:value-type="string" calcext:value-type="string">
            <text:p>side ・ outer region</text:p>
          </table:table-cell>
          <table:table-cell table:number-columns-repeated="57"/>
        </table:table-row>
        <table:table-row table:style-name="ro63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office:value-type="string" calcext:value-type="string">
            <text:p>-est</text:p>
          </table:table-cell>
          <table:table-cell table:number-columns-repeated="57"/>
        </table:table-row>
        <table:table-row table:style-name="ro7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  <table:table-cell office:value-type="string" calcext:value-type="string">
            <text:p>PLATE</text:p>
          </table:table-cell>
          <table:table-cell/>
          <table:table-cell office:value-type="string" calcext:value-type="string">
            <text:p>さら</text:p>
          </table:table-cell>
          <table:table-cell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number-columns-repeated="58"/>
        </table:table-row>
        <table:table-row table:style-name="ro29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ち</text:p>
          </table:table-cell>
          <table:table-cell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number-columns-repeated="58"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あたた(か) 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office:value-type="string" calcext:value-type="string">
            <text:p>to touch, heartwarming</text:p>
          </table:table-cell>
          <table:table-cell table:number-columns-repeated="57"/>
        </table:table-row>
        <table:table-row table:style-name="ro63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め(る)</text:p>
            <text:p/>
            <text:p>しめ(す)</text:p>
          </table:table-cell>
          <table:table-cell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number-columns-repeated="58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ソウ*</text:p>
          </table:table-cell>
          <table:table-cell office:value-type="string" calcext:value-type="string">
            <text:p>つめ</text:p>
            <text:p/>
            <text:p>つま-</text:p>
          </table:table-cell>
          <table:table-cell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office:value-type="string" calcext:value-type="string">
            <text:p>nail, plectrum</text:p>
          </table:table-cell>
          <table:table-cell table:number-columns-repeated="57"/>
        </table:table-row>
        <table:table-row table:style-name="ro21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り</text:p>
          </table:table-cell>
          <table:table-cell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office:value-type="string" calcext:value-type="string">
            <text:p>gourd</text:p>
          </table:table-cell>
          <table:table-cell table:number-columns-repeated="57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はば*</text:p>
          </table:table-cell>
          <table:table-cell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number-columns-repeated="58"/>
        </table:table-row>
        <table:table-row table:style-name="ro9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  <table:table-cell office:value-type="string" calcext:value-type="string">
            <text:p>CLOTH</text:p>
            <text:p/>
            <text:p>SPREAD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ぬの</text:p>
          </table:table-cell>
          <table:table-cell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number-columns-repeated="58"/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CITY</text:p>
            <text:p/>
            <text:p>MARKE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つ(る)</text:p>
            <text:p/>
            <text:p>つ(り)</text:p>
            <text:p/>
            <text:p>つ(るす)</text:p>
          </table:table-cell>
          <table:table-cell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office:value-type="string" calcext:value-type="string">
            <text:p>suspend</text:p>
          </table:table-cell>
          <table:table-cell table:number-columns-repeated="57"/>
        </table:table-row>
        <table:table-row table:style-name="ro9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ずみ</text:p>
          </table:table-cell>
          <table:table-cell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number-columns-repeated="58"/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  <table:table-cell office:value-type="string" calcext:value-type="string">
            <text:p>PLAIN</text:p>
            <text:p/>
            <text:p>ORIGINAL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office:value-type="string" calcext:value-type="string">
            <text:p>field ・ primitive</text:p>
          </table:table-cell>
          <table:table-cell table:number-columns-repeated="57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みなもと</text:p>
          </table:table-cell>
          <table:table-cell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office:value-type="string" calcext:value-type="string">
            <text:p>origin</text:p>
          </table:table-cell>
          <table:table-cell table:number-columns-repeated="57"/>
        </table:table-row>
        <table:table-row table:style-name="ro29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number-columns-repeated="58"/>
        </table:table-row>
        <table:table-row table:style-name="ro9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わた</text:p>
          </table:table-cell>
          <table:table-cell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number-columns-repeated="58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きぬ</text:p>
          </table:table-cell>
          <table:table-cell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number-columns-repeated="58"/>
        </table:table-row>
        <table:table-row table:style-name="ro7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にしき</text:p>
          </table:table-cell>
          <table:table-cell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number-columns-repeated="58"/>
        </table:table-row>
        <table:table-row table:style-name="ro63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  <table:table-cell office:value-type="string" calcext:value-type="string">
            <text:p>WISH</text:p>
            <text:p/>
            <text:p>ASK A FAVOR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ねが(う)</text:p>
          </table:table-cell>
          <table:table-cell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number-columns-repeated="58"/>
        </table:table-row>
        <table:table-row table:style-name="ro29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number-columns-repeated="58"/>
        </table:table-row>
        <table:table-row table:style-name="ro6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ニク</text:p>
          </table:table-cell>
          <table:table-cell office:value-type="string" calcext:value-type="string">
            <text:p>しし*</text:p>
          </table:table-cell>
          <table:table-cell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number-columns-repeated="58"/>
        </table:table-row>
        <table:table-row table:style-name="ro21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  <table:table-cell office:value-type="string" calcext:value-type="string">
            <text:p>WILD BOAR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い</text:p>
            <text:p/>
            <text:p>いのしし</text:p>
          </table:table-cell>
          <table:table-cell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number-columns-repeated="58"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ぶた</text:p>
          </table:table-cell>
          <table:table-cell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number-columns-repeated="58"/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HOUSE</text:p>
            <text:p/>
            <text:p>FAMILY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いえ</text:p>
            <text:p/>
            <text:p>や</text:p>
            <text:p/>
            <text:p>うち*</text:p>
          </table:table-cell>
          <table:table-cell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office:value-type="string" calcext:value-type="string">
            <text:p>home ・ House</text:p>
          </table:table-cell>
          <table:table-cell table:number-columns-repeated="57"/>
        </table:table-row>
        <table:table-row table:style-name="ro8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われ</text:p>
            <text:p/>
            <text:p>わが-</text:p>
            <text:p/>
            <text:p>あ-</text:p>
          </table:table-cell>
          <table:table-cell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number-columns-repeated="58"/>
        </table:table-row>
        <table:table-row table:style-name="ro8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われ</text:p>
            <text:p/>
            <text:p>わが-</text:p>
            <text:p/>
            <text:p>わ(が)-</text:p>
            <text:p/>
            <text:p>は</text:p>
          </table:table-cell>
          <table:table-cell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number-columns-repeated="58"/>
        </table:table-row>
        <table:table-row table:style-name="ro22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  <table:table-cell office:value-type="string" calcext:value-type="string">
            <text:p>WORD</text:p>
            <text:p/>
            <text:p>LANGUAGE</text:p>
            <text:p/>
            <text:p>TEL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かた(る)</text:p>
            <text:p/>
            <text:p>かた(らう)</text:p>
          </table:table-cell>
          <table:table-cell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number-columns-repeated="58"/>
        </table:table-row>
        <table:table-row table:style-name="ro22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デン</text:p>
          </table:table-cell>
          <table:table-cell office:value-type="string" calcext:value-type="string">
            <text:p>つた(わる)</text:p>
            <text:p/>
            <text:p>つた(える)</text:p>
            <text:p/>
            <text:p>つた(う)</text:p>
            <text:p/>
            <text:p>-づた(い)</text:p>
          </table:table-cell>
          <table:table-cell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number-columns-repeated="58"/>
        </table:table-row>
        <table:table-row table:style-name="ro16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  <table:table-cell office:value-type="string" calcext:value-type="string">
            <text:p>TURN [into]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ころ(がる) </text:p>
            <text:p/>
            <text:p>ころ(げる)</text:p>
            <text:p/>
            <text:p>ころ(がす)</text:p>
            <text:p/>
            <text:p>ころ(ぶ)</text:p>
          </table:table-cell>
          <table:table-cell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office:value-type="string" calcext:value-type="string">
            <text:p>roll over</text:p>
          </table:table-cell>
          <table:table-cell table:number-columns-repeated="57"/>
        </table:table-row>
        <table:table-row table:style-name="ro9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ゲイ</text:p>
          </table:table-cell>
          <table:table-cell table:style-name="ce37"/>
          <table:table-cell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office:value-type="string" calcext:value-type="string">
            <text:p>craft; preformance</text:p>
          </table:table-cell>
          <table:table-cell table:number-columns-repeated="57"/>
        </table:table-row>
        <table:table-row table:style-name="ro5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  <table:table-cell office:value-type="string" calcext:value-type="string">
            <text:p>MEET</text:p>
            <text:p/>
            <text:p>SOCIETY</text:p>
          </table:table-cell>
          <table:table-cell office:value-type="string" calcext:value-type="string">
            <text:p>カイ</text:p>
            <text:p/>
            <text:p>エ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office:value-type="string" calcext:value-type="string">
            <text:p>gather</text:p>
          </table:table-cell>
          <table:table-cell table:number-columns-repeated="57"/>
        </table:table-row>
        <table:table-row table:style-name="ro22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  <table:table-cell office:value-type="string" calcext:value-type="string">
            <text:p>COMBINE</text:p>
            <text:p/>
            <text:p>FIT</text:p>
          </table:table-cell>
          <table:table-cell office:value-type="string" calcext:value-type="string">
            <text:p>ゴウ</text:p>
            <text:p/>
            <text:p>カッ-</text:p>
            <text:p/>
            <text:p>ガッ-</text:p>
          </table:table-cell>
          <table:table-cell office:value-type="string" calcext:value-type="string">
            <text:p>(-)あ(う)</text:p>
            <text:p/>
            <text:p>(-)あ(い)</text:p>
            <text:p/>
            <text:p>あ(わす)</text:p>
            <text:p/>
            <text:p>(-)あ(わせる)</text:p>
            <text:p/>
            <text:p>あい-</text:p>
            <text:p/>
            <text:p>-あい</text:p>
          </table:table-cell>
          <table:table-cell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9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PRESENT</text:p>
            <text:p/>
            <text:p>THIS</text:p>
          </table:table-cell>
          <table:table-cell office:value-type="string" calcext:value-type="string">
            <text:p>コン</text:p>
            <text:p/>
            <text:p>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office:value-type="string" calcext:value-type="string">
            <text:p>now</text:p>
          </table:table-cell>
          <table:table-cell table:number-columns-repeated="57"/>
        </table:table-row>
        <table:table-row table:style-name="ro29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number-columns-repeated="58"/>
        </table:table-row>
        <table:table-row table:style-name="ro22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  <table:table-cell office:value-type="string" calcext:value-type="string">
            <text:p>THOUGHTS</text:p>
          </table:table-cell>
          <table:table-cell office:value-type="string" calcext:value-type="string">
            <text:p>ネン</text:p>
          </table:table-cell>
          <table:table-cell table:style-name="ce37"/>
          <table:table-cell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office:value-type="string" calcext:value-type="string">
            <text:p>mind, wish</text:p>
          </table:table-cell>
          <table:table-cell table:number-columns-repeated="57"/>
        </table:table-row>
        <table:table-row table:style-name="ro9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しるし</text:p>
            <text:p/>
            <text:p>-じるし</text:p>
          </table:table-cell>
          <table:table-cell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office:value-type="string" calcext:value-type="string">
            <text:p>mark</text:p>
          </table:table-cell>
          <table:table-cell table:number-columns-repeated="57"/>
        </table:table-row>
        <table:table-row table:style-name="ro29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ORDER・ LIFE</text:p>
            <text:p/>
            <text:p>FAT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office:value-type="string" calcext:value-type="string">
            <text:p>command</text:p>
          </table:table-cell>
          <table:table-cell table:number-columns-repeated="57"/>
        </table:table-row>
        <table:table-row table:style-name="ro11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な(い)</text:p>
            <text:p/>
            <text:p>な(き)-</text:p>
          </table:table-cell>
          <table:table-cell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number-columns-repeated="58"/>
        </table:table-row>
        <table:table-row table:style-name="ro11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RICE</text:p>
            <text:p/>
            <text:p>AMERICA</text:p>
          </table:table-cell>
          <table:table-cell office:value-type="string" calcext:value-type="string">
            <text:p>ベイ</text:p>
            <text:p/>
            <text:p>マイ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number-columns-repeated="58"/>
        </table:table-row>
        <table:table-row table:style-name="ro6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つぶ</text:p>
          </table:table-cell>
          <table:table-cell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number-columns-repeated="58"/>
        </table:table-row>
        <table:table-row table:style-name="ro22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  <table:table-cell office:value-type="string" calcext:value-type="string">
            <text:p>HARMONIOUS</text:p>
            <text:p/>
            <text:p>PEACE</text:p>
            <text:p/>
            <text:p>JAPAN</text:p>
          </table:table-cell>
          <table:table-cell office:value-type="string" calcext:value-type="string">
            <text:p>ワ</text:p>
            <text:p/>
            <text:p>オ</text:p>
          </table:table-cell>
          <table:table-cell office:value-type="string" calcext:value-type="string">
            <text:p>やわ(らぐ)</text:p>
            <text:p/>
            <text:p>やわ(らげる)</text:p>
            <text:p/>
            <text:p>なご(む)</text:p>
            <text:p/>
            <text:p>なご(やか)</text:p>
          </table:table-cell>
          <table:table-cell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office:value-type="string" calcext:value-type="string">
            <text:p>calm</text:p>
          </table:table-cell>
          <table:table-cell table:number-columns-repeated="57"/>
        </table:table-row>
        <table:table-row table:style-name="ro9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PRIVATE</text:p>
            <text:p/>
            <text:p>I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わたくし</text:p>
            <text:p/>
            <text:p>わたし</text:p>
          </table:table-cell>
          <table:table-cell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number-columns-repeated="58"/>
        </table:table-row>
        <table:table-row table:style-name="ro51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ろ(い)</text:p>
            <text:p/>
            <text:p>ひろ(まる)</text:p>
            <text:p/>
            <text:p>ひろ(める)</text:p>
            <text:p/>
            <text:p>ひろ(がる)</text:p>
            <text:p/>
            <text:p>ひろ(げる)</text:p>
          </table:table-cell>
          <table:table-cell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office:value-type="string" calcext:value-type="string">
            <text:p>specious</text:p>
          </table:table-cell>
          <table:table-cell table:number-columns-repeated="57"/>
        </table:table-row>
        <table:table-row table:style-name="ro63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  <table:table-cell office:value-type="string" calcext:value-type="string">
            <text:p>SLENDER</text:p>
            <text:p/>
            <text:p>MINUT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ほそ(い)</text:p>
            <text:p/>
            <text:p>ほそ(る)</text:p>
            <text:p/>
            <text:p>こま(か)</text:p>
            <text:p/>
            <text:p>こま(かい)</text:p>
          </table:table-cell>
          <table:table-cell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number-columns-repeated="58"/>
        </table:table-row>
        <table:table-row table:style-name="ro21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はやし</text:p>
          </table:table-cell>
          <table:table-cell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number-columns-repeated="58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  <table:table-cell office:value-type="string" calcext:value-type="string">
            <text:p>THICK WOODS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number-columns-repeated="58"/>
        </table:table-row>
        <table:table-row table:style-name="ro5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number-columns-repeated="58"/>
        </table:table-row>
        <table:table-row table:style-name="ro29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number-columns-repeated="58"/>
        </table:table-row>
        <table:table-row table:style-name="ro29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  <table:table-cell office:value-type="string" calcext:value-type="string">
            <text:p>METROPOLIS [OF TŌKYŌ]</text:p>
          </table:table-cell>
          <table:table-cell office:value-type="string" calcext:value-type="string">
            <text:p>ト</text:p>
            <text:p/>
            <text:p>ツ</text:p>
          </table:table-cell>
          <table:table-cell office:value-type="string" calcext:value-type="string">
            <text:p>みやこ</text:p>
          </table:table-cell>
          <table:table-cell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office:value-type="string" calcext:value-type="string">
            <text:p>captial</text:p>
          </table:table-cell>
          <table:table-cell table:number-columns-repeated="57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  <table:table-cell office:value-type="string" calcext:value-type="string">
            <text:p>CAPITAL</text:p>
            <text:p/>
            <text:p>TŌKYŌ</text:p>
            <text:p/>
            <text:p>KYŌTO</text:p>
          </table:table-cell>
          <table:table-cell office:value-type="string" calcext:value-type="string">
            <text:p>キョウ</text:p>
            <text:p/>
            <text:p>ケイ</text:p>
          </table:table-cell>
          <table:table-cell table:style-name="ce37"/>
          <table:table-cell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number-columns-repeated="58"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  <table:table-cell office:value-type="string" calcext:value-type="string">
            <text:p>POLITICAL ADMINISTRATION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まつりごと</text:p>
          </table:table-cell>
          <table:table-cell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number-columns-repeated="58"/>
        </table:table-row>
        <table:table-row table:style-name="ro63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  <table:table-cell office:value-type="string" calcext:value-type="string">
            <text:p>URBAN PREFECTURE</text:p>
            <text:p/>
            <text:p>GOVERNMENT OFFICE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office:value-type="string" calcext:value-type="string">
            <text:p>Kyōto or Ōsaka</text:p>
          </table:table-cell>
          <table:table-cell table:number-columns-repeated="57"/>
        </table:table-row>
        <table:table-row table:style-name="ro9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  <table:table-cell office:value-type="string" calcext:value-type="string">
            <text:p>DOOR</text:p>
            <text:p/>
            <text:p>HOUSEH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number-columns-repeated="58"/>
        </table:table-row>
        <table:table-row table:style-name="ro5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PLACE</text:p>
            <text:p/>
            <text:p>PARTICLE OF NOMINALIZATION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(-)ところ</text:p>
            <text:p/>
            <text:p>どころ</text:p>
          </table:table-cell>
          <table:table-cell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office:value-type="string" calcext:value-type="string">
            <text:p>point, part ・ "-ation"</text:p>
          </table:table-cell>
          <table:table-cell table:number-columns-repeated="57"/>
        </table:table-row>
        <table:table-row table:style-name="ro10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  <table:table-cell office:value-type="string" calcext:value-type="string">
            <text:p>COME TO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office:value-type="string" calcext:value-type="string">
            <text:p>utmost</text:p>
          </table:table-cell>
          <table:table-cell table:number-columns-repeated="57"/>
        </table:table-row>
        <table:table-row table:style-name="ro9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  <table:table-cell office:value-type="string" calcext:value-type="string">
            <text:p>BRING ABOUT</text:p>
            <text:p/>
            <text:p>DO HUMBLY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いた(す)</text:p>
          </table:table-cell>
          <table:table-cell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office:value-type="string" calcext:value-type="string">
            <text:p>lead to</text:p>
          </table:table-cell>
          <table:table-cell table:number-columns-repeated="57"/>
        </table:table-row>
        <table:table-row table:style-name="ro22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HOUSE</text:p>
            <text:p/>
            <text:p>SMALL SHOP</text:p>
          </table:table-cell>
          <table:table-cell office:value-type="string" calcext:value-type="string">
            <text:p>オク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office:value-type="string" calcext:value-type="string">
            <text:p>roof</text:p>
          </table:table-cell>
          <table:table-cell table:number-columns-repeated="57"/>
        </table:table-row>
        <table:table-row table:style-name="ro6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むろ</text:p>
          </table:table-cell>
          <table:table-cell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office:value-type="string" calcext:value-type="string">
            <text:p>chamber</text:p>
          </table:table-cell>
          <table:table-cell table:number-columns-repeated="57"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ふる(い)</text:p>
            <text:p/>
            <text:p>ふる-</text:p>
            <text:p/>
            <text:p>-ふる(す)</text:p>
          </table:table-cell>
          <table:table-cell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number-columns-repeated="58"/>
        </table:table-row>
        <table:table-row table:style-name="ro9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  <table:table-cell office:value-type="string" calcext:value-type="string">
            <text:p>BE PRESENT</text:p>
            <text:p/>
            <text:p>RESID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い(る)</text:p>
            <text:p/>
            <text:p>-い</text:p>
            <text:p/>
            <text:p>お(る)*</text:p>
          </table:table-cell>
          <table:table-cell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number-columns-repeated="58"/>
        </table:table-row>
        <table:table-row table:style-name="ro10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  <table:table-cell office:value-type="string" calcext:value-type="string">
            <text:p>BUREAU</text:p>
            <text:p/>
            <text:p>LIMITED PART</text:p>
            <text:p/>
            <text:p>SITUATION</text:p>
          </table:table-cell>
          <table:table-cell office:value-type="string" calcext:value-type="string">
            <text:p>キョク</text:p>
          </table:table-cell>
          <table:table-cell table:style-name="ce37"/>
          <table:table-cell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office:value-type="string" calcext:value-type="string">
            <text:p>office ・ locality</text:p>
          </table:table-cell>
          <table:table-cell table:number-columns-repeated="57"/>
        </table:table-row>
        <table:table-row table:style-name="ro11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  <table:table-cell office:value-type="string" calcext:value-type="string">
            <text:p>OLD</text:p>
            <text:p/>
            <text:p>INCIDENT</text:p>
            <text:p/>
            <text:p>REASON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ゆえ</text:p>
          </table:table-cell>
          <table:table-cell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office:value-type="string" calcext:value-type="string">
            <text:p>the late ・ cause</text:p>
          </table:table-cell>
          <table:table-cell table:number-columns-repeated="57"/>
        </table:table-row>
        <table:table-row table:style-name="ro29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  <table:table-cell office:value-type="string" calcext:value-type="string">
            <text:p>NATIVES OF ANCIENT CHINA</text:p>
          </table:table-cell>
          <table:table-cell office:value-type="string" calcext:value-type="string">
            <text:p>コ</text:p>
            <text:p/>
            <text:p>ウ</text:p>
            <text:p/>
            <text:p>ゴ</text:p>
          </table:table-cell>
          <table:table-cell table:style-name="ce37"/>
          <table:table-cell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number-columns-repeated="58"/>
        </table:table-row>
        <table:table-row table:style-name="ro5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みずうみ</text:p>
          </table:table-cell>
          <table:table-cell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number-columns-repeated="58"/>
        </table:table-row>
        <table:table-row table:style-name="ro16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  <table:table-cell office:value-type="string" calcext:value-type="string">
            <text:p>SOLID</text:p>
            <text:p/>
            <text:p>FIR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た(める)</text:p>
            <text:p/>
            <text:p>かた(まる)</text:p>
            <text:p/>
            <text:p>かた(まり)</text:p>
            <text:p/>
            <text:p>かた(い)</text:p>
          </table:table-cell>
          <table:table-cell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number-columns-repeated="58"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  <table:table-cell office:value-type="string" calcext:value-type="string">
            <text:p>COUNTER FOR ITEMS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office:value-type="string" calcext:value-type="string">
            <text:p>item</text:p>
          </table:table-cell>
          <table:table-cell table:number-columns-repeated="57"/>
        </table:table-row>
        <table:table-row table:style-name="ro9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  <table:table-cell office:value-type="string" calcext:value-type="string">
            <text:p>GENERAL COUNTER</text:p>
            <text:p/>
            <text:p>INDIVIDUAL</text:p>
          </table:table-cell>
          <table:table-cell office:value-type="string" calcext:value-type="string">
            <text:p>コ</text:p>
            <text:p/>
            <text:p>カ*</text:p>
          </table:table-cell>
          <table:table-cell table:style-name="ce37"/>
          <table:table-cell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office:value-type="string" calcext:value-type="string">
            <text:p>for things / articles ・ single unit</text:p>
          </table:table-cell>
          <table:table-cell table:number-columns-repeated="57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AS WELL A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か(つ)</text:p>
          </table:table-cell>
          <table:table-cell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office:value-type="string" calcext:value-type="string">
            <text:p>moreover, both … and …</text:p>
          </table:table-cell>
          <table:table-cell table:number-columns-repeated="57"/>
        </table:table-row>
        <table:table-row table:style-name="ro10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  <table:table-cell office:value-type="string" calcext:value-type="string">
            <text:p>ORGANIZE</text:p>
            <text:p/>
            <text:p>ASSEMBL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く(む)</text:p>
            <text:p/>
            <text:p>くみ</text:p>
            <text:p/>
            <text:p>-ぐみ</text:p>
          </table:table-cell>
          <table:table-cell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number-columns-repeated="58"/>
        </table:table-row>
        <table:table-row table:style-name="ro6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ゆう</text:p>
          </table:table-cell>
          <table:table-cell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number-columns-repeated="58"/>
        </table:table-row>
        <table:table-row table:style-name="ro26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ガイ</text:p>
            <text:p/>
            <text:p>ゲ</text:p>
          </table:table-cell>
          <table:table-cell office:value-type="string" calcext:value-type="string">
            <text:p>そと</text:p>
            <text:p/>
            <text:p>ほか</text:p>
            <text:p/>
            <text:p>はず(す)</text:p>
            <text:p/>
            <text:p>はず(れる)</text:p>
          </table:table-cell>
          <table:table-cell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office:value-type="string" calcext:value-type="string">
            <text:p>remove, come off</text:p>
          </table:table-cell>
          <table:table-cell table:number-columns-repeated="57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おお(い)</text:p>
          </table:table-cell>
          <table:table-cell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office:value-type="string" calcext:value-type="string">
            <text:p>most</text:p>
          </table:table-cell>
          <table:table-cell table:number-columns-repeated="57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  <table:table-cell office:value-type="string" calcext:value-type="string">
            <text:p>(EVENING) TID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number-columns-repeated="58"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メイ</text:p>
            <text:p/>
            <text:p>ミョウ</text:p>
          </table:table-cell>
          <table:table-cell office:value-type="string" calcext:value-type="string">
            <text:p>(-)な</text:p>
          </table:table-cell>
          <table:table-cell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office:value-type="string" calcext:value-type="string">
            <text:p>fame; first-rate</text:p>
          </table:table-cell>
          <table:table-cell table:number-columns-repeated="57"/>
        </table:table-row>
        <table:table-row table:style-name="ro21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あめ</text:p>
            <text:p/>
            <text:p>あま-</text:p>
          </table:table-cell>
          <table:table-cell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office:value-type="string" calcext:value-type="string">
            <text:p>weather; nature</text:p>
          </table:table-cell>
          <table:table-cell table:number-columns-repeated="57"/>
        </table:table-row>
        <table:table-row table:style-name="ro63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ま(だ)*</text:p>
            <text:p/>
            <text:p>　ま(だ)*</text:p>
          </table:table-cell>
          <table:table-cell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office:value-type="string" calcext:value-type="string">
            <text:p>sth. undone or pending</text:p>
          </table:table-cell>
          <table:table-cell table:number-columns-repeated="57"/>
        </table:table-row>
        <table:table-row table:style-name="ro16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  <table:table-cell office:value-type="string" calcext:value-type="string">
            <text:p>LAST PART</text:p>
          </table:table-cell>
          <table:table-cell office:value-type="string" calcext:value-type="string">
            <text:p>マツ</text:p>
            <text:p/>
            <text:p>バツ</text:p>
          </table:table-cell>
          <table:table-cell office:value-type="string" calcext:value-type="string">
            <text:p>すえ</text:p>
          </table:table-cell>
          <table:table-cell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office:value-type="string" calcext:value-type="string">
            <text:p>end</text:p>
          </table:table-cell>
          <table:table-cell table:number-columns-repeated="57"/>
        </table:table-row>
        <table:table-row table:style-name="ro22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あじ</text:p>
            <text:p/>
            <text:p>あじ(わう)</text:p>
          </table:table-cell>
          <table:table-cell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office:value-type="string" calcext:value-type="string">
            <text:p>flavor; contents</text:p>
          </table:table-cell>
          <table:table-cell table:number-columns-repeated="57"/>
        </table:table-row>
        <table:table-row table:style-name="ro10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く(る)</text:p>
            <text:p/>
            <text:p>きた(る)</text:p>
            <text:p/>
            <text:p>きた(す)</text:p>
          </table:table-cell>
          <table:table-cell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number-columns-repeated="58"/>
        </table:table-row>
        <table:table-row table:style-name="ro29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あたら(しい)</text:p>
            <text:p/>
            <text:p>あら-</text:p>
            <text:p/>
            <text:p>あら(た)</text:p>
            <text:p/>
            <text:p>にい-</text:p>
          </table:table-cell>
          <table:table-cell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number-columns-repeated="58"/>
        </table:table-row>
        <table:table-row table:style-name="ro22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PARENT</text:p>
            <text:p/>
            <text:p>RELATIVES</text:p>
            <text:p/>
            <text:p>INTIMAT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や(-)</text:p>
            <text:p/>
            <text:p>した(しい)</text:p>
            <text:p/>
            <text:p>した(しむ)</text:p>
          </table:table-cell>
          <table:table-cell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office:value-type="string" calcext:value-type="string">
            <text:p>friendly</text:p>
          </table:table-cell>
          <table:table-cell table:number-columns-repeated="57"/>
        </table:table-row>
        <table:table-row table:style-name="ro63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  <table:table-cell office:value-type="string" calcext:value-type="string">
            <text:p>LACK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か(ける)</text:p>
            <text:p/>
            <text:p>か(かす)</text:p>
            <text:p/>
            <text:p>か(く)</text:p>
          </table:table-cell>
          <table:table-cell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office:value-type="string" calcext:value-type="string">
            <text:p>want</text:p>
          </table:table-cell>
          <table:table-cell table:number-columns-repeated="57"/>
        </table:table-row>
        <table:table-row table:style-name="ro29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つ(ぐ)</text:p>
            <text:p/>
            <text:p>つぎ</text:p>
          </table:table-cell>
          <table:table-cell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office:value-type="string" calcext:value-type="string">
            <text:p>second[ary], [numerical] order</text:p>
          </table:table-cell>
          <table:table-cell table:number-columns-repeated="57"/>
        </table:table-row>
        <table:table-row table:style-name="ro29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number-columns-repeated="58"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  <table:table-cell office:value-type="string" calcext:value-type="string">
            <text:p>DEGREE</text:p>
            <text:p/>
            <text:p>TIME</text:p>
          </table:table-cell>
          <table:table-cell office:value-type="string" calcext:value-type="string">
            <text:p>ド</text:p>
            <text:p/>
            <text:p>タク</text:p>
            <text:p/>
            <text:p>ト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number-columns-repeated="58"/>
        </table:table-row>
        <table:table-row table:style-name="ro22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(-)わた(る)</text:p>
            <text:p/>
            <text:p>わた(す)</text:p>
          </table:table-cell>
          <table:table-cell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office:value-type="string" calcext:value-type="string">
            <text:p>ford</text:p>
          </table:table-cell>
          <table:table-cell table:number-columns-repeated="57"/>
        </table:table-row>
        <table:table-row table:style-name="ro10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かぎ(る)</text:p>
            <text:p/>
            <text:p>(-)かぎ(り)</text:p>
          </table:table-cell>
          <table:table-cell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office:value-type="string" calcext:value-type="string">
            <text:p>bounds</text:p>
          </table:table-cell>
          <table:table-cell table:number-columns-repeated="57"/>
        </table:table-row>
        <table:table-row table:style-name="ro5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ギン</text:p>
          </table:table-cell>
          <table:table-cell table:style-name="ce37"/>
          <table:table-cell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number-columns-repeated="58"/>
        </table:table-row>
        <table:table-row table:style-name="ro29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(-)ね</text:p>
          </table:table-cell>
          <table:table-cell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number-columns-repeated="58"/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(-)よ(い)</text:p>
            <text:p/>
            <text:p>い(い)*</text:p>
          </table:table-cell>
          <table:table-cell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number-columns-repeated="58"/>
        </table:table-row>
        <table:table-row table:style-name="ro7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  <table:table-cell office:value-type="string" calcext:value-type="string">
            <text:p>YOUNG MAN</text:p>
            <text:p/>
            <text:p>MALE NAME SUFFIX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number-columns-repeated="58"/>
        </table:table-row>
        <table:table-row table:style-name="ro15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  <table:table-cell office:value-type="string" calcext:value-type="string">
            <text:p>CORRIDOR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office:value-type="string" calcext:value-type="string">
            <text:p>gallery</text:p>
          </table:table-cell>
          <table:table-cell table:number-columns-repeated="57"/>
        </table:table-row>
        <table:table-row table:style-name="ro9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EAT</text:p>
            <text:p/>
            <text:p>FOOD</text:p>
          </table:table-cell>
          <table:table-cell office:value-type="string" calcext:value-type="string">
            <text:p>ショク</text:p>
            <text:p/>
            <text:p>ジキ</text:p>
          </table:table-cell>
          <table:table-cell office:value-type="string" calcext:value-type="string">
            <text:p>く(う)</text:p>
            <text:p/>
            <text:p>く(らう)</text:p>
            <text:p/>
            <text:p>た(べる)</text:p>
          </table:table-cell>
          <table:table-cell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number-columns-repeated="58"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number-columns-repeated="58"/>
        </table:table-row>
        <table:table-row table:style-name="ro15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  <table:table-cell office:value-type="string" calcext:value-type="string">
            <text:p>GOVERNMENT [OFFICIAL]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number-columns-repeated="58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  <table:table-cell office:value-type="string" calcext:value-type="string">
            <text:p>PUBLIC BUILDING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やかた</text:p>
          </table:table-cell>
          <table:table-cell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number-columns-repeated="58"/>
        </table:table-row>
        <table:table-row table:style-name="ro16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やど</text:p>
            <text:p/>
            <text:p>やど(る)</text:p>
            <text:p/>
            <text:p>やど(す)</text:p>
          </table:table-cell>
          <table:table-cell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number-columns-repeated="58"/>
        </table:table-row>
        <table:table-row table:style-name="ro8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いぬ(-)</text:p>
          </table:table-cell>
          <table:table-cell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number-columns-repeated="58"/>
        </table:table-row>
        <table:table-row table:style-name="ro21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  <table:table-cell office:value-type="string" calcext:value-type="string">
            <text:p>GREAT</text:p>
            <text:p/>
            <text:p>THICK</text:p>
          </table:table-cell>
          <table:table-cell office:value-type="string" calcext:value-type="string">
            <text:p>タイ</text:p>
            <text:p/>
            <text:p>タ</text:p>
          </table:table-cell>
          <table:table-cell office:value-type="string" calcext:value-type="string">
            <text:p>ふと(い)</text:p>
            <text:p/>
            <text:p>ふと(る)</text:p>
          </table:table-cell>
          <table:table-cell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office:value-type="string" calcext:value-type="string">
            <text:p>extremely large</text:p>
          </table:table-cell>
          <table:table-cell table:number-columns-repeated="57"/>
        </table:table-row>
        <table:table-row table:style-name="ro11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  <table:table-cell office:value-type="string" calcext:value-type="string">
            <text:p>VESSEL</text:p>
            <text:p/>
            <text:p>INSTRUMEN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つわ</text:p>
          </table:table-cell>
          <table:table-cell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office:value-type="string" calcext:value-type="string">
            <text:p>container</text:p>
          </table:table-cell>
          <table:table-cell table:number-columns-repeated="57"/>
        </table:table-row>
        <table:table-row table:style-name="ro63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  <table:table-cell office:value-type="string" calcext:value-type="string">
            <text:p>MISFORTUNE</text:p>
            <text:p/>
            <text:p>EVIL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number-columns-repeated="58"/>
        </table:table-row>
        <table:table-row table:style-name="ro11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  <table:table-cell office:value-type="string" calcext:value-type="string">
            <text:p>DIVIDE INTO SECTIONS</text:p>
            <text:p/>
            <text:p>DISTRICT</text:p>
            <text:p/>
            <text:p>WARD</text:p>
          </table:table-cell>
          <table:table-cell office:value-type="string" calcext:value-type="string">
            <text:p>ク</text:p>
          </table:table-cell>
          <table:table-cell table:style-name="ce37"/>
          <table:table-cell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office:value-type="string" calcext:value-type="string">
            <text:p>borough</text:p>
          </table:table-cell>
          <table:table-cell table:number-columns-repeated="57"/>
        </table:table-row>
        <table:table-row table:style-name="ro16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ズ</text:p>
            <text:p/>
            <text:p>ト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office:value-type="string" calcext:value-type="string">
            <text:p>illustration, plan</text:p>
          </table:table-cell>
          <table:table-cell table:number-columns-repeated="57"/>
        </table:table-row>
        <table:table-row table:style-name="ro63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NUMERICAL ORDER</text:p>
            <text:p/>
            <text:p>WATCH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office:value-type="string" calcext:value-type="string">
            <text:p>duty</text:p>
          </table:table-cell>
          <table:table-cell table:number-columns-repeated="57"/>
        </table:table-row>
        <table:table-row table:style-name="ro9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  <table:table-cell office:value-type="string" calcext:value-type="string">
            <text:p>NUMBER</text:p>
            <text:p/>
            <text:p>DESIGNATION</text:p>
            <text:p/>
            <text:p>SIGN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office:value-type="string" calcext:value-type="string">
            <text:p>title, name ・ signal</text:p>
          </table:table-cell>
          <table:table-cell table:number-columns-repeated="57"/>
        </table:table-row>
        <table:table-row table:style-name="ro22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  <table:table-cell office:value-type="string" calcext:value-type="string">
            <text:p>ARTICLE</text:p>
            <text:p/>
            <text:p>CLASSIFICATION</text:p>
            <text:p/>
            <text:p>GRADE OF EXCELLENCE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な</text:p>
          </table:table-cell>
          <table:table-cell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number-columns-repeated="58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  <table:table-cell office:value-type="string" calcext:value-type="string">
            <text:p>PLEASURE</text:p>
            <text:p/>
            <text:p>COMFORTABLE</text:p>
            <text:p/>
            <text:p>MUSIC</text:p>
          </table:table-cell>
          <table:table-cell office:value-type="string" calcext:value-type="string">
            <text:p>ガク</text:p>
            <text:p/>
            <text:p>ラク</text:p>
          </table:table-cell>
          <table:table-cell office:value-type="string" calcext:value-type="string">
            <text:p>たの(しい)</text:p>
            <text:p/>
            <text:p>たの(しむ)</text:p>
          </table:table-cell>
          <table:table-cell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number-columns-repeated="58"/>
        </table:table-row>
        <table:table-row table:style-name="ro9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office:value-type="string" calcext:value-type="string">
            <text:p>chemical</text:p>
          </table:table-cell>
          <table:table-cell table:number-columns-repeated="57"/>
        </table:table-row>
        <table:table-row table:style-name="ro16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  <table:table-cell office:value-type="string" calcext:value-type="string">
            <text:p>PERIPHER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まわ(り)</text:p>
          </table:table-cell>
          <table:table-cell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office:value-type="string" calcext:value-type="string">
            <text:p>around; cycle</text:p>
          </table:table-cell>
          <table:table-cell table:number-columns-repeated="57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number-columns-repeated="58"/>
        </table:table-row>
        <table:table-row table:style-name="ro51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  <table:table-cell office:value-type="string" calcext:value-type="string">
            <text:p>TONE</text:p>
            <text:p/>
            <text:p>INVESTIGATE</text:p>
            <text:p/>
            <text:p>PREPAR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ら(べる)</text:p>
            <text:p/>
            <text:p>しら(べ)</text:p>
            <text:p/>
            <text:p>ととの(える)</text:p>
            <text:p/>
            <text:p>ととの(う)</text:p>
          </table:table-cell>
          <table:table-cell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office:value-type="string" calcext:value-type="string">
            <text:p>note, condition ・ make ready</text:p>
          </table:table-cell>
          <table:table-cell table:number-columns-repeated="57"/>
        </table:table-row>
        <table:table-row table:style-name="ro22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  <table:table-cell office:value-type="string" calcext:value-type="string">
            <text:p>TIE UP</text:p>
            <text:p/>
            <text:p>BUND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たば</text:p>
            <text:p/>
            <text:p>たば(ねる)</text:p>
            <text:p/>
            <text:p>つか*</text:p>
          </table:table-cell>
          <table:table-cell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number-columns-repeated="58"/>
        </table:table-row>
        <table:table-row table:style-name="ro26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  <table:table-cell office:value-type="string" calcext:value-type="string">
            <text:p>PUT IN ORDE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ととの(える)</text:p>
            <text:p/>
            <text:p>ととの(う)</text:p>
          </table:table-cell>
          <table:table-cell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number-columns-repeated="58"/>
        </table:table-row>
        <table:table-row table:style-name="ro5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スウ</text:p>
            <text:p/>
            <text:p>ス</text:p>
          </table:table-cell>
          <table:table-cell office:value-type="string" calcext:value-type="string">
            <text:p>かず</text:p>
            <text:p/>
            <text:p>かぞ(える)</text:p>
          </table:table-cell>
          <table:table-cell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office:value-type="string" calcext:value-type="string">
            <text:p>quantity, count</text:p>
          </table:table-cell>
          <table:table-cell table:number-columns-repeated="57"/>
        </table:table-row>
        <table:table-row table:style-name="ro29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たぐ(い)</text:p>
          </table:table-cell>
          <table:table-cell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1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しめ(す)</text:p>
          </table:table-cell>
          <table:table-cell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number-columns-repeated="58"/>
        </table:table-row>
        <table:table-row table:style-name="ro8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  <table:table-cell office:value-type="string" calcext:value-type="string">
            <text:p>PROHIBIT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number-columns-repeated="58"/>
        </table:table-row>
        <table:table-row table:style-name="ro9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  <table:table-cell office:value-type="string" calcext:value-type="string">
            <text:p>ETIQUETTE</text:p>
            <text:p/>
            <text:p>RITE</text:p>
          </table:table-cell>
          <table:table-cell office:value-type="string" calcext:value-type="string">
            <text:p>レイ</text:p>
            <text:p/>
            <text:p>ライ</text:p>
          </table:table-cell>
          <table:table-cell table:style-name="ce37"/>
          <table:table-cell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number-columns-repeated="58"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  <table:table-cell office:value-type="string" calcext:value-type="string">
            <text:p>COMPANY</text:p>
            <text:p/>
            <text:p>SOCIETY</text:p>
            <text:p/>
            <text:p>SHINTŌ SHRIN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やしろ</text:p>
          </table:table-cell>
          <table:table-cell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number-columns-repeated="58"/>
        </table:table-row>
        <table:table-row table:style-name="ro16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REPORT [to a superior]</text:p>
            <text:p/>
            <text:p>SPEAK HUMBLY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もう(す)</text:p>
            <text:p/>
            <text:p>もう(し)-</text:p>
          </table:table-cell>
          <table:table-cell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number-columns-repeated="58"/>
        </table:table-row>
        <table:table-row table:style-name="ro11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シン</text:p>
            <text:p/>
            <text:p>ジン</text:p>
          </table:table-cell>
          <table:table-cell office:value-type="string" calcext:value-type="string">
            <text:p>かみ</text:p>
            <text:p/>
            <text:p>かん-</text:p>
            <text:p/>
            <text:p>こう-</text:p>
          </table:table-cell>
          <table:table-cell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9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office:value-type="string" calcext:value-type="string">
            <text:p>personnel</text:p>
          </table:table-cell>
          <table:table-cell table:number-columns-repeated="57"/>
        </table:table-row>
        <table:table-row table:style-name="ro22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  <table:table-cell office:value-type="string" calcext:value-type="string">
            <text:p>QUALITY</text:p>
            <text:p/>
            <text:p>MATTER</text:p>
            <text:p/>
            <text:p>PAWN</text:p>
          </table:table-cell>
          <table:table-cell office:value-type="string" calcext:value-type="string">
            <text:p>シツ</text:p>
            <text:p/>
            <text:p>チ</text:p>
            <text:p/>
            <text:p>シチ</text:p>
          </table:table-cell>
          <table:table-cell table:style-name="ce37"/>
          <table:table-cell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office:value-type="string" calcext:value-type="string">
            <text:p>nature ・ substance ・ hostage)</text:p>
          </table:table-cell>
          <table:table-cell table:number-columns-repeated="57"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number-columns-repeated="58"/>
        </table:table-row>
        <table:table-row table:style-name="ro9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office:value-type="string" calcext:value-type="string">
            <text:p>public building</text:p>
          </table:table-cell>
          <table:table-cell table:number-columns-repeated="57"/>
        </table:table-row>
        <table:table-row table:style-name="ro11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  <table:table-cell office:value-type="string" calcext:value-type="string">
            <text:p>NORMAL</text:p>
            <text:p/>
            <text:p>REGULAR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ね</text:p>
            <text:p/>
            <text:p>とこ-</text:p>
          </table:table-cell>
          <table:table-cell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number-columns-repeated="58"/>
        </table:table-row>
        <table:table-row table:style-name="ro29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11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  <table:table-cell office:value-type="string" calcext:value-type="string">
            <text:p>RECOMPENS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つぐな(う)</text:p>
          </table:table-cell>
          <table:table-cell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office:value-type="string" calcext:value-type="string">
            <text:p>make up for</text:p>
          </table:table-cell>
          <table:table-cell table:number-columns-repeated="57"/>
        </table:table-row>
        <table:table-row table:style-name="ro5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  <table:table-cell office:value-type="string" calcext:value-type="string">
            <text:p>PALM OF ONE'S HAND</text:p>
            <text:p/>
            <text:p>TAKE CHARGE OF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のひら*</text:p>
          </table:table-cell>
          <table:table-cell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number-columns-repeated="58"/>
        </table:table-row>
        <table:table-row table:style-name="ro10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  <table:table-cell office:value-type="string" calcext:value-type="string">
            <text:p>PERCEIVE</text:p>
            <text:p/>
            <text:p>WAKE UP</text:p>
            <text:p/>
            <text:p>COMMIT TO MEMORY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ぼ(える)</text:p>
            <text:p/>
            <text:p>さ(ます)</text:p>
            <text:p/>
            <text:p>さ(める)</text:p>
            <text:p/>
            <text:p>さと(る)*</text:p>
          </table:table-cell>
          <table:table-cell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office:value-type="string" calcext:value-type="string">
            <text:p>sense; realize</text:p>
          </table:table-cell>
          <table:table-cell table:number-columns-repeated="57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  <table:table-cell office:value-type="string" calcext:value-type="string">
            <text:p>AWAKE TO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さと(る)</text:p>
          </table:table-cell>
          <table:table-cell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office:value-type="string" calcext:value-type="string">
            <text:p>comprehend</text:p>
          </table:table-cell>
          <table:table-cell table:number-columns-repeated="57"/>
        </table:table-row>
        <table:table-row table:style-name="ro29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office:value-type="string" calcext:value-type="string">
            <text:p>feel</text:p>
          </table:table-cell>
          <table:table-cell table:number-columns-repeated="57"/>
        </table:table-row>
        <table:table-row table:style-name="ro21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number-columns-repeated="58"/>
        </table:table-row>
        <table:table-row table:style-name="ro11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  <table:table-cell office:value-type="string" calcext:value-type="string">
            <text:p>REFLECT</text:p>
            <text:p/>
            <text:p>PROJECT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うつ(る)</text:p>
            <text:p/>
            <text:p>うつ(す)</text:p>
            <text:p/>
            <text:p>は(える)</text:p>
            <text:p/>
            <text:p>-ば(え)</text:p>
          </table:table-cell>
          <table:table-cell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number-columns-repeated="58"/>
        </table:table-row>
        <table:table-row table:style-name="ro26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き(める)</text:p>
            <text:p/>
            <text:p>-ぎ(め)</text:p>
            <text:p/>
            <text:p>き(まる)</text:p>
          </table:table-cell>
          <table:table-cell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office:value-type="string" calcext:value-type="string">
            <text:p>resolve, settle</text:p>
          </table:table-cell>
          <table:table-cell table:number-columns-repeated="57"/>
        </table:table-row>
        <table:table-row table:style-name="ro11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  <table:table-cell office:value-type="string" calcext:value-type="string">
            <text:p>PLEASA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ころよ(い)</text:p>
          </table:table-cell>
          <table:table-cell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office:value-type="string" calcext:value-type="string">
            <text:p>comfortable, quick</text:p>
          </table:table-cell>
          <table:table-cell table:number-columns-repeated="57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  <table:table-cell office:value-type="string" calcext:value-type="string">
            <text:p>DISTINGUISHED</text:p>
            <text:p/>
            <text:p>ENGLAND</text:p>
          </table:table-cell>
          <table:table-cell office:value-type="string" calcext:value-type="string">
            <text:p>エイ</text:p>
          </table:table-cell>
          <table:table-cell table:style-name="ce37"/>
          <table:table-cell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number-columns-repeated="58"/>
        </table:table-row>
        <table:table-row table:style-name="ro51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  <table:table-cell office:value-type="string" calcext:value-type="string">
            <text:p>LINE UP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な(み)</text:p>
            <text:p/>
            <text:p>なみ</text:p>
            <text:p/>
            <text:p>なら(べる)</text:p>
            <text:p/>
            <text:p>なら(ぶ)</text:p>
            <text:p/>
            <text:p>なら(びに)</text:p>
          </table:table-cell>
          <table:table-cell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office:value-type="string" calcext:value-type="string">
            <text:p>place in a row; average, ordinary</text:p>
          </table:table-cell>
          <table:table-cell table:number-columns-repeated="57"/>
        </table:table-row>
        <table:table-row table:style-name="ro5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  <table:table-cell office:value-type="string" calcext:value-type="string">
            <text:p>FLAT</text:p>
            <text:p/>
            <text:p>CALM</text:p>
          </table:table-cell>
          <table:table-cell office:value-type="string" calcext:value-type="string">
            <text:p>ヘイ</text:p>
            <text:p/>
            <text:p>ビョウ</text:p>
          </table:table-cell>
          <table:table-cell office:value-type="string" calcext:value-type="string">
            <text:p>たい(ら)</text:p>
            <text:p/>
            <text:p>-だいら</text:p>
            <text:p/>
            <text:p>ひら(-)</text:p>
          </table:table-cell>
          <table:table-cell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office:value-type="string" calcext:value-type="string">
            <text:p>impartial; plain</text:p>
          </table:table-cell>
          <table:table-cell table:number-columns-repeated="57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なか(ば)</text:p>
          </table:table-cell>
          <table:table-cell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number-columns-repeated="58"/>
        </table:table-row>
        <table:table-row table:style-name="ro63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うま(-)</text:p>
            <text:p/>
            <text:p>ま</text:p>
          </table:table-cell>
          <table:table-cell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number-columns-repeated="58"/>
        </table:table-row>
        <table:table-row table:style-name="ro14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  <table:table-cell office:value-type="string" calcext:value-type="string">
            <text:p>SHAKU (30.3 centimers)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尺八 ・ しゃくはち ・ end-blown bamboo flute 1.8 s. l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63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つ(きる)</text:p>
            <text:p/>
            <text:p>(-)つ(くす)</text:p>
            <text:p/>
            <text:p>-づ(くし)</text:p>
            <text:p/>
            <text:p>つ(かす)</text:p>
          </table:table-cell>
          <table:table-cell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office:value-type="string" calcext:value-type="string">
            <text:p>use up</text:p>
          </table:table-cell>
          <table:table-cell table:number-columns-repeated="57"/>
        </table:table-row>
        <table:table-row table:style-name="ro7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エキ</text:p>
          </table:table-cell>
          <table:table-cell table:style-name="ce37"/>
          <table:table-cell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number-columns-repeated="58"/>
        </table:table-row>
        <table:table-row table:style-name="ro21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number-columns-repeated="58"/>
        </table:table-row>
        <table:table-row table:style-name="ro9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number-columns-repeated="58"/>
        </table:table-row>
        <table:table-row table:style-name="ro11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  <table:table-cell office:value-type="string" calcext:value-type="string">
            <text:p>ANGLE</text:p>
            <text:p/>
            <text:p>HOR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ど</text:p>
            <text:p/>
            <text:p>つの</text:p>
          </table:table-cell>
          <table:table-cell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office:value-type="string" calcext:value-type="string">
            <text:p>corner</text:p>
          </table:table-cell>
          <table:table-cell table:number-columns-repeated="57"/>
        </table:table-row>
        <table:table-row table:style-name="ro7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office:value-type="string" calcext:value-type="string">
            <text:p>worm</text:p>
          </table:table-cell>
          <table:table-cell table:number-columns-repeated="57"/>
        </table:table-row>
        <table:table-row table:style-name="ro26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れる)</text:p>
            <text:p/>
            <text:p>さわ(る)</text:p>
          </table:table-cell>
          <table:table-cell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office:value-type="string" calcext:value-type="string">
            <text:p>come in contact with</text:p>
          </table:table-cell>
          <table:table-cell table:number-columns-repeated="57"/>
        </table:table-row>
        <table:table-row table:style-name="ro22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TAKE APART</text:p>
            <text:p/>
            <text:p>DISSOLVE</text:p>
            <text:p/>
            <text:p>CLARIFY</text:p>
          </table:table-cell>
          <table:table-cell office:value-type="string" calcext:value-type="string">
            <text:p>カイ</text:p>
            <text:p/>
            <text:p>ゲ</text:p>
          </table:table-cell>
          <table:table-cell office:value-type="string" calcext:value-type="string">
            <text:p>と(く)</text:p>
            <text:p/>
            <text:p>と(かす)</text:p>
            <text:p/>
            <text:p>と(ける)</text:p>
          </table:table-cell>
          <table:table-cell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office:value-type="string" calcext:value-type="string">
            <text:p>solve</text:p>
          </table:table-cell>
          <table:table-cell table:number-columns-repeated="57"/>
        </table:table-row>
        <table:table-row table:style-name="ro63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ドク</text:p>
          </table:table-cell>
          <table:table-cell office:value-type="string" calcext:value-type="string">
            <text:p>ひと(り)</text:p>
          </table:table-cell>
          <table:table-cell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office:value-type="string" calcext:value-type="string">
            <text:p>by oneself</text:p>
          </table:table-cell>
          <table:table-cell table:number-columns-repeated="57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number-columns-repeated="58"/>
        </table:table-row>
        <table:table-row table:style-name="ro63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  <table:table-cell office:value-type="string" calcext:value-type="string">
            <text:p>OCCUPY</text:p>
            <text:p/>
            <text:p>DIVIN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し(める)</text:p>
            <text:p/>
            <text:p>うらな(う)</text:p>
          </table:table-cell>
          <table:table-cell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office:value-type="string" calcext:value-type="string">
            <text:p>hold</text:p>
          </table:table-cell>
          <table:table-cell table:number-columns-repeated="57"/>
        </table:table-row>
        <table:table-row table:style-name="ro7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office:value-type="string" calcext:value-type="string">
            <text:p>dot</text:p>
          </table:table-cell>
          <table:table-cell table:number-columns-repeated="57"/>
        </table:table-row>
        <table:table-row table:style-name="ro7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MILITARY MAN</text:p>
            <text:p/>
            <text:p>MAN OF LEARNING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office:value-type="string" calcext:value-type="string">
            <text:p>professional suffix</text:p>
          </table:table-cell>
          <table:table-cell table:number-columns-repeated="57"/>
        </table:table-row>
        <table:table-row table:style-name="ro22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きな(う)</text:p>
          </table:table-cell>
          <table:table-cell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office:value-type="string" calcext:value-type="string">
            <text:p>commerce</text:p>
          </table:table-cell>
          <table:table-cell table:number-columns-repeated="57"/>
        </table:table-row>
        <table:table-row table:style-name="ro63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number-columns-repeated="58"/>
        </table:table-row>
        <table:table-row table:style-name="ro29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(る)</text:p>
            <text:p/>
            <text:p>う(れる)</text:p>
          </table:table-cell>
          <table:table-cell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number-columns-repeated="58"/>
        </table:table-row>
        <table:table-row table:style-name="ro51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ゾク</text:p>
          </table:table-cell>
          <table:table-cell office:value-type="string" calcext:value-type="string">
            <text:p>つづ(く)</text:p>
            <text:p/>
            <text:p>つづ(ける)</text:p>
          </table:table-cell>
          <table:table-cell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number-columns-repeated="58"/>
        </table:table-row>
        <table:table-row table:style-name="ro10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ドク</text:p>
            <text:p/>
            <text:p>トウ</text:p>
            <text:p/>
            <text:p>トク</text:p>
          </table:table-cell>
          <table:table-cell office:value-type="string" calcext:value-type="string">
            <text:p>よ(む)</text:p>
            <text:p/>
            <text:p>-よ(み)</text:p>
          </table:table-cell>
          <table:table-cell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number-columns-repeated="58"/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とも</text:p>
            <text:p/>
            <text:p>とも(に)</text:p>
            <text:p/>
            <text:p>-ども</text:p>
          </table:table-cell>
          <table:table-cell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office:value-type="string" calcext:value-type="string">
            <text:p>together</text:p>
          </table:table-cell>
          <table:table-cell table:number-columns-repeated="57"/>
        </table:table-row>
        <table:table-row table:style-name="ro16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キョウ</text:p>
            <text:p/>
            <text:p>ク</text:p>
          </table:table-cell>
          <table:table-cell office:value-type="string" calcext:value-type="string">
            <text:p>そな(える)</text:p>
            <text:p/>
            <text:p>とも</text:p>
            <text:p/>
            <text:p>-ども</text:p>
          </table:table-cell>
          <table:table-cell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14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number-columns-repeated="58"/>
        </table:table-row>
        <table:table-row table:style-name="ro63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FORMER TIMES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number-columns-repeated="58"/>
        </table:table-row>
        <table:table-row table:style-name="ro6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number-columns-repeated="58"/>
        </table:table-row>
        <table:table-row table:style-name="ro29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む(い)</text:p>
          </table:table-cell>
          <table:table-cell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number-columns-repeated="58"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number-columns-repeated="58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カ</text:p>
            <text:p/>
            <text:p>ゲ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number-columns-repeated="58"/>
        </table:table-row>
        <table:table-row table:style-name="ro9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number-columns-repeated="58"/>
        </table:table-row>
        <table:table-row table:style-name="ro22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MAIN</text:p>
            <text:p/>
            <text:p>LORD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ぬし</text:p>
            <text:p/>
            <text:p>おも</text:p>
            <text:p/>
            <text:p>あるじ*</text:p>
          </table:table-cell>
          <table:table-cell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office:value-type="string" calcext:value-type="string">
            <text:p>master</text:p>
          </table:table-cell>
          <table:table-cell table:number-columns-repeated="57"/>
        </table:table-row>
        <table:table-row table:style-name="ro10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す(む)</text:p>
            <text:p/>
            <text:p>す(まう)</text:p>
            <text:p/>
            <text:p>-ず(まい)</text:p>
          </table:table-cell>
          <table:table-cell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office:value-type="string" calcext:value-type="string">
            <text:p>inhabit</text:p>
          </table:table-cell>
          <table:table-cell table:number-columns-repeated="57"/>
        </table:table-row>
        <table:table-row table:style-name="ro7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  <table:table-cell office:value-type="string" calcext:value-type="string">
            <text:p>STATIONED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number-columns-repeated="58"/>
        </table:table-row>
        <table:table-row table:style-name="ro10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  <table:table-cell office:value-type="string" calcext:value-type="string">
            <text:p>POUR</text:p>
            <text:p/>
            <text:p>CONCENTRAT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そそ(ぐ)</text:p>
          </table:table-cell>
          <table:table-cell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office:value-type="string" calcext:value-type="string">
            <text:p>pay attention to</text:p>
          </table:table-cell>
          <table:table-cell table:number-columns-repeated="57"/>
        </table:table-row>
        <table:table-row table:style-name="ro16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ざ(す)</text:p>
            <text:p/>
            <text:p>こころざし</text:p>
          </table:table-cell>
          <table:table-cell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office:value-type="string" calcext:value-type="string">
            <text:p>aim</text:p>
          </table:table-cell>
          <table:table-cell table:number-columns-repeated="57"/>
        </table:table-row>
        <table:table-row table:style-name="ro6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office:value-type="string" calcext:value-type="string">
            <text:p>document</text:p>
          </table:table-cell>
          <table:table-cell table:number-columns-repeated="57"/>
        </table:table-row>
        <table:table-row table:style-name="ro10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  <table:table-cell office:value-type="string" calcext:value-type="string">
            <text:p>SERVE</text:p>
            <text:p/>
            <text:p>DO</text:p>
          </table:table-cell>
          <table:table-cell office:value-type="string" calcext:value-type="string">
            <text:p>シ</text:p>
            <text:p/>
            <text:p>ジ</text:p>
          </table:table-cell>
          <table:table-cell office:value-type="string" calcext:value-type="string">
            <text:p>つか(える)</text:p>
          </table:table-cell>
          <table:table-cell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number-columns-repeated="58"/>
        </table:table-row>
        <table:table-row table:style-name="ro16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  <table:table-cell office:value-type="string" calcext:value-type="string">
            <text:p>OFFICE</text:p>
            <text:p/>
            <text:p>ENTRUST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まか(せる) </text:p>
            <text:p/>
            <text:p>まか(す)</text:p>
          </table:table-cell>
          <table:table-cell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office:value-type="string" calcext:value-type="string">
            <text:p>duty ・ leave [up] to</text:p>
          </table:table-cell>
          <table:table-cell table:number-columns-repeated="57"/>
        </table:table-row>
        <table:table-row table:style-name="ro63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  <table:table-cell office:value-type="string" calcext:value-type="string">
            <text:p>BRANCH</text:p>
            <text:p/>
            <text:p>SUPPORT</text:p>
            <text:p/>
            <text:p>BE OBSTRUCTE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さ(える)</text:p>
            <text:p/>
            <text:p>つか(える)</text:p>
            <text:p/>
            <text:p>　か(う)</text:p>
          </table:table-cell>
          <table:table-cell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office:value-type="string" calcext:value-type="string">
            <text:p>prop up</text:p>
          </table:table-cell>
          <table:table-cell table:number-columns-repeated="57"/>
        </table:table-row>
        <table:table-row table:style-name="ro63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ハン</text:p>
            <text:p/>
            <text:p>タン</text:p>
            <text:p/>
            <text:p>ホン</text:p>
          </table:table-cell>
          <table:table-cell office:value-type="string" calcext:value-type="string">
            <text:p>そ(る)</text:p>
            <text:p/>
            <text:p>そ(らす)</text:p>
          </table:table-cell>
          <table:table-cell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office:value-type="string" calcext:value-type="string">
            <text:p>against, anti-</text:p>
          </table:table-cell>
          <table:table-cell table:number-columns-repeated="57"/>
        </table:table-row>
        <table:table-row table:style-name="ro6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number-columns-repeated="58"/>
        </table:table-row>
        <table:table-row table:style-name="ro21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  <table:table-cell office:value-type="string" calcext:value-type="string">
            <text:p>ŌSAKA</text:p>
            <text:p/>
            <text:p>SLOP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さか</text:p>
          </table:table-cell>
          <table:table-cell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number-columns-repeated="58"/>
        </table:table-row>
        <table:table-row table:style-name="ro29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COOKED RICE</text:p>
            <text:p/>
            <text:p>MEA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number-columns-repeated="58"/>
        </table:table-row>
        <table:table-row table:style-name="ro63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(-)かえ(す)</text:p>
            <text:p/>
            <text:p>(-)かえ(る)</text:p>
          </table:table-cell>
          <table:table-cell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office:value-type="string" calcext:value-type="string">
            <text:p>send back</text:p>
          </table:table-cell>
          <table:table-cell table:number-columns-repeated="57"/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  <table:table-cell office:value-type="string" calcext:value-type="string">
            <text:p>MISCELLANEOUS</text:p>
            <text:p/>
            <text:p>MIXED</text:p>
          </table:table-cell>
          <table:table-cell office:value-type="string" calcext:value-type="string">
            <text:p>ザツ</text:p>
            <text:p/>
            <text:p>ゾウ</text:p>
          </table:table-cell>
          <table:table-cell table:style-name="ce37"/>
          <table:table-cell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number-columns-repeated="58"/>
        </table:table-row>
        <table:table-row table:style-name="ro26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  <table:table-cell office:value-type="string" calcext:value-type="string">
            <text:p>DISORDERED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みだ(れる)</text:p>
            <text:p/>
            <text:p>みだ(る)</text:p>
            <text:p/>
            <text:p>みだ(す)</text:p>
          </table:table-cell>
          <table:table-cell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office:value-type="string" calcext:value-type="string">
            <text:p>excessive</text:p>
          </table:table-cell>
          <table:table-cell table:number-columns-repeated="57"/>
        </table:table-row>
        <table:table-row table:style-name="ro11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  <table:table-cell office:value-type="string" calcext:value-type="string">
            <text:p><text:span text:style-name="T8">A BIT OF</text:span></text:p>
            <text:p/>
            <text:p><text:span text:style-name="T9">SUN</text:span><text:span text:style-name="T10"> (3.03 cm)</text:span></text:p>
          </table:table-cell>
          <table:table-cell office:value-type="string" calcext:value-type="string">
            <text:p>スン</text:p>
          </table:table-cell>
          <table:table-cell table:style-name="ce37"/>
          <table:table-cell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number-columns-repeated="58"/>
        </table:table-row>
        <table:table-row table:style-name="ro9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てら</text:p>
          </table:table-cell>
          <table:table-cell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number-columns-repeated="58"/>
        </table:table-row>
        <table:table-row table:style-name="ro7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とき</text:p>
            <text:p/>
            <text:p>-どき</text:p>
          </table:table-cell>
          <table:table-cell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number-columns-repeated="58"/>
        </table:table-row>
        <table:table-row table:style-name="ro22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も(つ)</text:p>
            <text:p/>
            <text:p>-も(ち)</text:p>
            <text:p/>
            <text:p>も(てる)</text:p>
          </table:table-cell>
          <table:table-cell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office:value-type="string" calcext:value-type="string">
            <text:p>have, keep</text:p>
          </table:table-cell>
          <table:table-cell table:number-columns-repeated="57"/>
        </table:table-row>
        <table:table-row table:style-name="ro21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office:value-type="string" calcext:value-type="string">
            <text:p>particular</text:p>
          </table:table-cell>
          <table:table-cell table:number-columns-repeated="57"/>
        </table:table-row>
        <table:table-row table:style-name="ro11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  <table:table-cell office:value-type="string" calcext:value-type="string">
            <text:p>WAIT [for]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ま(つ)</text:p>
            <text:p/>
            <text:p>-ま(ち)</text:p>
          </table:table-cell>
          <table:table-cell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63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  <table:table-cell office:value-type="string" calcext:value-type="string">
            <text:p>ACQUIRE</text:p>
            <text:p/>
            <text:p>GAIN</text:p>
          </table:table-cell>
          <table:table-cell office:value-type="string" calcext:value-type="string">
            <text:p>トク</text:p>
          </table:table-cell>
          <table:table-cell office:value-type="string" calcext:value-type="string">
            <text:p>え(る)</text:p>
            <text:p/>
            <text:p>う(る)</text:p>
          </table:table-cell>
          <table:table-cell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office:value-type="string" calcext:value-type="string">
            <text:p>benefit</text:p>
          </table:table-cell>
          <table:table-cell table:number-columns-repeated="57"/>
        </table:table-row>
        <table:table-row table:style-name="ro63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  <table:table-cell office:value-type="string" calcext:value-type="string">
            <text:p>ATTEND UPON</text:p>
            <text:p/>
            <text:p>SAMURAI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さむらい</text:p>
          </table:table-cell>
          <table:table-cell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number-columns-repeated="58"/>
        </table:table-row>
        <table:table-row table:style-name="ro63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number-columns-repeated="58"/>
        </table:table-row>
        <table:table-row table:style-name="ro9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  <table:table-cell office:value-type="string" calcext:value-type="string">
            <text:p>IMMEDIATE</text:p>
            <text:p/>
            <text:p>NAMELY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すなわ(ち)*</text:p>
          </table:table-cell>
          <table:table-cell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office:value-type="string" calcext:value-type="string">
            <text:p>that is</text:p>
          </table:table-cell>
          <table:table-cell table:number-columns-repeated="57"/>
        </table:table-row>
        <table:table-row table:style-name="ro63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JOINT</text:p>
            <text:p/>
            <text:p>SECTION</text:p>
            <text:p/>
            <text:p>SEASON OF THE YEAR</text:p>
          </table:table-cell>
          <table:table-cell office:value-type="string" calcext:value-type="string">
            <text:p>セツ</text:p>
            <text:p/>
            <text:p>セチ</text:p>
          </table:table-cell>
          <table:table-cell office:value-type="string" calcext:value-type="string">
            <text:p>ふし</text:p>
            <text:p/>
            <text:p>-ぶし</text:p>
          </table:table-cell>
          <table:table-cell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office:value-type="string" calcext:value-type="string">
            <text:p>node ・ space [out], economize ・ time</text:p>
          </table:table-cell>
          <table:table-cell table:number-columns-repeated="57"/>
        </table:table-row>
        <table:table-row table:style-name="ro63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  <table:table-cell office:value-type="string" calcext:value-type="string">
            <text:p>MUSCLE</text:p>
            <text:p/>
            <text:p>THREADLIKE STRUCTUR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すじ</text:p>
          </table:table-cell>
          <table:table-cell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office:value-type="string" calcext:value-type="string">
            <text:p>sinew ・ thread</text:p>
          </table:table-cell>
          <table:table-cell table:number-columns-repeated="57"/>
        </table:table-row>
        <table:table-row table:style-name="ro63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  <table:table-cell office:value-type="string" calcext:value-type="string">
            <text:p>EQUAL</text:p>
            <text:p/>
            <text:p>CLASS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と(しい)</text:p>
            <text:p/>
            <text:p>など*</text:p>
            <text:p/>
            <text:p>-ら*</text:p>
          </table:table-cell>
          <table:table-cell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office:value-type="string" calcext:value-type="string">
            <text:p>"and the like", "etc." ・ grade</text:p>
          </table:table-cell>
          <table:table-cell table:number-columns-repeated="57"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office:value-type="string" calcext:value-type="string">
            <text:p>even, uniform</text:p>
          </table:table-cell>
          <table:table-cell table:number-columns-repeated="57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number-columns-repeated="58"/>
        </table:table-row>
        <table:table-row table:style-name="ro11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ゆだ(ねる)</text:p>
          </table:table-cell>
          <table:table-cell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number-columns-repeated="58"/>
        </table:table-row>
        <table:table-row table:style-name="ro21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office:value-type="string" calcext:value-type="string">
            <text:p>cave</text:p>
          </table:table-cell>
          <table:table-cell table:number-columns-repeated="57"/>
        </table:table-row>
        <table:table-row table:style-name="ro63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SKY</text:p>
            <text:p/>
            <text:p>AIR</text:p>
            <text:p/>
            <text:p>EMPTY</text:p>
          </table:table-cell>
          <table:table-cell office:value-type="string" calcext:value-type="string">
            <text:p>クウ</text:p>
          </table:table-cell>
          <table:table-cell office:value-type="string" calcext:value-type="string">
            <text:p>そら</text:p>
            <text:p/>
            <text:p>あ(く)</text:p>
            <text:p/>
            <text:p>あ(き)</text:p>
            <text:p/>
            <text:p>あ(ける)</text:p>
            <text:p/>
            <text:p>から</text:p>
            <text:p/>
            <text:p>むな(しい)*</text:p>
            <text:p/>
            <text:p>す(く)*</text:p>
          </table:table-cell>
          <table:table-cell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number-columns-repeated="58"/>
        </table:table-row>
        <table:table-row table:style-name="ro8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number-columns-repeated="58"/>
        </table:table-row>
        <table:table-row table:style-name="ro63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ユウ</text:p>
            <text:p/>
            <text:p>ウ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office:value-type="string" calcext:value-type="string">
            <text:p>exist, there is</text:p>
          </table:table-cell>
          <table:table-cell table:number-columns-repeated="57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number-columns-repeated="58"/>
        </table:table-row>
        <table:table-row table:style-name="ro29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ウ</text:p>
            <text:p/>
            <text:p>ユウ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number-columns-repeated="58"/>
        </table:table-row>
        <table:table-row table:style-name="ro21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セキ</text:p>
            <text:p/>
            <text:p>コク</text:p>
            <text:p/>
            <text:p>シャク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number-columns-repeated="58"/>
        </table:table-row>
        <table:table-row table:style-name="ro9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ジャク</text:p>
            <text:p/>
            <text:p>ニャク</text:p>
          </table:table-cell>
          <table:table-cell office:value-type="string" calcext:value-type="string">
            <text:p>わか(い)</text:p>
            <text:p/>
            <text:p>わか-</text:p>
            <text:p/>
            <text:p>も(しくは)</text:p>
            <text:p/>
            <text:p>も(し)*</text:p>
          </table:table-cell>
          <table:table-cell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16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  <table:table-cell office:value-type="string" calcext:value-type="string">
            <text:p>SUFFERING</text:p>
            <text:p/>
            <text:p>BITTER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くる(しい)</text:p>
            <text:p/>
            <text:p>-ぐる(しい)</text:p>
            <text:p/>
            <text:p>くる(しむ)</text:p>
            <text:p/>
            <text:p>くる(しめる)</text:p>
            <text:p/>
            <text:p>にが(い)</text:p>
            <text:p/>
            <text:p>にが(る)</text:p>
          </table:table-cell>
          <table:table-cell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office:value-type="string" calcext:value-type="string">
            <text:p>hardship</text:p>
          </table:table-cell>
          <table:table-cell table:number-columns-repeated="57"/>
        </table:table-row>
        <table:table-row table:style-name="ro9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あ(る)</text:p>
          </table:table-cell>
          <table:table-cell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11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  <table:table-cell office:value-type="string" calcext:value-type="string">
            <text:p>EXIST</text:p>
          </table:table-cell>
          <table:table-cell office:value-type="string" calcext:value-type="string">
            <text:p>ソン</text:p>
            <text:p/>
            <text:p>ゾン</text:p>
          </table:table-cell>
          <table:table-cell table:style-name="ce37"/>
          <table:table-cell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office:value-type="string" calcext:value-type="string">
            <text:p>be aware of, believe</text:p>
          </table:table-cell>
          <table:table-cell table:number-columns-repeated="57"/>
        </table:table-row>
        <table:table-row table:style-name="ro29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ほ(す)</text:p>
            <text:p/>
            <text:p>ほ(し)-</text:p>
            <text:p/>
            <text:p>-ぼ(し)</text:p>
            <text:p/>
            <text:p>ひ(る)</text:p>
          </table:table-cell>
          <table:table-cell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number-columns-repeated="58"/>
        </table:table-row>
        <table:table-row table:style-name="ro6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number-columns-repeated="58"/>
        </table:table-row>
        <table:table-row table:style-name="ro11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  <table:table-cell office:value-type="string" calcext:value-type="string">
            <text:p>SWEA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せ</text:p>
          </table:table-cell>
          <table:table-cell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number-columns-repeated="58"/>
        </table:table-row>
        <table:table-row table:style-name="ro9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さお</text:p>
          </table:table-cell>
          <table:table-cell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number-columns-repeated="58"/>
        </table:table-row>
        <table:table-row table:style-name="ro11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  <table:table-cell office:value-type="string" calcext:value-type="string">
            <text:p>ADVANTAGE</text:p>
            <text:p/>
            <text:p>PROFIT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number-columns-repeated="58"/>
        </table:table-row>
        <table:table-row table:style-name="ro29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office:value-type="string" calcext:value-type="string">
            <text:p>hinder</text:p>
          </table:table-cell>
          <table:table-cell table:number-columns-repeated="57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エキ</text:p>
            <text:p/>
            <text:p>ヤク</text:p>
          </table:table-cell>
          <table:table-cell office:value-type="string" calcext:value-type="string">
            <text:p>ま(す)*</text:p>
          </table:table-cell>
          <table:table-cell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office:value-type="string" calcext:value-type="string">
            <text:p>profit</text:p>
          </table:table-cell>
          <table:table-cell table:number-columns-repeated="57"/>
        </table:table-row>
        <table:table-row table:style-name="ro16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  <table:table-cell office:value-type="string" calcext:value-type="string">
            <text:p>SPILL OVER</text:p>
          </table:table-cell>
          <table:table-cell office:value-type="string" calcext:value-type="string">
            <text:p>イツ</text:p>
          </table:table-cell>
          <table:table-cell office:value-type="string" calcext:value-type="string">
            <text:p>あふ(れる)</text:p>
            <text:p/>
            <text:p>こぼ(れる)*</text:p>
            <text:p/>
            <text:p>こぼ(す)*</text:p>
          </table:table-cell>
          <table:table-cell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number-columns-repeated="58"/>
        </table:table-row>
        <table:table-row table:style-name="ro51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わ(る)</text:p>
            <text:p/>
            <text:p>わり</text:p>
            <text:p/>
            <text:p>わ(り)</text:p>
            <text:p/>
            <text:p>わ(れる)</text:p>
            <text:p/>
            <text:p>さ(く)</text:p>
          </table:table-cell>
          <table:table-cell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office:value-type="string" calcext:value-type="string">
            <text:p>cut, break</text:p>
          </table:table-cell>
          <table:table-cell table:number-columns-repeated="57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office:value-type="string" calcext:value-type="string">
            <text:p>code of laws</text:p>
          </table:table-cell>
          <table:table-cell table:number-columns-repeated="57"/>
        </table:table-row>
        <table:table-row table:style-name="ro22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  <table:table-cell office:value-type="string" calcext:value-type="string">
            <text:p>FEATHER</text:p>
            <text:p/>
            <text:p>WING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は</text:p>
            <text:p/>
            <text:p>はね</text:p>
            <text:p/>
            <text:p>-わ</text:p>
            <text:p/>
            <text:p>-ば</text:p>
          </table:table-cell>
          <table:table-cell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number-columns-repeated="58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  <table:table-cell office:value-type="string" calcext:value-type="string">
            <text:p>THE FOLLOWING</text:p>
          </table:table-cell>
          <table:table-cell office:value-type="string" calcext:value-type="string">
            <text:p>ヨク</text:p>
          </table:table-cell>
          <table:table-cell table:style-name="ce37"/>
          <table:table-cell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number-columns-repeated="58"/>
        </table:table-row>
        <table:table-row table:style-name="ro29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  <table:table-cell office:value-type="string" calcext:value-type="string">
            <text:p>LEARN</text:p>
            <text:p/>
            <text:p>CUSTOM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なら(う)</text:p>
            <text:p/>
            <text:p>なら(い)</text:p>
          </table:table-cell>
          <table:table-cell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office:value-type="string" calcext:value-type="string">
            <text:p>study ・ habit</text:p>
          </table:table-cell>
          <table:table-cell table:number-columns-repeated="57"/>
        </table:table-row>
        <table:table-row table:style-name="ro5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ゆみ</text:p>
          </table:table-cell>
          <table:table-cell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number-columns-repeated="58"/>
        </table:table-row>
        <table:table-row table:style-name="ro16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  <table:table-cell office:value-type="string" calcext:value-type="string">
            <text:p>DRAW</text:p>
            <text:p/>
            <text:p>REDUC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ひ(く)</text:p>
            <text:p/>
            <text:p>ひ.き(-)</text:p>
            <text:p/>
            <text:p>-び(き)</text:p>
            <text:p/>
            <text:p>ひ(ける)</text:p>
          </table:table-cell>
          <table:table-cell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office:value-type="string" calcext:value-type="string">
            <text:p>draw toward, pull back</text:p>
          </table:table-cell>
          <table:table-cell table:number-columns-repeated="57"/>
        </table:table-row>
        <table:table-row table:style-name="ro51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つよ(い)</text:p>
            <text:p/>
            <text:p>つよ(まる)</text:p>
            <text:p/>
            <text:p>つよ(める)</text:p>
            <text:p/>
            <text:p>し(いる)</text:p>
          </table:table-cell>
          <table:table-cell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number-columns-repeated="58"/>
        </table:table-row>
        <table:table-row table:style-name="ro11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ジャク</text:p>
          </table:table-cell>
          <table:table-cell office:value-type="string" calcext:value-type="string">
            <text:p>よわ(い)</text:p>
            <text:p/>
            <text:p>よわ(る)</text:p>
            <text:p/>
            <text:p>よわ(まる)</text:p>
            <text:p/>
            <text:p>よわ(める)</text:p>
          </table:table-cell>
          <table:table-cell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number-columns-repeated="58"/>
        </table:table-row>
        <table:table-row table:style-name="ro63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WIND</text:p>
            <text:p/>
            <text:p>MANNER</text:p>
          </table:table-cell>
          <table:table-cell office:value-type="string" calcext:value-type="string">
            <text:p>フウ</text:p>
            <text:p/>
            <text:p>フ</text:p>
          </table:table-cell>
          <table:table-cell office:value-type="string" calcext:value-type="string">
            <text:p>(-)かぜ</text:p>
            <text:p/>
            <text:p>かざ-</text:p>
          </table:table-cell>
          <table:table-cell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number-columns-repeated="58"/>
        </table:table-row>
        <table:table-row table:style-name="ro11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キ</text:p>
            <text:p/>
            <text:p>コ</text:p>
          </table:table-cell>
          <table:table-cell office:value-type="string" calcext:value-type="string">
            <text:p>おのれ</text:p>
          </table:table-cell>
          <table:table-cell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number-columns-repeated="58"/>
        </table:table-row>
        <table:table-row table:style-name="ro22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  <table:table-cell office:value-type="string" calcext:value-type="string">
            <text:p>WRITE DOW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しる(す)</text:p>
          </table:table-cell>
          <table:table-cell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number-columns-repeated="58"/>
        </table:table-row>
        <table:table-row table:style-name="ro63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  <table:table-cell office:value-type="string" calcext:value-type="string">
            <text:p>ERA</text:p>
            <text:p/>
            <text:p>DISCIPLINE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office:value-type="string" calcext:value-type="string">
            <text:p>age ・ morals</text:p>
          </table:table-cell>
          <table:table-cell table:number-columns-repeated="57"/>
        </table:table-row>
        <table:table-row table:style-name="ro9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あらた(める)</text:p>
            <text:p/>
            <text:p>あらた(まる)</text:p>
          </table:table-cell>
          <table:table-cell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office:value-type="string" calcext:value-type="string">
            <text:p>renew</text:p>
          </table:table-cell>
          <table:table-cell table:number-columns-repeated="57"/>
        </table:table-row>
        <table:table-row table:style-name="ro29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(きる)</text:p>
            <text:p/>
            <text:p>お(こる)</text:p>
            <text:p/>
            <text:p>お(こす)</text:p>
          </table:table-cell>
          <table:table-cell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office:value-type="string" calcext:value-type="string">
            <text:p>arise; occur</text:p>
          </table:table-cell>
          <table:table-cell table:number-columns-repeated="57"/>
        </table:table-row>
        <table:table-row table:style-name="ro5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number-columns-repeated="58"/>
        </table:table-row>
        <table:table-row table:style-name="ro63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ユ</text:p>
            <text:p/>
            <text:p>ユイ</text:p>
            <text:p/>
            <text:p>ユウ</text:p>
          </table:table-cell>
          <table:table-cell office:value-type="string" calcext:value-type="string">
            <text:p>よし</text:p>
          </table:table-cell>
          <table:table-cell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office:value-type="string" calcext:value-type="string">
            <text:p>cause</text:p>
          </table:table-cell>
          <table:table-cell table:number-columns-repeated="57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number-columns-repeated="58"/>
        </table:table-row>
        <table:table-row table:style-name="ro15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number-columns-repeated="58"/>
        </table:table-row>
        <table:table-row table:style-name="ro63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  <table:table-cell office:value-type="string" calcext:value-type="string">
            <text:p>ENCLOS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かこ(む)</text:p>
            <text:p/>
            <text:p>かこ(う)</text:p>
            <text:p/>
            <text:p>かこ(い)</text:p>
          </table:table-cell>
          <table:table-cell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number-columns-repeated="58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office:value-type="string" calcext:value-type="string">
            <text:p>of food</text:p>
          </table:table-cell>
          <table:table-cell table:number-columns-repeated="57"/>
        </table:table-row>
        <table:table-row table:style-name="ro5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  <table:table-cell office:value-type="string" calcext:value-type="string">
            <text:p>TOWN SUBSECTION</text:p>
            <text:p/>
            <text:p>MISCELLANEOUS COUNTER</text:p>
          </table:table-cell>
          <table:table-cell office:value-type="string" calcext:value-type="string">
            <text:p>チョウ</text:p>
            <text:p/>
            <text:p>テイ</text:p>
          </table:table-cell>
          <table:table-cell table:style-name="ce37"/>
          <table:table-cell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number-columns-repeated="58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  <table:table-cell office:value-type="string" calcext:value-type="string">
            <text:p>COURTEOUS</text:p>
          </table:table-cell>
          <table:table-cell office:value-type="string" calcext:value-type="string">
            <text:p>ネイ</text:p>
          </table:table-cell>
          <table:table-cell office:value-type="string" calcext:value-type="string">
            <text:p>むし(ろ)*</text:p>
          </table:table-cell>
          <table:table-cell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office:value-type="string" calcext:value-type="string">
            <text:p>peaceful</text:p>
          </table:table-cell>
          <table:table-cell table:number-columns-repeated="57"/>
        </table:table-row>
        <table:table-row table:style-name="ro63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office:value-type="string" calcext:value-type="string">
            <text:p>~ section</text:p>
          </table:table-cell>
          <table:table-cell table:number-columns-repeated="57"/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number-columns-repeated="58"/>
        </table:table-row>
        <table:table-row table:style-name="ro29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  <table:table-cell office:value-type="string" calcext:value-type="string">
            <text:p>GOVERNMENT AGENCY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number-columns-repeated="58"/>
        </table:table-row>
        <table:table-row table:style-name="ro9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たくわ(える)</text:p>
            <text:p/>
            <text:p>た(める)</text:p>
          </table:table-cell>
          <table:table-cell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63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  <table:table-cell office:value-type="string" calcext:value-type="string">
            <text:p>EASY</text:p>
            <text:p/>
            <text:p>EXCHANGE</text:p>
            <text:p/>
            <text:p>FORTUNETELLING</text:p>
          </table:table-cell>
          <table:table-cell office:value-type="string" calcext:value-type="string">
            <text:p>エキ</text:p>
            <text:p/>
            <text:p>イ</text:p>
          </table:table-cell>
          <table:table-cell office:value-type="string" calcext:value-type="string">
            <text:p>やさ(しい)</text:p>
            <text:p/>
            <text:p>やす(い)*</text:p>
          </table:table-cell>
          <table:table-cell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number-columns-repeated="58"/>
        </table:table-row>
        <table:table-row table:style-name="ro9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  <table:table-cell office:value-type="string" calcext:value-type="string">
            <text:p>DEIGN TO GIV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まわ(る)</text:p>
          </table:table-cell>
          <table:table-cell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office:value-type="string" calcext:value-type="string">
            <text:p>bestow</text:p>
          </table:table-cell>
          <table:table-cell table:number-columns-repeated="57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number-columns-repeated="58"/>
        </table:table-row>
        <table:table-row table:style-name="ro11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number-columns-repeated="58"/>
        </table:table-row>
        <table:table-row table:style-name="ro63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number-columns-repeated="58"/>
        </table:table-row>
        <table:table-row table:style-name="ro9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SPACE IN BETWEEN</text:p>
          </table:table-cell>
          <table:table-cell office:value-type="string" calcext:value-type="string">
            <text:p>カン</text:p>
            <text:p/>
            <text:p>ケン</text:p>
          </table:table-cell>
          <table:table-cell office:value-type="string" calcext:value-type="string">
            <text:p>あいだ</text:p>
            <text:p/>
            <text:p>ま</text:p>
          </table:table-cell>
          <table:table-cell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office:value-type="string" calcext:value-type="string">
            <text:p>interval</text:p>
          </table:table-cell>
          <table:table-cell table:number-columns-repeated="57"/>
        </table:table-row>
        <table:table-row table:style-name="ro9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と(じる)</text:p>
            <text:p/>
            <text:p>と(ざす)</text:p>
            <text:p/>
            <text:p>し(める)</text:p>
            <text:p/>
            <text:p>し(まる)</text:p>
          </table:table-cell>
          <table:table-cell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number-columns-repeated="58"/>
        </table:table-row>
        <table:table-row table:style-name="ro22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ひら(く)</text:p>
            <text:p/>
            <text:p>ひら(き)</text:p>
            <text:p/>
            <text:p>-び(らき)</text:p>
            <text:p/>
            <text:p>ひら(ける)</text:p>
            <text:p/>
            <text:p>あ(く)</text:p>
            <text:p/>
            <text:p>あ(ける)</text:p>
          </table:table-cell>
          <table:table-cell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number-columns-repeated="58"/>
        </table:table-row>
        <table:table-row table:style-name="ro10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  <table:table-cell office:value-type="string" calcext:value-type="string">
            <text:p>CONNECT WITH</text:p>
            <text:p/>
            <text:p>BARRI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せき</text:p>
            <text:p/>
            <text:p>-ぜき</text:p>
            <text:p/>
            <text:p>かか(わる)</text:p>
          </table:table-cell>
          <table:table-cell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office:value-type="string" calcext:value-type="string">
            <text:p>concern</text:p>
          </table:table-cell>
          <table:table-cell table:number-columns-repeated="57"/>
        </table:table-row>
        <table:table-row table:style-name="ro22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モン</text:p>
          </table:table-cell>
          <table:table-cell office:value-type="string" calcext:value-type="string">
            <text:p>と(う)</text:p>
            <text:p/>
            <text:p>と(い)</text:p>
            <text:p/>
            <text:p>とん</text:p>
          </table:table-cell>
          <table:table-cell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29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ブン</text:p>
            <text:p/>
            <text:p>モン</text:p>
          </table:table-cell>
          <table:table-cell office:value-type="string" calcext:value-type="string">
            <text:p>き(く)</text:p>
            <text:p/>
            <text:p>き(こえる)</text:p>
          </table:table-cell>
          <table:table-cell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office:value-type="string" calcext:value-type="string">
            <text:p>ask</text:p>
          </table:table-cell>
          <table:table-cell table:number-columns-repeated="57"/>
        </table:table-row>
        <table:table-row table:style-name="ro63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おとず(れる)</text:p>
            <text:p/>
            <text:p>　たず(ねる)</text:p>
          </table:table-cell>
          <table:table-cell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number-columns-repeated="58"/>
        </table:table-row>
        <table:table-row table:style-name="ro29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office:value-type="string" calcext:value-type="string">
            <text:p>transmit</text:p>
          </table:table-cell>
          <table:table-cell table:number-columns-repeated="57"/>
        </table:table-row>
        <table:table-row table:style-name="ro9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  <table:table-cell office:value-type="string" calcext:value-type="string">
            <text:p>TICKET</text:p>
            <text:p/>
            <text:p>CERTIFICAT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number-columns-repeated="58"/>
        </table:table-row>
        <table:table-row table:style-name="ro11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  <table:table-cell office:value-type="string" calcext:value-type="string">
            <text:p>WRAP</text:p>
            <text:p/>
            <text:p>ENCOMPASS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つつ(む)</text:p>
          </table:table-cell>
          <table:table-cell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number-columns-repeated="58"/>
        </table:table-row>
        <table:table-row table:style-name="ro16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  <table:table-cell office:value-type="string" calcext:value-type="string">
            <text:p>ROLL UP</text:p>
            <text:p/>
            <text:p>VOLUM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ま(き)</text:p>
            <text:p/>
            <text:p>ま(く)</text:p>
            <text:p/>
            <text:p>まき</text:p>
          </table:table-cell>
          <table:table-cell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office:value-type="string" calcext:value-type="string">
            <text:p>wind</text:p>
          </table:table-cell>
          <table:table-cell table:number-columns-repeated="57"/>
        </table:table-row>
        <table:table-row table:style-name="ro29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office:value-type="string" calcext:value-type="string">
            <text:p>circle, range</text:p>
          </table:table-cell>
          <table:table-cell table:number-columns-repeated="57"/>
        </table:table-row>
        <table:table-row table:style-name="ro63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WIN</text:p>
            <text:p/>
            <text:p>EXCE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(つ)</text:p>
            <text:p/>
            <text:p>-が(ち)</text:p>
            <text:p/>
            <text:p>まさ(る)</text:p>
          </table:table-cell>
          <table:table-cell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number-columns-repeated="58"/>
        </table:table-row>
        <table:table-row table:style-name="ro11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くさ</text:p>
            <text:p/>
            <text:p>たたか(う)</text:p>
          </table:table-cell>
          <table:table-cell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office:value-type="string" calcext:value-type="string">
            <text:p>battle, contest</text:p>
          </table:table-cell>
          <table:table-cell table:number-columns-repeated="57"/>
        </table:table-row>
        <table:table-row table:style-name="ro11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office:value-type="string" calcext:value-type="string">
            <text:p>simple, unit</text:p>
          </table:table-cell>
          <table:table-cell table:number-columns-repeated="57"/>
        </table:table-row>
        <table:table-row table:style-name="ro6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number-columns-repeated="58"/>
        </table:table-row>
        <table:table-row table:style-name="ro10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  <table:table-cell office:value-type="string" calcext:value-type="string">
            <text:p>PASS BY</text:p>
            <text:p/>
            <text:p>EXCEE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す(ぎる)</text:p>
            <text:p/>
            <text:p>-す(ぎ)</text:p>
            <text:p/>
            <text:p>す(ごす)</text:p>
            <text:p/>
            <text:p>あやま(つ)</text:p>
            <text:p/>
            <text:p>あやま(ち)</text:p>
          </table:table-cell>
          <table:table-cell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office:value-type="string" calcext:value-type="string">
            <text:p>over-</text:p>
          </table:table-cell>
          <table:table-cell table:number-columns-repeated="57"/>
        </table:table-row>
        <table:table-row table:style-name="ro11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ね</text:p>
          </table:table-cell>
          <table:table-cell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number-columns-repeated="58"/>
        </table:table-row>
        <table:table-row table:style-name="ro5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DAYTIME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office:value-type="string" calcext:value-type="string">
            <text:p>midday</text:p>
          </table:table-cell>
          <table:table-cell table:number-columns-repeated="57"/>
        </table:table-row>
        <table:table-row table:style-name="ro6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よ</text:p>
            <text:p/>
            <text:p>よる</text:p>
          </table:table-cell>
          <table:table-cell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number-columns-repeated="58"/>
        </table:table-row>
        <table:table-row table:style-name="ro6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エキ</text:p>
          </table:table-cell>
          <table:table-cell table:style-name="ce37"/>
          <table:table-cell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number-columns-repeated="58"/>
        </table:table-row>
        <table:table-row table:style-name="ro63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いまし(める)</text:p>
          </table:table-cell>
          <table:table-cell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office:value-type="string" calcext:value-type="string">
            <text:p>warn</text:p>
          </table:table-cell>
          <table:table-cell table:number-columns-repeated="57"/>
        </table:table-row>
        <table:table-row table:style-name="ro11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  <table:table-cell office:value-type="string" calcext:value-type="string">
            <text:p>HOW MANY</text:p>
            <text:p/>
            <text:p>SO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く-</text:p>
            <text:p/>
            <text:p>いく(つ)</text:p>
            <text:p/>
            <text:p>いく(ら)</text:p>
          </table:table-cell>
          <table:table-cell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number-columns-repeated="58"/>
        </table:table-row>
        <table:table-row table:style-name="ro15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  <table:table-cell office:value-type="string" calcext:value-type="string">
            <text:p>CAPITAL REGI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number-columns-repeated="58"/>
        </table:table-row>
        <table:table-row table:style-name="ro6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そ</text:p>
          </table:table-cell>
          <table:table-cell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number-columns-repeated="58"/>
        </table:table-row>
        <table:table-row table:style-name="ro11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  <table:table-cell office:value-type="string" calcext:value-type="string">
            <text:p>MACHINE</text:p>
            <text:p/>
            <text:p>AIRCRAFT</text:p>
            <text:p/>
            <text:p>OPPORTUNIT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number-columns-repeated="58"/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  <table:table-cell office:value-type="string" calcext:value-type="string">
            <text:p>MECHANICAL CONTRIVANC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number-columns-repeated="58"/>
        </table:table-row>
        <table:table-row table:style-name="ro4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(ぶ)</text:p>
            <text:p/>
            <text:p>(-)と(ばす)</text:p>
          </table:table-cell>
          <table:table-cell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22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FAMILY</text:p>
            <text:p/>
            <text:p>COURTESY TIT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うじ</text:p>
          </table:table-cell>
          <table:table-cell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office:value-type="string" calcext:value-type="string">
            <text:p>clan; surname</text:p>
          </table:table-cell>
          <table:table-cell table:number-columns-repeated="57"/>
        </table:table-row>
        <table:table-row table:style-name="ro11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たみ</text:p>
          </table:table-cell>
          <table:table-cell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office:value-type="string" calcext:value-type="string">
            <text:p>nation, race</text:p>
          </table:table-cell>
          <table:table-cell table:number-columns-repeated="57"/>
        </table:table-row>
        <table:table-row table:style-name="ro6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number-columns-repeated="58"/>
        </table:table-row>
        <table:table-row table:style-name="ro63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ひく(い)</text:p>
            <text:p/>
            <text:p>ひく(める)</text:p>
            <text:p/>
            <text:p>ひく(まる)</text:p>
          </table:table-cell>
          <table:table-cell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number-columns-repeated="58"/>
        </table:table-row>
        <table:table-row table:style-name="ro9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office:value-type="string" calcext:value-type="string">
            <text:p>stand up to</text:p>
          </table:table-cell>
          <table:table-cell table:number-columns-repeated="57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  <table:table-cell office:value-type="string" calcext:value-type="string">
            <text:p>STATELY RESIDENC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number-columns-repeated="58"/>
        </table:table-row>
        <table:table-row table:style-name="ro29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こ</text:p>
          </table:table-cell>
          <table:table-cell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office:value-type="string" calcext:value-type="string">
            <text:p>base</text:p>
          </table:table-cell>
          <table:table-cell table:number-columns-repeated="57"/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キョ</text:p>
          </table:table-cell>
          <table:table-cell table:style-name="ce37"/>
          <table:table-cell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number-columns-repeated="58"/>
        </table:table-row>
        <table:table-row table:style-name="ro6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RETAINER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office:value-type="string" calcext:value-type="string">
            <text:p>subject</text:p>
          </table:table-cell>
          <table:table-cell table:number-columns-repeated="57"/>
        </table:table-row>
        <table:table-row table:style-name="ro63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もと</text:p>
            <text:p/>
            <text:p>もとい</text:p>
          </table:table-cell>
          <table:table-cell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office:value-type="string" calcext:value-type="string">
            <text:p>foundation</text:p>
          </table:table-cell>
          <table:table-cell table:number-columns-repeated="57"/>
        </table:table-row>
        <table:table-row table:style-name="ro29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  <table:table-cell office:value-type="string" calcext:value-type="string">
            <text:p>TERM</text:p>
            <text:p/>
            <text:p>EXPECT</text:p>
          </table:table-cell>
          <table:table-cell office:value-type="string" calcext:value-type="string">
            <text:p>キ</text:p>
            <text:p/>
            <text:p>ゴ</text:p>
          </table:table-cell>
          <table:table-cell table:style-name="ce37"/>
          <table:table-cell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office:value-type="string" calcext:value-type="string">
            <text:p>period ・ anticipate</text:p>
          </table:table-cell>
          <table:table-cell table:number-columns-repeated="57"/>
        </table:table-row>
        <table:table-row table:style-name="ro9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け</text:p>
          </table:table-cell>
          <table:table-cell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number-columns-repeated="58"/>
        </table:table-row>
        <table:table-row table:style-name="ro11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number-columns-repeated="58"/>
        </table:table-row>
        <table:table-row table:style-name="ro63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イク</text:p>
          </table:table-cell>
          <table:table-cell office:value-type="string" calcext:value-type="string">
            <text:p>そだ(つ)</text:p>
            <text:p/>
            <text:p>そだ(ち)</text:p>
            <text:p/>
            <text:p>そだ(てる)</text:p>
            <text:p/>
            <text:p>はぐく(む)</text:p>
          </table:table-cell>
          <table:table-cell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number-columns-repeated="58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つじ</text:p>
          </table:table-cell>
          <table:table-cell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office:value-type="string" calcext:value-type="string">
            <text:p>goat</text:p>
          </table:table-cell>
          <table:table-cell table:number-columns-repeated="57"/>
        </table:table-row>
        <table:table-row table:style-name="ro29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  <table:table-cell office:value-type="string" calcext:value-type="string">
            <text:p>OCEAN</text:p>
            <text:p/>
            <text:p>WESTERN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office:value-type="string" calcext:value-type="string">
            <text:p>foreign</text:p>
          </table:table-cell>
          <table:table-cell table:number-columns-repeated="57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ギョ</text:p>
          </table:table-cell>
          <table:table-cell office:value-type="string" calcext:value-type="string">
            <text:p>うお</text:p>
            <text:p/>
            <text:p>さかな</text:p>
            <text:p/>
            <text:p>-ざかな</text:p>
          </table:table-cell>
          <table:table-cell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number-columns-repeated="58"/>
        </table:table-row>
        <table:table-row table:style-name="ro9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  <table:table-cell office:value-type="string" calcext:value-type="string">
            <text:p>FRESH</text:p>
            <text:p/>
            <text:p>VIVI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ざ(やか)</text:p>
          </table:table-cell>
          <table:table-cell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number-columns-repeated="58"/>
        </table:table-row>
        <table:table-row table:style-name="ro5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ソ</text:p>
            <text:p/>
            <text:p>ス</text:p>
          </table:table-cell>
          <table:table-cell office:value-type="string" calcext:value-type="string">
            <text:p>よみがえ(る)</text:p>
          </table:table-cell>
          <table:table-cell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number-columns-repeated="58"/>
        </table:table-row>
        <table:table-row table:style-name="ro6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くわ(しい)</text:p>
          </table:table-cell>
          <table:table-cell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number-columns-repeated="58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  <table:table-cell office:value-type="string" calcext:value-type="string">
            <text:p>AUSPICIOU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number-columns-repeated="58"/>
        </table:table-row>
        <table:table-row table:style-name="ro15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うつく(しい)</text:p>
          </table:table-cell>
          <table:table-cell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number-columns-repeated="58"/>
        </table:table-row>
        <table:table-row table:style-name="ro11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  <table:table-cell office:value-type="string" calcext:value-type="string">
            <text:p>WORK</text:p>
            <text:p/>
            <text:p>BUSINESS</text:p>
            <text:p/>
            <text:p>INDUSTRY</text:p>
          </table:table-cell>
          <table:table-cell office:value-type="string" calcext:value-type="string">
            <text:p>ギョウ</text:p>
            <text:p/>
            <text:p>ゴウ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number-columns-repeated="58"/>
        </table:table-row>
        <table:table-row table:style-name="ro11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REAL</text:p>
            <text:p/>
            <text:p>FRUIT</text:p>
          </table:table-cell>
          <table:table-cell office:value-type="string" calcext:value-type="string">
            <text:p>ジツ</text:p>
          </table:table-cell>
          <table:table-cell office:value-type="string" calcext:value-type="string">
            <text:p>み</text:p>
            <text:p/>
            <text:p>みの(る)</text:p>
          </table:table-cell>
          <table:table-cell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office:value-type="string" calcext:value-type="string">
            <text:p>actual, true ・ bear fruit</text:p>
          </table:table-cell>
          <table:table-cell table:number-columns-repeated="57"/>
        </table:table-row>
        <table:table-row table:style-name="ro16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やしな(う)</text:p>
          </table:table-cell>
          <table:table-cell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office:value-type="string" calcext:value-type="string">
            <text:p>cultivate, raise to maturity</text:p>
          </table:table-cell>
          <table:table-cell table:number-columns-repeated="57"/>
        </table:table-row>
        <table:table-row table:style-name="ro6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MODE</text:p>
            <text:p/>
            <text:p>FORMAL TITL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office:value-type="string" calcext:value-type="string">
            <text:p>manner, way [of doing], style</text:p>
          </table:table-cell>
          <table:table-cell table:number-columns-repeated="57"/>
        </table:table-row>
        <table:table-row table:style-name="ro22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くわだ(てる)</text:p>
            <text:p/>
            <text:p>たくら(む)</text:p>
          </table:table-cell>
          <table:table-cell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office:value-type="string" calcext:value-type="string">
            <text:p>project, plan</text:p>
          </table:table-cell>
          <table:table-cell table:number-columns-repeated="57"/>
        </table:table-row>
        <table:table-row table:style-name="ro16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  <table:table-cell office:value-type="string" calcext:value-type="string">
            <text:p>MUSICAL COMPOSITION</text:p>
            <text:p/>
            <text:p>CURVE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ま(がる)</text:p>
            <text:p/>
            <text:p>ま(げる)</text:p>
          </table:table-cell>
          <table:table-cell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number-columns-repeated="58"/>
        </table:table-row>
        <table:table-row table:style-name="ro58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  <table:table-cell office:value-type="string" calcext:value-type="string">
            <text:p>STANDARD WORK</text:p>
            <text:p/>
            <text:p>CANON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63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  <table:table-cell office:value-type="string" calcext:value-type="string">
            <text:p>RISE TO PROSPERITY</text:p>
            <text:p/>
            <text:p>AMUSEMENT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おこ(る)</text:p>
            <text:p/>
            <text:p>おこ(す)</text:p>
          </table:table-cell>
          <table:table-cell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office:value-type="string" calcext:value-type="string">
            <text:p>rouse up ・ interest</text:p>
          </table:table-cell>
          <table:table-cell table:number-columns-repeated="57"/>
        </table:table-row>
        <table:table-row table:style-name="ro4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  <table:table-cell office:value-type="string" calcext:value-type="string">
            <text:p>PALANQU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number-columns-repeated="58"/>
        </table:table-row>
        <table:table-row table:style-name="ro6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number-columns-repeated="58"/>
        </table:table-row>
        <table:table-row table:style-name="ro15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  <table:table-cell office:value-type="string" calcext:value-type="string">
            <text:p>WATERFALL</text:p>
          </table:table-cell>
          <table:table-cell/>
          <table:table-cell office:value-type="string" calcext:value-type="string">
            <text:p>たき</text:p>
          </table:table-cell>
          <table:table-cell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number-columns-repeated="58"/>
        </table:table-row>
        <table:table-row table:style-name="ro63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かご</text:p>
            <text:p/>
            <text:p>こ(める)</text:p>
            <text:p/>
            <text:p>こも(る)</text:p>
          </table:table-cell>
          <table:table-cell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office:value-type="string" calcext:value-type="string">
            <text:p>confine [onself] in</text:p>
          </table:table-cell>
          <table:table-cell table:number-columns-repeated="57"/>
        </table:table-row>
        <table:table-row table:style-name="ro7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THE DRAGON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6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  <table:table-cell office:value-type="string" calcext:value-type="string">
            <text:p>FARMING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number-columns-repeated="58"/>
        </table:table-row>
        <table:table-row table:style-name="ro29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こ(い)</text:p>
          </table:table-cell>
          <table:table-cell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office:value-type="string" calcext:value-type="string">
            <text:p>concentrated</text:p>
          </table:table-cell>
          <table:table-cell table:number-columns-repeated="57"/>
        </table:table-row>
        <table:table-row table:style-name="ro29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number-columns-repeated="58"/>
        </table:table-row>
        <table:table-row table:style-name="ro9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キチ</text:p>
            <text:p/>
            <text:p>キツ</text:p>
          </table:table-cell>
          <table:table-cell table:style-name="ce37"/>
          <table:table-cell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number-columns-repeated="58"/>
        </table:table-row>
        <table:table-row table:style-name="ro26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  <table:table-cell office:value-type="string" calcext:value-type="string">
            <text:p>STUFF</text:p>
            <text:p/>
            <text:p>REPRIMAND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つ(める)</text:p>
            <text:p/>
            <text:p>つ(め)</text:p>
            <text:p/>
            <text:p>-づ(め)</text:p>
            <text:p/>
            <text:p>つ(まる)</text:p>
            <text:p/>
            <text:p>つ(む)</text:p>
          </table:table-cell>
          <table:table-cell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number-columns-repeated="58"/>
        </table:table-row>
        <table:table-row table:style-name="ro10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  <table:table-cell office:value-type="string" calcext:value-type="string">
            <text:p>TIE</text:p>
            <text:p/>
            <text:p>CONCLUD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むす(ぶ)</text:p>
            <text:p/>
            <text:p>ゆ(う)</text:p>
            <text:p/>
            <text:p>ゆ(わえる)</text:p>
          </table:table-cell>
          <table:table-cell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number-columns-repeated="58"/>
        </table:table-row>
        <table:table-row table:style-name="ro63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  <table:table-cell office:value-type="string" calcext:value-type="string">
            <text:p>THROW</text:p>
            <text:p/>
            <text:p>SEND IN [to]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な(げる)</text:p>
            <text:p/>
            <text:p>-な(げ)</text:p>
          </table:table-cell>
          <table:table-cell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office:value-type="string" calcext:value-type="string">
            <text:p>submit</text:p>
          </table:table-cell>
          <table:table-cell table:number-columns-repeated="57"/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37"/>
          <table:table-cell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office:value-type="string" calcext:value-type="string">
            <text:p>duty, office[r</text:p>
          </table:table-cell>
          <table:table-cell table:number-columns-repeated="57"/>
        </table:table-row>
        <table:table-row table:style-name="ro29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ボツ</text:p>
          </table:table-cell>
          <table:table-cell table:style-name="ce37"/>
          <table:table-cell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office:value-type="string" calcext:value-type="string">
            <text:p>fall in</text:p>
          </table:table-cell>
          <table:table-cell table:number-columns-repeated="57"/>
        </table:table-row>
        <table:table-row table:style-name="ro63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  <table:table-cell office:value-type="string" calcext:value-type="string">
            <text:p>SET UP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もう(ける)</text:p>
          </table:table-cell>
          <table:table-cell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office:value-type="string" calcext:value-type="string">
            <text:p>establish</text:p>
          </table:table-cell>
          <table:table-cell table:number-columns-repeated="57"/>
        </table:table-row>
        <table:table-row table:style-name="ro29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ダン</text:p>
          </table:table-cell>
          <table:table-cell table:style-name="ce37"/>
          <table:table-cell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office:value-type="string" calcext:value-type="string">
            <text:p>stage</text:p>
          </table:table-cell>
          <table:table-cell table:number-columns-repeated="57"/>
        </table:table-row>
        <table:table-row table:style-name="ro16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サツ</text:p>
            <text:p/>
            <text:p>セツ</text:p>
            <text:p/>
            <text:p>サイ</text:p>
          </table:table-cell>
          <table:table-cell office:value-type="string" calcext:value-type="string">
            <text:p>ころ(す)</text:p>
            <text:p/>
            <text:p>-ごろ(し)</text:p>
          </table:table-cell>
          <table:table-cell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number-columns-repeated="58"/>
        </table:table-row>
        <table:table-row table:style-name="ro9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  <table:table-cell office:value-type="string" calcext:value-type="string">
            <text:p>BUDDHIST TEMPLE</text:p>
          </table:table-cell>
          <table:table-cell office:value-type="string" calcext:value-type="string">
            <text:p>サツ</text:p>
            <text:p/>
            <text:p>セツ</text:p>
          </table:table-cell>
          <table:table-cell table:style-name="ce37"/>
          <table:table-cell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number-columns-repeated="58"/>
        </table:table-row>
        <table:table-row table:style-name="ro15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  <table:table-cell office:value-type="string" calcext:value-type="string">
            <text:p>CLIP</text:p>
          </table:table-cell>
          <table:table-cell/>
          <table:table-cell office:value-type="string" calcext:value-type="string">
            <text:p>か(る)</text:p>
          </table:table-cell>
          <table:table-cell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office:value-type="string" calcext:value-type="string">
            <text:p>crop</text:p>
          </table:table-cell>
          <table:table-cell table:number-columns-repeated="57"/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カイ</text:p>
            <text:p/>
            <text:p>エ</text:p>
          </table:table-cell>
          <table:table-cell table:style-name="ce37"/>
          <table:table-cell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office:value-type="string" calcext:value-type="string">
            <text:p>painting</text:p>
          </table:table-cell>
          <table:table-cell table:number-columns-repeated="57"/>
        </table:table-row>
        <table:table-row table:style-name="ro9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  <table:table-cell office:value-type="string" calcext:value-type="string">
            <text:p>SUPPLY</text:p>
            <text:p/>
            <text:p>PAY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number-columns-repeated="58"/>
        </table:table-row>
        <table:table-row table:style-name="ro58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  <table:table-cell office:value-type="string" calcext:value-type="string">
            <text:p>CIRCULAR COMMA PATTERN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ともえ</text:p>
          </table:table-cell>
          <table:table-cell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number-columns-repeated="58"/>
        </table:table-row>
        <table:table-row table:style-name="ro63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COLOR</text:p>
            <text:p/>
            <text:p>EROS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office:value-type="string" calcext:value-type="string">
            <text:p>character</text:p>
          </table:table-cell>
          <table:table-cell table:number-columns-repeated="57"/>
        </table:table-row>
        <table:table-row table:style-name="ro63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こえ</text:p>
            <text:p/>
            <text:p>こわ-</text:p>
          </table:table-cell>
          <table:table-cell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number-columns-repeated="58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ビ</text:p>
            <text:p/>
            <text:p>ミ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number-columns-repeated="58"/>
        </table:table-row>
        <table:table-row table:style-name="ro9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  <table:table-cell office:value-type="string" calcext:value-type="string">
            <text:p>VILLAGE</text:p>
            <text:p/>
            <text:p>LEAGUE, RI (about 3.9 kilometers)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さと</text:p>
          </table:table-cell>
          <table:table-cell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office:value-type="string" calcext:value-type="string">
            <text:p>countryside ・ ~3.9 km unit</text:p>
          </table:table-cell>
          <table:table-cell table:number-columns-repeated="57"/>
        </table:table-row>
        <table:table-row table:style-name="ro9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  <table:table-cell office:value-type="string" calcext:value-type="string">
            <text:p>REASON</text:p>
            <text:p/>
            <text:p>BASIC PRINCIPLE</text:p>
            <text:p/>
            <text:p>MANAGE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office:value-type="string" calcext:value-type="string">
            <text:p>logic ・ law ・ put in order</text:p>
          </table:table-cell>
          <table:table-cell table:number-columns-repeated="57"/>
        </table:table-row>
        <table:table-row table:style-name="ro63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う(める)</text:p>
            <text:p/>
            <text:p>う(まる)</text:p>
            <text:p/>
            <text:p>う(もれる)</text:p>
          </table:table-cell>
          <table:table-cell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office:value-type="string" calcext:value-type="string">
            <text:p>be buried</text:p>
          </table:table-cell>
          <table:table-cell table:number-columns-repeated="57"/>
        </table:table-row>
        <table:table-row table:style-name="ro6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  <table:table-cell office:value-type="string" calcext:value-type="string">
            <text:p>FIELD</text:p>
            <text:p/>
            <text:p>WILD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の(-)</text:p>
          </table:table-cell>
          <table:table-cell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office:value-type="string" calcext:value-type="string">
            <text:p>rustic</text:p>
          </table:table-cell>
          <table:table-cell table:number-columns-repeated="57"/>
        </table:table-row>
        <table:table-row table:style-name="ro9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ろ</text:p>
            <text:p/>
            <text:p>くろ(い)</text:p>
          </table:table-cell>
          <table:table-cell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number-columns-repeated="58"/>
        </table:table-row>
        <table:table-row table:style-name="ro6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  <table:table-cell office:value-type="string" calcext:value-type="string">
            <text:p>INDIA INK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number-columns-repeated="58"/>
        </table:table-row>
        <table:table-row table:style-name="ro11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わらべ</text:p>
          </table:table-cell>
          <table:table-cell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number-columns-repeated="58"/>
        </table:table-row>
        <table:table-row table:style-name="ro63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office:value-type="string" calcext:value-type="string">
            <text:p>weigh[t], measure</text:p>
          </table:table-cell>
          <table:table-cell table:number-columns-repeated="57"/>
        </table:table-row>
        <table:table-row table:style-name="ro16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HEAVY</text:p>
            <text:p/>
            <text:p>PILE ON TOP OF</text:p>
          </table:table-cell>
          <table:table-cell office:value-type="string" calcext:value-type="string">
            <text:p>ジュウ</text:p>
            <text:p/>
            <text:p>チョウ</text:p>
          </table:table-cell>
          <table:table-cell office:value-type="string" calcext:value-type="string">
            <text:p>え</text:p>
            <text:p/>
            <text:p>おも(い)</text:p>
            <text:p/>
            <text:p>おも(り)</text:p>
            <text:p/>
            <text:p>かさ(ねる)</text:p>
            <text:p/>
            <text:p>かさ(なる)</text:p>
          </table:table-cell>
          <table:table-cell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office:value-type="string" calcext:value-type="string">
            <text:p>layer, -ply; duplicate</text:p>
          </table:table-cell>
          <table:table-cell table:number-columns-repeated="57"/>
        </table:table-row>
        <table:table-row table:style-name="ro51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うご(く)</text:p>
            <text:p/>
            <text:p>うご(かす)</text:p>
          </table:table-cell>
          <table:table-cell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number-columns-repeated="58"/>
        </table:table-row>
        <table:table-row table:style-name="ro11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はたら(く)</text:p>
          </table:table-cell>
          <table:table-cell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number-columns-repeated="58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number-columns-repeated="58"/>
        </table:table-row>
        <table:table-row table:style-name="ro7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  <table:table-cell office:value-type="string" calcext:value-type="string">
            <text:p>COOPERATE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number-columns-repeated="58"/>
        </table:table-row>
        <table:table-row table:style-name="ro11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  <table:table-cell office:value-type="string" calcext:value-type="string">
            <text:p>VARIETY</text:p>
            <text:p/>
            <text:p>SEED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ね</text:p>
            <text:p/>
            <text:p>ぐさ*</text:p>
          </table:table-cell>
          <table:table-cell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  <table:table-cell office:value-type="string" calcext:value-type="string">
            <text:p>SUB-</text:p>
            <text:p/>
            <text:p>PHONETIC [A]</text:p>
          </table:table-cell>
          <table:table-cell office:value-type="string" calcext:value-type="string">
            <text:p>ア</text:p>
          </table:table-cell>
          <table:table-cell table:style-name="ce37"/>
          <table:table-cell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number-columns-repeated="58"/>
        </table:table-row>
        <table:table-row table:style-name="ro16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アク</text:p>
            <text:p/>
            <text:p>オ</text:p>
          </table:table-cell>
          <table:table-cell office:value-type="string" calcext:value-type="string">
            <text:p>わる(い)</text:p>
            <text:p/>
            <text:p>わる-</text:p>
            <text:p/>
            <text:p>あ(し)*</text:p>
          </table:table-cell>
          <table:table-cell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number-columns-repeated="58"/>
        </table:table-row>
        <table:table-row table:style-name="ro10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  <table:table-cell office:value-type="string" calcext:value-type="string">
            <text:p>IMPORTANT</text:p>
            <text:p/>
            <text:p>SUMMARIZE</text:p>
            <text:p/>
            <text:p>REQUIR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い(る)</text:p>
            <text:p/>
            <text:p>かなめ</text:p>
          </table:table-cell>
          <table:table-cell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office:value-type="string" calcext:value-type="string">
            <text:p>essential ・ required</text:p>
          </table:table-cell>
          <table:table-cell table:number-columns-repeated="57"/>
        </table:table-row>
        <table:table-row table:style-name="ro6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  <table:table-cell office:value-type="string" calcext:value-type="string">
            <text:p>PRICE</text:p>
            <text:p/>
            <text:p>VALU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あたい</text:p>
          </table:table-cell>
          <table:table-cell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number-columns-repeated="58"/>
        </table:table-row>
        <table:table-row table:style-name="ro11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  <table:table-cell office:value-type="string" calcext:value-type="string">
            <text:p>WITHOUT FAIL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かなら(ず)</text:p>
          </table:table-cell>
          <table:table-cell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office:value-type="string" calcext:value-type="string">
            <text:p>must</text:p>
          </table:table-cell>
          <table:table-cell table:number-columns-repeated="57"/>
        </table:table-row>
        <table:table-row table:style-name="ro22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  <table:table-cell office:value-type="string" calcext:value-type="string">
            <text:p>PROVE</text:p>
            <text:p/>
            <text:p>CERTIFICA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あかし*</text:p>
          </table:table-cell>
          <table:table-cell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office:value-type="string" calcext:value-type="string">
            <text:p>guarantee</text:p>
          </table:table-cell>
          <table:table-cell table:number-columns-repeated="57"/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  <table:table-cell office:value-type="string" calcext:value-type="string">
            <text:p>DISTORT</text:p>
          </table:table-cell>
          <table:table-cell office:value-type="string" calcext:value-type="string">
            <text:p>ワイ</text:p>
            <text:p/>
            <text:p>エ</text:p>
          </table:table-cell>
          <table:table-cell office:value-type="string" calcext:value-type="string">
            <text:p>ゆが(む)</text:p>
            <text:p/>
            <text:p>ゆが(み)</text:p>
            <text:p/>
            <text:p>ゆが(める)</text:p>
            <text:p/>
            <text:p>ひず(む)</text:p>
            <text:p/>
            <text:p>ひず(み)</text:p>
            <text:p/>
            <text:p>いびつ</text:p>
          </table:table-cell>
          <table:table-cell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office:value-type="string" calcext:value-type="string">
            <text:p>strain</text:p>
          </table:table-cell>
          <table:table-cell table:number-columns-repeated="57"/>
        </table:table-row>
        <table:table-row table:style-name="ro63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SAY NO</text:p>
            <text:p/>
            <text:p>OR NO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な</text:p>
          </table:table-cell>
          <table:table-cell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number-columns-repeated="58"/>
        </table:table-row>
        <table:table-row table:style-name="ro29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ところ</text:p>
            <text:p/>
            <text:p>-どころ</text:p>
          </table:table-cell>
          <table:table-cell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office:value-type="string" calcext:value-type="string">
            <text:p>dispose of</text:p>
          </table:table-cell>
          <table:table-cell table:number-columns-repeated="57"/>
        </table:table-row>
        <table:table-row table:style-name="ro10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  <table:table-cell office:value-type="string" calcext:value-type="string">
            <text:p>GROUNDS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37"/>
          <table:table-cell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office:value-type="string" calcext:value-type="string">
            <text:p>basis</text:p>
          </table:table-cell>
          <table:table-cell table:number-columns-repeated="57"/>
        </table:table-row>
        <table:table-row table:style-name="ro6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PLAN</text:p>
            <text:p/>
            <text:p>COMPUT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はか(る)</text:p>
            <text:p/>
            <text:p>はか(らう)</text:p>
          </table:table-cell>
          <table:table-cell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office:value-type="string" calcext:value-type="string">
            <text:p>calculate</text:p>
          </table:table-cell>
          <table:table-cell table:number-columns-repeated="57"/>
        </table:table-row>
        <table:table-row table:style-name="ro22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はり</text:p>
          </table:table-cell>
          <table:table-cell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number-columns-repeated="58"/>
        </table:table-row>
        <table:table-row table:style-name="ro26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  <table:table-cell office:value-type="string" calcext:value-type="string">
            <text:p>WHOLE</text:p>
            <text:p/>
            <text:p>GENERAL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office:value-type="string" calcext:value-type="string">
            <text:p>total</text:p>
          </table:table-cell>
          <table:table-cell table:number-columns-repeated="57"/>
        </table:table-row>
        <table:table-row table:style-name="ro9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number-columns-repeated="58"/>
        </table:table-row>
        <table:table-row table:style-name="ro6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number-columns-repeated="58"/>
        </table:table-row>
        <table:table-row table:style-name="ro11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し(る)</text:p>
            <text:p/>
            <text:p>し(らせる)</text:p>
            <text:p/>
            <text:p>し(れる)</text:p>
          </table:table-cell>
          <table:table-cell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number-columns-repeated="58"/>
        </table:table-row>
        <table:table-row table:style-name="ro9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  <table:table-cell office:value-type="string" calcext:value-type="string">
            <text:p>MEDICINE</text:p>
            <text:p/>
            <text:p>DOCTO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number-columns-repeated="58"/>
        </table:table-row>
        <table:table-row table:style-name="ro9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みじか(い)</text:p>
          </table:table-cell>
          <table:table-cell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number-columns-repeated="58"/>
        </table:table-row>
        <table:table-row table:style-name="ro10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  <table:table-cell office:value-type="string" calcext:value-type="string">
            <text:p>LOSE</text:p>
            <text:p/>
            <text:p>SLIP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しな(う)</text:p>
          </table:table-cell>
          <table:table-cell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number-columns-repeated="58"/>
        </table:table-row>
        <table:table-row table:style-name="ro6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number-columns-repeated="58"/>
        </table:table-row>
        <table:table-row table:style-name="ro29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HUSBAND</text:p>
            <text:p/>
            <text:p>MAN LABORER</text:p>
          </table:table-cell>
          <table:table-cell office:value-type="string" calcext:value-type="string">
            <text:p>フ</text:p>
            <text:p/>
            <text:p>ブ*</text:p>
            <text:p/>
            <text:p>フウ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number-columns-repeated="58"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  <table:table-cell office:value-type="string" calcext:value-type="string">
            <text:p>VERMILION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あけ*</text:p>
          </table:table-cell>
          <table:table-cell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number-columns-repeated="58"/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かぶ</text:p>
          </table:table-cell>
          <table:table-cell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office:value-type="string" calcext:value-type="string">
            <text:p>stub</text:p>
          </table:table-cell>
          <table:table-cell table:number-columns-repeated="57"/>
        </table:table-row>
        <table:table-row table:style-name="ro29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office:value-type="string" calcext:value-type="string">
            <text:p>tribe</text:p>
          </table:table-cell>
          <table:table-cell table:number-columns-repeated="57"/>
        </table:table-row>
        <table:table-row table:style-name="ro29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number-columns-repeated="58"/>
        </table:table-row>
        <table:table-row table:style-name="ro22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  <table:table-cell office:value-type="string" calcext:value-type="string">
            <text:p>PLAY</text:p>
            <text:p/>
            <text:p>TOUR</text:p>
          </table:table-cell>
          <table:table-cell office:value-type="string" calcext:value-type="string">
            <text:p>ユウ</text:p>
            <text:p/>
            <text:p>ユ</text:p>
          </table:table-cell>
          <table:table-cell office:value-type="string" calcext:value-type="string">
            <text:p>あそ(ぶ)</text:p>
            <text:p/>
            <text:p>あそ(ばす)</text:p>
          </table:table-cell>
          <table:table-cell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number-columns-repeated="58"/>
        </table:table-row>
        <table:table-row table:style-name="ro11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  <table:table-cell office:value-type="string" calcext:value-type="string">
            <text:p>EXECUTE</text:p>
            <text:p/>
            <text:p>BESTOW</text:p>
          </table:table-cell>
          <table:table-cell office:value-type="string" calcext:value-type="string">
            <text:p>シ</text:p>
            <text:p/>
            <text:p>セ</text:p>
          </table:table-cell>
          <table:table-cell office:value-type="string" calcext:value-type="string">
            <text:p>ほどこ(す)</text:p>
          </table:table-cell>
          <table:table-cell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number-columns-repeated="58"/>
        </table:table-row>
        <table:table-row table:style-name="ro9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  <table:table-cell office:value-type="string" calcext:value-type="string">
            <text:p>GYRATE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number-columns-repeated="58"/>
        </table:table-row>
        <table:table-row table:style-name="ro9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はた</text:p>
          </table:table-cell>
          <table:table-cell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number-columns-repeated="58"/>
        </table:table-row>
        <table:table-row table:style-name="ro22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  <table:table-cell office:value-type="string" calcext:value-type="string">
            <text:p>LET GO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う(る)</text:p>
            <text:p/>
            <text:p>はな(す)</text:p>
            <text:p/>
            <text:p>-っぱな(し)</text:p>
            <text:p/>
            <text:p>はな(つ)</text:p>
            <text:p/>
            <text:p>はな(れる)</text:p>
          </table:table-cell>
          <table:table-cell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number-columns-repeated="58"/>
        </table:table-row>
        <table:table-row table:style-name="ro22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  <table:table-cell office:value-type="string" calcext:value-type="string">
            <text:p>VIOLENT</text:p>
            <text:p/>
            <text:p>AROUS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はげ(しい)</text:p>
          </table:table-cell>
          <table:table-cell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office:value-type="string" calcext:value-type="string">
            <text:p>intense ・ excite</text:p>
          </table:table-cell>
          <table:table-cell table:number-columns-repeated="57"/>
        </table:table-row>
        <table:table-row table:style-name="ro9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まき</text:p>
          </table:table-cell>
          <table:table-cell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office:value-type="string" calcext:value-type="string">
            <text:p>tend cattle</text:p>
          </table:table-cell>
          <table:table-cell table:number-columns-repeated="57"/>
        </table:table-row>
        <table:table-row table:style-name="ro9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  <table:table-cell office:value-type="string" calcext:value-type="string">
            <text:p>RANK</text:p>
            <text:p/>
            <text:p>POSITION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くらい</text:p>
            <text:p/>
            <text:p>ぐらい</text:p>
          </table:table-cell>
          <table:table-cell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number-columns-repeated="58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な(く)</text:p>
          </table:table-cell>
          <table:table-cell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16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わら(う)</text:p>
            <text:p/>
            <text:p>え(む)</text:p>
          </table:table-cell>
          <table:table-cell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office:value-type="string" calcext:value-type="string">
            <text:p>smile</text:p>
          </table:table-cell>
          <table:table-cell table:number-columns-repeated="57"/>
        </table:table-row>
        <table:table-row table:style-name="ro11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  <table:table-cell office:value-type="string" calcext:value-type="string">
            <text:p>EXCLUSIVEL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もっぱ(ら)</text:p>
          </table:table-cell>
          <table:table-cell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office:value-type="string" calcext:value-type="string">
            <text:p>entirely</text:p>
          </table:table-cell>
          <table:table-cell table:number-columns-repeated="57"/>
        </table:table-row>
        <table:table-row table:style-name="ro10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ケイ</text:p>
            <text:p/>
            <text:p>エ</text:p>
          </table:table-cell>
          <table:table-cell office:value-type="string" calcext:value-type="string">
            <text:p>めぐ(む)</text:p>
          </table:table-cell>
          <table:table-cell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office:value-type="string" calcext:value-type="string">
            <text:p>kindness</text:p>
          </table:table-cell>
          <table:table-cell table:number-columns-repeated="57"/>
        </table:table-row>
        <table:table-row table:style-name="ro63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LINK</text:p>
            <text:p/>
            <text:p>IN SUCCESSIO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つ(れる)</text:p>
            <text:p/>
            <text:p>-づ(れ)</text:p>
            <text:p/>
            <text:p>つら(なる)</text:p>
            <text:p/>
            <text:p>つら(ねる)</text:p>
          </table:table-cell>
          <table:table-cell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office:value-type="string" calcext:value-type="string">
            <text:p>connect ・ in a row</text:p>
          </table:table-cell>
          <table:table-cell table:number-columns-repeated="57"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グン</text:p>
          </table:table-cell>
          <table:table-cell table:style-name="ce37"/>
          <table:table-cell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office:value-type="string" calcext:value-type="string">
            <text:p>military</text:p>
          </table:table-cell>
          <table:table-cell table:number-columns-repeated="57"/>
        </table:table-row>
        <table:table-row table:style-name="ro11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  <table:table-cell office:value-type="string" calcext:value-type="string">
            <text:p>CARRY</text:p>
            <text:p/>
            <text:p>MOVE</text:p>
            <text:p/>
            <text:p>FORTUNE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はこ(ぶ)</text:p>
          </table:table-cell>
          <table:table-cell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office:value-type="string" calcext:value-type="string">
            <text:p>transport ・ fate</text:p>
          </table:table-cell>
          <table:table-cell table:number-columns-repeated="57"/>
        </table:table-row>
        <table:table-row table:style-name="ro21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はす</text:p>
            <text:p/>
            <text:p>はちす</text:p>
          </table:table-cell>
          <table:table-cell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number-columns-repeated="58"/>
        </table:table-row>
        <table:table-row table:style-name="ro6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office:value-type="string" calcext:value-type="string">
            <text:p>organized group: corps</text:p>
          </table:table-cell>
          <table:table-cell table:number-columns-repeated="57"/>
        </table:table-row>
        <table:table-row table:style-name="ro6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10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  <table:table-cell office:value-type="string" calcext:value-type="string">
            <text:p>EXTENT</text:p>
            <text:p/>
            <text:p>ESTABLISHED FORM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(-)ほど</text:p>
          </table:table-cell>
          <table:table-cell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number-columns-repeated="58"/>
        </table:table-row>
        <table:table-row table:style-name="ro6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  <table:table-cell office:value-type="string" calcext:value-type="string">
            <text:p>HOLY</text:p>
            <text:p/>
            <text:p>SAIN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ひじり</text:p>
          </table:table-cell>
          <table:table-cell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number-columns-repeated="58"/>
        </table:table-row>
        <table:table-row table:style-name="ro58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  <table:table-cell office:value-type="string" calcext:value-type="string">
            <text:p>THE OX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チュウ</text:p>
            <text:p/>
            <text:p>ジュウ</text:p>
          </table:table-cell>
          <table:table-cell office:value-type="string" calcext:value-type="string">
            <text:p>ひも</text:p>
          </table:table-cell>
          <table:table-cell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office:value-type="string" calcext:value-type="string">
            <text:p>cord</text:p>
          </table:table-cell>
          <table:table-cell table:number-columns-repeated="57"/>
        </table:table-row>
        <table:table-row table:style-name="ro11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LEATHER</text:p>
            <text:p/>
            <text:p>REFORM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office:value-type="string" calcext:value-type="string">
            <text:p>change</text:p>
          </table:table-cell>
          <table:table-cell table:number-columns-repeated="57"/>
        </table:table-row>
        <table:table-row table:style-name="ro5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number-columns-repeated="58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office:value-type="string" calcext:value-type="string">
            <text:p>bag</text:p>
          </table:table-cell>
          <table:table-cell table:number-columns-repeated="57"/>
        </table:table-row>
        <table:table-row table:style-name="ro9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office:value-type="string" calcext:value-type="string">
            <text:p>leather</text:p>
          </table:table-cell>
          <table:table-cell table:number-columns-repeated="57"/>
        </table:table-row>
        <table:table-row table:style-name="ro63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やぶ(る)</text:p>
            <text:p/>
            <text:p>やぶ(れる)</text:p>
          </table:table-cell>
          <table:table-cell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number-columns-repeated="58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THIRD PERSON PRONOU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れ</text:p>
            <text:p/>
            <text:p>かの</text:p>
          </table:table-cell>
          <table:table-cell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office:value-type="string" calcext:value-type="string">
            <text:p>boy- / girlfriend</text:p>
          </table:table-cell>
          <table:table-cell table:number-columns-repeated="57"/>
        </table:table-row>
        <table:table-row table:style-name="ro11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office:value-type="string" calcext:value-type="string">
            <text:p>undulation</text:p>
          </table:table-cell>
          <table:table-cell table:number-columns-repeated="57"/>
        </table:table-row>
        <table:table-row table:style-name="ro11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  <table:table-cell office:value-type="string" calcext:value-type="string">
            <text:p>FRUIT</text:p>
            <text:p/>
            <text:p>ACCOMPLISH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(-)は(たす)</text:p>
            <text:p/>
            <text:p>(-)は(てる)</text:p>
            <text:p/>
            <text:p>は(て)</text:p>
          </table:table-cell>
          <table:table-cell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office:value-type="string" calcext:value-type="string">
            <text:p>result ・ come to an end</text:p>
          </table:table-cell>
          <table:table-cell table:number-columns-repeated="57"/>
        </table:table-row>
        <table:table-row table:style-name="ro9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  <table:table-cell office:value-type="string" calcext:value-type="string">
            <text:p>ASSIGN[MENT]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office:value-type="string" calcext:value-type="string">
            <text:p>task, lesson ・ impose, levy</text:p>
          </table:table-cell>
          <table:table-cell table:number-columns-repeated="57"/>
        </table:table-row>
        <table:table-row table:style-name="ro22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number-columns-repeated="58"/>
        </table:table-row>
        <table:table-row table:style-name="ro21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  <table:table-cell office:value-type="string" calcext:value-type="string">
            <text:p>CONFECTIONER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number-columns-repeated="58"/>
        </table:table-row>
        <table:table-row table:style-name="ro29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チャ</text:p>
            <text:p/>
            <text:p>サ</text:p>
          </table:table-cell>
          <table:table-cell table:style-name="ce37"/>
          <table:table-cell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number-columns-repeated="58"/>
        </table:table-row>
        <table:table-row table:style-name="ro16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WORLD</text:p>
            <text:p/>
            <text:p>AGE</text:p>
          </table:table-cell>
          <table:table-cell office:value-type="string" calcext:value-type="string">
            <text:p>セイ</text:p>
            <text:p/>
            <text:p>セ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office:value-type="string" calcext:value-type="string">
            <text:p>public ・ generation</text:p>
          </table:table-cell>
          <table:table-cell table:number-columns-repeated="57"/>
        </table:table-row>
        <table:table-row table:style-name="ro6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number-columns-repeated="58"/>
        </table:table-row>
        <table:table-row table:style-name="ro16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office:value-type="string" calcext:value-type="string">
            <text:p>throw away</text:p>
          </table:table-cell>
          <table:table-cell table:number-columns-repeated="57"/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リョク</text:p>
            <text:p/>
            <text:p>ロク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number-columns-repeated="58"/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ロク</text:p>
          </table:table-cell>
          <table:table-cell table:style-name="ce37"/>
          <table:table-cell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office:value-type="string" calcext:value-type="string">
            <text:p>register</text:p>
          </table:table-cell>
          <table:table-cell table:number-columns-repeated="57"/>
        </table:table-row>
        <table:table-row table:style-name="ro51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STRIP OFF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は(げる)</text:p>
            <text:p/>
            <text:p>は(ぐ)</text:p>
            <text:p/>
            <text:p>は(がれる)</text:p>
            <text:p/>
            <text:p>は(がす)</text:p>
            <text:p/>
            <text:p>む(ける)*</text:p>
            <text:p/>
            <text:p>む(く)*</text:p>
          </table:table-cell>
          <table:table-cell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office:value-type="string" calcext:value-type="string">
            <text:p>peel off, come off</text:p>
          </table:table-cell>
          <table:table-cell table:number-columns-repeated="57"/>
        </table:table-row>
        <table:table-row table:style-name="ro9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  <table:table-cell office:value-type="string" calcext:value-type="string">
            <text:p>RELATION</text:p>
            <text:p/>
            <text:p>EDGE</text:p>
          </table:table-cell>
          <table:table-cell office:value-type="string" calcext:value-type="string">
            <text:p>エン</text:p>
            <text:p/>
            <text:p>-ネ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number-columns-repeated="58"/>
        </table:table-row>
        <table:table-row table:style-name="ro5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office:value-type="string" calcext:value-type="string">
            <text:p>lie between; shellfish</text:p>
          </table:table-cell>
          <table:table-cell table:number-columns-repeated="57"/>
        </table:table-row>
        <table:table-row table:style-name="ro11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  <table:table-cell office:value-type="string" calcext:value-type="string">
            <text:p>WORLD</text:p>
            <text:p/>
            <text:p>BOUNDS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office:value-type="string" calcext:value-type="string">
            <text:p>area ・ boundary</text:p>
          </table:table-cell>
          <table:table-cell table:number-columns-repeated="57"/>
        </table:table-row>
        <table:table-row table:style-name="ro10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う(く)</text:p>
            <text:p/>
            <text:p>う(かれる)</text:p>
            <text:p/>
            <text:p>う(かぶ)</text:p>
            <text:p/>
            <text:p>う(かべる)</text:p>
          </table:table-cell>
          <table:table-cell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office:value-type="string" calcext:value-type="string">
            <text:p>transient</text:p>
          </table:table-cell>
          <table:table-cell table:number-columns-repeated="57"/>
        </table:table-row>
        <table:table-row table:style-name="ro63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  <table:table-cell office:value-type="string" calcext:value-type="string">
            <text:p>GENERAL OFFICER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number-columns-repeated="58"/>
        </table:table-row>
        <table:table-row table:style-name="ro21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9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  <table:table-cell office:value-type="string" calcext:value-type="string">
            <text:p>FORM</text:p>
            <text:p/>
            <text:p>CONDITION</text:p>
            <text:p/>
            <text:p>LETTER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office:value-type="string" calcext:value-type="string">
            <text:p>shape ・ state ・ note)</text:p>
          </table:table-cell>
          <table:table-cell table:number-columns-repeated="57"/>
        </table:table-row>
        <table:table-row table:style-name="ro22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ビョウ</text:p>
            <text:p/>
            <text:p>ヘイ</text:p>
          </table:table-cell>
          <table:table-cell office:value-type="string" calcext:value-type="string">
            <text:p>や(む)</text:p>
            <text:p/>
            <text:p>-や(み)</text:p>
            <text:p/>
            <text:p>やまい</text:p>
          </table:table-cell>
          <table:table-cell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number-columns-repeated="58"/>
        </table:table-row>
        <table:table-row table:style-name="ro6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  <table:table-cell office:value-type="string" calcext:value-type="string">
            <text:p>PATHOLOGICAL CONDITION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office:value-type="string" calcext:value-type="string">
            <text:p>-osis</text:p>
          </table:table-cell>
          <table:table-cell table:number-columns-repeated="57"/>
        </table:table-row>
        <table:table-row table:style-name="ro63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  <table:table-cell office:value-type="string" calcext:value-type="string">
            <text:p>PAIN</text:p>
            <text:p/>
            <text:p>ACUTE</text:p>
          </table:table-cell>
          <table:table-cell office:value-type="string" calcext:value-type="string">
            <text:p>ツウ</text:p>
          </table:table-cell>
          <table:table-cell office:value-type="string" calcext:value-type="string">
            <text:p>いた(い)</text:p>
            <text:p/>
            <text:p>いた(む)</text:p>
            <text:p/>
            <text:p>いた(ましい)</text:p>
            <text:p/>
            <text:p>いた(める)</text:p>
          </table:table-cell>
          <table:table-cell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number-columns-repeated="58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office:value-type="string" calcext:value-type="string">
            <text:p>speculate; think</text:p>
          </table:table-cell>
          <table:table-cell table:number-columns-repeated="57"/>
        </table:table-row>
        <table:table-row table:style-name="ro9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  <table:table-cell office:value-type="string" calcext:value-type="string">
            <text:p>FEEL TIMID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58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オク</text:p>
          </table:table-cell>
          <table:table-cell table:style-name="ce37"/>
          <table:table-cell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number-columns-repeated="58"/>
        </table:table-row>
        <table:table-row table:style-name="ro11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(る)*</text:p>
          </table:table-cell>
          <table:table-cell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office:value-type="string" calcext:value-type="string">
            <text:p>regard</text:p>
          </table:table-cell>
          <table:table-cell table:number-columns-repeated="57"/>
        </table:table-row>
        <table:table-row table:style-name="ro6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office:value-type="string" calcext:value-type="string">
            <text:p>standard</text:p>
          </table:table-cell>
          <table:table-cell table:number-columns-repeated="57"/>
        </table:table-row>
        <table:table-row table:style-name="ro9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のり*</text:p>
          </table:table-cell>
          <table:table-cell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office:value-type="string" calcext:value-type="string">
            <text:p>law</text:p>
          </table:table-cell>
          <table:table-cell table:number-columns-repeated="57"/>
        </table:table-row>
        <table:table-row table:style-name="ro63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がわ</text:p>
          </table:table-cell>
          <table:table-cell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number-columns-repeated="58"/>
        </table:table-row>
        <table:table-row table:style-name="ro10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  <table:table-cell office:value-type="string" calcext:value-type="string">
            <text:p>MEASURE</text:p>
            <text:p/>
            <text:p>CONJECTURE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office:value-type="string" calcext:value-type="string">
            <text:p>gauge ・ estimate</text:p>
          </table:table-cell>
          <table:table-cell table:number-columns-repeated="57"/>
        </table:table-row>
        <table:table-row table:style-name="ro5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んが(える)</text:p>
            <text:p/>
            <text:p>かんが(え)</text:p>
          </table:table-cell>
          <table:table-cell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office:value-type="string" calcext:value-type="string">
            <text:p>deliberate ・ study</text:p>
          </table:table-cell>
          <table:table-cell table:number-columns-repeated="57"/>
        </table:table-row>
        <table:table-row table:style-name="ro22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お(いる)</text:p>
            <text:p/>
            <text:p>ふ(ける)</text:p>
          </table:table-cell>
          <table:table-cell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number-columns-repeated="58"/>
        </table:table-row>
        <table:table-row table:style-name="ro5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  <table:table-cell office:value-type="string" calcext:value-type="string">
            <text:p>FILIAL PIETY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number-columns-repeated="58"/>
        </table:table-row>
        <table:table-row table:style-name="ro16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  <table:table-cell office:value-type="string" calcext:value-type="string">
            <text:p>THICK</text:p>
            <text:p/>
            <text:p>K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number-columns-repeated="58"/>
        </table:table-row>
        <table:table-row table:style-name="ro16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  <table:table-cell office:value-type="string" calcext:value-type="string">
            <text:p>TEACH</text:p>
            <text:p/>
            <text:p>RELIGIO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し(える)</text:p>
            <text:p/>
            <text:p>おそ(わる)</text:p>
          </table:table-cell>
          <table:table-cell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office:value-type="string" calcext:value-type="string">
            <text:p>inform</text:p>
          </table:table-cell>
          <table:table-cell table:number-columns-repeated="57"/>
        </table:table-row>
        <table:table-row table:style-name="ro63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number-columns-repeated="58"/>
        </table:table-row>
        <table:table-row table:style-name="ro29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number-columns-repeated="58"/>
        </table:table-row>
        <table:table-row table:style-name="ro8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37"/>
          <table:table-cell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office:value-type="string" calcext:value-type="string">
            <text:p>etym.: Chinese crab apple</text:p>
          </table:table-cell>
          <table:table-cell table:number-columns-repeated="57"/>
        </table:table-row>
        <table:table-row table:style-name="ro11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  <table:table-cell office:value-type="string" calcext:value-type="string">
            <text:p>RELIGIOUS SECT</text:p>
          </table:table-cell>
          <table:table-cell office:value-type="string" calcext:value-type="string">
            <text:p>シュウ</text:p>
            <text:p/>
            <text:p>ソウ</text:p>
          </table:table-cell>
          <table:table-cell office:value-type="string" calcext:value-type="string">
            <text:p>むね*</text:p>
          </table:table-cell>
          <table:table-cell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number-columns-repeated="58"/>
        </table:table-row>
        <table:table-row table:style-name="ro11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まつ(る)</text:p>
            <text:p/>
            <text:p>まつ(り)</text:p>
            <text:p/>
            <text:p>まつり</text:p>
          </table:table-cell>
          <table:table-cell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office:value-type="string" calcext:value-type="string">
            <text:p>worship</text:p>
          </table:table-cell>
          <table:table-cell table:number-columns-repeated="57"/>
        </table:table-row>
        <table:table-row table:style-name="ro22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  <table:table-cell office:value-type="string" calcext:value-type="string">
            <text:p>VERGE</text:p>
            <text:p/>
            <text:p>OCCASION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きわ</text:p>
            <text:p/>
            <text:p>-ぎわ</text:p>
          </table:table-cell>
          <table:table-cell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office:value-type="string" calcext:value-type="string">
            <text:p>edge</text:p>
          </table:table-cell>
          <table:table-cell table:number-columns-repeated="57"/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INSPECT</text:p>
            <text:p/>
            <text:p>GUESS</text:p>
          </table:table-cell>
          <table:table-cell office:value-type="string" calcext:value-type="string">
            <text:p>サツ</text:p>
          </table:table-cell>
          <table:table-cell table:style-name="ce37"/>
          <table:table-cell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office:value-type="string" calcext:value-type="string">
            <text:p>observe ・ judge</text:p>
          </table:table-cell>
          <table:table-cell table:number-columns-repeated="57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の(る)</text:p>
          </table:table-cell>
          <table:table-cell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number-columns-repeated="58"/>
        </table:table-row>
        <table:table-row table:style-name="ro5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number-columns-repeated="58"/>
        </table:table-row>
        <table:table-row table:style-name="ro16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たす(ける)</text:p>
            <text:p/>
            <text:p>たす(かる)</text:p>
            <text:p/>
            <text:p>すけ</text:p>
          </table:table-cell>
          <table:table-cell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office:value-type="string" calcext:value-type="string">
            <text:p>save</text:p>
          </table:table-cell>
          <table:table-cell table:number-columns-repeated="57"/>
        </table:table-row>
        <table:table-row table:style-name="ro26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PERSONAL RELATIONS</text:p>
            <text:p/>
            <text:p>INTERMEDIARY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number-columns-repeated="58"/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office:value-type="string" calcext:value-type="string">
            <text:p>faithfulness</text:p>
          </table:table-cell>
          <table:table-cell table:number-columns-repeated="57"/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  <table:table-cell office:value-type="string" calcext:value-type="string">
            <text:p>OPEN SEA</text:p>
            <text:p/>
            <text:p>OFFING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number-columns-repeated="58"/>
        </table:table-row>
        <table:table-row table:style-name="ro16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  <table:table-cell office:value-type="string" calcext:value-type="string">
            <text:p>PRESERVE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たも(つ)</text:p>
          </table:table-cell>
          <table:table-cell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office:value-type="string" calcext:value-type="string">
            <text:p>maintain, guarantee</text:p>
          </table:table-cell>
          <table:table-cell table:number-columns-repeated="57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あき(れる)</text:p>
          </table:table-cell>
          <table:table-cell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office:value-type="string" calcext:value-type="string">
            <text:p>…founded</text:p>
          </table:table-cell>
          <table:table-cell table:number-columns-repeated="57"/>
        </table:table-row>
        <table:table-row table:style-name="ro63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シュ</text:p>
            <text:p/>
            <text:p>ス</text:p>
          </table:table-cell>
          <table:table-cell office:value-type="string" calcext:value-type="string">
            <text:p>まも(る)</text:p>
            <text:p/>
            <text:p>まも(り)</text:p>
            <text:p/>
            <text:p>(-)もり</text:p>
          </table:table-cell>
          <table:table-cell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office:value-type="string" calcext:value-type="string">
            <text:p>watch over, keep</text:p>
          </table:table-cell>
          <table:table-cell table:number-columns-repeated="57"/>
        </table:table-row>
        <table:table-row table:style-name="ro29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  <table:table-cell office:value-type="string" calcext:value-type="string">
            <text:p>COLLECTIVE</text:p>
          </table:table-cell>
          <table:table-cell office:value-type="string" calcext:value-type="string">
            <text:p>ダン</text:p>
            <text:p/>
            <text:p>トン</text:p>
          </table:table-cell>
          <table:table-cell table:style-name="ce37"/>
          <table:table-cell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office:value-type="string" calcext:value-type="string">
            <text:p>group, organization</text:p>
          </table:table-cell>
          <table:table-cell table:number-columns-repeated="57"/>
        </table:table-row>
        <table:table-row table:style-name="ro11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  <table:table-cell office:value-type="string" calcext:value-type="string">
            <text:p>OPPOSITE</text:p>
            <text:p/>
            <text:p>OPPOSE</text:p>
          </table:table-cell>
          <table:table-cell office:value-type="string" calcext:value-type="string">
            <text:p>タイ</text:p>
            <text:p/>
            <text:p>ツイ</text:p>
          </table:table-cell>
          <table:table-cell table:style-name="ce37"/>
          <table:table-cell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office:value-type="string" calcext:value-type="string">
            <text:p>counter to; in relation to</text:p>
          </table:table-cell>
          <table:table-cell table:number-columns-repeated="57"/>
        </table:table-row>
        <table:table-row table:style-name="ro11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number-columns-repeated="58"/>
        </table:table-row>
        <table:table-row table:style-name="ro6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TALENT</text:p>
            <text:p/>
            <text:p>-YEARS OLD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number-columns-repeated="58"/>
        </table:table-row>
        <table:table-row table:style-name="ro29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ザイ</text:p>
            <text:p/>
            <text:p>サイ</text:p>
          </table:table-cell>
          <table:table-cell table:style-name="ce37"/>
          <table:table-cell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office:value-type="string" calcext:value-type="string">
            <text:p>property</text:p>
          </table:table-cell>
          <table:table-cell table:number-columns-repeated="57"/>
        </table:table-row>
        <table:table-row table:style-name="ro9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  <table:table-cell office:value-type="string" calcext:value-type="string">
            <text:p>TIMBER</text:p>
            <text:p/>
            <text:p>MATERIAL</text:p>
          </table:table-cell>
          <table:table-cell office:value-type="string" calcext:value-type="string">
            <text:p>ザイ</text:p>
          </table:table-cell>
          <table:table-cell table:style-name="ce37"/>
          <table:table-cell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number-columns-repeated="58"/>
        </table:table-row>
        <table:table-row table:style-name="ro22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む)</text:p>
            <text:p/>
            <text:p>しず(める)</text:p>
          </table:table-cell>
          <table:table-cell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office:value-type="string" calcext:value-type="string">
            <text:p>submerge</text:p>
          </table:table-cell>
          <table:table-cell table:number-columns-repeated="57"/>
        </table:table-row>
        <table:table-row table:style-name="ro9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number-columns-repeated="58"/>
        </table:table-row>
        <table:table-row table:style-name="ro16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  <table:table-cell office:value-type="string" calcext:value-type="string">
            <text:p>STATURE</text:p>
            <text:p/>
            <text:p>STOUT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office:value-type="string" calcext:value-type="string">
            <text:p>measure</text:p>
          </table:table-cell>
          <table:table-cell table:number-columns-repeated="57"/>
        </table:table-row>
        <table:table-row table:style-name="ro21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つえ</text:p>
          </table:table-cell>
          <table:table-cell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office:value-type="string" calcext:value-type="string">
            <text:p>staff</text:p>
          </table:table-cell>
          <table:table-cell table:number-columns-repeated="57"/>
        </table:table-row>
        <table:table-row table:style-name="ro16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えら(い)</text:p>
          </table:table-cell>
          <table:table-cell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office:value-type="string" calcext:value-type="string">
            <text:p>eminent</text:p>
          </table:table-cell>
          <table:table-cell table:number-columns-repeated="57"/>
        </table:table-row>
        <table:table-row table:style-name="ro8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office:value-type="string" calcext:value-type="string">
            <text:p>woof / weft</text:p>
          </table:table-cell>
          <table:table-cell table:number-columns-repeated="57"/>
        </table:table-row>
        <table:table-row table:style-name="ro9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エイ</text:p>
          </table:table-cell>
          <table:table-cell table:style-name="ce37"/>
          <table:table-cell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number-columns-repeated="58"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  <table:table-cell office:value-type="string" calcext:value-type="string">
            <text:p>(SOUTH) KOREA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number-columns-repeated="58"/>
        </table:table-row>
        <table:table-row table:style-name="ro26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  <table:table-cell office:value-type="string" calcext:value-type="string">
            <text:p>DIFFER</text:p>
            <text:p/>
            <text:p>VIOLAT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ちが(う)</text:p>
            <text:p/>
            <text:p>ちが(い)</text:p>
            <text:p/>
            <text:p>(-)ちが(える)</text:p>
          </table:table-cell>
          <table:table-cell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office:value-type="string" calcext:value-type="string">
            <text:p>be wrong</text:p>
          </table:table-cell>
          <table:table-cell table:number-columns-repeated="57"/>
        </table:table-row>
        <table:table-row table:style-name="ro10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だ(く)</text:p>
            <text:p/>
            <text:p>いだ(く)</text:p>
            <text:p/>
            <text:p>かか(える)</text:p>
          </table:table-cell>
          <table:table-cell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office:value-type="string" calcext:value-type="string">
            <text:p>in one's arms</text:p>
          </table:table-cell>
          <table:table-cell table:number-columns-repeated="57"/>
        </table:table-row>
        <table:table-row table:style-name="ro5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  <table:table-cell office:value-type="string" calcext:value-type="string">
            <text:p>HEAVY GUN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number-columns-repeated="58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わ</text:p>
          </table:table-cell>
          <table:table-cell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office:value-type="string" calcext:value-type="string">
            <text:p>foam</text:p>
          </table:table-cell>
          <table:table-cell table:number-columns-repeated="57"/>
        </table:table-row>
        <table:table-row table:style-name="ro9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  <table:table-cell office:value-type="string" calcext:value-type="string">
            <text:p>CINNABAR RED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office:value-type="string" calcext:value-type="string">
            <text:p>wholeheartedly</text:p>
          </table:table-cell>
          <table:table-cell table:number-columns-repeated="57"/>
        </table:table-row>
        <table:table-row table:style-name="ro29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number-columns-repeated="58"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  <table:table-cell office:value-type="string" calcext:value-type="string">
            <text:p>(LARGE) SHIP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ふね</text:p>
            <text:p/>
            <text:p>-ぶね</text:p>
            <text:p/>
            <text:p>ふな-</text:p>
          </table:table-cell>
          <table:table-cell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number-columns-repeated="58"/>
        </table:table-row>
        <table:table-row table:style-name="ro6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  <table:table-cell office:value-type="string" calcext:value-type="string">
            <text:p>OCEANGOING SHIP</text:p>
          </table:table-cell>
          <table:table-cell office:value-type="string" calcext:value-type="string">
            <text:p>ハク</text:p>
          </table:table-cell>
          <table:table-cell table:style-name="ce37"/>
          <table:table-cell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number-columns-repeated="58"/>
        </table:table-row>
        <table:table-row table:style-name="ro6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office:value-type="string" calcext:value-type="string">
            <text:p>kind: of the same category</text:p>
          </table:table-cell>
          <table:table-cell table:number-columns-repeated="57"/>
        </table:table-row>
        <table:table-row table:style-name="ro4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number-columns-repeated="58"/>
        </table:table-row>
        <table:table-row table:style-name="ro9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  <table:table-cell office:value-type="string" calcext:value-type="string">
            <text:p>DISK</text:p>
            <text:p/>
            <text:p>BOARD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number-columns-repeated="58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number-columns-repeated="58"/>
        </table:table-row>
        <table:table-row table:style-name="ro22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つめ(たい)</text:p>
            <text:p/>
            <text:p>ひ(える)</text:p>
            <text:p/>
            <text:p>ひ(や)</text:p>
            <text:p/>
            <text:p>ひ(ややか)</text:p>
            <text:p/>
            <text:p>ひ(やす)</text:p>
            <text:p/>
            <text:p>ひ(やかす)</text:p>
            <text:p/>
            <text:p>さ(める)</text:p>
            <text:p/>
            <text:p>さ(ます)</text:p>
          </table:table-cell>
          <table:table-cell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office:value-type="string" calcext:value-type="string">
            <text:p>printed ≠ written style</text:p>
          </table:table-cell>
          <table:table-cell table:number-columns-repeated="57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number-columns-repeated="58"/>
        </table:table-row>
        <table:table-row table:style-name="ro9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すく(ない)</text:p>
            <text:p/>
            <text:p>すこ(し)</text:p>
          </table:table-cell>
          <table:table-cell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office:value-type="string" calcext:value-type="string">
            <text:p>few</text:p>
          </table:table-cell>
          <table:table-cell table:number-columns-repeated="57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  <text:p/>
            <text:p>シャ</text:p>
          </table:table-cell>
          <table:table-cell office:value-type="string" calcext:value-type="string">
            <text:p>すな</text:p>
          </table:table-cell>
          <table:table-cell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number-columns-repeated="58"/>
        </table:table-row>
        <table:table-row table:style-name="ro29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ホ</text:p>
            <text:p/>
            <text:p>フ</text:p>
            <text:p/>
            <text:p>ブ</text:p>
          </table:table-cell>
          <table:table-cell office:value-type="string" calcext:value-type="string">
            <text:p>ある(く)</text:p>
            <text:p/>
            <text:p>あゆ(む)</text:p>
          </table:table-cell>
          <table:table-cell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office:value-type="string" calcext:value-type="string">
            <text:p>step</text:p>
          </table:table-cell>
          <table:table-cell table:number-columns-repeated="57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  <table:table-cell office:value-type="string" calcext:value-type="string">
            <text:p>HAVE RELATIONS WITH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number-columns-repeated="58"/>
        </table:table-row>
        <table:table-row table:style-name="ro26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  <table:table-cell office:value-type="string" calcext:value-type="string">
            <text:p>MINISTRY</text:p>
            <text:p/>
            <text:p>SAVE</text:p>
            <text:p/>
            <text:p>INTROSPEC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かえり(みる)</text:p>
            <text:p/>
            <text:p>はぶ(く)</text:p>
          </table:table-cell>
          <table:table-cell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office:value-type="string" calcext:value-type="string">
            <text:p>cut down, leave out ・ reflect</text:p>
          </table:table-cell>
          <table:table-cell table:number-columns-repeated="57"/>
        </table:table-row>
        <table:table-row table:style-name="ro22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  <table:table-cell office:value-type="string" calcext:value-type="string">
            <text:p>ASPECT</text:p>
            <text:p/>
            <text:p>MUTUAL</text:p>
            <text:p/>
            <text:p>MINISTER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あい-</text:p>
          </table:table-cell>
          <table:table-cell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office:value-type="string" calcext:value-type="string">
            <text:p>physiognomy</text:p>
          </table:table-cell>
          <table:table-cell table:number-columns-repeated="57"/>
        </table:table-row>
        <table:table-row table:style-name="ro10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ソウ</text:p>
            <text:p/>
            <text:p>ソ</text:p>
          </table:table-cell>
          <table:table-cell office:value-type="string" calcext:value-type="string">
            <text:p>おも(う)*</text:p>
          </table:table-cell>
          <table:table-cell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office:value-type="string" calcext:value-type="string">
            <text:p>think</text:p>
          </table:table-cell>
          <table:table-cell table:number-columns-repeated="57"/>
        </table:table-row>
        <table:table-row table:style-name="ro29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  <table:table-cell office:value-type="string" calcext:value-type="string">
            <text:p>APPELLATION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number-columns-repeated="58"/>
        </table:table-row>
        <table:table-row table:style-name="ro15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  <table:table-cell office:value-type="string" calcext:value-type="string">
            <text:p>PHONETIC [MI] / [YA]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いや*</text:p>
            <text:p/>
            <text:p>や*</text:p>
          </table:table-cell>
          <table:table-cell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office:value-type="string" calcext:value-type="string">
            <text:p>etym.: relax a bow</text:p>
          </table:table-cell>
          <table:table-cell table:number-columns-repeated="57"/>
        </table:table-row>
        <table:table-row table:style-name="ro22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たが(い)</text:p>
          </table:table-cell>
          <table:table-cell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number-columns-repeated="58"/>
        </table:table-row>
        <table:table-row table:style-name="ro16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つと(める)</text:p>
            <text:p/>
            <text:p>つと(まる)</text:p>
          </table:table-cell>
          <table:table-cell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office:value-type="string" calcext:value-type="string">
            <text:p>office, business</text:p>
          </table:table-cell>
          <table:table-cell table:number-columns-repeated="57"/>
        </table:table-row>
        <table:table-row table:style-name="ro16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ジュウ</text:p>
            <text:p/>
            <text:p>ニュウ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office:value-type="string" calcext:value-type="string">
            <text:p>supple, yielding, gentle</text:p>
          </table:table-cell>
          <table:table-cell table:number-columns-repeated="57"/>
        </table:table-row>
        <table:table-row table:style-name="ro6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やわ(らか)</text:p>
            <text:p/>
            <text:p>やわ(らかい)</text:p>
          </table:table-cell>
          <table:table-cell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number-columns-repeated="58"/>
        </table:table-row>
        <table:table-row table:style-name="ro7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office:value-type="string" calcext:value-type="string">
            <text:p>path</text:p>
          </table:table-cell>
          <table:table-cell table:number-columns-repeated="57"/>
        </table:table-row>
        <table:table-row table:style-name="ro11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  <table:table-cell office:value-type="string" calcext:value-type="string">
            <text:p>COUNTER FOR HOUSES</text:p>
            <text:p/>
            <text:p>EAVE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のき</text:p>
          </table:table-cell>
          <table:table-cell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number-columns-repeated="58"/>
        </table:table-row>
        <table:table-row table:style-name="ro6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  <table:table-cell office:value-type="string" calcext:value-type="string">
            <text:p>AXLE</text:p>
            <text:p/>
            <text:p>AXIS</text:p>
          </table:table-cell>
          <table:table-cell office:value-type="string" calcext:value-type="string">
            <text:p>ジク</text:p>
          </table:table-cell>
          <table:table-cell table:style-name="ce37"/>
          <table:table-cell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number-columns-repeated="58"/>
        </table:table-row>
        <table:table-row table:style-name="ro7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number-columns-repeated="58"/>
        </table:table-row>
        <table:table-row table:style-name="ro5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  <table:table-cell office:value-type="string" calcext:value-type="string">
            <text:p>STORAGE CHAMBER</text:p>
          </table:table-cell>
          <table:table-cell office:value-type="string" calcext:value-type="string">
            <text:p>コ</text:p>
            <text:p/>
            <text:p>ク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number-columns-repeated="58"/>
        </table:table-row>
        <table:table-row table:style-name="ro6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office:value-type="string" calcext:value-type="string">
            <text:p>-house</text:p>
          </table:table-cell>
          <table:table-cell table:number-columns-repeated="57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ら</text:p>
          </table:table-cell>
          <table:table-cell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number-columns-repeated="58"/>
        </table:table-row>
        <table:table-row table:style-name="ro29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つく(る)</text:p>
          </table:table-cell>
          <table:table-cell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number-columns-repeated="58"/>
        </table:table-row>
        <table:table-row table:style-name="ro11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  <table:table-cell office:value-type="string" calcext:value-type="string">
            <text:p>NOTIFY</text:p>
            <text:p/>
            <text:p>ACCUS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つ(げる)</text:p>
          </table:table-cell>
          <table:table-cell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number-columns-repeated="58"/>
        </table:table-row>
        <table:table-row table:style-name="ro63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つく(る)</text:p>
            <text:p/>
            <text:p>つく(り)</text:p>
            <text:p/>
            <text:p>-づくり</text:p>
          </table:table-cell>
          <table:table-cell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office:value-type="string" calcext:value-type="string">
            <text:p>build</text:p>
          </table:table-cell>
          <table:table-cell table:number-columns-repeated="57"/>
        </table:table-row>
        <table:table-row table:style-name="ro29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  <table:table-cell office:value-type="string" calcext:value-type="string">
            <text:p>GARMENT</text:p>
          </table:table-cell>
          <table:table-cell office:value-type="string" calcext:value-type="string">
            <text:p>イ</text:p>
            <text:p/>
            <text:p>エ*</text:p>
          </table:table-cell>
          <table:table-cell office:value-type="string" calcext:value-type="string">
            <text:p>ころも</text:p>
          </table:table-cell>
          <table:table-cell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office:value-type="string" calcext:value-type="string">
            <text:p>clothing</text:p>
          </table:table-cell>
          <table:table-cell table:number-columns-repeated="57"/>
        </table:table-row>
        <table:table-row table:style-name="ro6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  <table:table-cell office:value-type="string" calcext:value-type="string">
            <text:p>DEPEND ON</text:p>
          </table:table-cell>
          <table:table-cell office:value-type="string" calcext:value-type="string">
            <text:p>イ</text:p>
            <text:p/>
            <text:p>エ</text:p>
          </table:table-cell>
          <table:table-cell table:style-name="ce37"/>
          <table:table-cell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number-columns-repeated="58"/>
        </table:table-row>
        <table:table-row table:style-name="ro6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ふくろ</text:p>
          </table:table-cell>
          <table:table-cell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number-columns-repeated="58"/>
        </table:table-row>
        <table:table-row table:style-name="ro29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  <table:table-cell office:value-type="string" calcext:value-type="string">
            <text:p>COMMEN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ほ(める)</text:p>
          </table:table-cell>
          <table:table-cell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office:value-type="string" calcext:value-type="string">
            <text:p>praise</text:p>
          </table:table-cell>
          <table:table-cell table:number-columns-repeated="57"/>
        </table:table-row>
        <table:table-row table:style-name="ro16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office:value-type="string" calcext:value-type="string">
            <text:p>reverse, inside</text:p>
          </table:table-cell>
          <table:table-cell table:number-columns-repeated="57"/>
        </table:table-row>
        <table:table-row table:style-name="ro10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  <table:table-cell office:value-type="string" calcext:value-type="string">
            <text:p>EXPRESS</text:p>
            <text:p/>
            <text:p>SURFACE</text:p>
            <text:p/>
            <text:p>TABL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(-)おもて</text:p>
            <text:p/>
            <text:p>あらわ(す)</text:p>
            <text:p/>
            <text:p>あらわ(れる)</text:p>
          </table:table-cell>
          <table:table-cell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office:value-type="string" calcext:value-type="string">
            <text:p>manifest ・ outside, front ・ chart</text:p>
          </table:table-cell>
          <table:table-cell table:number-columns-repeated="57"/>
        </table:table-row>
        <table:table-row table:style-name="ro26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  <table:table-cell office:value-type="string" calcext:value-type="string">
            <text:p>ACTUAL</text:p>
            <text:p/>
            <text:p>APPEA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あらわ(れる)</text:p>
            <text:p/>
            <text:p>あらわ(す)</text:p>
          </table:table-cell>
          <table:table-cell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office:value-type="string" calcext:value-type="string">
            <text:p>present</text:p>
          </table:table-cell>
          <table:table-cell table:number-columns-repeated="57"/>
        </table:table-row>
        <table:table-row table:style-name="ro63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  <table:table-cell office:value-type="string" calcext:value-type="string">
            <text:p>AUTHOR</text:p>
            <text:p/>
            <text:p>CONSPICUOUS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あらわ(す)</text:p>
            <text:p/>
            <text:p>いちじる(しい)</text:p>
          </table:table-cell>
          <table:table-cell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number-columns-repeated="58"/>
        </table:table-row>
        <table:table-row table:style-name="ro29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SYSTEM</text:p>
            <text:p/>
            <text:p>CONTROL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number-columns-repeated="58"/>
        </table:table-row>
        <table:table-row table:style-name="ro11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number-columns-repeated="58"/>
        </table:table-row>
        <table:table-row table:style-name="ro16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はじ(め)</text:p>
            <text:p/>
            <text:p>はじ(めて)</text:p>
            <text:p/>
            <text:p>はつ(-)</text:p>
            <text:p/>
            <text:p>うい-</text:p>
            <text:p/>
            <text:p>-そ(める)</text:p>
            <text:p/>
            <text:p>-ぞ(め)</text:p>
          </table:table-cell>
          <table:table-cell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number-columns-repeated="58"/>
        </table:table-row>
        <table:table-row table:style-name="ro9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  <table:table-cell office:value-type="string" calcext:value-type="string">
            <text:p>NAKED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はだか</text:p>
          </table:table-cell>
          <table:table-cell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number-columns-repeated="58"/>
        </table:table-row>
        <table:table-row table:style-name="ro16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DIFFICULT</text:p>
            <text:p/>
            <text:p>DISASTER</text:p>
            <text:p/>
            <text:p>FAULT</text:p>
          </table:table-cell>
          <table:table-cell office:value-type="string" calcext:value-type="string">
            <text:p>ナン</text:p>
          </table:table-cell>
          <table:table-cell office:value-type="string" calcext:value-type="string">
            <text:p>かた(い)</text:p>
            <text:p/>
            <text:p>-がた(い)</text:p>
            <text:p/>
            <text:p>むずか(しい)</text:p>
          </table:table-cell>
          <table:table-cell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office:value-type="string" calcext:value-type="string">
            <text:p>criticize</text:p>
          </table:table-cell>
          <table:table-cell table:number-columns-repeated="57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number-columns-repeated="58"/>
        </table:table-row>
        <table:table-row table:style-name="ro16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  <table:table-cell office:value-type="string" calcext:value-type="string">
            <text:p>STANDARD</text:p>
            <text:p/>
            <text:p>QUASI-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ぞら(える)</text:p>
          </table:table-cell>
          <table:table-cell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office:value-type="string" calcext:value-type="string">
            <text:p>level</text:p>
          </table:table-cell>
          <table:table-cell table:number-columns-repeated="57"/>
        </table:table-row>
        <table:table-row table:style-name="ro25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  <table:table-cell office:value-type="string" calcext:value-type="string">
            <text:p>PROVIDE [for]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そな(える)</text:p>
            <text:p/>
            <text:p>そな(わる)</text:p>
          </table:table-cell>
          <table:table-cell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office:value-type="string" calcext:value-type="string">
            <text:p>furnish</text:p>
          </table:table-cell>
          <table:table-cell table:number-columns-repeated="57"/>
        </table:table-row>
        <table:table-row table:style-name="ro11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し(ぬ)</text:p>
            <text:p/>
            <text:p>し(に)-</text:p>
          </table:table-cell>
          <table:table-cell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number-columns-repeated="58"/>
        </table:table-row>
        <table:table-row table:style-name="ro6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ほうむ(る)</text:p>
          </table:table-cell>
          <table:table-cell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number-columns-repeated="58"/>
        </table:table-row>
        <table:table-row table:style-name="ro9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レツ</text:p>
          </table:table-cell>
          <table:table-cell table:style-name="ce37"/>
          <table:table-cell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office:value-type="string" calcext:value-type="string">
            <text:p>row</text:p>
          </table:table-cell>
          <table:table-cell table:number-columns-repeated="57"/>
        </table:table-row>
        <table:table-row table:style-name="ro22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  <table:table-cell office:value-type="string" calcext:value-type="string">
            <text:p>VEHEMENT</text:p>
          </table:table-cell>
          <table:table-cell office:value-type="string" calcext:value-type="string">
            <text:p>レツ</text:p>
          </table:table-cell>
          <table:table-cell table:style-name="ce37"/>
          <table:table-cell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office:value-type="string" calcext:value-type="string">
            <text:p>intense</text:p>
          </table:table-cell>
          <table:table-cell table:number-columns-repeated="57"/>
        </table:table-row>
        <table:table-row table:style-name="ro16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さ(く)</text:p>
            <text:p/>
            <text:p>さ(ける)</text:p>
          </table:table-cell>
          <table:table-cell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office:value-type="string" calcext:value-type="string">
            <text:p>tear</text:p>
          </table:table-cell>
          <table:table-cell table:number-columns-repeated="57"/>
        </table:table-row>
        <table:table-row table:style-name="ro22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たと(える)</text:p>
          </table:table-cell>
          <table:table-cell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office:value-type="string" calcext:value-type="string">
            <text:p>precedent</text:p>
          </table:table-cell>
          <table:table-cell table:number-columns-repeated="57"/>
        </table:table-row>
        <table:table-row table:style-name="ro9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number-columns-repeated="58"/>
        </table:table-row>
        <table:table-row table:style-name="ro6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office:value-type="string" calcext:value-type="string">
            <text:p>model</text:p>
          </table:table-cell>
          <table:table-cell table:number-columns-repeated="57"/>
        </table:table-row>
        <table:table-row table:style-name="ro29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  <table:table-cell office:value-type="string" calcext:value-type="string">
            <text:p>GRIND</text:p>
            <text:p/>
            <text:p>RESEARCH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と(ぐ)</text:p>
          </table:table-cell>
          <table:table-cell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number-columns-repeated="58"/>
        </table:table-row>
        <table:table-row table:style-name="ro29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  <table:table-cell office:value-type="string" calcext:value-type="string">
            <text:p>MISFORTUNE</text:p>
          </table:table-cell>
          <table:table-cell office:value-type="string" calcext:value-type="string">
            <text:p>ヤク</text:p>
          </table:table-cell>
          <table:table-cell table:style-name="ce37"/>
          <table:table-cell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office:value-type="string" calcext:value-type="string">
            <text:p>trouble</text:p>
          </table:table-cell>
          <table:table-cell table:number-columns-repeated="57"/>
        </table:table-row>
        <table:table-row table:style-name="ro11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あぶ(ない) </text:p>
            <text:p/>
            <text:p>あや(うい)</text:p>
            <text:p/>
            <text:p>あや(ぶむ)</text:p>
          </table:table-cell>
          <table:table-cell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number-columns-repeated="58"/>
        </table:table-row>
        <table:table-row table:style-name="ro5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office:value-type="string" calcext:value-type="string">
            <text:p>sth. to be followed</text:p>
          </table:table-cell>
          <table:table-cell table:number-columns-repeated="57"/>
        </table:table-row>
        <table:table-row table:style-name="ro9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うら(む)*</text:p>
            <text:p/>
            <text:p>うら(み)*</text:p>
            <text:p/>
            <text:p>うら(めしい)*</text:p>
          </table:table-cell>
          <table:table-cell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5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  <table:table-cell office:value-type="string" calcext:value-type="string">
            <text:p>IMPERIAL GARDEN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number-columns-repeated="58"/>
        </table:table-row>
        <table:table-row table:style-name="ro5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エン*</text:p>
          </table:table-cell>
          <table:table-cell office:value-type="string" calcext:value-type="string">
            <text:p>あ(てる)</text:p>
            <text:p/>
            <text:p>-あ(て)</text:p>
            <text:p/>
            <text:p>-あて</text:p>
          </table:table-cell>
          <table:table-cell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number-columns-repeated="58"/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  <table:table-cell office:value-type="string" calcext:value-type="string">
            <text:p>CERAMIC BOWL</text:p>
          </table:table-cell>
          <table:table-cell office:value-type="string" calcext:value-type="string">
            <text:p>ワン</text:p>
          </table:table-cell>
          <table:table-cell table:style-name="ce37"/>
          <table:table-cell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office:value-type="string" calcext:value-type="string">
            <text:p>cup</text:p>
          </table:table-cell>
          <table:table-cell table:number-columns-repeated="57"/>
        </table:table-row>
        <table:table-row table:style-name="ro6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ARM</text:p>
            <text:p/>
            <text:p>ABILITY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number-columns-repeated="58"/>
        </table:table-row>
        <table:table-row table:style-name="ro11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  <table:table-cell office:value-type="string" calcext:value-type="string">
            <text:p>ELIMINATE</text:p>
          </table:table-cell>
          <table:table-cell office:value-type="string" calcext:value-type="string">
            <text:p>キャク</text:p>
          </table:table-cell>
          <table:table-cell table:style-name="ce37"/>
          <table:table-cell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5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キャク</text:p>
            <text:p/>
            <text:p>キャ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office:value-type="string" calcext:value-type="string">
            <text:p>foot</text:p>
          </table:table-cell>
          <table:table-cell table:number-columns-repeated="57"/>
        </table:table-row>
        <table:table-row table:style-name="ro9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office:value-type="string" calcext:value-type="string">
            <text:p>violation</text:p>
          </table:table-cell>
          <table:table-cell table:number-columns-repeated="57"/>
        </table:table-row>
        <table:table-row table:style-name="ro10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くる(う)</text:p>
            <text:p/>
            <text:p>くる(おしい)</text:p>
            <text:p/>
            <text:p>くる(わす)</text:p>
            <text:p/>
            <text:p>くる(わせる)</text:p>
          </table:table-cell>
          <table:table-cell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office:value-type="string" calcext:value-type="string">
            <text:p>mad [about</text:p>
          </table:table-cell>
          <table:table-cell table:number-columns-repeated="57"/>
        </table:table-row>
        <table:table-row table:style-name="ro9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ゴク</text:p>
          </table:table-cell>
          <table:table-cell table:style-name="ce37"/>
          <table:table-cell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number-columns-repeated="58"/>
        </table:table-row>
        <table:table-row table:style-name="ro6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  <table:table-cell office:value-type="string" calcext:value-type="string">
            <text:p>IS NO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office:value-type="string" calcext:value-type="string">
            <text:p>contrariety: non-, un-, wrong</text:p>
          </table:table-cell>
          <table:table-cell table:number-columns-repeated="57"/>
        </table:table-row>
        <table:table-row table:style-name="ro22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  <table:table-cell office:value-type="string" calcext:value-type="string">
            <text:p>EXCLUDE</text:p>
            <text:p/>
            <text:p>DISCHARGE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office:value-type="string" calcext:value-type="string">
            <text:p>reject ・ excrete</text:p>
          </table:table-cell>
          <table:table-cell table:number-columns-repeated="57"/>
        </table:table-row>
        <table:table-row table:style-name="ro15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office:value-type="string" calcext:value-type="string">
            <text:p>actor</text:p>
          </table:table-cell>
          <table:table-cell table:number-columns-repeated="57"/>
        </table:table-row>
        <table:table-row table:style-name="ro9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ザイ</text:p>
          </table:table-cell>
          <table:table-cell office:value-type="string" calcext:value-type="string">
            <text:p>つみ</text:p>
          </table:table-cell>
          <table:table-cell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office:value-type="string" calcext:value-type="string">
            <text:p>sin</text:p>
          </table:table-cell>
          <table:table-cell table:number-columns-repeated="57"/>
        </table:table-row>
        <table:table-row table:style-name="ro63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バツ</text:p>
            <text:p/>
            <text:p>バチ</text:p>
          </table:table-cell>
          <table:table-cell table:style-name="ce37"/>
          <table:table-cell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office:value-type="string" calcext:value-type="string">
            <text:p>heaven's vengeance</text:p>
          </table:table-cell>
          <table:table-cell table:number-columns-repeated="57"/>
        </table:table-row>
        <table:table-row table:style-name="ro22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  <table:table-cell office:value-type="string" calcext:value-type="string">
            <text:p>ACCOMPANY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ともな(う)</text:p>
          </table:table-cell>
          <table:table-cell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number-columns-repeated="58"/>
        </table:table-row>
        <table:table-row table:style-name="ro63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  <table:table-cell office:value-type="string" calcext:value-type="string">
            <text:p>JUDGE</text:p>
            <text:p/>
            <text:p>PERSONAL SEAL</text:p>
          </table:table-cell>
          <table:table-cell office:value-type="string" calcext:value-type="string">
            <text:p>ハン</text:p>
            <text:p/>
            <text:p>バン</text:p>
          </table:table-cell>
          <table:table-cell table:style-name="ce37"/>
          <table:table-cell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office:value-type="string" calcext:value-type="string">
            <text:p>decide</text:p>
          </table:table-cell>
          <table:table-cell table:number-columns-repeated="57"/>
        </table:table-row>
        <table:table-row table:style-name="ro6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office:value-type="string" calcext:value-type="string">
            <text:p>evaluate</text:p>
          </table:table-cell>
          <table:table-cell table:number-columns-repeated="57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office:value-type="string" calcext:value-type="string">
            <text:p>comment</text:p>
          </table:table-cell>
          <table:table-cell table:number-columns-repeated="57"/>
        </table:table-row>
        <table:table-row table:style-name="ro14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  <table:table-cell office:value-type="string" calcext:value-type="string">
            <text:p>COMMANDER IN CHIEF</text:p>
          </table:table-cell>
          <table:table-cell office:value-type="string" calcext:value-type="string">
            <text:p>スイ</text:p>
          </table:table-cell>
          <table:table-cell table:style-name="ce37"/>
          <table:table-cell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number-columns-repeated="58"/>
        </table:table-row>
        <table:table-row table:style-name="ro5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office:value-type="string" calcext:value-type="string">
            <text:p>teacher</text:p>
          </table:table-cell>
          <table:table-cell table:number-columns-repeated="57"/>
        </table:table-row>
        <table:table-row table:style-name="ro9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  <table:table-cell office:value-type="string" calcext:value-type="string">
            <text:p>SEAT</text:p>
            <text:p/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number-columns-repeated="58"/>
        </table:table-row>
        <table:table-row table:style-name="ro14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すわ(る)</text:p>
          </table:table-cell>
          <table:table-cell table:style-name="ce38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number-columns-repeated="58"/>
        </table:table-row>
        <table:table-row table:style-name="ro16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  <table:table-cell office:value-type="string" calcext:value-type="string">
            <text:p>GRADUATE</text:p>
            <text:p/>
            <text:p>PRIVATE</text:p>
          </table:table-cell>
          <table:table-cell office:value-type="string" calcext:value-type="string">
            <text:p>ソツ</text:p>
          </table:table-cell>
          <table:table-cell table:style-name="ce37"/>
          <table:table-cell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office:value-type="string" calcext:value-type="string">
            <text:p>come to an end ・ soldier</text:p>
          </table:table-cell>
          <table:table-cell table:number-columns-repeated="57"/>
        </table:table-row>
        <table:table-row table:style-name="ro11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  <table:table-cell office:value-type="string" calcext:value-type="string">
            <text:p>RATE</text:p>
            <text:p/>
            <text:p>LEAD</text:p>
          </table:table-cell>
          <table:table-cell office:value-type="string" calcext:value-type="string">
            <text:p>リツ</text:p>
            <text:p/>
            <text:p>ソツ</text:p>
          </table:table-cell>
          <table:table-cell office:value-type="string" calcext:value-type="string">
            <text:p>ひき(いる)</text:p>
          </table:table-cell>
          <table:table-cell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office:value-type="string" calcext:value-type="string">
            <text:p>proportion ・ command</text:p>
          </table:table-cell>
          <table:table-cell table:number-columns-repeated="57"/>
        </table:table-row>
        <table:table-row table:style-name="ro9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number-columns-repeated="58"/>
        </table:table-row>
        <table:table-row table:style-name="ro15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  <table:table-cell office:value-type="string" calcext:value-type="string">
            <text:p>BAMBOO HAT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number-columns-repeated="58"/>
        </table:table-row>
        <table:table-row table:style-name="ro63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ほし</text:p>
            <text:p/>
            <text:p>-ぼし</text:p>
          </table:table-cell>
          <table:table-cell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office:value-type="string" calcext:value-type="string">
            <text:p>celestrial body</text:p>
          </table:table-cell>
          <table:table-cell table:number-columns-repeated="57"/>
        </table:table-row>
        <table:table-row table:style-name="ro29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JUICE</text:p>
            <text:p/>
            <text:p>SOUP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(-)しる</text:p>
          </table:table-cell>
          <table:table-cell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number-columns-repeated="58"/>
        </table:table-row>
        <table:table-row table:style-name="ro58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  <table:table-cell office:value-type="string" calcext:value-type="string">
            <text:p><text:span text:style-name="T8">DIPPER</text:span></text:p>
            <text:p/>
            <text:p><text:span text:style-name="T9">TO</text:span><text:span text:style-name="T10"> (18 liters)</text:span>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number-columns-repeated="58"/>
        </table:table-row>
        <table:table-row table:style-name="ro11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  <table:table-cell office:value-type="string" calcext:value-type="string">
            <text:p>FEE</text:p>
            <text:p/>
            <text:p>MATERIALS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number-columns-repeated="58"/>
        </table:table-row>
        <table:table-row table:style-name="ro9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  <table:table-cell office:value-type="string" calcext:value-type="string">
            <text:p>SUBJECT OF STUD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number-columns-repeated="58"/>
        </table:table-row>
        <table:table-row table:style-name="ro29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  <table:table-cell office:value-type="string" calcext:value-type="string">
            <text:p>-LIKE</text:p>
            <text:p/>
            <text:p>SO [in that way]</text:p>
          </table:table-cell>
          <table:table-cell office:value-type="string" calcext:value-type="string">
            <text:p>ゼン</text:p>
            <text:p/>
            <text:p>ネン</text:p>
          </table:table-cell>
          <table:table-cell table:style-name="ce37"/>
          <table:table-cell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office:value-type="string" calcext:value-type="string">
            <text:p>modifier-forming suffix to one kanji: quality or states of being</text:p>
          </table:table-cell>
          <table:table-cell table:number-columns-repeated="57"/>
        </table:table-row>
        <table:table-row table:style-name="ro22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も(える)</text:p>
            <text:p/>
            <text:p>も(やす)</text:p>
            <text:p/>
            <text:p>も(す)</text:p>
          </table:table-cell>
          <table:table-cell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number-columns-repeated="58"/>
        </table:table-row>
        <table:table-row table:style-name="ro16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モク</text:p>
          </table:table-cell>
          <table:table-cell office:value-type="string" calcext:value-type="string">
            <text:p>だま(る)</text:p>
          </table:table-cell>
          <table:table-cell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office:value-type="string" calcext:value-type="string">
            <text:p>tacit</text:p>
          </table:table-cell>
          <table:table-cell table:number-columns-repeated="57"/>
        </table:table-row>
        <table:table-row table:style-name="ro9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けもの</text:p>
          </table:table-cell>
          <table:table-cell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number-columns-repeated="58"/>
        </table:table-row>
        <table:table-row table:style-name="ro5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number-columns-repeated="58"/>
        </table:table-row>
        <table:table-row table:style-name="ro22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ギョ</text:p>
            <text:p/>
            <text:p>リョウ</text:p>
          </table:table-cell>
          <table:table-cell table:style-name="ce37"/>
          <table:table-cell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number-columns-repeated="58"/>
        </table:table-row>
        <table:table-row table:style-name="ro29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か(る)</text:p>
            <text:p/>
            <text:p>か(り)</text:p>
            <text:p/>
            <text:p>-が(り)</text:p>
          </table:table-cell>
          <table:table-cell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number-columns-repeated="58"/>
        </table:table-row>
        <table:table-row table:style-name="ro5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  <table:table-cell office:value-type="string" calcext:value-type="string">
            <text:p>FEROCIOUS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office:value-type="string" calcext:value-type="string">
            <text:p>intensive</text:p>
          </table:table-cell>
          <table:table-cell table:number-columns-repeated="57"/>
        </table:table-row>
        <table:table-row table:style-name="ro22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けむ(る)</text:p>
            <text:p/>
            <text:p>けむ(い)</text:p>
            <text:p/>
            <text:p>けむり</text:p>
          </table:table-cell>
          <table:table-cell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number-columns-repeated="58"/>
        </table:table-row>
        <table:table-row table:style-name="ro16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や(く)</text:p>
            <text:p/>
            <text:p>(-)や.き(-)</text:p>
            <text:p/>
            <text:p>や(ける)</text:p>
          </table:table-cell>
          <table:table-cell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office:value-type="string" calcext:value-type="string">
            <text:p>roast</text:p>
          </table:table-cell>
          <table:table-cell table:number-columns-repeated="57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あかつき</text:p>
          </table:table-cell>
          <table:table-cell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number-columns-repeated="58"/>
        </table:table-row>
        <table:table-row table:style-name="ro6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office:value-type="string" calcext:value-type="string">
            <text:p>old</text:p>
          </table:table-cell>
          <table:table-cell table:number-columns-repeated="57"/>
        </table:table-row>
        <table:table-row table:style-name="ro29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ジ</text:p>
            <text:p/>
            <text:p>ニ</text:p>
          </table:table-cell>
          <table:table-cell office:value-type="string" calcext:value-type="string">
            <text:p>こ*</text:p>
          </table:table-cell>
          <table:table-cell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number-columns-repeated="58"/>
        </table:table-row>
        <table:table-row table:style-name="ro14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エキ</text:p>
          </table:table-cell>
          <table:table-cell office:value-type="string" calcext:value-type="string">
            <text:p>また</text:p>
          </table:table-cell>
          <table:table-cell office:value-type="string" calcext:value-type="string">
            <text:p>私も亦 ・ わたしもまた ・ I also, me too</text:p>
          </table:table-cell>
          <table:table-cell table:number-columns-repeated="58"/>
        </table:table-row>
        <table:table-row table:style-name="ro9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セキ</text:p>
            <text:p/>
            <text:p>シャク</text:p>
          </table:table-cell>
          <table:table-cell office:value-type="string" calcext:value-type="string">
            <text:p>あか(-)</text:p>
            <text:p/>
            <text:p>あか(い)</text:p>
            <text:p/>
            <text:p>あか(らむ)</text:p>
            <text:p/>
            <text:p>あか(らめる)</text:p>
          </table:table-cell>
          <table:table-cell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number-columns-repeated="58"/>
        </table:table-row>
        <table:table-row table:style-name="ro11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CHANGE</text:p>
            <text:p/>
            <text:p>ABNORMAL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(わる)</text:p>
            <text:p/>
            <text:p>か(わり)</text:p>
            <text:p/>
            <text:p>か(える)</text:p>
          </table:table-cell>
          <table:table-cell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office:value-type="string" calcext:value-type="string">
            <text:p>variation</text:p>
          </table:table-cell>
          <table:table-cell table:number-columns-repeated="57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number-columns-repeated="58"/>
        </table:table-row>
        <table:table-row table:style-name="ro11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こ(う)</text:p>
            <text:p/>
            <text:p>こい</text:p>
            <text:p/>
            <text:p>こい(しい)</text:p>
          </table:table-cell>
          <table:table-cell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office:value-type="string" calcext:value-type="string">
            <text:p>romantic …</text:p>
          </table:table-cell>
          <table:table-cell table:number-columns-repeated="57"/>
        </table:table-row>
        <table:table-row table:style-name="ro29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いと(しい)*</text:p>
          </table:table-cell>
          <table:table-cell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number-columns-repeated="58"/>
        </table:table-row>
        <table:table-row table:style-name="ro9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  <table:table-cell office:value-type="string" calcext:value-type="string">
            <text:p>BE ANXIOUS</text:p>
            <text:p/>
            <text:p>GRIEF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うれ(える)</text:p>
            <text:p/>
            <text:p>うれ(い)</text:p>
            <text:p/>
            <text:p>う(い)</text:p>
            <text:p/>
            <text:p>う(き)</text:p>
          </table:table-cell>
          <table:table-cell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office:value-type="string" calcext:value-type="string">
            <text:p>worry</text:p>
          </table:table-cell>
          <table:table-cell table:number-columns-repeated="57"/>
        </table:table-row>
        <table:table-row table:style-name="ro26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  <table:table-cell office:value-type="string" calcext:value-type="string">
            <text:p>SUPERIOR</text:p>
            <text:p/>
            <text:p>KIND</text:p>
            <text:p/>
            <text:p>ACTO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やさ(しい)</text:p>
            <text:p/>
            <text:p>すぐ(れる)</text:p>
          </table:table-cell>
          <table:table-cell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number-columns-repeated="58"/>
        </table:table-row>
        <table:table-row table:style-name="ro8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  <table:table-cell office:value-type="string" calcext:value-type="string">
            <text:p>CHESTNUT</text:p>
          </table:table-cell>
          <table:table-cell office:value-type="string" calcext:value-type="string">
            <text:p>リツ</text:p>
            <text:p/>
            <text:p>リ</text:p>
          </table:table-cell>
          <table:table-cell office:value-type="string" calcext:value-type="string">
            <text:p>くり</text:p>
          </table:table-cell>
          <table:table-cell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number-columns-repeated="58"/>
        </table:table-row>
        <table:table-row table:style-name="ro22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SLIP OF PAPER</text:p>
            <text:p/>
            <text:p>BALLOT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number-columns-repeated="58"/>
        </table:table-row>
        <table:table-row table:style-name="ro5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ヒョウ</text:p>
          </table:table-cell>
          <table:table-cell table:style-name="ce37"/>
          <table:table-cell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office:value-type="string" calcext:value-type="string">
            <text:p>label, sign</text:p>
          </table:table-cell>
          <table:table-cell table:number-columns-repeated="57"/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だよ(う)</text:p>
          </table:table-cell>
          <table:table-cell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office:value-type="string" calcext:value-type="string">
            <text:p>float</text:p>
          </table:table-cell>
          <table:table-cell table:number-columns-repeated="57"/>
        </table:table-row>
        <table:table-row table:style-name="ro8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number-columns-repeated="58"/>
        </table:table-row>
        <table:table-row table:style-name="ro11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おのおの</text:p>
          </table:table-cell>
          <table:table-cell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office:value-type="string" calcext:value-type="string">
            <text:p>every, all; various</text:p>
          </table:table-cell>
          <table:table-cell table:number-columns-repeated="57"/>
        </table:table-row>
        <table:table-row table:style-name="ro9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  <table:table-cell office:value-type="string" calcext:value-type="string">
            <text:p>VISITOR</text:p>
            <text:p/>
            <text:p>CUSTOMER</text:p>
          </table:table-cell>
          <table:table-cell office:value-type="string" calcext:value-type="string">
            <text:p>キャク</text:p>
            <text:p/>
            <text:p>カク</text:p>
          </table:table-cell>
          <table:table-cell table:style-name="ce37"/>
          <table:table-cell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number-columns-repeated="58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-じ</text:p>
          </table:table-cell>
          <table:table-cell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office:value-type="string" calcext:value-type="string">
            <text:p>way</text:p>
          </table:table-cell>
          <table:table-cell table:number-columns-repeated="57"/>
        </table:table-row>
        <table:table-row table:style-name="ro16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  <table:table-cell office:value-type="string" calcext:value-type="string">
            <text:p>NORM</text:p>
            <text:p/>
            <text:p>STATUS</text:p>
            <text:p/>
            <text:p>CHARACTER</text:p>
          </table:table-cell>
          <table:table-cell office:value-type="string" calcext:value-type="string">
            <text:p>カク</text:p>
            <text:p/>
            <text:p>コウ</text:p>
          </table:table-cell>
          <table:table-cell table:style-name="ce37"/>
          <table:table-cell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office:value-type="string" calcext:value-type="string">
            <text:p>standard ・ rank</text:p>
          </table:table-cell>
          <table:table-cell table:number-columns-repeated="57"/>
        </table:table-row>
        <table:table-row table:style-name="ro10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  <table:table-cell office:value-type="string" calcext:value-type="string">
            <text:p>INTERLINK</text:p>
            <text:p/>
            <text:p>ENTWINE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から(む)</text:p>
            <text:p/>
            <text:p>から(める)</text:p>
            <text:p/>
            <text:p>から(まる)</text:p>
          </table:table-cell>
          <table:table-cell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number-columns-repeated="58"/>
        </table:table-row>
        <table:table-row table:style-name="ro29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  <table:table-cell office:value-type="string" calcext:value-type="string">
            <text:p>LEAVE OUT</text:p>
            <text:p/>
            <text:p>STRATEGY</text:p>
          </table:table-cell>
          <table:table-cell office:value-type="string" calcext:value-type="string">
            <text:p>リャク</text:p>
          </table:table-cell>
          <table:table-cell office:value-type="string" calcext:value-type="string">
            <text:p>ほぼ*</text:p>
          </table:table-cell>
          <table:table-cell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office:value-type="string" calcext:value-type="string">
            <text:p>abridge ・ seize</text:p>
          </table:table-cell>
          <table:table-cell table:number-columns-repeated="57"/>
        </table:table-row>
        <table:table-row table:style-name="ro6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  <table:table-cell office:value-type="string" calcext:value-type="string">
            <text:p>GRAND BUILDING</text:p>
            <text:p/>
            <text:p>CABINET [of a government]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number-columns-repeated="58"/>
        </table:table-row>
        <table:table-row table:style-name="ro10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ラク</text:p>
          </table:table-cell>
          <table:table-cell office:value-type="string" calcext:value-type="string">
            <text:p>お(ちる)</text:p>
            <text:p/>
            <text:p>お(ち)</text:p>
            <text:p/>
            <text:p>お(とす)</text:p>
          </table:table-cell>
          <table:table-cell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office:value-type="string" calcext:value-type="string">
            <text:p>fail</text:p>
          </table:table-cell>
          <table:table-cell table:number-columns-repeated="57"/>
        </table:table-row>
        <table:table-row table:style-name="ro21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ナン</text:p>
            <text:p/>
            <text:p>ナ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number-columns-repeated="58"/>
        </table:table-row>
        <table:table-row table:style-name="ro5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セイ</text:p>
            <text:p/>
            <text:p>サイ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number-columns-repeated="58"/>
        </table:table-row>
        <table:table-row table:style-name="ro7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THE ROOSTE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office:value-type="string" calcext:value-type="string">
            <text:p>sign of the bird</text:p>
          </table:table-cell>
          <table:table-cell table:number-columns-repeated="57"/>
        </table:table-row>
        <table:table-row table:style-name="ro15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ALCOHOLIC DRINK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さけ</text:p>
            <text:p/>
            <text:p>さか-</text:p>
          </table:table-cell>
          <table:table-cell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number-columns-repeated="58"/>
        </table:table-row>
        <table:table-row table:style-name="ro8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  <table:table-cell office:value-type="string" calcext:value-type="string">
            <text:p>SPRINKLE</text:p>
          </table:table-cell>
          <table:table-cell office:value-type="string" calcext:value-type="string">
            <text:p>シャ</text:p>
            <text:p/>
            <text:p>サイ</text:p>
          </table:table-cell>
          <table:table-cell table:style-name="ce37"/>
          <table:table-cell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office:value-type="string" calcext:value-type="string">
            <text:p>wash</text:p>
          </table:table-cell>
          <table:table-cell table:number-columns-repeated="57"/>
        </table:table-row>
        <table:table-row table:style-name="ro16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  <table:table-cell office:value-type="string" calcext:value-type="string">
            <text:p>DISTRIBUTE</text:p>
            <text:p/>
            <text:p>PUT IN ORDER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くば(る)</text:p>
          </table:table-cell>
          <table:table-cell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9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  <table:table-cell office:value-type="string" calcext:value-type="string">
            <text:p>ACID</text:p>
            <text:p/>
            <text:p>OXYGEN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す(い)</text:p>
          </table:table-cell>
          <table:table-cell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number-columns-repeated="58"/>
        </table:table-row>
        <table:table-row table:style-name="ro11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なお*</text:p>
          </table:table-cell>
          <table:table-cell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number-columns-repeated="58"/>
        </table:table-row>
        <table:table-row table:style-name="ro63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っと(い) </text:p>
            <text:p/>
            <text:p>とうと(い)</text:p>
            <text:p/>
            <text:p>たっと(ぶ) </text:p>
            <text:p/>
            <text:p>とうと(ぶ)</text:p>
          </table:table-cell>
          <table:table-cell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office:value-type="string" calcext:value-type="string">
            <text:p>esteem</text:p>
          </table:table-cell>
          <table:table-cell table:number-columns-repeated="57"/>
        </table:table-row>
        <table:table-row table:style-name="ro58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number-columns-repeated="58"/>
        </table:table-row>
        <table:table-row table:style-name="ro11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みちび(く)</text:p>
          </table:table-cell>
          <table:table-cell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office:value-type="string" calcext:value-type="string">
            <text:p>conduct</text:p>
          </table:table-cell>
          <table:table-cell table:number-columns-repeated="57"/>
        </table:table-row>
        <table:table-row table:style-name="ro22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うやま(う)</text:p>
          </table:table-cell>
          <table:table-cell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office:value-type="string" calcext:value-type="string">
            <text:p>revere</text:p>
          </table:table-cell>
          <table:table-cell table:number-columns-repeated="57"/>
        </table:table-row>
        <table:table-row table:style-name="ro6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  <table:table-cell office:value-type="string" calcext:value-type="string">
            <text:p>GUARD AGAINST</text:p>
            <text:p/>
            <text:p>WARN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number-columns-repeated="58"/>
        </table:table-row>
        <table:table-row table:style-name="ro10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ろ(く)</text:p>
            <text:p/>
            <text:p>おどろ(かす)</text:p>
          </table:table-cell>
          <table:table-cell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number-columns-repeated="58"/>
        </table:table-row>
        <table:table-row table:style-name="ro26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ち(る)</text:p>
            <text:p/>
            <text:p>(-)ち(らす)</text:p>
            <text:p/>
            <text:p>ち(らかす)</text:p>
            <text:p/>
            <text:p>ち(らかる)</text:p>
            <text:p/>
            <text:p>ち(らばる)</text:p>
          </table:table-cell>
          <table:table-cell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office:value-type="string" calcext:value-type="string">
            <text:p>disperse; unrestrained</text:p>
          </table:table-cell>
          <table:table-cell table:number-columns-repeated="57"/>
        </table:table-row>
        <table:table-row table:style-name="ro9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(えて)*</text:p>
            <text:p/>
            <text:p>あ(えず)*</text:p>
          </table:table-cell>
          <table:table-cell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number-columns-repeated="58"/>
        </table:table-row>
        <table:table-row table:style-name="ro22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  <table:table-cell office:value-type="string" calcext:value-type="string">
            <text:p>SEVERE</text:p>
            <text:p/>
            <text:p>SOLEMN</text:p>
          </table:table-cell>
          <table:table-cell office:value-type="string" calcext:value-type="string">
            <text:p>ゲン</text:p>
            <text:p/>
            <text:p>ゴン</text:p>
          </table:table-cell>
          <table:table-cell office:value-type="string" calcext:value-type="string">
            <text:p>おごそ(か)</text:p>
            <text:p/>
            <text:p>きび(しい)</text:p>
          </table:table-cell>
          <table:table-cell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number-columns-repeated="58"/>
        </table:table-row>
        <table:table-row table:style-name="ro63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  <table:table-cell office:value-type="string" calcext:value-type="string">
            <text:p>BUDDHA</text:p>
          </table:table-cell>
          <table:table-cell office:value-type="string" calcext:value-type="string">
            <text:p>ブツ</text:p>
            <text:p/>
            <text:p>フツ*</text:p>
          </table:table-cell>
          <table:table-cell office:value-type="string" calcext:value-type="string">
            <text:p>ほとけ</text:p>
          </table:table-cell>
          <table:table-cell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number-columns-repeated="58"/>
        </table:table-row>
        <table:table-row table:style-name="ro22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  <table:table-cell office:value-type="string" calcext:value-type="string">
            <text:p>CLEAR AWAY</text:p>
            <text:p/>
            <text:p>PAY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はら(う)</text:p>
            <text:p/>
            <text:p>-はら(い)</text:p>
            <text:p/>
            <text:p>-ばら(い)</text:p>
          </table:table-cell>
          <table:table-cell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number-columns-repeated="58"/>
        </table:table-row>
        <table:table-row table:style-name="ro16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ひろ(げる)*</text:p>
          </table:table-cell>
          <table:table-cell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office:value-type="string" calcext:value-type="string">
            <text:p>widen</text:p>
          </table:table-cell>
          <table:table-cell table:number-columns-repeated="57"/>
        </table:table-row>
        <table:table-row table:style-name="ro11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  <table:table-cell office:value-type="string" calcext:value-type="string">
            <text:p>POSSIBLE</text:p>
            <text:p/>
            <text:p>APPROVE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office:value-type="string" calcext:value-type="string">
            <text:p>-able; worthy of</text:p>
          </table:table-cell>
          <table:table-cell table:number-columns-repeated="57"/>
        </table:table-row>
        <table:table-row table:style-name="ro22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WHAT</text:p>
            <text:p/>
            <text:p>HOW MANY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なに(-)</text:p>
            <text:p/>
            <text:p>なん(-)</text:p>
          </table:table-cell>
          <table:table-cell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office:value-type="string" calcext:value-type="string">
            <text:p>several</text:p>
          </table:table-cell>
          <table:table-cell table:number-columns-repeated="57"/>
        </table:table-row>
        <table:table-row table:style-name="ro6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いじ(め)*</text:p>
            <text:p/>
            <text:p>いじ(める)*</text:p>
            <text:p/>
            <text:p>いら*</text:p>
            <text:p/>
            <text:p>さいな(む)*</text:p>
          </table:table-cell>
          <table:table-cell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office:value-type="string" calcext:value-type="string">
            <text:p>severe</text:p>
          </table:table-cell>
          <table:table-cell table:number-columns-repeated="57"/>
        </table:table-row>
        <table:table-row table:style-name="ro9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office:value-type="string" calcext:value-type="string">
            <text:p>cargo</text:p>
          </table:table-cell>
          <table:table-cell table:number-columns-repeated="57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number-columns-repeated="58"/>
        </table:table-row>
        <table:table-row table:style-name="ro22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  <table:table-cell office:value-type="string" calcext:value-type="string">
            <text:p>PHONETIC [A]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お‑</text:p>
            <text:p/>
            <text:p>おもね(る)</text:p>
          </table:table-cell>
          <table:table-cell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office:value-type="string" calcext:value-type="string">
            <text:p>etym.: big mound</text:p>
          </table:table-cell>
          <table:table-cell table:number-columns-repeated="57"/>
        </table:table-row>
        <table:table-row table:style-name="ro5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  <table:table-cell office:value-type="string" calcext:value-type="string">
            <text:p>OFFICIAT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office:value-type="string" calcext:value-type="string">
            <text:p>administer</text:p>
          </table:table-cell>
          <table:table-cell table:number-columns-repeated="57"/>
        </table:table-row>
        <table:table-row table:style-name="ro16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うかが(う)</text:p>
          </table:table-cell>
          <table:table-cell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office:value-type="string" calcext:value-type="string">
            <text:p>pay a visit</text:p>
          </table:table-cell>
          <table:table-cell table:number-columns-repeated="57"/>
        </table:table-row>
        <table:table-row table:style-name="ro6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number-columns-repeated="58"/>
        </table:table-row>
        <table:table-row table:style-name="ro6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  <table:table-cell office:value-type="string" calcext:value-type="string">
            <text:p>RAISE ANIMAL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か(う)</text:p>
          </table:table-cell>
          <table:table-cell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number-columns-repeated="58"/>
        </table:table-row>
        <table:table-row table:style-name="ro9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  <table:table-cell office:value-type="string" calcext:value-type="string">
            <text:p>COUNTER FOR BOOKS</text:p>
          </table:table-cell>
          <table:table-cell office:value-type="string" calcext:value-type="string">
            <text:p>サツ</text:p>
            <text:p/>
            <text:p>サク</text:p>
          </table:table-cell>
          <table:table-cell table:style-name="ce37"/>
          <table:table-cell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number-columns-repeated="58"/>
        </table:table-row>
        <table:table-row table:style-name="ro5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number-columns-repeated="58"/>
        </table:table-row>
        <table:table-row table:style-name="ro5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  <table:table-cell office:value-type="string" calcext:value-type="string">
            <text:p>PEEK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office:value-type="string" calcext:value-type="string">
            <text:p>come into view</text:p>
          </table:table-cell>
          <table:table-cell table:number-columns-repeated="57"/>
        </table:table-row>
        <table:table-row table:style-name="ro29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SONG</text:p>
            <text:p/>
            <text:p>JAPANESE POEM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number-columns-repeated="58"/>
        </table:table-row>
        <table:table-row table:style-name="ro8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  <table:table-cell office:value-type="string" calcext:value-type="string">
            <text:p>DITTY</text:p>
          </table:table-cell>
          <table:table-cell office:value-type="string" calcext:value-type="string">
            <text:p>バイ*</text:p>
          </table:table-cell>
          <table:table-cell office:value-type="string" calcext:value-type="string">
            <text:p>うた</text:p>
            <text:p/>
            <text:p>うた(う)</text:p>
          </table:table-cell>
          <table:table-cell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number-columns-repeated="58"/>
        </table:table-row>
        <table:table-row table:style-name="ro10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  <table:table-cell office:value-type="string" calcext:value-type="string">
            <text:p>BEAR</text:p>
            <text:p/>
            <text:p>LOSE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ま(ける)</text:p>
            <text:p/>
            <text:p>ま(かす)</text:p>
            <text:p/>
            <text:p>お(う)</text:p>
          </table:table-cell>
          <table:table-cell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number-columns-repeated="58"/>
        </table:table-row>
        <table:table-row table:style-name="ro63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  <table:table-cell office:value-type="string" calcext:value-type="string">
            <text:p>BE DEFEATED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やぶ(れる)</text:p>
          </table:table-cell>
          <table:table-cell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number-columns-repeated="58"/>
        </table:table-row>
        <table:table-row table:style-name="ro29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  <table:table-cell office:value-type="string" calcext:value-type="string">
            <text:p>RESPONSIBILITY</text:p>
            <text:p/>
            <text:p>BLAM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office:value-type="string" calcext:value-type="string">
            <text:p>censure)_x0003_</text:p>
          </table:table-cell>
          <table:table-cell table:number-columns-repeated="57"/>
        </table:table-row>
        <table:table-row table:style-name="ro63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つ(む)</text:p>
            <text:p/>
            <text:p>つ(もる)</text:p>
            <text:p/>
            <text:p>つ(もり)</text:p>
            <text:p/>
            <text:p>-づみ</text:p>
          </table:table-cell>
          <table:table-cell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number-columns-repeated="58"/>
        </table:table-row>
        <table:table-row table:style-name="ro63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  <table:table-cell office:value-type="string" calcext:value-type="string">
            <text:p>DEBT</text:p>
            <text:p/>
            <text:p>BOND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number-columns-repeated="58"/>
        </table:table-row>
        <table:table-row table:style-name="ro63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つ(ける)</text:p>
            <text:p/>
            <text:p>つ(かる)</text:p>
            <text:p/>
            <text:p>-づ(け)</text:p>
            <text:p/>
            <text:p>-づけ</text:p>
          </table:table-cell>
          <table:table-cell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office:value-type="string" calcext:value-type="string">
            <text:p>soak, immerse</text:p>
          </table:table-cell>
          <table:table-cell table:number-columns-repeated="57"/>
        </table:table-row>
        <table:table-row table:style-name="ro16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つむ(ぐ)</text:p>
          </table:table-cell>
          <table:table-cell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office:value-type="string" calcext:value-type="string">
            <text:p>make yarn</text:p>
          </table:table-cell>
          <table:table-cell table:number-columns-repeated="57"/>
        </table:table-row>
        <table:table-row table:style-name="ro11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  <table:table-cell office:value-type="string" calcext:value-type="string">
            <text:p>ACHIEVEMENTS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office:value-type="string" calcext:value-type="string">
            <text:p>spin thread</text:p>
          </table:table-cell>
          <table:table-cell table:number-columns-repeated="57"/>
        </table:table-row>
        <table:table-row table:style-name="ro22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グ</text:p>
          </table:table-cell>
          <table:table-cell table:style-name="ce37"/>
          <table:table-cell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office:value-type="string" calcext:value-type="string">
            <text:p>tool</text:p>
          </table:table-cell>
          <table:table-cell table:number-columns-repeated="57"/>
        </table:table-row>
        <table:table-row table:style-name="ro22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ま(-)</text:p>
            <text:p/>
            <text:p>まこと*</text:p>
          </table:table-cell>
          <table:table-cell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office:value-type="string" calcext:value-type="string">
            <text:p>geniune</text:p>
          </table:table-cell>
          <table:table-cell table:number-columns-repeated="57"/>
        </table:table-row>
        <table:table-row table:style-name="ro16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  <table:table-cell office:value-type="string" calcext:value-type="string">
            <text:p>STRAIGHT</text:p>
            <text:p/>
            <text:p>PUT STRAIGHT</text:p>
          </table:table-cell>
          <table:table-cell office:value-type="string" calcext:value-type="string">
            <text:p>チョク</text:p>
            <text:p/>
            <text:p>ジカ*</text:p>
            <text:p/>
            <text:p>ジキ</text:p>
          </table:table-cell>
          <table:table-cell office:value-type="string" calcext:value-type="string">
            <text:p>ただ(ちに)</text:p>
            <text:p/>
            <text:p>(-)なお(す)</text:p>
            <text:p/>
            <text:p>なお(る)</text:p>
            <text:p/>
            <text:p>す(ぐ)*</text:p>
          </table:table-cell>
          <table:table-cell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office:value-type="string" calcext:value-type="string">
            <text:p>correct ・ direct, upright</text:p>
          </table:table-cell>
          <table:table-cell table:number-columns-repeated="57"/>
        </table:table-row>
        <table:table-row table:style-name="ro63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う(える)</text:p>
            <text:p/>
            <text:p>う(わる)</text:p>
          </table:table-cell>
          <table:table-cell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number-columns-repeated="58"/>
        </table:table-row>
        <table:table-row table:style-name="ro16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える)</text:p>
            <text:p/>
            <text:p>ふ(やす)</text:p>
          </table:table-cell>
          <table:table-cell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office:value-type="string" calcext:value-type="string">
            <text:p>cause to do] of its own accord</text:p>
          </table:table-cell>
          <table:table-cell table:number-columns-repeated="57"/>
        </table:table-row>
        <table:table-row table:style-name="ro22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ね</text:p>
            <text:p/>
            <text:p>あたい</text:p>
          </table:table-cell>
          <table:table-cell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number-columns-repeated="58"/>
        </table:table-row>
        <table:table-row table:style-name="ro16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(く)</text:p>
            <text:p/>
            <text:p>-お(き)</text:p>
          </table:table-cell>
          <table:table-cell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office:value-type="string" calcext:value-type="string">
            <text:p>put in …, leave in …</text:p>
          </table:table-cell>
          <table:table-cell table:number-columns-repeated="57"/>
        </table:table-row>
        <table:table-row table:style-name="ro4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number-columns-repeated="58"/>
        </table:table-row>
        <table:table-row table:style-name="ro8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  <table:table-cell office:value-type="string" calcext:value-type="string">
            <text:p>STATE</text:p>
            <text:p/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office:value-type="string" calcext:value-type="string">
            <text:p>province</text:p>
          </table:table-cell>
          <table:table-cell table:number-columns-repeated="57"/>
        </table:table-row>
        <table:table-row table:style-name="ro58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  <table:table-cell office:value-type="string" calcext:value-type="string">
            <text:p>SANDBAR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number-columns-repeated="58"/>
        </table:table-row>
        <table:table-row table:style-name="ro63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office:value-type="string" calcext:value-type="string">
            <text:p>join, meet</text:p>
          </table:table-cell>
          <table:table-cell table:number-columns-repeated="57"/>
        </table:table-row>
        <table:table-row table:style-name="ro10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(ぐ)</text:p>
          </table:table-cell>
          <table:table-cell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16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  <table:table-cell office:value-type="string" calcext:value-type="string">
            <text:p>CUT OFF</text:p>
            <text:p/>
            <text:p>DECIDE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た(つ)</text:p>
            <text:p/>
            <text:p>ことわ(る)</text:p>
          </table:table-cell>
          <table:table-cell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office:value-type="string" calcext:value-type="string">
            <text:p>refuse ・ resolve</text:p>
          </table:table-cell>
          <table:table-cell table:number-columns-repeated="57"/>
        </table:table-row>
        <table:table-row table:style-name="ro63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  <table:table-cell office:value-type="string" calcext:value-type="string">
            <text:p>RESPOND [to]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こた(える)</text:p>
          </table:table-cell>
          <table:table-cell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office:value-type="string" calcext:value-type="string">
            <text:p>cor…</text:p>
          </table:table-cell>
          <table:table-cell table:number-columns-repeated="57"/>
        </table:table-row>
        <table:table-row table:style-name="ro11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BED</text:p>
            <text:p/>
            <text:p>FLOO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こ</text:p>
            <text:p/>
            <text:p>ゆか</text:p>
          </table:table-cell>
          <table:table-cell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number-columns-repeated="58"/>
        </table:table-row>
        <table:table-row table:style-name="ro9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  <table:table-cell office:value-type="string" calcext:value-type="string">
            <text:p>HEMP</text:p>
            <text:p/>
            <text:p>BECOME NUMB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number-columns-repeated="58"/>
        </table:table-row>
        <table:table-row table:style-name="ro6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  <table:table-cell office:value-type="string" calcext:value-type="string">
            <text:p>PERSONAL HISTORY</text:p>
          </table:table-cell>
          <table:table-cell office:value-type="string" calcext:value-type="string">
            <text:p>レキ</text:p>
          </table:table-cell>
          <table:table-cell table:style-name="ce37"/>
          <table:table-cell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number-columns-repeated="58"/>
        </table:table-row>
        <table:table-row table:style-name="ro9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レキ</text:p>
          </table:table-cell>
          <table:table-cell office:value-type="string" calcext:value-type="string">
            <text:p>こよみ</text:p>
          </table:table-cell>
          <table:table-cell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number-columns-repeated="58"/>
        </table:table-row>
        <table:table-row table:style-name="ro51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ATTEND [to]</text:p>
            <text:p/>
            <text:p>CONFRONT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office:value-type="string" calcext:value-type="string">
            <text:p>be present at</text:p>
          </table:table-cell>
          <table:table-cell table:number-columns-repeated="57"/>
        </table:table-row>
        <table:table-row table:style-name="ro29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の</text:p>
          </table:table-cell>
          <table:table-cell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number-columns-repeated="58"/>
        </table:table-row>
        <table:table-row table:style-name="ro22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エン</text:p>
            <text:p/>
            <text:p>オン</text:p>
          </table:table-cell>
          <table:table-cell office:value-type="string" calcext:value-type="string">
            <text:p>とお(い)</text:p>
          </table:table-cell>
          <table:table-cell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number-columns-repeated="58"/>
        </table:table-row>
        <table:table-row table:style-name="ro10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  <table:table-cell office:value-type="string" calcext:value-type="string">
            <text:p>GIVE</text:p>
            <text:p/>
            <text:p>TAKE PART IN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た(える)</text:p>
          </table:table-cell>
          <table:table-cell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office:value-type="string" calcext:value-type="string">
            <text:p>grant</text:p>
          </table:table-cell>
          <table:table-cell table:number-columns-repeated="57"/>
        </table:table-row>
        <table:table-row table:style-name="ro51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うつ(す)</text:p>
            <text:p/>
            <text:p>うつ(る)</text:p>
          </table:table-cell>
          <table:table-cell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number-columns-repeated="58"/>
        </table:table-row>
        <table:table-row table:style-name="ro22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うつ(る)</text:p>
            <text:p/>
            <text:p>うつ(す)</text:p>
          </table:table-cell>
          <table:table-cell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office:value-type="string" calcext:value-type="string">
            <text:p>shift</text:p>
          </table:table-cell>
          <table:table-cell table:number-columns-repeated="57"/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  <table:table-cell office:value-type="string" calcext:value-type="string">
            <text:p>WHOLESALE</text:p>
          </table:table-cell>
          <table:table-cell/>
          <table:table-cell office:value-type="string" calcext:value-type="string">
            <text:p>おろ(す)</text:p>
            <text:p/>
            <text:p>おろ(し)</text:p>
            <text:p/>
            <text:p>おろし</text:p>
          </table:table-cell>
          <table:table-cell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number-columns-repeated="58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  <table:table-cell office:value-type="string" calcext:value-type="string">
            <text:p>GENERAL HONORIFIC TERM</text:p>
          </table:table-cell>
          <table:table-cell office:value-type="string" calcext:value-type="string">
            <text:p>ギョ</text:p>
            <text:p/>
            <text:p>ゴ</text:p>
          </table:table-cell>
          <table:table-cell office:value-type="string" calcext:value-type="string">
            <text:p>おん-</text:p>
            <text:p/>
            <text:p>お-*</text:p>
            <text:p/>
            <text:p>み-*</text:p>
          </table:table-cell>
          <table:table-cell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number-columns-repeated="58"/>
        </table:table-row>
        <table:table-row table:style-name="ro9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office:value-type="string" calcext:value-type="string">
            <text:p>double, duplicate</text:p>
          </table:table-cell>
          <table:table-cell table:number-columns-repeated="57"/>
        </table:table-row>
        <table:table-row table:style-name="ro22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ら</text:p>
            <text:p/>
            <text:p>なか*</text:p>
          </table:table-cell>
          <table:table-cell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number-columns-repeated="58"/>
        </table:table-row>
        <table:table-row table:style-name="ro29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RETURN TO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office:value-type="string" calcext:value-type="string">
            <text:p>repeat</text:p>
          </table:table-cell>
          <table:table-cell table:number-columns-repeated="57"/>
        </table:table-row>
        <table:table-row table:style-name="ro16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  <table:table-cell office:value-type="string" calcext:value-type="string">
            <text:p>GO ON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い(く)*</text:p>
          </table:table-cell>
          <table:table-cell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office:value-type="string" calcext:value-type="string">
            <text:p>proceed; pass away</text:p>
          </table:table-cell>
          <table:table-cell table:number-columns-repeated="57"/>
        </table:table-row>
        <table:table-row table:style-name="ro11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はしら</text:p>
          </table:table-cell>
          <table:table-cell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office:value-type="string" calcext:value-type="string">
            <text:p>mainstay</text:p>
          </table:table-cell>
          <table:table-cell table:number-columns-repeated="57"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  <table:table-cell office:value-type="string" calcext:value-type="string">
            <text:p>CONQUER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office:value-type="string" calcext:value-type="string">
            <text:p>invade</text:p>
          </table:table-cell>
          <table:table-cell table:number-columns-repeated="57"/>
        </table:table-row>
        <table:table-row table:style-name="ro16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ジュウ</text:p>
            <text:p/>
            <text:p>ショウ</text:p>
            <text:p/>
            <text:p>ジュ</text:p>
          </table:table-cell>
          <table:table-cell office:value-type="string" calcext:value-type="string">
            <text:p>したが(う)</text:p>
            <text:p/>
            <text:p>したが(える)</text:p>
          </table:table-cell>
          <table:table-cell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office:value-type="string" calcext:value-type="string">
            <text:p>obey</text:p>
          </table:table-cell>
          <table:table-cell table:number-columns-repeated="57"/>
        </table:table-row>
        <table:table-row table:style-name="ro11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  <table:table-cell office:value-type="string" calcext:value-type="string">
            <text:p>FOLLOWER</text:p>
            <text:p/>
            <text:p>FELLOW[S]</text:p>
            <text:p/>
            <text:p>GOING ON FOOT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office:value-type="string" calcext:value-type="string">
            <text:p>pupil</text:p>
          </table:table-cell>
          <table:table-cell table:number-columns-repeated="57"/>
        </table:table-row>
        <table:table-row table:style-name="ro29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number-columns-repeated="58"/>
        </table:table-row>
        <table:table-row table:style-name="ro26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  <table:table-cell office:value-type="string" calcext:value-type="string">
            <text:p>EXTEND</text:p>
            <text:p/>
            <text:p>POSTPON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の(びる)</text:p>
            <text:p/>
            <text:p>の(べる)</text:p>
            <text:p/>
            <text:p>の(べ)</text:p>
            <text:p/>
            <text:p>の(ばす)</text:p>
          </table:table-cell>
          <table:table-cell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number-columns-repeated="58"/>
        </table:table-row>
        <table:table-row table:style-name="ro26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の(びる)</text:p>
            <text:p/>
            <text:p>の(ばす)</text:p>
            <text:p/>
            <text:p>の(べる)</text:p>
          </table:table-cell>
          <table:table-cell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office:value-type="string" calcext:value-type="string">
            <text:p>grow</text:p>
          </table:table-cell>
          <table:table-cell table:number-columns-repeated="57"/>
        </table:table-row>
        <table:table-row table:style-name="ro21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number-columns-repeated="58"/>
        </table:table-row>
        <table:table-row table:style-name="ro26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シュク</text:p>
          </table:table-cell>
          <table:table-cell office:value-type="string" calcext:value-type="string">
            <text:p>ちぢ(む)</text:p>
            <text:p/>
            <text:p>ちぢ(まる)</text:p>
            <text:p/>
            <text:p>ちぢ(める)</text:p>
            <text:p/>
            <text:p>ちぢ(れる)</text:p>
            <text:p/>
            <text:p>ちぢ(らす)</text:p>
          </table:table-cell>
          <table:table-cell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office:value-type="string" calcext:value-type="string">
            <text:p>curl up</text:p>
          </table:table-cell>
          <table:table-cell table:number-columns-repeated="57"/>
        </table:table-row>
        <table:table-row table:style-name="ro21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  <table:table-cell office:value-type="string" calcext:value-type="string">
            <text:p>BE BORN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number-columns-repeated="58"/>
        </table:table-row>
        <table:table-row table:style-name="ro6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number-columns-repeated="58"/>
        </table:table-row>
        <table:table-row table:style-name="ro6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  <table:table-cell office:value-type="string" calcext:value-type="string">
            <text:p>COURTYARD</text:p>
            <text:p/>
            <text:p>GARD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number-columns-repeated="58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  <table:table-cell office:value-type="string" calcext:value-type="string">
            <text:p>SMALL BOAT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number-columns-repeated="58"/>
        </table:table-row>
        <table:table-row table:style-name="ro16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UNFOLD</text:p>
            <text:p/>
            <text:p>DISPLAY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office:value-type="string" calcext:value-type="string">
            <text:p>develop</text:p>
          </table:table-cell>
          <table:table-cell table:number-columns-repeated="57"/>
        </table:table-row>
        <table:table-row table:style-name="ro5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  <table:table-cell office:value-type="string" calcext:value-type="string">
            <text:p>PALACE</text:p>
            <text:p/>
            <text:p>FORMAL HONORIFIC TITLE</text:p>
          </table:table-cell>
          <table:table-cell office:value-type="string" calcext:value-type="string">
            <text:p>デン</text:p>
            <text:p/>
            <text:p>テン</text:p>
          </table:table-cell>
          <table:table-cell office:value-type="string" calcext:value-type="string">
            <text:p>との</text:p>
            <text:p/>
            <text:p>-どの</text:p>
          </table:table-cell>
          <table:table-cell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number-columns-repeated="58"/>
        </table:table-row>
        <table:table-row table:style-name="ro16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こと</text:p>
            <text:p/>
            <text:p>こと(なる)</text:p>
          </table:table-cell>
          <table:table-cell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number-columns-repeated="58"/>
        </table:table-row>
        <table:table-row table:style-name="ro63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つばさ</text:p>
          </table:table-cell>
          <table:table-cell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number-columns-repeated="58"/>
        </table:table-row>
        <table:table-row table:style-name="ro29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  <table:table-cell office:value-type="string" calcext:value-type="string">
            <text:p>CUMULATE</text:p>
            <text:p/>
            <text:p>ENCUMBER</text:p>
          </table:table-cell>
          <table:table-cell office:value-type="string" calcext:value-type="string">
            <text:p>ルイ</text:p>
          </table:table-cell>
          <table:table-cell table:style-name="ce37"/>
          <table:table-cell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number-columns-repeated="58"/>
        </table:table-row>
        <table:table-row table:style-name="ro9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  <table:table-cell office:value-type="string" calcext:value-type="string">
            <text:p>BASE</text:p>
            <text:p/>
            <text:p>SMALL FORT</text:p>
          </table:table-cell>
          <table:table-cell office:value-type="string" calcext:value-type="string">
            <text:p>ルイ</text:p>
          </table:table-cell>
          <table:table-cell table:style-name="ce37"/>
          <table:table-cell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number-columns-repeated="58"/>
        </table:table-row>
        <table:table-row table:style-name="ro8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  <table:table-cell office:value-type="string" calcext:value-type="string">
            <text:p>OFFICIAL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number-columns-repeated="58"/>
        </table:table-row>
        <table:table-row table:style-name="ro29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  <table:table-cell office:value-type="string" calcext:value-type="string">
            <text:p>USE</text:p>
            <text:p/>
            <text:p>ENVO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つか(う)</text:p>
            <text:p/>
            <text:p>(-)つか(い)</text:p>
            <text:p/>
            <text:p>-づか(い)</text:p>
          </table:table-cell>
          <table:table-cell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office:value-type="string" calcext:value-type="string">
            <text:p>dispatch</text:p>
          </table:table-cell>
          <table:table-cell table:number-columns-repeated="57"/>
        </table:table-row>
        <table:table-row table:style-name="ro29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number-columns-repeated="58"/>
        </table:table-row>
        <table:table-row table:style-name="ro10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  <table:table-cell office:value-type="string" calcext:value-type="string">
            <text:p>RENEW</text:p>
            <text:p/>
            <text:p>FURTHERMORE</text:p>
            <text:p/>
            <text:p>GROW LAT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ら</text:p>
            <text:p/>
            <text:p>さら(に)</text:p>
            <text:p/>
            <text:p>ふ(ける)</text:p>
            <text:p/>
            <text:p>ふ(かす)</text:p>
          </table:table-cell>
          <table:table-cell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16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CONVENIENT</text:p>
            <text:p/>
            <text:p>POSTAL DELIVERY</text:p>
            <text:p/>
            <text:p>EXCRETA</text:p>
          </table:table-cell>
          <table:table-cell office:value-type="string" calcext:value-type="string">
            <text:p>ベン</text:p>
            <text:p/>
            <text:p>ビン</text:p>
          </table:table-cell>
          <table:table-cell office:value-type="string" calcext:value-type="string">
            <text:p>たよ(り)</text:p>
          </table:table-cell>
          <table:table-cell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office:value-type="string" calcext:value-type="string">
            <text:p>transportation service, flight</text:p>
          </table:table-cell>
          <table:table-cell table:number-columns-repeated="57"/>
        </table:table-row>
        <table:table-row table:style-name="ro29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た(い)</text:p>
          </table:table-cell>
          <table:table-cell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office:value-type="string" calcext:value-type="string">
            <text:p>resisting pressure</text:p>
          </table:table-cell>
          <table:table-cell table:number-columns-repeated="57"/>
        </table:table-row>
        <table:table-row table:style-name="ro5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  <table:table-cell office:value-type="string" calcext:value-type="string">
            <text:p>ABILITY</text:p>
            <text:p/>
            <text:p>NOH DRAMA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office:value-type="string" calcext:value-type="string">
            <text:p>function</text:p>
          </table:table-cell>
          <table:table-cell table:number-columns-repeated="57"/>
        </table:table-row>
        <table:table-row table:style-name="ro11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  <table:table-cell office:value-type="string" calcext:value-type="string">
            <text:p>STATE</text:p>
            <text:p/>
            <text:p>POSTURE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office:value-type="string" calcext:value-type="string">
            <text:p>condition ・ attitute</text:p>
          </table:table-cell>
          <table:table-cell table:number-columns-repeated="57"/>
        </table:table-row>
        <table:table-row table:style-name="ro21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くま</text:p>
          </table:table-cell>
          <table:table-cell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number-columns-repeated="58"/>
        </table:table-row>
        <table:table-row table:style-name="ro15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  <table:table-cell office:value-type="string" calcext:value-type="string">
            <text:p>DISCONTINUE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や(める)*</text:p>
          </table:table-cell>
          <table:table-cell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number-columns-repeated="58"/>
        </table:table-row>
        <table:table-row table:style-name="ro21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  <table:table-cell office:value-type="string" calcext:value-type="string">
            <text:p>LINE UP</text:p>
            <text:p/>
            <text:p>PHONETIC [RA]</text:p>
          </table:table-cell>
          <table:table-cell office:value-type="string" calcext:value-type="string">
            <text:p>ラ</text:p>
          </table:table-cell>
          <table:table-cell table:style-name="ce37"/>
          <table:table-cell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office:value-type="string" calcext:value-type="string">
            <text:p>arrange</text:p>
          </table:table-cell>
          <table:table-cell table:number-columns-repeated="57"/>
        </table:table-row>
        <table:table-row table:style-name="ro63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ウン</text:p>
          </table:table-cell>
          <table:table-cell office:value-type="string" calcext:value-type="string">
            <text:p>くも</text:p>
            <text:p/>
            <text:p>-ぐも</text:p>
          </table:table-cell>
          <table:table-cell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number-columns-repeated="58"/>
        </table:table-row>
        <table:table-row table:style-name="ro9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くも(る)</text:p>
          </table:table-cell>
          <table:table-cell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number-columns-repeated="58"/>
        </table:table-row>
        <table:table-row table:style-name="ro29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number-columns-repeated="58"/>
        </table:table-row>
        <table:table-row table:style-name="ro6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かみなり</text:p>
          </table:table-cell>
          <table:table-cell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number-columns-repeated="58"/>
        </table:table-row>
        <table:table-row table:style-name="ro9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  <table:table-cell office:value-type="string" calcext:value-type="string">
            <text:p>ZERO</text:p>
            <text:p/>
            <text:p>SPILL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こぼ(す)</text:p>
            <text:p/>
            <text:p>こぼ(れる)</text:p>
          </table:table-cell>
          <table:table-cell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number-columns-repeated="58"/>
        </table:table-row>
        <table:table-row table:style-name="ro63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QUAK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る(う)</text:p>
            <text:p/>
            <text:p>ふる(える)</text:p>
          </table:table-cell>
          <table:table-cell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office:value-type="string" calcext:value-type="string">
            <text:p>tremble</text:p>
          </table:table-cell>
          <table:table-cell table:number-columns-repeated="57"/>
        </table:table-row>
        <table:table-row table:style-name="ro10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(る)</text:p>
            <text:p/>
            <text:p>ぶ(る)</text:p>
            <text:p/>
            <text:p>ふ(り)</text:p>
            <text:p/>
            <text:p>-ぶ(り)</text:p>
            <text:p/>
            <text:p>ふ(るう)</text:p>
            <text:p/>
            <text:p>ふ(れる)</text:p>
          </table:table-cell>
          <table:table-cell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office:value-type="string" calcext:value-type="string">
            <text:p>wave, wield, pretend</text:p>
          </table:table-cell>
          <table:table-cell table:number-columns-repeated="57"/>
        </table:table-row>
        <table:table-row table:style-name="ro10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OF LONG DURATION</text:p>
          </table:table-cell>
          <table:table-cell office:value-type="string" calcext:value-type="string">
            <text:p>キュウ</text:p>
            <text:p/>
            <text:p>ク</text:p>
          </table:table-cell>
          <table:table-cell office:value-type="string" calcext:value-type="string">
            <text:p>ひさ(しい)</text:p>
          </table:table-cell>
          <table:table-cell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number-columns-repeated="58"/>
        </table:table-row>
        <table:table-row table:style-name="ro7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にぎ(わう)</text:p>
            <text:p/>
            <text:p>にぎ(わす)</text:p>
            <text:p/>
            <text:p>にぎ(やか)</text:p>
          </table:table-cell>
          <table:table-cell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office:value-type="string" calcext:value-type="string">
            <text:p>be bustling</text:p>
          </table:table-cell>
          <table:table-cell table:number-columns-repeated="57"/>
        </table:table-row>
        <table:table-row table:style-name="ro4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か</text:p>
          </table:table-cell>
          <table:table-cell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number-columns-repeated="58"/>
        </table:table-row>
        <table:table-row table:style-name="ro5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ヘイ</text:p>
            <text:p/>
            <text:p>ヒョウ</text:p>
          </table:table-cell>
          <table:table-cell table:style-name="ce37"/>
          <table:table-cell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number-columns-repeated="58"/>
        </table:table-row>
        <table:table-row table:style-name="ro7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  <table:table-cell office:value-type="string" calcext:value-type="string">
            <text:p>HIGH MOUNTAIN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たけ</text:p>
          </table:table-cell>
          <table:table-cell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office:value-type="string" calcext:value-type="string">
            <text:p>peak</text:p>
          </table:table-cell>
          <table:table-cell table:number-columns-repeated="57"/>
        </table:table-row>
        <table:table-row table:style-name="ro11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はま</text:p>
          </table:table-cell>
          <table:table-cell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number-columns-repeated="58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シャ</text:p>
          </table:table-cell>
          <table:table-cell table:style-name="ce37"/>
          <table:table-cell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office:value-type="string" calcext:value-type="string">
            <text:p>building</text:p>
          </table:table-cell>
          <table:table-cell table:number-columns-repeated="57"/>
        </table:table-row>
        <table:table-row table:style-name="ro29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  <table:table-cell office:value-type="string" calcext:value-type="string">
            <text:p>ANOTHER TIME</text:p>
          </table:table-cell>
          <table:table-cell office:value-type="string" calcext:value-type="string">
            <text:p>サイ</text:p>
            <text:p/>
            <text:p>サ</text:p>
          </table:table-cell>
          <table:table-cell office:value-type="string" calcext:value-type="string">
            <text:p>ふたた(び)</text:p>
          </table:table-cell>
          <table:table-cell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office:value-type="string" calcext:value-type="string">
            <text:p>again</text:p>
          </table:table-cell>
          <table:table-cell table:number-columns-repeated="57"/>
        </table:table-row>
        <table:table-row table:style-name="ro16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number-columns-repeated="58"/>
        </table:table-row>
        <table:table-row table:style-name="ro58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  <table:table-cell office:value-type="string" calcext:value-type="string">
            <text:p>THE TIGER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とら</text:p>
          </table:table-cell>
          <table:table-cell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63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  <table:table-cell office:value-type="string" calcext:value-type="string">
            <text:p>PERFORM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number-columns-repeated="58"/>
        </table:table-row>
        <table:table-row table:style-name="ro6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コウ</text:p>
            <text:p/>
            <text:p>オウ</text:p>
          </table:table-cell>
          <table:table-cell office:value-type="string" calcext:value-type="string">
            <text:p>き</text:p>
            <text:p/>
            <text:p>こ-</text:p>
          </table:table-cell>
          <table:table-cell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number-columns-repeated="58"/>
        </table:table-row>
        <table:table-row table:style-name="ro26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  <table:table-cell office:value-type="string" calcext:value-type="string">
            <text:p>SIDEWAYS</text:p>
            <text:p/>
            <text:p>ARBITRA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office:value-type="string" calcext:value-type="string">
            <text:p>across ・ despotic</text:p>
          </table:table-cell>
          <table:table-cell table:number-columns-repeated="57"/>
        </table:table-row>
        <table:table-row table:style-name="ro70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  <table:table-cell office:value-type="string" calcext:value-type="string">
            <text:p>CONSTRUCT</text:p>
            <text:p/>
            <text:p>MI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ま(える)</text:p>
            <text:p/>
            <text:p>かま(う)</text:p>
          </table:table-cell>
          <table:table-cell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office:value-type="string" calcext:value-type="string">
            <text:p>frame ・ care about</text:p>
          </table:table-cell>
          <table:table-cell table:number-columns-repeated="57"/>
        </table:table-row>
        <table:table-row table:style-name="ro9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number-columns-repeated="58"/>
        </table:table-row>
        <table:table-row table:style-name="ro21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number-columns-repeated="58"/>
        </table:table-row>
        <table:table-row table:style-name="ro11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ぞ</text:p>
            <text:p/>
            <text:p>どぶ*</text:p>
          </table:table-cell>
          <table:table-cell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office:value-type="string" calcext:value-type="string">
            <text:p>ditch</text:p>
          </table:table-cell>
          <table:table-cell table:number-columns-repeated="57"/>
        </table:table-row>
        <table:table-row table:style-name="ro11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  <table:table-cell office:value-type="string" calcext:value-type="string">
            <text:p>TEMPORARY</text:p>
            <text:p/>
            <text:p>FAKE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かり(-)</text:p>
          </table:table-cell>
          <table:table-cell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office:value-type="string" calcext:value-type="string">
            <text:p>provisional</text:p>
          </table:table-cell>
          <table:table-cell table:number-columns-repeated="57"/>
        </table:table-row>
        <table:table-row table:style-name="ro16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FRAGMENT</text:p>
            <text:p/>
            <text:p>ONE OF TWO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(-)</text:p>
          </table:table-cell>
          <table:table-cell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number-columns-repeated="58"/>
        </table:table-row>
        <table:table-row table:style-name="ro29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  <table:table-cell office:value-type="string" calcext:value-type="string">
            <text:p>PRINTING [PLATE]</text:p>
            <text:p/>
            <text:p>PUBLISHING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number-columns-repeated="58"/>
        </table:table-row>
        <table:table-row table:style-name="ro16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  <table:table-cell office:value-type="string" calcext:value-type="string">
            <text:p>BOARD</text:p>
            <text:p/>
            <text:p>PLATE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いた</text:p>
          </table:table-cell>
          <table:table-cell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number-columns-repeated="58"/>
        </table:table-row>
        <table:table-row table:style-name="ro9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  <table:table-cell office:value-type="string" calcext:value-type="string">
            <text:p>ENGAGE IN SALES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number-columns-repeated="58"/>
        </table:table-row>
        <table:table-row table:style-name="ro10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  <table:table-cell office:value-type="string" calcext:value-type="string">
            <text:p>RIGHTEOUSNESS</text:p>
            <text:p/>
            <text:p>MEANING</text:p>
            <text:p/>
            <text:p>SUBSTITUT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office:value-type="string" calcext:value-type="string">
            <text:p>sense ・ artificial</text:p>
          </table:table-cell>
          <table:table-cell table:number-columns-repeated="57"/>
        </table:table-row>
        <table:table-row table:style-name="ro63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  <table:table-cell office:value-type="string" calcext:value-type="string">
            <text:p>DISCUSS</text:p>
            <text:p/>
            <text:p>LEGISLATIVE BODY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number-columns-repeated="58"/>
        </table:table-row>
        <table:table-row table:style-name="ro5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office:value-type="string" calcext:value-type="string">
            <text:p>rite</text:p>
          </table:table-cell>
          <table:table-cell table:number-columns-repeated="57"/>
        </table:table-row>
        <table:table-row table:style-name="ro15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number-columns-repeated="58"/>
        </table:table-row>
        <table:table-row table:style-name="ro7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number-columns-repeated="58"/>
        </table:table-row>
        <table:table-row table:style-name="ro29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  <table:table-cell office:value-type="string" calcext:value-type="string">
            <text:p>PURPOR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ね</text:p>
            <text:p/>
            <text:p>うま(い)*</text:p>
          </table:table-cell>
          <table:table-cell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office:value-type="string" calcext:value-type="string">
            <text:p>gist, aim</text:p>
          </table:table-cell>
          <table:table-cell table:number-columns-repeated="57"/>
        </table:table-row>
        <table:table-row table:style-name="ro22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FINGER</text:p>
            <text:p/>
            <text:p>POINT [out]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ゆび</text:p>
            <text:p/>
            <text:p>さ(す)</text:p>
            <text:p/>
            <text:p>-さ(し)</text:p>
          </table:table-cell>
          <table:table-cell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number-columns-repeated="58"/>
        </table:table-row>
        <table:table-row table:style-name="ro8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  <table:table-cell office:value-type="string" calcext:value-type="string">
            <text:p>BRANDISH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office:value-type="string" calcext:value-type="string">
            <text:p>wield, wave</text:p>
          </table:table-cell>
          <table:table-cell table:number-columns-repeated="57"/>
        </table:table-row>
        <table:table-row table:style-name="ro9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  <table:table-cell office:value-type="string" calcext:value-type="string">
            <text:p>SHINE BRILLIANTL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がや(く)</text:p>
          </table:table-cell>
          <table:table-cell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number-columns-repeated="58"/>
        </table:table-row>
        <table:table-row table:style-name="ro11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(す)</text:p>
            <text:p/>
            <text:p>さ(さる)</text:p>
            <text:p/>
            <text:p>さ(し)</text:p>
            <text:p/>
            <text:p>さし</text:p>
          </table:table-cell>
          <table:table-cell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office:value-type="string" calcext:value-type="string">
            <text:p>stab</text:p>
          </table:table-cell>
          <table:table-cell table:number-columns-repeated="57"/>
        </table:table-row>
        <table:table-row table:style-name="ro6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  <table:table-cell office:value-type="string" calcext:value-type="string">
            <text:p>SCHEME</text:p>
            <text:p/>
            <text:p>MEASURE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office:value-type="string" calcext:value-type="string">
            <text:p>plan</text:p>
          </table:table-cell>
          <table:table-cell table:number-columns-repeated="57"/>
        </table:table-row>
        <table:table-row table:style-name="ro16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さ(す)</text:p>
            <text:p/>
            <text:p>さ(し)</text:p>
          </table:table-cell>
          <table:table-cell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office:value-type="string" calcext:value-type="string">
            <text:p>difference</text:p>
          </table:table-cell>
          <table:table-cell table:number-columns-repeated="57"/>
        </table:table-row>
        <table:table-row table:style-name="ro16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  <table:table-cell office:value-type="string" calcext:value-type="string">
            <text:p>PUT ON [cloths]</text:p>
            <text:p/>
            <text:p>ARRIVE</text:p>
            <text:p/>
            <text:p>STICK</text:p>
          </table:table-cell>
          <table:table-cell office:value-type="string" calcext:value-type="string">
            <text:p>チャク</text:p>
            <text:p/>
            <text:p>ジャク</text:p>
          </table:table-cell>
          <table:table-cell office:value-type="string" calcext:value-type="string">
            <text:p>き(る)</text:p>
            <text:p/>
            <text:p>き(せる)</text:p>
            <text:p/>
            <text:p>-ぎ</text:p>
            <text:p/>
            <text:p>-き(せ)</text:p>
            <text:p/>
            <text:p>つ(く)</text:p>
            <text:p/>
            <text:p>つ(ける)</text:p>
          </table:table-cell>
          <table:table-cell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office:value-type="string" calcext:value-type="string">
            <text:p>adhere</text:p>
          </table:table-cell>
          <table:table-cell table:number-columns-repeated="57"/>
        </table:table-row>
        <table:table-row table:style-name="ro11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office:value-type="string" calcext:value-type="string">
            <text:p>keep an eye on</text:p>
          </table:table-cell>
          <table:table-cell table:number-columns-repeated="57"/>
        </table:table-row>
        <table:table-row table:style-name="ro29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る)</text:p>
          </table:table-cell>
          <table:table-cell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number-columns-repeated="58"/>
        </table:table-row>
        <table:table-row table:style-name="ro26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  <table:table-cell office:value-type="string" calcext:value-type="string">
            <text:p>TOPPL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お(れる)</text:p>
            <text:p/>
            <text:p>-だお(れ)</text:p>
            <text:p/>
            <text:p>たお(す)</text:p>
          </table:table-cell>
          <table:table-cell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number-columns-repeated="58"/>
        </table:table-row>
        <table:table-row table:style-name="ro63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  <table:table-cell office:value-type="string" calcext:value-type="string">
            <text:p>ARGUE</text:p>
            <text:p/>
            <text:p>THEORY</text:p>
          </table:table-cell>
          <table:table-cell office:value-type="string" calcext:value-type="string">
            <text:p>ロン</text:p>
          </table:table-cell>
          <table:table-cell table:style-name="ce37"/>
          <table:table-cell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office:value-type="string" calcext:value-type="string">
            <text:p>discuss ・ view</text:p>
          </table:table-cell>
          <table:table-cell table:number-columns-repeated="57"/>
        </table:table-row>
        <table:table-row table:style-name="ro63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  <table:table-cell office:value-type="string" calcext:value-type="string">
            <text:p>MORALS</text:p>
          </table:table-cell>
          <table:table-cell office:value-type="string" calcext:value-type="string">
            <text:p>リン</text:p>
          </table:table-cell>
          <table:table-cell table:style-name="ce37"/>
          <table:table-cell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number-columns-repeated="58"/>
        </table:table-row>
        <table:table-row table:style-name="ro6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  <table:table-cell office:value-type="string" calcext:value-type="string">
            <text:p>WHEEL</text:p>
            <text:p/>
            <text:p>RING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わ</text:p>
          </table:table-cell>
          <table:table-cell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number-columns-repeated="58"/>
        </table:table-row>
        <table:table-row table:style-name="ro29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ユ</text:p>
          </table:table-cell>
          <table:table-cell table:style-name="ce37"/>
          <table:table-cell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number-columns-repeated="58"/>
        </table:table-row>
        <table:table-row table:style-name="ro5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  <table:table-cell office:value-type="string" calcext:value-type="string">
            <text:p>ADMONISH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さと(す)</text:p>
          </table:table-cell>
          <table:table-cell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office:value-type="string" calcext:value-type="string">
            <text:p>instruct</text:p>
          </table:table-cell>
          <table:table-cell table:number-columns-repeated="57"/>
        </table:table-row>
        <table:table-row table:style-name="ro5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  <table:table-cell office:value-type="string" calcext:value-type="string">
            <text:p>PLEASED</text:p>
          </table:table-cell>
          <table:table-cell office:value-type="string" calcext:value-type="string">
            <text:p>ユ</text:p>
          </table:table-cell>
          <table:table-cell table:style-name="ce37"/>
          <table:table-cell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number-columns-repeated="58"/>
        </table:table-row>
        <table:table-row table:style-name="ro22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いや(す)</text:p>
            <text:p/>
            <text:p>い(える)</text:p>
          </table:table-cell>
          <table:table-cell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63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  <table:table-cell office:value-type="string" calcext:value-type="string">
            <text:p>STAND</text:p>
            <text:p/>
            <text:p>MACHINES AND VEHICLES COUNTER</text:p>
            <text:p/>
            <text:p>TAIWAN</text:p>
          </table:table-cell>
          <table:table-cell office:value-type="string" calcext:value-type="string">
            <text:p>ダイ</text:p>
            <text:p/>
            <text:p>タイ</text:p>
          </table:table-cell>
          <table:table-cell table:style-name="ce37"/>
          <table:table-cell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office:value-type="string" calcext:value-type="string">
            <text:p>pedestral, platform</text:p>
          </table:table-cell>
          <table:table-cell table:number-columns-repeated="57"/>
        </table:table-row>
        <table:table-row table:style-name="ro10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  <table:table-cell office:value-type="string" calcext:value-type="string">
            <text:p>GOVERN</text:p>
            <text:p/>
            <text:p>CURE</text:p>
          </table:table-cell>
          <table:table-cell office:value-type="string" calcext:value-type="string">
            <text:p>ジ</text:p>
            <text:p/>
            <text:p>チ</text:p>
          </table:table-cell>
          <table:table-cell office:value-type="string" calcext:value-type="string">
            <text:p>おさ(める)</text:p>
            <text:p/>
            <text:p>おさ(まる)</text:p>
            <text:p/>
            <text:p>なお(す)</text:p>
            <text:p/>
            <text:p>なお(る)</text:p>
          </table:table-cell>
          <table:table-cell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office:value-type="string" calcext:value-type="string">
            <text:p>bring under control</text:p>
          </table:table-cell>
          <table:table-cell table:number-columns-repeated="57"/>
        </table:table-row>
        <table:table-row table:style-name="ro15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  <table:table-cell office:value-type="string" calcext:value-type="string">
            <text:p>WORK METALS</text:p>
          </table:table-cell>
          <table:table-cell office:value-type="string" calcext:value-type="string">
            <text:p>ヤ</text:p>
          </table:table-cell>
          <table:table-cell table:style-name="ce37"/>
          <table:table-cell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number-columns-repeated="58"/>
        </table:table-row>
        <table:table-row table:style-name="ro11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office:value-type="string" calcext:value-type="string">
            <text:p>medicate</text:p>
          </table:table-cell>
          <table:table-cell table:number-columns-repeated="57"/>
        </table:table-row>
        <table:table-row table:style-name="ro5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  <table:table-cell office:value-type="string" calcext:value-type="string">
            <text:p>COLLEAGUE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office:value-type="string" calcext:value-type="string">
            <text:p>official</text:p>
          </table:table-cell>
          <table:table-cell table:number-columns-repeated="57"/>
        </table:table-row>
        <table:table-row table:style-name="ro8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office:value-type="string" calcext:value-type="string">
            <text:p>obvious</text:p>
          </table:table-cell>
          <table:table-cell table:number-columns-repeated="57"/>
        </table:table-row>
        <table:table-row table:style-name="ro29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  <table:table-cell office:value-type="string" calcext:value-type="string">
            <text:p>DORMITORY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number-columns-repeated="58"/>
        </table:table-row>
        <table:table-row table:style-name="ro63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(-)はじ(める)</text:p>
            <text:p/>
            <text:p>はじ(まる)</text:p>
          </table:table-cell>
          <table:table-cell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number-columns-repeated="58"/>
        </table:table-row>
        <table:table-row table:style-name="ro16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お(わる)</text:p>
            <text:p/>
            <text:p>お(える)</text:p>
          </table:table-cell>
          <table:table-cell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number-columns-repeated="58"/>
        </table:table-row>
        <table:table-row table:style-name="ro10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  <table:table-cell office:value-type="string" calcext:value-type="string">
            <text:p>FINISH</text:p>
            <text:p/>
            <text:p>COMPREHEND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number-columns-repeated="58"/>
        </table:table-row>
        <table:table-row table:style-name="ro26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  <table:table-cell office:value-type="string" calcext:value-type="string">
            <text:p>AGREE TO</text:p>
            <text:p/>
            <text:p>RECEIV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うけたまわ(る)</text:p>
          </table:table-cell>
          <table:table-cell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office:value-type="string" calcext:value-type="string">
            <text:p>be told</text:p>
          </table:table-cell>
          <table:table-cell table:number-columns-repeated="57"/>
        </table:table-row>
        <table:table-row table:style-name="ro22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む(す)</text:p>
            <text:p/>
            <text:p>む(れる)</text:p>
            <text:p/>
            <text:p>む(らす)</text:p>
          </table:table-cell>
          <table:table-cell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office:value-type="string" calcext:value-type="string">
            <text:p>be steamed</text:p>
          </table:table-cell>
          <table:table-cell table:number-columns-repeated="57"/>
        </table:table-row>
        <table:table-row table:style-name="ro22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(-)ま(う)</text:p>
            <text:p/>
            <text:p>まい</text:p>
          </table:table-cell>
          <table:table-cell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number-columns-repeated="58"/>
        </table:table-row>
        <table:table-row table:style-name="ro29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リン</text:p>
          </table:table-cell>
          <table:table-cell office:value-type="string" calcext:value-type="string">
            <text:p>とな(る)</text:p>
            <text:p/>
            <text:p>となり</text:p>
          </table:table-cell>
          <table:table-cell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number-columns-repeated="58"/>
        </table:table-row>
        <table:table-row table:style-name="ro29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シュン</text:p>
          </table:table-cell>
          <table:table-cell office:value-type="string" calcext:value-type="string">
            <text:p>またた(く)</text:p>
          </table:table-cell>
          <table:table-cell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office:value-type="string" calcext:value-type="string">
            <text:p>instant</text:p>
          </table:table-cell>
          <table:table-cell table:number-columns-repeated="57"/>
        </table:table-row>
        <table:table-row table:style-name="ro22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number-columns-repeated="58"/>
        </table:table-row>
        <table:table-row table:style-name="ro11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えだ</text:p>
          </table:table-cell>
          <table:table-cell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number-columns-repeated="58"/>
        </table:table-row>
        <table:table-row table:style-name="ro29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わざ</text:p>
          </table:table-cell>
          <table:table-cell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office:value-type="string" calcext:value-type="string">
            <text:p>craft</text:p>
          </table:table-cell>
          <table:table-cell table:number-columns-repeated="57"/>
        </table:table-row>
        <table:table-row table:style-name="ro7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キ</text:p>
            <text:p/>
            <text:p>ギ*</text:p>
          </table:table-cell>
          <table:table-cell table:style-name="ce37"/>
          <table:table-cell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number-columns-repeated="58"/>
        </table:table-row>
        <table:table-row table:style-name="ro7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office:value-type="string" calcext:value-type="string">
            <text:p>fork</text:p>
          </table:table-cell>
          <table:table-cell table:number-columns-repeated="57"/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  <table:table-cell office:value-type="string" calcext:value-type="string">
            <text:p>MOUNTAIN PASS</text:p>
          </table:table-cell>
          <table:table-cell/>
          <table:table-cell office:value-type="string" calcext:value-type="string">
            <text:p>とうげ</text:p>
          </table:table-cell>
          <table:table-cell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number-columns-repeated="58"/>
        </table:table-row>
        <table:table-row table:style-name="ro14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number-columns-repeated="58"/>
        </table:table-row>
        <table:table-row table:style-name="ro10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URGENT</text:p>
            <text:p/>
            <text:p>HURRY</text:p>
            <text:p/>
            <text:p>SUDDE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いそ(ぐ)</text:p>
            <text:p/>
            <text:p>いそ(ぎ)</text:p>
          </table:table-cell>
          <table:table-cell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number-columns-repeated="58"/>
        </table:table-row>
        <table:table-row table:style-name="ro10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  <table:table-cell office:value-type="string" calcext:value-type="string">
            <text:p>CONTEN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らそ(う)</text:p>
          </table:table-cell>
          <table:table-cell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office:value-type="string" calcext:value-type="string">
            <text:p>struggle for</text:p>
          </table:table-cell>
          <table:table-cell table:number-columns-repeated="57"/>
        </table:table-row>
        <table:table-row table:style-name="ro51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  <table:table-cell office:value-type="string" calcext:value-type="string">
            <text:p>EMOTION</text:p>
            <text:p/>
            <text:p>ACTUAL CONDITIONS</text:p>
          </table:table-cell>
          <table:table-cell office:value-type="string" calcext:value-type="string">
            <text:p>ジョウ</text:p>
            <text:p/>
            <text:p>セイ</text:p>
          </table:table-cell>
          <table:table-cell office:value-type="string" calcext:value-type="string">
            <text:p>なさ(け)</text:p>
          </table:table-cell>
          <table:table-cell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office:value-type="string" calcext:value-type="string">
            <text:p>feeling</text:p>
          </table:table-cell>
          <table:table-cell table:number-columns-repeated="57"/>
        </table:table-row>
        <table:table-row table:style-name="ro63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セイ</text:p>
            <text:p/>
            <text:p>ショウ</text:p>
          </table:table-cell>
          <table:table-cell office:value-type="string" calcext:value-type="string">
            <text:p>きよ(い)</text:p>
            <text:p/>
            <text:p>きよ(まる)</text:p>
            <text:p/>
            <text:p>きよ(める)</text:p>
          </table:table-cell>
          <table:table-cell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26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  <table:table-cell office:value-type="string" calcext:value-type="string">
            <text:p>CLEAR SK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は(れる)</text:p>
            <text:p/>
            <text:p>は.れ(-)</text:p>
            <text:p/>
            <text:p>-ば(れ)</text:p>
            <text:p/>
            <text:p>は(らす)</text:p>
          </table:table-cell>
          <table:table-cell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number-columns-repeated="58"/>
        </table:table-row>
        <table:table-row table:style-name="ro10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  <table:table-cell office:value-type="string" calcext:value-type="string">
            <text:p>REFINED</text:p>
            <text:p/>
            <text:p>ESSENCE</text:p>
            <text:p/>
            <text:p>SPIRIT</text:p>
          </table:table-cell>
          <table:table-cell office:value-type="string" calcext:value-type="string">
            <text:p>セイ</text:p>
            <text:p/>
            <text:p>ショウ</text:p>
          </table:table-cell>
          <table:table-cell table:style-name="ce37"/>
          <table:table-cell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office:value-type="string" calcext:value-type="string">
            <text:p>precise, meticulous</text:p>
          </table:table-cell>
          <table:table-cell table:number-columns-repeated="57"/>
        </table:table-row>
        <table:table-row table:style-name="ro22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セイ</text:p>
            <text:p/>
            <text:p>シン</text:p>
          </table:table-cell>
          <table:table-cell office:value-type="string" calcext:value-type="string">
            <text:p>こ(う)</text:p>
            <text:p/>
            <text:p>う(ける)</text:p>
          </table:table-cell>
          <table:table-cell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number-columns-repeated="58"/>
        </table:table-row>
        <table:table-row table:style-name="ro10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しず-</text:p>
            <text:p/>
            <text:p>しず(か)</text:p>
            <text:p/>
            <text:p>しず(まる)</text:p>
            <text:p/>
            <text:p>しず(める)</text:p>
          </table:table-cell>
          <table:table-cell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office:value-type="string" calcext:value-type="string">
            <text:p>still</text:p>
          </table:table-cell>
          <table:table-cell table:number-columns-repeated="57"/>
        </table:table-row>
        <table:table-row table:style-name="ro6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office:value-type="string" calcext:value-type="string">
            <text:p>pure</text:p>
          </table:table-cell>
          <table:table-cell table:number-columns-repeated="57"/>
        </table:table-row>
        <table:table-row table:style-name="ro63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  <table:table-cell office:value-type="string" calcext:value-type="string">
            <text:p>CALCULAT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number-columns-repeated="58"/>
        </table:table-row>
        <table:table-row table:style-name="ro10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た(える)</text:p>
            <text:p/>
            <text:p>こた(え)</text:p>
          </table:table-cell>
          <table:table-cell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number-columns-repeated="58"/>
        </table:table-row>
        <table:table-row table:style-name="ro5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office:value-type="string" calcext:value-type="string">
            <text:p>mark; tally stick</text:p>
          </table:table-cell>
          <table:table-cell table:number-columns-repeated="57"/>
        </table:table-row>
        <table:table-row table:style-name="ro16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  <table:table-cell office:value-type="string" calcext:value-type="string">
            <text:p>EXTENSIVE [knowledge]</text:p>
            <text:p/>
            <text:p>DOCTOR, Ph.D.</text:p>
          </table:table-cell>
          <table:table-cell office:value-type="string" calcext:value-type="string">
            <text:p>ハク</text:p>
            <text:p/>
            <text:p>バク</text:p>
          </table:table-cell>
          <table:table-cell table:style-name="ce37"/>
          <table:table-cell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number-columns-repeated="58"/>
        </table:table-row>
        <table:table-row table:style-name="ro63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バク</text:p>
          </table:table-cell>
          <table:table-cell office:value-type="string" calcext:value-type="string">
            <text:p>しば(る)</text:p>
          </table:table-cell>
          <table:table-cell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office:value-type="string" calcext:value-type="string">
            <text:p>restrain</text:p>
          </table:table-cell>
          <table:table-cell table:number-columns-repeated="57"/>
        </table:table-row>
        <table:table-row table:style-name="ro5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  <table:table-cell office:value-type="string" calcext:value-type="string">
            <text:p>RECORD BOOK</text:p>
          </table:table-cell>
          <table:table-cell office:value-type="string" calcext:value-type="string">
            <text:p>ボ</text:p>
          </table:table-cell>
          <table:table-cell table:style-name="ce37"/>
          <table:table-cell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number-columns-repeated="58"/>
        </table:table-row>
        <table:table-row table:style-name="ro26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うす(い)</text:p>
            <text:p/>
            <text:p>(-)うす(-)</text:p>
            <text:p/>
            <text:p>うす(める)</text:p>
            <text:p/>
            <text:p>うす(まる)</text:p>
            <text:p/>
            <text:p>うす(らぐ)</text:p>
            <text:p/>
            <text:p>うす(ら)-</text:p>
            <text:p/>
            <text:p>うす(れる)</text:p>
          </table:table-cell>
          <table:table-cell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office:value-type="string" calcext:value-type="string">
            <text:p>scanty</text:p>
          </table:table-cell>
          <table:table-cell table:number-columns-repeated="57"/>
        </table:table-row>
        <table:table-row table:style-name="ro4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number-columns-repeated="58"/>
        </table:table-row>
        <table:table-row table:style-name="ro11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な</text:p>
          </table:table-cell>
          <table:table-cell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number-columns-repeated="58"/>
        </table:table-row>
        <table:table-row table:style-name="ro51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  <table:table-cell office:value-type="string" calcext:value-type="string">
            <text:p>PICK</text:p>
            <text:p/>
            <text:p>GATHE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number-columns-repeated="58"/>
        </table:table-row>
        <table:table-row table:style-name="ro29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  <table:table-cell office:value-type="string" calcext:value-type="string">
            <text:p>BEAUTIFUL COLORING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いろど(る)</text:p>
          </table:table-cell>
          <table:table-cell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number-columns-repeated="58"/>
        </table:table-row>
        <table:table-row table:style-name="ro58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  <table:table-cell office:value-type="string" calcext:value-type="string">
            <text:p>CRYPTOMERIA</text:p>
          </table:table-cell>
          <table:table-cell/>
          <table:table-cell office:value-type="string" calcext:value-type="string">
            <text:p>すぎ</text:p>
          </table:table-cell>
          <table:table-cell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office:value-type="string" calcext:value-type="string">
            <text:p>Japanese cedar</text:p>
          </table:table-cell>
          <table:table-cell table:number-columns-repeated="57"/>
        </table:table-row>
        <table:table-row table:style-name="ro63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  <table:table-cell office:value-type="string" calcext:value-type="string">
            <text:p>CITY QUARTER</text:p>
          </table:table-cell>
          <table:table-cell office:value-type="string" calcext:value-type="string">
            <text:p>ガイ</text:p>
            <text:p/>
            <text:p>カイ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office:value-type="string" calcext:value-type="string">
            <text:p>city street</text:p>
          </table:table-cell>
          <table:table-cell table:number-columns-repeated="57"/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  <table:table-cell office:value-type="string" calcext:value-type="string">
            <text:p>PRACTICAL ART</text:p>
          </table:table-cell>
          <table:table-cell office:value-type="string" calcext:value-type="string">
            <text:p>ジュツ</text:p>
          </table:table-cell>
          <table:table-cell table:style-name="ce37"/>
          <table:table-cell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office:value-type="string" calcext:value-type="string">
            <text:p>technique</text:p>
          </table:table-cell>
          <table:table-cell table:number-columns-repeated="57"/>
        </table:table-row>
        <table:table-row table:style-name="ro26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の(べる)</text:p>
          </table:table-cell>
          <table:table-cell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office:value-type="string" calcext:value-type="string">
            <text:p>mention</text:p>
          </table:table-cell>
          <table:table-cell table:number-columns-repeated="57"/>
        </table:table-row>
        <table:table-row table:style-name="ro10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  <table:table-cell office:value-type="string" calcext:value-type="string">
            <text:p>REMAINING</text:p>
            <text:p/>
            <text:p>EXCESS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あま(る)</text:p>
            <text:p/>
            <text:p>あま(り)</text:p>
            <text:p/>
            <text:p>あま(す)</text:p>
          </table:table-cell>
          <table:table-cell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office:value-type="string" calcext:value-type="string">
            <text:p>left over</text:p>
          </table:table-cell>
          <table:table-cell table:number-columns-repeated="57"/>
        </table:table-row>
        <table:table-row table:style-name="ro63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  <table:table-cell office:value-type="string" calcext:value-type="string">
            <text:p>RID OF</text:p>
          </table:table-cell>
          <table:table-cell office:value-type="string" calcext:value-type="string">
            <text:p>ジョ</text:p>
            <text:p/>
            <text:p>ジ</text:p>
          </table:table-cell>
          <table:table-cell office:value-type="string" calcext:value-type="string">
            <text:p>のぞ(く)</text:p>
          </table:table-cell>
          <table:table-cell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number-columns-repeated="58"/>
        </table:table-row>
        <table:table-row table:style-name="ro14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ジョ</text:p>
          </table:table-cell>
          <table:table-cell table:style-name="ce37"/>
          <table:table-cell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number-columns-repeated="58"/>
        </table:table-row>
        <table:table-row table:style-name="ro9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ジョ</text:p>
          </table:table-cell>
          <table:table-cell table:style-name="ce37"/>
          <table:table-cell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office:value-type="string" calcext:value-type="string">
            <text:p>explain</text:p>
          </table:table-cell>
          <table:table-cell table:number-columns-repeated="57"/>
        </table:table-row>
        <table:table-row table:style-name="ro63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なな(め)</text:p>
          </table:table-cell>
          <table:table-cell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number-columns-repeated="58"/>
        </table:table-row>
        <table:table-row table:style-name="ro11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ト</text:p>
          </table:table-cell>
          <table:table-cell table:style-name="ce37"/>
          <table:table-cell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office:value-type="string" calcext:value-type="string">
            <text:p>road</text:p>
          </table:table-cell>
          <table:table-cell table:number-columns-repeated="57"/>
        </table:table-row>
        <table:table-row table:style-name="ro6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  <table:table-cell office:value-type="string" calcext:value-type="string">
            <text:p>APPLY ON A SURFACE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ぬ(る)</text:p>
            <text:p/>
            <text:p>ぬ(り)</text:p>
          </table:table-cell>
          <table:table-cell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office:value-type="string" calcext:value-type="string">
            <text:p>paint</text:p>
          </table:table-cell>
          <table:table-cell table:number-columns-repeated="57"/>
        </table:table-row>
        <table:table-row table:style-name="ro21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  <table:table-cell office:value-type="string" calcext:value-type="string">
            <text:p>LACQUER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うるし</text:p>
          </table:table-cell>
          <table:table-cell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number-columns-repeated="58"/>
        </table:table-row>
        <table:table-row table:style-name="ro29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office:value-type="string" calcext:value-type="string">
            <text:p>immortal mountain fairy</text:p>
          </table:table-cell>
          <table:table-cell table:number-columns-repeated="57"/>
        </table:table-row>
        <table:table-row table:style-name="ro22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  <table:table-cell office:value-type="string" calcext:value-type="string">
            <text:p>HANG DOWN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れる)</text:p>
            <text:p/>
            <text:p>た(らす)</text:p>
            <text:p/>
            <text:p>(-)た(れ)</text:p>
          </table:table-cell>
          <table:table-cell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office:value-type="string" calcext:value-type="string">
            <text:p>dangle</text:p>
          </table:table-cell>
          <table:table-cell table:number-columns-repeated="57"/>
        </table:table-row>
        <table:table-row table:style-name="ro9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の(る)</text:p>
            <text:p/>
            <text:p>-の(り)</text:p>
            <text:p/>
            <text:p>の(せる)</text:p>
          </table:table-cell>
          <table:table-cell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office:value-type="string" calcext:value-type="string">
            <text:p>get on</text:p>
          </table:table-cell>
          <table:table-cell table:number-columns-repeated="57"/>
        </table:table-row>
        <table:table-row table:style-name="ro16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  <table:table-cell office:value-type="string" calcext:value-type="string">
            <text:p>COMBINE</text:p>
            <text:p/>
            <text:p>CANNO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か(ねる)</text:p>
          </table:table-cell>
          <table:table-cell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office:value-type="string" calcext:value-type="string">
            <text:p>find it difficult to</text:p>
          </table:table-cell>
          <table:table-cell table:number-columns-repeated="57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number-columns-repeated="58"/>
        </table:table-row>
        <table:table-row table:style-name="ro63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スイ</text:p>
          </table:table-cell>
          <table:table-cell table:style-name="ce37"/>
          <table:table-cell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number-columns-repeated="58"/>
        </table:table-row>
        <table:table-row table:style-name="ro29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ミン</text:p>
          </table:table-cell>
          <table:table-cell office:value-type="string" calcext:value-type="string">
            <text:p>ねむ(る)</text:p>
            <text:p/>
            <text:p>ねむ(い)</text:p>
          </table:table-cell>
          <table:table-cell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number-columns-repeated="58"/>
        </table:table-row>
        <table:table-row table:style-name="ro6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number-columns-repeated="58"/>
        </table:table-row>
        <table:table-row table:style-name="ro6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つむ</text:p>
            <text:p/>
            <text:p>おもり</text:p>
          </table:table-cell>
          <table:table-cell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number-columns-repeated="58"/>
        </table:table-row>
        <table:table-row table:style-name="ro26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  <table:table-cell office:value-type="string" calcext:value-type="string">
            <text:p>FLOWER</text:p>
            <text:p/>
            <text:p>MAGNIFICENT</text:p>
            <text:p/>
            <text:p>CHINA</text:p>
          </table:table-cell>
          <table:table-cell office:value-type="string" calcext:value-type="string">
            <text:p>カ</text:p>
            <text:p/>
            <text:p>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number-columns-repeated="58"/>
        </table:table-row>
        <table:table-row table:style-name="ro63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office:value-type="string" calcext:value-type="string">
            <text:p>violate</text:p>
          </table:table-cell>
          <table:table-cell table:number-columns-repeated="57"/>
        </table:table-row>
        <table:table-row table:style-name="ro25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ひた(す)</text:p>
            <text:p/>
            <text:p>ひた(る)</text:p>
          </table:table-cell>
          <table:table-cell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office:value-type="string" calcext:value-type="string">
            <text:p>immerse</text:p>
          </table:table-cell>
          <table:table-cell table:number-columns-repeated="57"/>
        </table:table-row>
        <table:table-row table:style-name="ro63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  <table:table-cell office:value-type="string" calcext:value-type="string">
            <text:p>GO TO SL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ね(る)</text:p>
            <text:p/>
            <text:p>ね(かす) </text:p>
            <text:p/>
            <text:p>ね(かせる)</text:p>
          </table:table-cell>
          <table:table-cell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number-columns-repeated="58"/>
        </table:table-row>
        <table:table-row table:style-name="ro9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  <table:table-cell office:value-type="string" calcext:value-type="string">
            <text:p>SWEEP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office:value-type="string" calcext:value-type="string">
            <text:p>… away</text:p>
          </table:table-cell>
          <table:table-cell table:number-columns-repeated="57"/>
        </table:table-row>
        <table:table-row table:style-name="ro29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  <table:table-cell office:value-type="string" calcext:value-type="string">
            <text:p>ADULT WOMAN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office:value-type="string" calcext:value-type="string">
            <text:p>wife</text:p>
          </table:table-cell>
          <table:table-cell table:number-columns-repeated="57"/>
        </table:table-row>
        <table:table-row table:style-name="ro26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  <table:table-cell office:value-type="string" calcext:value-type="string">
            <text:p>RETURN [home]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え(る)</text:p>
            <text:p/>
            <text:p>かえ(す)</text:p>
          </table:table-cell>
          <table:table-cell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number-columns-repeated="58"/>
        </table:table-row>
        <table:table-row table:style-name="ro10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もど(す)</text:p>
            <text:p/>
            <text:p>もど(る)</text:p>
          </table:table-cell>
          <table:table-cell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office:value-type="string" calcext:value-type="string">
            <text:p>give back</text:p>
          </table:table-cell>
          <table:table-cell table:number-columns-repeated="57"/>
        </table:table-row>
        <table:table-row table:style-name="ro22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ルイ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number-columns-repeated="58"/>
        </table:table-row>
        <table:table-row table:style-name="ro16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い(る)</text:p>
            <text:p/>
            <text:p>さ(す)*</text:p>
          </table:table-cell>
          <table:table-cell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office:value-type="string" calcext:value-type="string">
            <text:p>radiate</text:p>
          </table:table-cell>
          <table:table-cell table:number-columns-repeated="57"/>
        </table:table-row>
        <table:table-row table:style-name="ro63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  <table:table-cell office:value-type="string" calcext:value-type="string">
            <text:p>THANK</text:p>
            <text:p/>
            <text:p>APOLOGIZE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あやま(る)</text:p>
          </table:table-cell>
          <table:table-cell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number-columns-repeated="58"/>
        </table:table-row>
        <table:table-row table:style-name="ro22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  <table:table-cell office:value-type="string" calcext:value-type="string">
            <text:p>STUDY</text:p>
            <text:p/>
            <text:p>SUPPRESS BY ARMED FORC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6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25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う(つ)</text:p>
            <text:p/>
            <text:p>う(ち)-</text:p>
          </table:table-cell>
          <table:table-cell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office:value-type="string" calcext:value-type="string">
            <text:p>emphatic verbal prefix</text:p>
          </table:table-cell>
          <table:table-cell table:number-columns-repeated="57"/>
        </table:table-row>
        <table:table-row table:style-name="ro9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う(つ)</text:p>
          </table:table-cell>
          <table:table-cell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office:value-type="string" calcext:value-type="string">
            <text:p>attack; shoot</text:p>
          </table:table-cell>
          <table:table-cell table:number-columns-repeated="57"/>
        </table:table-row>
        <table:table-row table:style-name="ro16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ふ(く)</text:p>
            <text:p/>
            <text:p>ぬぐ(う)</text:p>
          </table:table-cell>
          <table:table-cell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number-columns-repeated="58"/>
        </table:table-row>
        <table:table-row table:style-name="ro22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ころ(みる)</text:p>
            <text:p/>
            <text:p>ため(す)</text:p>
          </table:table-cell>
          <table:table-cell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office:value-type="string" calcext:value-type="string">
            <text:p>test</text:p>
          </table:table-cell>
          <table:table-cell table:number-columns-repeated="57"/>
        </table:table-row>
        <table:table-row table:style-name="ro16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number-columns-repeated="58"/>
        </table:table-row>
        <table:table-row table:style-name="ro16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ケン</text:p>
            <text:p/>
            <text:p>ゲン</text:p>
          </table:table-cell>
          <table:table-cell table:style-name="ce37"/>
          <table:table-cell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office:value-type="string" calcext:value-type="string">
            <text:p>examine</text:p>
          </table:table-cell>
          <table:table-cell table:number-columns-repeated="57"/>
        </table:table-row>
        <table:table-row table:style-name="ro63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  <table:table-cell office:value-type="string" calcext:value-type="string">
            <text:p>DANGEROUS</text:p>
            <text:p/>
            <text:p>STEEP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けわ(しい)</text:p>
          </table:table-cell>
          <table:table-cell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number-columns-repeated="58"/>
        </table:table-row>
        <table:table-row table:style-name="ro8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  <table:table-cell office:value-type="string" calcext:value-type="string">
            <text:p>FRUGAL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number-columns-repeated="58"/>
        </table:table-row>
        <table:table-row table:style-name="ro10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つるぎ</text:p>
          </table:table-cell>
          <table:table-cell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office:value-type="string" calcext:value-type="string">
            <text:p>double-edged</text:p>
          </table:table-cell>
          <table:table-cell table:number-columns-repeated="57"/>
        </table:table-row>
        <table:table-row table:style-name="ro16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number-columns-repeated="58"/>
        </table:table-row>
        <table:table-row table:style-name="ro11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ほっ(する)</text:p>
            <text:p/>
            <text:p>ほ(しい)</text:p>
          </table:table-cell>
          <table:table-cell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number-columns-repeated="58"/>
        </table:table-row>
        <table:table-row table:style-name="ro22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  <table:table-cell office:value-type="string" calcext:value-type="string">
            <text:p>BATHE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あ(びる)</text:p>
            <text:p/>
            <text:p>あ(びせる)</text:p>
          </table:table-cell>
          <table:table-cell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number-columns-repeated="58"/>
        </table:table-row>
        <table:table-row table:style-name="ro22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  <table:table-cell office:value-type="string" calcext:value-type="string">
            <text:p>COUNTENANCE</text:p>
            <text:p/>
            <text:p>CONTAIN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office:value-type="string" calcext:value-type="string">
            <text:p>appearance ・ accommodate</text:p>
          </table:table-cell>
          <table:table-cell table:number-columns-repeated="57"/>
        </table:table-row>
        <table:table-row table:style-name="ro10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  <table:table-cell office:value-type="string" calcext:value-type="string">
            <text:p>DISSOLVE</text:p>
            <text:p/>
            <text:p>MEL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と(ける)</text:p>
            <text:p/>
            <text:p>と(かす)</text:p>
            <text:p/>
            <text:p>と(く)</text:p>
          </table:table-cell>
          <table:table-cell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number-columns-repeated="58"/>
        </table:table-row>
        <table:table-row table:style-name="ro22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office:value-type="string" calcext:value-type="string">
            <text:p>common, vulgar</text:p>
          </table:table-cell>
          <table:table-cell table:number-columns-repeated="57"/>
        </table:table-row>
        <table:table-row table:style-name="ro7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number-columns-repeated="58"/>
        </table:table-row>
        <table:table-row table:style-name="ro21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  <table:table-cell office:value-type="string" calcext:value-type="string">
            <text:p>LENIENT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number-columns-repeated="58"/>
        </table:table-row>
        <table:table-row table:style-name="ro25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あま(い)</text:p>
            <text:p/>
            <text:p>あま(える)</text:p>
            <text:p/>
            <text:p>あま(やかす)</text:p>
          </table:table-cell>
          <table:table-cell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number-columns-repeated="58"/>
        </table:table-row>
        <table:table-row table:style-name="ro29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number-columns-repeated="58"/>
        </table:table-row>
        <table:table-row table:style-name="ro63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べに</text:p>
            <text:p/>
            <text:p>くれない</text:p>
          </table:table-cell>
          <table:table-cell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number-columns-repeated="58"/>
        </table:table-row>
        <table:table-row table:style-name="ro51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せ(める)</text:p>
          </table:table-cell>
          <table:table-cell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number-columns-repeated="58"/>
        </table:table-row>
        <table:table-row table:style-name="ro10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  <table:table-cell office:value-type="string" calcext:value-type="string">
            <text:p>MERIT[s]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いさお*</text:p>
          </table:table-cell>
          <table:table-cell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office:value-type="string" calcext:value-type="string">
            <text:p>achievement</text:p>
          </table:table-cell>
          <table:table-cell table:number-columns-repeated="57"/>
        </table:table-row>
        <table:table-row table:style-name="ro51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  <table:table-cell office:value-type="string" calcext:value-type="string">
            <text:p>SKILLFU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く(み)</text:p>
          </table:table-cell>
          <table:table-cell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office:value-type="string" calcext:value-type="string">
            <text:p>ingenious</text:p>
          </table:table-cell>
          <table:table-cell table:number-columns-repeated="57"/>
        </table:table-row>
        <table:table-row table:style-name="ro11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く(ちる)</text:p>
          </table:table-cell>
          <table:table-cell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number-columns-repeated="58"/>
        </table:table-row>
        <table:table-row table:style-name="ro16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  <table:table-cell office:value-type="string" calcext:value-type="string">
            <text:p>WITHE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(れる)</text:p>
            <text:p/>
            <text:p>か(らす)</text:p>
          </table:table-cell>
          <table:table-cell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number-columns-repeated="58"/>
        </table:table-row>
        <table:table-row table:style-name="ro26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けが(す)</text:p>
            <text:p/>
            <text:p>けが(れる)</text:p>
            <text:p/>
            <text:p>けが(らわしい)</text:p>
            <text:p/>
            <text:p>よご(す)</text:p>
            <text:p/>
            <text:p>よご(れる)</text:p>
            <text:p/>
            <text:p>きたな(い)</text:p>
          </table:table-cell>
          <table:table-cell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office:value-type="string" calcext:value-type="string">
            <text:p>defile</text:p>
          </table:table-cell>
          <table:table-cell table:number-columns-repeated="57"/>
        </table:table-row>
        <table:table-row table:style-name="ro5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1.8 l UNI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す</text:p>
          </table:table-cell>
          <table:table-cell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number-columns-repeated="58"/>
        </table:table-row>
        <table:table-row table:style-name="ro10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SPEAK</text:p>
            <text:p/>
            <text:p>MANAGE</text:p>
            <text:p/>
            <text:p>VALVE</text:p>
          </table:table-cell>
          <table:table-cell office:value-type="string" calcext:value-type="string">
            <text:p>ベン</text:p>
          </table:table-cell>
          <table:table-cell table:style-name="ce37"/>
          <table:table-cell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office:value-type="string" calcext:value-type="string">
            <text:p>argue</text:p>
          </table:table-cell>
          <table:table-cell table:number-columns-repeated="57"/>
        </table:table-row>
        <table:table-row table:style-name="ro22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office:value-type="string" calcext:value-type="string">
            <text:p>rise in rank</text:p>
          </table:table-cell>
          <table:table-cell table:number-columns-repeated="57"/>
        </table:table-row>
        <table:table-row table:style-name="ro10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ASCEND</text:p>
            <text:p/>
            <text:p>ATTEND</text:p>
            <text:p/>
            <text:p>REGISTER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のぼ(る)</text:p>
          </table:table-cell>
          <table:table-cell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office:value-type="string" calcext:value-type="string">
            <text:p>climb ・ appear</text:p>
          </table:table-cell>
          <table:table-cell table:number-columns-repeated="57"/>
        </table:table-row>
        <table:table-row table:style-name="ro16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  <table:table-cell office:value-type="string" calcext:value-type="string">
            <text:p>LIMPID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す(む)</text:p>
            <text:p/>
            <text:p>(-)す(ます)</text:p>
          </table:table-cell>
          <table:table-cell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office:value-type="string" calcext:value-type="string">
            <text:p>lucid</text:p>
          </table:table-cell>
          <table:table-cell table:number-columns-repeated="57"/>
        </table:table-row>
        <table:table-row table:style-name="ro10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  <table:table-cell office:value-type="string" calcext:value-type="string">
            <text:p>FILL</text:p>
            <text:p/>
            <text:p>ALLO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あ(てる)</text:p>
          </table:table-cell>
          <table:table-cell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number-columns-repeated="58"/>
        </table:table-row>
        <table:table-row table:style-name="ro29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ジュウ</text:p>
          </table:table-cell>
          <table:table-cell table:style-name="ce37"/>
          <table:table-cell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office:value-type="string" calcext:value-type="string">
            <text:p>rifle</text:p>
          </table:table-cell>
          <table:table-cell table:number-columns-repeated="57"/>
        </table:table-row>
        <table:table-row table:style-name="ro22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  <table:table-cell office:value-type="string" calcext:value-type="string">
            <text:p>UNITE</text:p>
            <text:p/>
            <text:p>INTERCONNECTED SYSTEM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す(べる)</text:p>
          </table:table-cell>
          <table:table-cell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office:value-type="string" calcext:value-type="string">
            <text:p>subjugate</text:p>
          </table:table-cell>
          <table:table-cell table:number-columns-repeated="57"/>
        </table:table-row>
        <table:table-row table:style-name="ro26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FLOW</text:p>
            <text:p/>
            <text:p>CURRENT</text:p>
            <text:p/>
            <text:p>STYLE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なが(れる)</text:p>
            <text:p/>
            <text:p>なが(れ)</text:p>
            <text:p/>
            <text:p>(-)なが(す)</text:p>
          </table:table-cell>
          <table:table-cell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number-columns-repeated="58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  <table:table-cell office:value-type="string" calcext:value-type="string">
            <text:p>SULFUR</text:p>
          </table:table-cell>
          <table:table-cell office:value-type="string" calcext:value-type="string">
            <text:p>リュウ</text:p>
          </table:table-cell>
          <table:table-cell table:style-name="ce37"/>
          <table:table-cell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number-columns-repeated="58"/>
        </table:table-row>
        <table:table-row table:style-name="ro63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number-columns-repeated="58"/>
        </table:table-row>
        <table:table-row table:style-name="ro22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わす(れる)</text:p>
          </table:table-cell>
          <table:table-cell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number-columns-repeated="58"/>
        </table:table-row>
        <table:table-row table:style-name="ro5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いそが(しい)</text:p>
          </table:table-cell>
          <table:table-cell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number-columns-repeated="58"/>
        </table:table-row>
        <table:table-row table:style-name="ro16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(い)</text:p>
            <text:p/>
            <text:p>あら-</text:p>
            <text:p/>
            <text:p>あ(れる)</text:p>
            <text:p/>
            <text:p>あ(らす)</text:p>
            <text:p/>
            <text:p>-あ(らし)</text:p>
          </table:table-cell>
          <table:table-cell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office:value-type="string" calcext:value-type="string">
            <text:p>barren; devastated, ruined</text:p>
          </table:table-cell>
          <table:table-cell table:number-columns-repeated="57"/>
        </table:table-row>
        <table:table-row table:style-name="ro51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  <table:table-cell office:value-type="string" calcext:value-type="string">
            <text:p>FLURRIE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わ(てる)</text:p>
            <text:p/>
            <text:p>あわ(ただしい)</text:p>
          </table:table-cell>
          <table:table-cell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office:value-type="string" calcext:value-type="string">
            <text:p>hurried</text:p>
          </table:table-cell>
          <table:table-cell table:number-columns-repeated="57"/>
        </table:table-row>
        <table:table-row table:style-name="ro10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  <table:table-cell office:value-type="string" calcext:value-type="string">
            <text:p>HOPE</text:p>
            <text:p/>
            <text:p>LOOK AFAR</text:p>
          </table:table-cell>
          <table:table-cell office:value-type="string" calcext:value-type="string">
            <text:p>ボウ</text:p>
            <text:p/>
            <text:p>モウ</text:p>
          </table:table-cell>
          <table:table-cell office:value-type="string" calcext:value-type="string">
            <text:p>のぞ(む)</text:p>
          </table:table-cell>
          <table:table-cell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number-columns-repeated="58"/>
        </table:table-row>
        <table:table-row table:style-name="ro22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  <table:table-cell office:value-type="string" calcext:value-type="string">
            <text:p>RARE</text:p>
            <text:p/>
            <text:p>ASPI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number-columns-repeated="58"/>
        </table:table-row>
        <table:table-row table:style-name="ro5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キ</text:p>
            <text:p/>
            <text:p>ケ</text:p>
          </table:table-cell>
          <table:table-cell office:value-type="string" calcext:value-type="string">
            <text:p>まれ*</text:p>
          </table:table-cell>
          <table:table-cell table:style-name="ce38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number-columns-repeated="58"/>
        </table:table-row>
        <table:table-row table:style-name="ro29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  <table:table-cell office:value-type="string" calcext:value-type="string">
            <text:p>LUMP TOGETHER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number-columns-repeated="58"/>
        </table:table-row>
        <table:table-row table:style-name="ro22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かかわ(る)*</text:p>
          </table:table-cell>
          <table:table-cell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number-columns-repeated="58"/>
        </table:table-row>
        <table:table-row table:style-name="ro16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シュウ</text:p>
            <text:p/>
            <text:p>ジュウ</text:p>
          </table:table-cell>
          <table:table-cell office:value-type="string" calcext:value-type="string">
            <text:p>ひろ(う)</text:p>
          </table:table-cell>
          <table:table-cell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number-columns-repeated="58"/>
        </table:table-row>
        <table:table-row table:style-name="ro16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す(てる)</text:p>
          </table:table-cell>
          <table:table-cell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number-columns-repeated="58"/>
        </table:table-row>
        <table:table-row table:style-name="ro9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number-columns-repeated="58"/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number-columns-repeated="58"/>
        </table:table-row>
        <table:table-row table:style-name="ro10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  <table:table-cell office:value-type="string" calcext:value-type="string">
            <text:p>PROJECTILE</text:p>
            <text:p/>
            <text:p>SPRING BACK</text:p>
          </table:table-cell>
          <table:table-cell office:value-type="string" calcext:value-type="string">
            <text:p>ダン</text:p>
          </table:table-cell>
          <table:table-cell office:value-type="string" calcext:value-type="string">
            <text:p>ひ(く)</text:p>
            <text:p/>
            <text:p>-ひ(き)</text:p>
            <text:p/>
            <text:p>はず(む)</text:p>
            <text:p/>
            <text:p>たま</text:p>
          </table:table-cell>
          <table:table-cell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office:value-type="string" calcext:value-type="string">
            <text:p>bullet ・ play on [stringed instruments</text:p>
          </table:table-cell>
          <table:table-cell table:number-columns-repeated="57"/>
        </table:table-row>
        <table:table-row table:style-name="ro8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  <table:table-cell office:value-type="string" calcext:value-type="string">
            <text:p>ZEN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number-columns-repeated="58"/>
        </table:table-row>
        <table:table-row table:style-name="ro63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SYSTEM</text:p>
            <text:p/>
            <text:p>LINEAG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office:value-type="string" calcext:value-type="string">
            <text:p>interrelated group ・ descent</text:p>
          </table:table-cell>
          <table:table-cell table:number-columns-repeated="57"/>
        </table:table-row>
        <table:table-row table:style-name="ro51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  <table:table-cell office:value-type="string" calcext:value-type="string">
            <text:p>CONNECT</text:p>
            <text:p/>
            <text:p>PERSON IN CHAR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る)</text:p>
            <text:p/>
            <text:p>かか(わる)*</text:p>
            <text:p/>
            <text:p>かかり</text:p>
            <text:p/>
            <text:p>-がかり</text:p>
          </table:table-cell>
          <table:table-cell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office:value-type="string" calcext:value-type="string">
            <text:p>relate to</text:p>
          </table:table-cell>
          <table:table-cell table:number-columns-repeated="57"/>
        </table:table-row>
        <table:table-row table:style-name="ro11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number-columns-repeated="58"/>
        </table:table-row>
        <table:table-row table:style-name="ro51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  <table:table-cell office:value-type="string" calcext:value-type="string">
            <text:p>SUSPEND</text:p>
          </table:table-cell>
          <table:table-cell office:value-type="string" calcext:value-type="string">
            <text:p>ケン</text:p>
            <text:p/>
            <text:p>ケ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number-columns-repeated="58"/>
        </table:table-row>
        <table:table-row table:style-name="ro10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  <table:table-cell office:value-type="string" calcext:value-type="string">
            <text:p>ONE-SIDED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かたよ(る)</text:p>
          </table:table-cell>
          <table:table-cell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office:value-type="string" calcext:value-type="string">
            <text:p>partial</text:p>
          </table:table-cell>
          <table:table-cell table:number-columns-repeated="57"/>
        </table:table-row>
        <table:table-row table:style-name="ro11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  <table:table-cell office:value-type="string" calcext:value-type="string">
            <text:p>TIMES [COUNTER]</text:p>
            <text:p/>
            <text:p>ALL OVER</text:p>
          </table:table-cell>
          <table:table-cell office:value-type="string" calcext:value-type="string">
            <text:p>ヘン</text:p>
          </table:table-cell>
          <table:table-cell table:style-name="ce37"/>
          <table:table-cell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office:value-type="string" calcext:value-type="string">
            <text:p>ubiquitous, everywhere</text:p>
          </table:table-cell>
          <table:table-cell table:number-columns-repeated="57"/>
        </table:table-row>
        <table:table-row table:style-name="ro10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  <table:table-cell office:value-type="string" calcext:value-type="string">
            <text:p>COMPILE</text:p>
            <text:p/>
            <text:p>KNIT</text:p>
          </table:table-cell>
          <table:table-cell office:value-type="string" calcext:value-type="string">
            <text:p>ヘン</text:p>
          </table:table-cell>
          <table:table-cell office:value-type="string" calcext:value-type="string">
            <text:p>あ(む)</text:p>
            <text:p/>
            <text:p>-あ(み)</text:p>
          </table:table-cell>
          <table:table-cell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office:value-type="string" calcext:value-type="string">
            <text:p>edit</text:p>
          </table:table-cell>
          <table:table-cell table:number-columns-repeated="57"/>
        </table:table-row>
        <table:table-row table:style-name="ro4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ヘン</text:p>
          </table:table-cell>
          <table:table-cell table:style-name="ce37"/>
          <table:table-cell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office:value-type="string" calcext:value-type="string">
            <text:p>piece of writing: chapter, part</text:p>
          </table:table-cell>
          <table:table-cell table:number-columns-repeated="57"/>
        </table:table-row>
        <table:table-row table:style-name="ro9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WIDESPREA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office:value-type="string" calcext:value-type="string">
            <text:p>common</text:p>
          </table:table-cell>
          <table:table-cell table:number-columns-repeated="57"/>
        </table:table-row>
        <table:table-row table:style-name="ro63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  <table:table-cell office:value-type="string" calcext:value-type="string">
            <text:p>SYSTEMATIC RECORD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office:value-type="string" calcext:value-type="string">
            <text:p>musical score</text:p>
          </table:table-cell>
          <table:table-cell table:number-columns-repeated="57"/>
        </table:table-row>
        <table:table-row table:style-name="ro22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  <table:table-cell office:value-type="string" calcext:value-type="string">
            <text:p>EMPLOYMENT</text:p>
          </table:table-cell>
          <table:table-cell office:value-type="string" calcext:value-type="string">
            <text:p>ショク</text:p>
          </table:table-cell>
          <table:table-cell table:style-name="ce37"/>
          <table:table-cell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office:value-type="string" calcext:value-type="string">
            <text:p>post</text:p>
          </table:table-cell>
          <table:table-cell table:number-columns-repeated="57"/>
        </table:table-row>
        <table:table-row table:style-name="ro63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ショク</text:p>
            <text:p/>
            <text:p>シキ</text:p>
          </table:table-cell>
          <table:table-cell office:value-type="string" calcext:value-type="string">
            <text:p>お(る)</text:p>
            <text:p/>
            <text:p>(-)お(り)</text:p>
            <text:p/>
            <text:p>(-)おり</text:p>
          </table:table-cell>
          <table:table-cell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number-columns-repeated="58"/>
        </table:table-row>
        <table:table-row table:style-name="ro10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  <table:table-cell office:value-type="string" calcext:value-type="string">
            <text:p>DISCRIMINATE</text:p>
            <text:p/>
            <text:p>KNOWLEDGE</text:p>
          </table:table-cell>
          <table:table-cell office:value-type="string" calcext:value-type="string">
            <text:p>シキ</text:p>
          </table:table-cell>
          <table:table-cell table:style-name="ce37"/>
          <table:table-cell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office:value-type="string" calcext:value-type="string">
            <text:p>discern ・ learning</text:p>
          </table:table-cell>
          <table:table-cell table:number-columns-repeated="57"/>
        </table:table-row>
        <table:table-row table:style-name="ro4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  <table:table-cell office:value-type="string" calcext:value-type="string">
            <text:p>DIE A MARTYR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number-columns-repeated="58"/>
        </table:table-row>
        <table:table-row table:style-name="ro51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  <table:table-cell office:value-type="string" calcext:value-type="string">
            <text:p>RETREAT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しりぞ(く)</text:p>
            <text:p/>
            <text:p>しりぞ(ける)</text:p>
            <text:p/>
            <text:p>の(く)*</text:p>
          </table:table-cell>
          <table:table-cell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number-columns-repeated="58"/>
        </table:table-row>
        <table:table-row table:style-name="ro63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ガン</text:p>
            <text:p/>
            <text:p>ゲン</text:p>
          </table:table-cell>
          <table:table-cell office:value-type="string" calcext:value-type="string">
            <text:p>まなこ</text:p>
            <text:p/>
            <text:p>め*</text:p>
          </table:table-cell>
          <table:table-cell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number-columns-repeated="58"/>
        </table:table-row>
        <table:table-row table:style-name="ro6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office:value-type="string" calcext:value-type="string">
            <text:p>intelligence</text:p>
          </table:table-cell>
          <table:table-cell table:number-columns-repeated="57"/>
        </table:table-row>
        <table:table-row table:style-name="ro6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  <table:table-cell office:value-type="string" calcext:value-type="string">
            <text:p>HUMANENESS</text:p>
          </table:table-cell>
          <table:table-cell office:value-type="string" calcext:value-type="string">
            <text:p>ジン</text:p>
            <text:p/>
            <text:p>ニ</text:p>
            <text:p/>
            <text:p>ニン</text:p>
          </table:table-cell>
          <table:table-cell table:style-name="ce37"/>
          <table:table-cell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number-columns-repeated="58"/>
        </table:table-row>
        <table:table-row table:style-name="ro51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しの(ぶ)</text:p>
            <text:p/>
            <text:p>しの(ばせる)</text:p>
          </table:table-cell>
          <table:table-cell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office:value-type="string" calcext:value-type="string">
            <text:p>endure; preform by stealth</text:p>
          </table:table-cell>
          <table:table-cell table:number-columns-repeated="57"/>
        </table:table-row>
        <table:table-row table:style-name="ro16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  <table:table-cell office:value-type="string" calcext:value-type="string">
            <text:p>RECOGNIZE</text:p>
          </table:table-cell>
          <table:table-cell office:value-type="string" calcext:value-type="string">
            <text:p>ニン</text:p>
          </table:table-cell>
          <table:table-cell office:value-type="string" calcext:value-type="string">
            <text:p>みと(める)</text:p>
          </table:table-cell>
          <table:table-cell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office:value-type="string" calcext:value-type="string">
            <text:p>admit</text:p>
          </table:table-cell>
          <table:table-cell table:number-columns-repeated="57"/>
        </table:table-row>
        <table:table-row table:style-name="ro16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もと(める)</text:p>
          </table:table-cell>
          <table:table-cell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number-columns-repeated="58"/>
        </table:table-row>
        <table:table-row table:style-name="ro22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く(う)</text:p>
          </table:table-cell>
          <table:table-cell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office:value-type="string" calcext:value-type="string">
            <text:p>rescue</text:p>
          </table:table-cell>
          <table:table-cell table:number-columns-repeated="57"/>
        </table:table-row>
        <table:table-row table:style-name="ro11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office:value-type="string" calcext:value-type="string">
            <text:p>globe</text:p>
          </table:table-cell>
          <table:table-cell table:number-columns-repeated="57"/>
        </table:table-row>
        <table:table-row table:style-name="ro14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STATION TROOPS</text:p>
          </table:table-cell>
          <table:table-cell office:value-type="string" calcext:value-type="string">
            <text:p>トン</text:p>
          </table:table-cell>
          <table:table-cell table:style-name="ce37"/>
          <table:table-cell office:value-type="string" calcext:value-type="string">
            <text:p>駐屯する ・ ちゅうとんする ・ be stationed, occupy</text:p>
          </table:table-cell>
          <table:table-cell table:number-columns-repeated="58"/>
        </table:table-row>
        <table:table-row table:style-name="ro9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number-columns-repeated="58"/>
        </table:table-row>
        <table:table-row table:style-name="ro29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にぶ(い)</text:p>
            <text:p/>
            <text:p>にぶ(る)</text:p>
            <text:p/>
            <text:p>にぶ-</text:p>
          </table:table-cell>
          <table:table-cell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number-columns-repeated="58"/>
        </table:table-row>
        <table:table-row table:style-name="ro22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  <table:table-cell office:value-type="string" calcext:value-type="string">
            <text:p>SUMM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め(す)</text:p>
          </table:table-cell>
          <table:table-cell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number-columns-repeated="58"/>
        </table:table-row>
        <table:table-row table:style-name="ro22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まね(く)</text:p>
          </table:table-cell>
          <table:table-cell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number-columns-repeated="58"/>
        </table:table-row>
        <table:table-row table:style-name="ro6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  <table:table-cell office:value-type="string" calcext:value-type="string">
            <text:p>MUDDY PO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ぬま</text:p>
          </table:table-cell>
          <table:table-cell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number-columns-repeated="58"/>
        </table:table-row>
        <table:table-row table:style-name="ro21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number-columns-repeated="58"/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  <table:table-cell office:value-type="string" calcext:value-type="string">
            <text:p>IMPERIAL EDIC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みことのり</text:p>
          </table:table-cell>
          <table:table-cell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number-columns-repeated="58"/>
        </table:table-row>
        <table:table-row table:style-name="ro15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  <table:table-cell office:value-type="string" calcext:value-type="string">
            <text:p>IMPERIAL DECREE</text:p>
          </table:table-cell>
          <table:table-cell office:value-type="string" calcext:value-type="string">
            <text:p>チョク</text:p>
          </table:table-cell>
          <table:table-cell table:style-name="ce37"/>
          <table:table-cell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number-columns-repeated="58"/>
        </table:table-row>
        <table:table-row table:style-name="ro8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  <table:table-cell office:value-type="string" calcext:value-type="string">
            <text:p>LUMINOU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office:value-type="string" calcext:value-type="string">
            <text:p>enlightened</text:p>
          </table:table-cell>
          <table:table-cell table:number-columns-repeated="57"/>
        </table:table-row>
        <table:table-row table:style-name="ro10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  <table:table-cell office:value-type="string" calcext:value-type="string">
            <text:p>ILLUMINATE</text:p>
            <text:p/>
            <text:p>EXAMINE BY COMPARISO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て(る)</text:p>
            <text:p/>
            <text:p>て(らす)</text:p>
            <text:p/>
            <text:p>て(れる)</text:p>
          </table:table-cell>
          <table:table-cell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number-columns-repeated="58"/>
        </table:table-row>
        <table:table-row table:style-name="ro10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  <table:table-cell office:value-type="string" calcext:value-type="string">
            <text:p>SURPASS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える)</text:p>
            <text:p/>
            <text:p>こ(す)</text:p>
          </table:table-cell>
          <table:table-cell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office:value-type="string" calcext:value-type="string">
            <text:p>super-, ultra-</text:p>
          </table:table-cell>
          <table:table-cell table:number-columns-repeated="57"/>
        </table:table-row>
        <table:table-row table:style-name="ro26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  <table:table-cell office:value-type="string" calcext:value-type="string">
            <text:p>GO BEYOND</text:p>
          </table:table-cell>
          <table:table-cell office:value-type="string" calcext:value-type="string">
            <text:p>エツ</text:p>
          </table:table-cell>
          <table:table-cell office:value-type="string" calcext:value-type="string">
            <text:p>(-)こ(す)</text:p>
            <text:p/>
            <text:p>-ご(し)</text:p>
            <text:p/>
            <text:p>こ(える)</text:p>
            <text:p/>
            <text:p>-ご(え)</text:p>
          </table:table-cell>
          <table:table-cell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number-columns-repeated="58"/>
        </table:table-row>
        <table:table-row table:style-name="ro26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  <table:table-cell office:value-type="string" calcext:value-type="string">
            <text:p>PURPORT</text:p>
            <text:p/>
            <text:p>FLAV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おもむき</text:p>
          </table:table-cell>
          <table:table-cell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office:value-type="string" calcext:value-type="string">
            <text:p>gist, meaning ・ distinctive charm</text:p>
          </table:table-cell>
          <table:table-cell table:number-columns-repeated="57"/>
        </table:table-row>
        <table:table-row table:style-name="ro3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  <table:table-cell office:value-type="string" calcext:value-type="string">
            <text:p>PROCEED TO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おもむ(く)</text:p>
          </table:table-cell>
          <table:table-cell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number-columns-repeated="58"/>
        </table:table-row>
        <table:table-row table:style-name="ro15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  <table:table-cell office:value-type="string" calcext:value-type="string">
            <text:p>DEATH REPORT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number-columns-repeated="58"/>
        </table:table-row>
        <table:table-row table:style-name="ro3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number-columns-repeated="58"/>
        </table:table-row>
        <table:table-row table:style-name="ro16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  <table:table-cell office:value-type="string" calcext:value-type="string">
            <text:p>SET [on]</text:p>
            <text:p/>
            <text:p>HANG</text:p>
          </table:table-cell>
          <table:table-cell/>
          <table:table-cell office:value-type="string" calcext:value-type="string">
            <text:p>(-)か(ける)</text:p>
            <text:p/>
            <text:p>(-)か(け)</text:p>
            <text:p/>
            <text:p>-が(け)</text:p>
            <text:p/>
            <text:p>(-)か(かる)</text:p>
            <text:p/>
            <text:p>-が(かる)</text:p>
            <text:p/>
            <text:p>か(かり)</text:p>
            <text:p/>
            <text:p>-が(かり)</text:p>
            <text:p/>
            <text:p>かかり</text:p>
            <text:p/>
            <text:p>-がかり</text:p>
          </table:table-cell>
          <table:table-cell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office:value-type="string" calcext:value-type="string">
            <text:p>fasten</text:p>
          </table:table-cell>
          <table:table-cell table:number-columns-repeated="57"/>
        </table:table-row>
        <table:table-row table:style-name="ro22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つ(む)</text:p>
          </table:table-cell>
          <table:table-cell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office:value-type="string" calcext:value-type="string">
            <text:p>pluck</text:p>
          </table:table-cell>
          <table:table-cell table:number-columns-repeated="57"/>
        </table:table-row>
        <table:table-row table:style-name="ro22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しずく</text:p>
            <text:p/>
            <text:p>したた(る)</text:p>
          </table:table-cell>
          <table:table-cell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office:value-type="string" calcext:value-type="string">
            <text:p>fluit, …</text:p>
          </table:table-cell>
          <table:table-cell table:number-columns-repeated="57"/>
        </table:table-row>
        <table:table-row table:style-name="ro5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  <table:table-cell office:value-type="string" calcext:value-type="string">
            <text:p>LEGITIMATE WIFE/CHILD</text:p>
          </table:table-cell>
          <table:table-cell office:value-type="string" calcext:value-type="string">
            <text:p>チャク</text:p>
          </table:table-cell>
          <table:table-cell table:style-name="ce37"/>
          <table:table-cell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number-columns-repeated="58"/>
        </table:table-row>
        <table:table-row table:style-name="ro22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テキ</text:p>
          </table:table-cell>
          <table:table-cell table:style-name="ce37"/>
          <table:table-cell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office:value-type="string" calcext:value-type="string">
            <text:p>suit</text:p>
          </table:table-cell>
          <table:table-cell table:number-columns-repeated="57"/>
        </table:table-row>
        <table:table-row table:style-name="ro22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かたき</text:p>
          </table:table-cell>
          <table:table-cell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number-columns-repeated="58"/>
        </table:table-row>
        <table:table-row table:style-name="ro10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  <table:table-cell office:value-type="string" calcext:value-type="string">
            <text:p>CONFER</text:p>
            <text:p/>
            <text:p>INSTRUCT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さず(ける)</text:p>
            <text:p/>
            <text:p>さず(かる)</text:p>
          </table:table-cell>
          <table:table-cell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number-columns-repeated="58"/>
        </table:table-row>
        <table:table-row table:style-name="ro5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office:value-type="string" calcext:value-type="string">
            <text:p>give a hand</text:p>
          </table:table-cell>
          <table:table-cell table:number-columns-repeated="57"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ひめ</text:p>
          </table:table-cell>
          <table:table-cell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office:value-type="string" calcext:value-type="string">
            <text:p>young lady of noble birth</text:p>
          </table:table-cell>
          <table:table-cell table:number-columns-repeated="57"/>
        </table:table-row>
        <table:table-row table:style-name="ro22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ゆる(い)</text:p>
            <text:p/>
            <text:p>ゆる(やか)</text:p>
            <text:p/>
            <text:p>ゆる(む)</text:p>
            <text:p/>
            <text:p>ゆる(める)</text:p>
          </table:table-cell>
          <table:table-cell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office:value-type="string" calcext:value-type="string">
            <text:p>loose</text:p>
          </table:table-cell>
          <table:table-cell table:number-columns-repeated="57"/>
        </table:table-row>
        <table:table-row table:style-name="ro16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ダン</text:p>
            <text:p/>
            <text:p>ノン*</text:p>
          </table:table-cell>
          <table:table-cell office:value-type="string" calcext:value-type="string">
            <text:p>あたた(か)</text:p>
            <text:p/>
            <text:p>あたた(かい)</text:p>
            <text:p/>
            <text:p>あたた(まる)</text:p>
            <text:p/>
            <text:p>あたた(める)</text:p>
          </table:table-cell>
          <table:table-cell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office:value-type="string" calcext:value-type="string">
            <text:p>weather, color, warmhearted</text:p>
          </table:table-cell>
          <table:table-cell table:number-columns-repeated="57"/>
        </table:table-row>
        <table:table-row table:style-name="ro22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number-columns-repeated="58"/>
        </table:table-row>
        <table:table-row table:style-name="ro51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office:value-type="string" calcext:value-type="string">
            <text:p>promote</text:p>
          </table:table-cell>
          <table:table-cell table:number-columns-repeated="57"/>
        </table:table-row>
        <table:table-row table:style-name="ro63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  <table:table-cell office:value-type="string" calcext:value-type="string">
            <text:p>RIGHT</text:p>
            <text:p/>
            <text:p>POWER</text:p>
          </table:table-cell>
          <table:table-cell office:value-type="string" calcext:value-type="string">
            <text:p>ケン</text:p>
            <text:p/>
            <text:p>ゴン</text:p>
          </table:table-cell>
          <table:table-cell table:style-name="ce37"/>
          <table:table-cell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office:value-type="string" calcext:value-type="string">
            <text:p>authority</text:p>
          </table:table-cell>
          <table:table-cell table:number-columns-repeated="57"/>
        </table:table-row>
        <table:table-row table:style-name="ro6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number-columns-repeated="58"/>
        </table:table-row>
        <table:table-row table:style-name="ro8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カク*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number-columns-repeated="58"/>
        </table:table-row>
        <table:table-row table:style-name="ro10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たし(か)</text:p>
            <text:p/>
            <text:p>たし(かめる)</text:p>
          </table:table-cell>
          <table:table-cell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office:value-type="string" calcext:value-type="string">
            <text:p>definite</text:p>
          </table:table-cell>
          <table:table-cell table:number-columns-repeated="57"/>
        </table:table-row>
        <table:table-row table:style-name="ro63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  <table:table-cell office:value-type="string" calcext:value-type="string">
            <text:p>ARROGANT</text:p>
            <text:p/>
            <text:p>SLUGGISH</text:p>
          </table:table-cell>
          <table:table-cell office:value-type="string" calcext:value-type="string">
            <text:p>マン</text:p>
          </table:table-cell>
          <table:table-cell table:style-name="ce37"/>
          <table:table-cell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number-columns-repeated="58"/>
        </table:table-row>
        <table:table-row table:style-name="ro16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  <table:table-cell office:value-type="string" calcext:value-type="string">
            <text:p>RAMBLING</text:p>
            <text:p/>
            <text:p>COMIC</text:p>
          </table:table-cell>
          <table:table-cell office:value-type="string" calcext:value-type="string">
            <text:p>マン</text:p>
          </table:table-cell>
          <table:table-cell table:style-name="ce37"/>
          <table:table-cell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number-columns-repeated="58"/>
        </table:table-row>
        <table:table-row table:style-name="ro8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  <table:table-cell office:value-type="string" calcext:value-type="string">
            <text:p>THE HAR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う</text:p>
          </table:table-cell>
          <table:table-cell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51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ヨク</text:p>
          </table:table-cell>
          <table:table-cell office:value-type="string" calcext:value-type="string">
            <text:p>おさ(える)</text:p>
          </table:table-cell>
          <table:table-cell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number-columns-repeated="58"/>
        </table:table-row>
        <table:table-row table:style-name="ro26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  <table:table-cell office:value-type="string" calcext:value-type="string">
            <text:p>LOOK UP [to]</text:p>
          </table:table-cell>
          <table:table-cell office:value-type="string" calcext:value-type="string">
            <text:p>ギョウ</text:p>
            <text:p/>
            <text:p>コウ</text:p>
          </table:table-cell>
          <table:table-cell office:value-type="string" calcext:value-type="string">
            <text:p>あお(ぐ)</text:p>
            <text:p/>
            <text:p>おお(せ)</text:p>
          </table:table-cell>
          <table:table-cell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number-columns-repeated="58"/>
        </table:table-row>
        <table:table-row table:style-name="ro16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むか(える)</text:p>
          </table:table-cell>
          <table:table-cell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office:value-type="string" calcext:value-type="string">
            <text:p>go out to meet</text:p>
          </table:table-cell>
          <table:table-cell table:number-columns-repeated="57"/>
        </table:table-row>
        <table:table-row table:style-name="ro9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やなぎ</text:p>
          </table:table-cell>
          <table:table-cell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number-columns-repeated="58"/>
        </table:table-row>
        <table:table-row table:style-name="ro6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number-columns-repeated="58"/>
        </table:table-row>
        <table:table-row table:style-name="ro16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  <table:table-cell office:value-type="string" calcext:value-type="string">
            <text:p>SCATTERED</text:p>
            <text:p/>
            <text:p>ESTRANGED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と(い)</text:p>
            <text:p/>
            <text:p>うと(む)</text:p>
          </table:table-cell>
          <table:table-cell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number-columns-repeated="58"/>
        </table:table-row>
        <table:table-row table:style-name="ro10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はや(い)</text:p>
            <text:p/>
            <text:p>はや-</text:p>
            <text:p/>
            <text:p>はや(める)</text:p>
            <text:p/>
            <text:p>はや(まる)</text:p>
            <text:p/>
            <text:p>すみ(やか)</text:p>
          </table:table-cell>
          <table:table-cell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number-columns-repeated="58"/>
        </table:table-row>
        <table:table-row table:style-name="ro16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  <table:table-cell office:value-type="string" calcext:value-type="string">
            <text:p>SLOW</text:p>
            <text:p/>
            <text:p>LAT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おく(れる)</text:p>
            <text:p/>
            <text:p>おく(らす)</text:p>
            <text:p/>
            <text:p>おそ(い)</text:p>
          </table:table-cell>
          <table:table-cell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number-columns-repeated="58"/>
        </table:table-row>
        <table:table-row table:style-name="ro29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  <table:table-cell office:value-type="string" calcext:value-type="string">
            <text:p>CROSSROAD</text:p>
          </table:table-cell>
          <table:table-cell/>
          <table:table-cell office:value-type="string" calcext:value-type="string">
            <text:p>つじ</text:p>
          </table:table-cell>
          <table:table-cell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number-columns-repeated="58"/>
        </table:table-row>
        <table:table-row table:style-name="ro14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number-columns-repeated="58"/>
        </table:table-row>
        <table:table-row table:style-name="ro22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  <table:table-cell office:value-type="string" calcext:value-type="string">
            <text:p>ADD [to]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くわ(える)</text:p>
            <text:p/>
            <text:p>くわ(わる)</text:p>
          </table:table-cell>
          <table:table-cell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office:value-type="string" calcext:value-type="string">
            <text:p>join</text:p>
          </table:table-cell>
          <table:table-cell table:number-columns-repeated="57"/>
        </table:table-row>
        <table:table-row table:style-name="ro10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  <table:table-cell office:value-type="string" calcext:value-type="string">
            <text:p>DECREASE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へ(る)</text:p>
            <text:p/>
            <text:p>へ(らす)</text:p>
          </table:table-cell>
          <table:table-cell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office:value-type="string" calcext:value-type="string">
            <text:p>substract</text:p>
          </table:table-cell>
          <table:table-cell table:number-columns-repeated="57"/>
        </table:table-row>
        <table:table-row table:style-name="ro51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メツ</text:p>
          </table:table-cell>
          <table:table-cell office:value-type="string" calcext:value-type="string">
            <text:p>ほろ(びる)</text:p>
            <text:p/>
            <text:p>ほろ(ぶ)</text:p>
            <text:p/>
            <text:p>ほろ(ぼす)</text:p>
          </table:table-cell>
          <table:table-cell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office:value-type="string" calcext:value-type="string">
            <text:p>destroy</text:p>
          </table:table-cell>
          <table:table-cell table:number-columns-repeated="57"/>
        </table:table-row>
        <table:table-row table:style-name="ro22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  <table:table-cell office:value-type="string" calcext:value-type="string">
            <text:p>MIGHT</text:p>
            <text:p/>
            <text:p>THREATEN BY FORCE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office:value-type="string" calcext:value-type="string">
            <text:p>power; majesty</text:p>
          </table:table-cell>
          <table:table-cell table:number-columns-repeated="57"/>
        </table:table-row>
        <table:table-row table:style-name="ro14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威嚇する ・ いかくする ・ intimidate, threaten</text:p>
          </table:table-cell>
          <table:table-cell table:number-columns-repeated="58"/>
        </table:table-row>
        <table:table-row table:style-name="ro9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あ(る)</text:p>
            <text:p/>
            <text:p>ある(いは)</text:p>
          </table:table-cell>
          <table:table-cell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number-columns-repeated="58"/>
        </table:table-row>
        <table:table-row table:style-name="ro26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  <table:table-cell office:value-type="string" calcext:value-type="string">
            <text:p>BEWILDERED</text:p>
          </table:table-cell>
          <table:table-cell office:value-type="string" calcext:value-type="string">
            <text:p>ワク</text:p>
          </table:table-cell>
          <table:table-cell office:value-type="string" calcext:value-type="string">
            <text:p>まど(う)</text:p>
          </table:table-cell>
          <table:table-cell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office:value-type="string" calcext:value-type="string">
            <text:p>led astray</text:p>
          </table:table-cell>
          <table:table-cell table:number-columns-repeated="57"/>
        </table:table-row>
        <table:table-row table:style-name="ro22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BOUNDED AREA</text:p>
          </table:table-cell>
          <table:table-cell office:value-type="string" calcext:value-type="string">
            <text:p>イキ</text:p>
          </table:table-cell>
          <table:table-cell table:style-name="ce37"/>
          <table:table-cell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office:value-type="string" calcext:value-type="string">
            <text:p>district</text:p>
          </table:table-cell>
          <table:table-cell table:number-columns-repeated="57"/>
        </table:table-row>
        <table:table-row table:style-name="ro70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  <table:table-cell office:value-type="string" calcext:value-type="string">
            <text:p>TAKE IN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office:value-type="string" calcext:value-type="string">
            <text:p>gain, seize</text:p>
          </table:table-cell>
          <table:table-cell table:number-columns-repeated="57"/>
        </table:table-row>
        <table:table-row table:style-name="ro16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  <table:table-cell office:value-type="string" calcext:value-type="string">
            <text:p>PAY</text:p>
            <text:p/>
            <text:p>PUT IN PLACE</text:p>
            <text:p/>
            <text:p>ACCEPT</text:p>
          </table:table-cell>
          <table:table-cell office:value-type="string" calcext:value-type="string">
            <text:p>ノウ</text:p>
            <text:p/>
            <text:p>トウ</text:p>
            <text:p/>
            <text:p>ナン</text:p>
            <text:p/>
            <text:p>ナ</text:p>
            <text:p/>
            <text:p>ナッ-</text:p>
          </table:table-cell>
          <table:table-cell office:value-type="string" calcext:value-type="string">
            <text:p>(-)おさ(める)</text:p>
            <text:p/>
            <text:p>おさ(まる)</text:p>
          </table:table-cell>
          <table:table-cell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number-columns-repeated="58"/>
        </table:table-row>
        <table:table-row table:style-name="ro63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ケン</text:p>
            <text:p/>
            <text:p>コン</text:p>
          </table:table-cell>
          <table:table-cell table:style-name="ce37"/>
          <table:table-cell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office:value-type="string" calcext:value-type="string">
            <text:p>donate</text:p>
          </table:table-cell>
          <table:table-cell table:number-columns-repeated="57"/>
        </table:table-row>
        <table:table-row table:style-name="ro4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コウ</text:p>
            <text:p/>
            <text:p>ク</text:p>
          </table:table-cell>
          <table:table-cell office:value-type="string" calcext:value-type="string">
            <text:p>みつ(ぐ)</text:p>
          </table:table-cell>
          <table:table-cell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number-columns-repeated="58"/>
        </table:table-row>
        <table:table-row table:style-name="ro22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むさぼ(る)</text:p>
          </table:table-cell>
          <table:table-cell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number-columns-repeated="58"/>
        </table:table-row>
        <table:table-row table:style-name="ro16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もら(う)</text:p>
          </table:table-cell>
          <table:table-cell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number-columns-repeated="58"/>
        </table:table-row>
        <table:table-row table:style-name="ro16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ビン</text:p>
            <text:p/>
            <text:p>ヒン</text:p>
          </table:table-cell>
          <table:table-cell office:value-type="string" calcext:value-type="string">
            <text:p>まず(しい)</text:p>
          </table:table-cell>
          <table:table-cell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number-columns-repeated="58"/>
        </table:table-row>
        <table:table-row table:style-name="ro63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  <table:table-cell office:value-type="string" calcext:value-type="string">
            <text:p>WAGES</text:p>
            <text:p/>
            <text:p>CHARGES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number-columns-repeated="58"/>
        </table:table-row>
        <table:table-row table:style-name="ro63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す)</text:p>
            <text:p/>
            <text:p>か(し)-</text:p>
            <text:p/>
            <text:p>かし-</text:p>
          </table:table-cell>
          <table:table-cell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office:value-type="string" calcext:value-type="string">
            <text:p>loan; rent out</text:p>
          </table:table-cell>
          <table:table-cell table:number-columns-repeated="57"/>
        </table:table-row>
        <table:table-row table:style-name="ro63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  <table:table-cell office:value-type="string" calcext:value-type="string">
            <text:p>MONEY</text:p>
            <text:p/>
            <text:p>GOODS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office:value-type="string" calcext:value-type="string">
            <text:p>currency ・ freight</text:p>
          </table:table-cell>
          <table:table-cell table:number-columns-repeated="57"/>
        </table:table-row>
        <table:table-row table:style-name="ro63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office:value-type="string" calcext:value-type="string">
            <text:p>capital</text:p>
          </table:table-cell>
          <table:table-cell table:number-columns-repeated="57"/>
        </table:table-row>
        <table:table-row table:style-name="ro16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  <table:table-cell office:value-type="string" calcext:value-type="string">
            <text:p>APPROVE OF</text:p>
            <text:p/>
            <text:p>PRAIS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number-columns-repeated="58"/>
        </table:table-row>
        <table:table-row table:style-name="ro22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か(える)</text:p>
            <text:p/>
            <text:p>か(え)-</text:p>
            <text:p/>
            <text:p>か(わる)</text:p>
          </table:table-cell>
          <table:table-cell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office:value-type="string" calcext:value-type="string">
            <text:p>substitute for</text:p>
          </table:table-cell>
          <table:table-cell table:number-columns-repeated="57"/>
        </table:table-row>
        <table:table-row table:style-name="ro10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  <table:table-cell office:value-type="string" calcext:value-type="string">
            <text:p>SUBMERGE</text:p>
            <text:p/>
            <text:p>LURK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ひそ(む)</text:p>
            <text:p/>
            <text:p>もぐ(る)</text:p>
          </table:table-cell>
          <table:table-cell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number-columns-repeated="58"/>
        </table:table-row>
        <table:table-row table:style-name="ro5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number-columns-repeated="58"/>
        </table:table-row>
        <table:table-row table:style-name="ro10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  <table:table-cell office:value-type="string" calcext:value-type="string">
            <text:p>KEEP IN PLACE</text:p>
            <text:p/>
            <text:p>STAY</text:p>
          </table:table-cell>
          <table:table-cell office:value-type="string" calcext:value-type="string">
            <text:p>リュウ</text:p>
            <text:p/>
            <text:p>ル</text:p>
          </table:table-cell>
          <table:table-cell office:value-type="string" calcext:value-type="string">
            <text:p>(-)と(める)</text:p>
            <text:p/>
            <text:p>-ど(め)</text:p>
            <text:p/>
            <text:p>と(まる)</text:p>
            <text:p/>
            <text:p>とど(まる)*</text:p>
          </table:table-cell>
          <table:table-cell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office:value-type="string" calcext:value-type="string">
            <text:p>reside</text:p>
          </table:table-cell>
          <table:table-cell table:number-columns-repeated="57"/>
        </table:table-row>
        <table:table-row table:style-name="ro16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リュウ</text:p>
          </table:table-cell>
          <table:table-cell office:value-type="string" calcext:value-type="string">
            <text:p>た(まる)</text:p>
            <text:p/>
            <text:p>た(める)</text:p>
          </table:table-cell>
          <table:table-cell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number-columns-repeated="58"/>
        </table:table-row>
        <table:table-row table:style-name="ro29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  <table:table-cell office:value-type="string" calcext:value-type="string">
            <text:p>CONGRATULATE</text:p>
          </table:table-cell>
          <table:table-cell office:value-type="string" calcext:value-type="string">
            <text:p>ガ</text:p>
          </table:table-cell>
          <table:table-cell table:style-name="ce37"/>
          <table:table-cell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number-columns-repeated="58"/>
        </table:table-row>
        <table:table-row table:style-name="ro16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  <table:table-cell office:value-type="string" calcext:value-type="string">
            <text:p>LAY ACROSS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(ける)</text:p>
            <text:p/>
            <text:p>か(かる)</text:p>
          </table:table-cell>
          <table:table-cell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number-columns-repeated="58"/>
        </table:table-row>
        <table:table-row table:style-name="ro63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(まる)</text:p>
            <text:p/>
            <text:p>そ(める)</text:p>
            <text:p/>
            <text:p>-ぞ(め)</text:p>
            <text:p/>
            <text:p>-ぞめ</text:p>
            <text:p/>
            <text:p>し(みる)</text:p>
            <text:p/>
            <text:p>-じ(みる)</text:p>
            <text:p/>
            <text:p>し(み)</text:p>
          </table:table-cell>
          <table:table-cell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office:value-type="string" calcext:value-type="string">
            <text:p>stain; infect</text:p>
          </table:table-cell>
          <table:table-cell table:number-columns-repeated="57"/>
        </table:table-row>
        <table:table-row table:style-name="ro5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リ*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number-columns-repeated="58"/>
        </table:table-row>
        <table:table-row table:style-name="ro22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  <table:table-cell office:value-type="string" calcext:value-type="string">
            <text:p>PERSON OF EXCELLENCE</text:p>
          </table:table-cell>
          <table:table-cell office:value-type="string" calcext:value-type="string">
            <text:p>ケツ</text:p>
          </table:table-cell>
          <table:table-cell table:style-name="ce37"/>
          <table:table-cell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number-columns-repeated="58"/>
        </table:table-row>
        <table:table-row table:style-name="ro63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  <table:table-cell office:value-type="string" calcext:value-type="string">
            <text:p>NOBLE</text:p>
            <text:p/>
            <text:p>YOUR HONORAB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たっと(い)</text:p>
            <text:p/>
            <text:p>とうと(い)</text:p>
            <text:p/>
            <text:p>たっと(ぶ)</text:p>
            <text:p/>
            <text:p>とうと(ぶ)</text:p>
          </table:table-cell>
          <table:table-cell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office:value-type="string" calcext:value-type="string">
            <text:p>precious</text:p>
          </table:table-cell>
          <table:table-cell table:number-columns-repeated="57"/>
        </table:table-row>
        <table:table-row table:style-name="ro26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つぶ(す)</text:p>
            <text:p/>
            <text:p>つぶ(れる)</text:p>
          </table:table-cell>
          <table:table-cell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11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  <table:table-cell office:value-type="string" calcext:value-type="string">
            <text:p>LEAVE BEHIND</text:p>
          </table:table-cell>
          <table:table-cell office:value-type="string" calcext:value-type="string">
            <text:p>イ</text:p>
            <text:p/>
            <text:p>ユイ</text:p>
          </table:table-cell>
          <table:table-cell table:style-name="ce37"/>
          <table:table-cell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office:value-type="string" calcext:value-type="string">
            <text:p>bequeath</text:p>
          </table:table-cell>
          <table:table-cell table:number-columns-repeated="57"/>
        </table:table-row>
        <table:table-row table:style-name="ro22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  <table:table-cell office:value-type="string" calcext:value-type="string">
            <text:p>DISPATCH</text:p>
            <text:p/>
            <text:p>U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(-)つか(う)</text:p>
            <text:p/>
            <text:p>つか(わす)</text:p>
            <text:p/>
            <text:p>-づか(い)</text:p>
          </table:table-cell>
          <table:table-cell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office:value-type="string" calcext:value-type="string">
            <text:p>envoy</text:p>
          </table:table-cell>
          <table:table-cell table:number-columns-repeated="57"/>
        </table:table-row>
        <table:table-row table:style-name="ro22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お(う)</text:p>
          </table:table-cell>
          <table:table-cell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office:value-type="string" calcext:value-type="string">
            <text:p>follow</text:p>
          </table:table-cell>
          <table:table-cell table:number-columns-repeated="57"/>
        </table:table-row>
        <table:table-row table:style-name="ro16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せま(る)</text:p>
          </table:table-cell>
          <table:table-cell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office:value-type="string" calcext:value-type="string">
            <text:p>urge; draw near</text:p>
          </table:table-cell>
          <table:table-cell table:number-columns-repeated="57"/>
        </table:table-row>
        <table:table-row table:style-name="ro22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ハク</text:p>
          </table:table-cell>
          <table:table-cell office:value-type="string" calcext:value-type="string">
            <text:p>と(まる)</text:p>
            <text:p/>
            <text:p>と(める)</text:p>
          </table:table-cell>
          <table:table-cell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number-columns-repeated="58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  <table:table-cell office:value-type="string" calcext:value-type="string">
            <text:p>OLDER SIBLING OF PARENT</text:p>
            <text:p/>
            <text:p>COUNT</text:p>
          </table:table-cell>
          <table:table-cell office:value-type="string" calcext:value-type="string">
            <text:p>ハク</text:p>
          </table:table-cell>
          <table:table-cell table:style-name="ce37"/>
          <table:table-cell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office:value-type="string" calcext:value-type="string">
            <text:p>earl</text:p>
          </table:table-cell>
          <table:table-cell table:number-columns-repeated="57"/>
        </table:table-row>
        <table:table-row table:style-name="ro16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ハク</text:p>
            <text:p/>
            <text:p>ヒョウ</text:p>
          </table:table-cell>
          <table:table-cell table:style-name="ce37"/>
          <table:table-cell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office:value-type="string" calcext:value-type="string">
            <text:p>rhythm</text:p>
          </table:table-cell>
          <table:table-cell table:number-columns-repeated="57"/>
        </table:table-row>
        <table:table-row table:style-name="ro9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  <table:table-cell office:value-type="string" calcext:value-type="string">
            <text:p>CONDO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とむら(う)</text:p>
          </table:table-cell>
          <table:table-cell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office:value-type="string" calcext:value-type="string">
            <text:p>mourn</text:p>
          </table:table-cell>
          <table:table-cell table:number-columns-repeated="57"/>
        </table:table-row>
        <table:table-row table:style-name="ro26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  <table:table-cell office:value-type="string" calcext:value-type="string">
            <text:p>BOIL [over]</text:p>
          </table:table-cell>
          <table:table-cell office:value-type="string" calcext:value-type="string">
            <text:p>フツ</text:p>
          </table:table-cell>
          <table:table-cell office:value-type="string" calcext:value-type="string">
            <text:p>わ(く)</text:p>
            <text:p/>
            <text:p>わ(かす)</text:p>
          </table:table-cell>
          <table:table-cell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office:value-type="string" calcext:value-type="string">
            <text:p>… hot</text:p>
          </table:table-cell>
          <table:table-cell table:number-columns-repeated="57"/>
        </table:table-row>
        <table:table-row table:style-name="ro11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に(る)</text:p>
            <text:p/>
            <text:p>-に</text:p>
            <text:p/>
            <text:p>に(える)</text:p>
            <text:p/>
            <text:p>に(やす)</text:p>
          </table:table-cell>
          <table:table-cell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office:value-type="string" calcext:value-type="string">
            <text:p>cook</text:p>
          </table:table-cell>
          <table:table-cell table:number-columns-repeated="57"/>
        </table:table-row>
        <table:table-row table:style-name="ro22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い(やす)</text:p>
            <text:p/>
            <text:p>つい(える)</text:p>
          </table:table-cell>
          <table:table-cell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number-columns-repeated="58"/>
        </table:table-row>
        <table:table-row table:style-name="ro63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テイ</text:p>
            <text:p/>
            <text:p>デ</text:p>
            <text:p/>
            <text:p>ダイ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number-columns-repeated="58"/>
        </table:table-row>
        <table:table-row table:style-name="ro11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ORDINAL NUMBER PREFIX</text:p>
          </table:table-cell>
          <table:table-cell office:value-type="string" calcext:value-type="string">
            <text:p>ダイ</text:p>
          </table:table-cell>
          <table:table-cell table:style-name="ce37"/>
          <table:table-cell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office:value-type="string" calcext:value-type="string">
            <text:p>order</text:p>
          </table:table-cell>
          <table:table-cell table:number-columns-repeated="57"/>
        </table:table-row>
        <table:table-row table:style-name="ro21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そ(る)</text:p>
            <text:p/>
            <text:p>す(る)*</text:p>
          </table:table-cell>
          <table:table-cell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number-columns-repeated="58"/>
        </table:table-row>
        <table:table-row table:style-name="ro22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number-columns-repeated="58"/>
        </table:table-row>
        <table:table-row table:style-name="ro51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  <table:table-cell office:value-type="string" calcext:value-type="string">
            <text:p>FREE OF CHARGE</text:p>
            <text:p/>
            <text:p>JUS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ただ(-)</text:p>
          </table:table-cell>
          <table:table-cell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office:value-type="string" calcext:value-type="string">
            <text:p>only, ordinary</text:p>
          </table:table-cell>
          <table:table-cell table:number-columns-repeated="57"/>
        </table:table-row>
        <table:table-row table:style-name="ro5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ゼイ</text:p>
          </table:table-cell>
          <table:table-cell table:style-name="ce37"/>
          <table:table-cell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number-columns-repeated="58"/>
        </table:table-row>
        <table:table-row table:style-name="ro63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するど(い)</text:p>
          </table:table-cell>
          <table:table-cell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number-columns-repeated="58"/>
        </table:table-row>
        <table:table-row table:style-name="ro22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  <table:table-cell office:value-type="string" calcext:value-type="string">
            <text:p>EXPLAIN</text:p>
            <text:p/>
            <text:p>THEORY</text:p>
          </table:table-cell>
          <table:table-cell office:value-type="string" calcext:value-type="string">
            <text:p>セツ</text:p>
            <text:p/>
            <text:p>ゼイ</text:p>
          </table:table-cell>
          <table:table-cell office:value-type="string" calcext:value-type="string">
            <text:p>と(く)</text:p>
          </table:table-cell>
          <table:table-cell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office:value-type="string" calcext:value-type="string">
            <text:p>preach ・ view</text:p>
          </table:table-cell>
          <table:table-cell table:number-columns-repeated="57"/>
        </table:table-row>
        <table:table-row table:style-name="ro16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  <table:table-cell office:value-type="string" calcext:value-type="string">
            <text:p>REMOVE</text:p>
            <text:p/>
            <text:p>ESCAPE FROM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ぬ(ぐ)</text:p>
            <text:p/>
            <text:p>ぬ(げる)</text:p>
          </table:table-cell>
          <table:table-cell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number-columns-repeated="58"/>
        </table:table-row>
        <table:table-row table:style-name="ro5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office:value-type="string" calcext:value-type="string">
            <text:p>inspect</text:p>
          </table:table-cell>
          <table:table-cell table:number-columns-repeated="57"/>
        </table:table-row>
        <table:table-row table:style-name="ro10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  <table:table-cell office:value-type="string" calcext:value-type="string">
            <text:p>CELEBRATE</text:p>
          </table:table-cell>
          <table:table-cell office:value-type="string" calcext:value-type="string">
            <text:p>シュウ</text:p>
            <text:p/>
            <text:p>シュク</text:p>
          </table:table-cell>
          <table:table-cell office:value-type="string" calcext:value-type="string">
            <text:p>いわ(う)</text:p>
          </table:table-cell>
          <table:table-cell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office:value-type="string" calcext:value-type="string">
            <text:p>congratulate</text:p>
          </table:table-cell>
          <table:table-cell table:number-columns-repeated="57"/>
        </table:table-row>
        <table:table-row table:style-name="ro26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office:value-type="string" calcext:value-type="string">
            <text:p>state of affairs</text:p>
          </table:table-cell>
          <table:table-cell table:number-columns-repeated="57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  <table:table-cell office:value-type="string" calcext:value-type="string">
            <text:p>DELIGHTED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number-columns-repeated="58"/>
        </table:table-row>
        <table:table-row table:style-name="ro22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  <table:table-cell office:value-type="string" calcext:value-type="string">
            <text:p>OVERCO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か(つ)*</text:p>
          </table:table-cell>
          <table:table-cell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number-columns-repeated="58"/>
        </table:table-row>
        <table:table-row table:style-name="ro16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  <table:table-cell office:value-type="string" calcext:value-type="string">
            <text:p>COMPETE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きそ(う)</text:p>
            <text:p/>
            <text:p>せ(る)</text:p>
          </table:table-cell>
          <table:table-cell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number-columns-repeated="58"/>
        </table:table-row>
        <table:table-row table:style-name="ro29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number-columns-repeated="58"/>
        </table:table-row>
        <table:table-row table:style-name="ro29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マイ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number-columns-repeated="58"/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number-columns-repeated="58"/>
        </table:table-row>
        <table:table-row table:style-name="ro5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office:value-type="string" calcext:value-type="string">
            <text:p>exceptionally</text:p>
          </table:table-cell>
          <table:table-cell table:number-columns-repeated="57"/>
        </table:table-row>
        <table:table-row table:style-name="ro63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  <table:table-cell office:value-type="string" calcext:value-type="string">
            <text:p>INTRODUCTORY PART</text:p>
            <text:p/>
            <text:p>ORDER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つい(で)</text:p>
            <text:p/>
            <text:p>ついで</text:p>
          </table:table-cell>
          <table:table-cell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office:value-type="string" calcext:value-type="string">
            <text:p>beginning ・ sequence</text:p>
          </table:table-cell>
          <table:table-cell table:number-columns-repeated="57"/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チツ</text:p>
          </table:table-cell>
          <table:table-cell table:style-name="ce37"/>
          <table:table-cell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office:value-type="string" calcext:value-type="string">
            <text:p>regularity</text:p>
          </table:table-cell>
          <table:table-cell table:number-columns-repeated="57"/>
        </table:table-row>
        <table:table-row table:style-name="ro14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更迭する ・ こうてつする ・ reshuffle, exchange places, change as of govt officials</text:p>
          </table:table-cell>
          <table:table-cell table:number-columns-repeated="58"/>
        </table:table-row>
        <table:table-row table:style-name="ro22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ろこ(ぶ)</text:p>
            <text:p/>
            <text:p>よろこ(ばす)</text:p>
          </table:table-cell>
          <table:table-cell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number-columns-repeated="58"/>
        </table:table-row>
        <table:table-row table:style-name="ro10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よ(い)</text:p>
          </table:table-cell>
          <table:table-cell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number-columns-repeated="58"/>
        </table:table-row>
        <table:table-row table:style-name="ro6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  <table:table-cell office:value-type="string" calcext:value-type="string">
            <text:p>MEND</text:p>
          </table:table-cell>
          <table:table-cell office:value-type="string" calcext:value-type="string">
            <text:p>ゼン</text:p>
          </table:table-cell>
          <table:table-cell office:value-type="string" calcext:value-type="string">
            <text:p>つくろ(う)</text:p>
          </table:table-cell>
          <table:table-cell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number-columns-repeated="58"/>
        </table:table-row>
        <table:table-row table:style-name="ro25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  <table:table-cell office:value-type="string" calcext:value-type="string">
            <text:p>SMALL FOOD TABLE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office:value-type="string" calcext:value-type="string">
            <text:p>legged tray; meal</text:p>
          </table:table-cell>
          <table:table-cell table:number-columns-repeated="57"/>
        </table:table-row>
        <table:table-row table:style-name="ro7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  <table:table-cell office:value-type="string" calcext:value-type="string">
            <text:p>STRONGLY REGRET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うら(む)*</text:p>
          </table:table-cell>
          <table:table-cell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number-columns-repeated="58"/>
        </table:table-row>
        <table:table-row table:style-name="ro16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  <table:table-cell office:value-type="string" calcext:value-type="string">
            <text:p>HOLD A GRUDG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うら(む)</text:p>
            <text:p/>
            <text:p>うら(めしい)</text:p>
          </table:table-cell>
          <table:table-cell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office:value-type="string" calcext:value-type="string">
            <text:p>resent</text:p>
          </table:table-cell>
          <table:table-cell table:number-columns-repeated="57"/>
        </table:table-row>
        <table:table-row table:style-name="ro10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お(しい)</text:p>
            <text:p/>
            <text:p>お(しむ)</text:p>
          </table:table-cell>
          <table:table-cell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office:value-type="string" calcext:value-type="string">
            <text:p>begrudge, be sparing of</text:p>
          </table:table-cell>
          <table:table-cell table:number-columns-repeated="57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  <table:table-cell office:value-type="string" calcext:value-type="string">
            <text:p>DISPOSE [of]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お(く)*</text:p>
          </table:table-cell>
          <table:table-cell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office:value-type="string" calcext:value-type="string">
            <text:p>deal with, put in position, manage</text:p>
          </table:table-cell>
          <table:table-cell table:number-columns-repeated="57"/>
        </table:table-row>
        <table:table-row table:style-name="ro16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か(りる)</text:p>
          </table:table-cell>
          <table:table-cell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office:value-type="string" calcext:value-type="string">
            <text:p>rent</text:p>
          </table:table-cell>
          <table:table-cell table:number-columns-repeated="57"/>
        </table:table-row>
        <table:table-row table:style-name="ro11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  <table:table-cell office:value-type="string" calcext:value-type="string">
            <text:p>MIXED UP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number-columns-repeated="58"/>
        </table:table-row>
        <table:table-row table:style-name="ro5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ソウ</text:p>
            <text:p/>
            <text:p>ゾ</text:p>
            <text:p/>
            <text:p>ソ</text:p>
          </table:table-cell>
          <table:table-cell office:value-type="string" calcext:value-type="string">
            <text:p>ひ*</text:p>
            <text:p/>
            <text:p>ひい*</text:p>
          </table:table-cell>
          <table:table-cell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office:value-type="string" calcext:value-type="string">
            <text:p>formerly</text:p>
          </table:table-cell>
          <table:table-cell table:number-columns-repeated="57"/>
        </table:table-row>
        <table:table-row table:style-name="ro10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ま(す)</text:p>
            <text:p/>
            <text:p>ま(し)</text:p>
            <text:p/>
            <text:p>ふ(える)</text:p>
            <text:p/>
            <text:p>ふ(やす)</text:p>
          </table:table-cell>
          <table:table-cell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number-columns-repeated="58"/>
        </table:table-row>
        <table:table-row table:style-name="ro26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  <table:table-cell office:value-type="string" calcext:value-type="string">
            <text:p>STRATUM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number-columns-repeated="58"/>
        </table:table-row>
        <table:table-row table:style-name="ro16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ゾウ</text:p>
          </table:table-cell>
          <table:table-cell office:value-type="string" calcext:value-type="string">
            <text:p>にく(む)</text:p>
            <text:p/>
            <text:p>にく(い)</text:p>
            <text:p/>
            <text:p>にく(らしい)</text:p>
            <text:p/>
            <text:p>にく(しみ)</text:p>
          </table:table-cell>
          <table:table-cell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number-columns-repeated="58"/>
        </table:table-row>
        <table:table-row table:style-name="ro11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  <table:table-cell office:value-type="string" calcext:value-type="string">
            <text:p>BONZE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office:value-type="string" calcext:value-type="string">
            <text:p>priest</text:p>
          </table:table-cell>
          <table:table-cell table:number-columns-repeated="57"/>
        </table:table-row>
        <table:table-row table:style-name="ro63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  <table:table-cell office:value-type="string" calcext:value-type="string">
            <text:p>PRESENT A GIFT</text:p>
          </table:table-cell>
          <table:table-cell office:value-type="string" calcext:value-type="string">
            <text:p>ゾウ</text:p>
            <text:p/>
            <text:p>ソウ</text:p>
          </table:table-cell>
          <table:table-cell office:value-type="string" calcext:value-type="string">
            <text:p>おく(る)</text:p>
          </table:table-cell>
          <table:table-cell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number-columns-repeated="58"/>
        </table:table-row>
        <table:table-row table:style-name="ro9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ワイ</text:p>
          </table:table-cell>
          <table:table-cell office:value-type="string" calcext:value-type="string">
            <text:p>まかな(う)</text:p>
          </table:table-cell>
          <table:table-cell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office:value-type="string" calcext:value-type="string">
            <text:p>supply</text:p>
          </table:table-cell>
          <table:table-cell table:number-columns-repeated="57"/>
        </table:table-row>
        <table:table-row table:style-name="ro14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賄賂 ・ わいろ ・ bribe, bribery</text:p>
          </table:table-cell>
          <table:table-cell table:number-columns-repeated="58"/>
        </table:table-row>
        <table:table-row table:style-name="ro21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office:value-type="string" calcext:value-type="string">
            <text:p>payment</text:p>
          </table:table-cell>
          <table:table-cell table:number-columns-repeated="57"/>
        </table:table-row>
        <table:table-row table:style-name="ro22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number-columns-repeated="58"/>
        </table:table-row>
        <table:table-row table:style-name="ro63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  <table:table-cell office:value-type="string" calcext:value-type="string">
            <text:p>BELT</text:p>
            <text:p/>
            <text:p>WEAR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(びる)</text:p>
            <text:p/>
            <text:p>おび</text:p>
          </table:table-cell>
          <table:table-cell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office:value-type="string" calcext:value-type="string">
            <text:p>sash ・ have</text:p>
          </table:table-cell>
          <table:table-cell table:number-columns-repeated="57"/>
        </table:table-row>
        <table:table-row table:style-name="ro16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  <table:table-cell office:value-type="string" calcext:value-type="string">
            <text:p>STAGNATE</text:p>
            <text:p/>
            <text:p>STA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とどこお(る)</text:p>
          </table:table-cell>
          <table:table-cell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office:value-type="string" calcext:value-type="string">
            <text:p>be left undone</text:p>
          </table:table-cell>
          <table:table-cell table:number-columns-repeated="57"/>
        </table:table-row>
        <table:table-row table:style-name="ro16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  <table:table-cell office:value-type="string" calcext:value-type="string">
            <text:p>NOT GO SMOOTHLY</text:p>
            <text:p/>
            <text:p>ASTRINGENT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しぶ</text:p>
            <text:p/>
            <text:p>しぶ(い)</text:p>
            <text:p/>
            <text:p>しぶ(る)</text:p>
          </table:table-cell>
          <table:table-cell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office:value-type="string" calcext:value-type="string">
            <text:p>juice [of unripe persimmons</text:p>
          </table:table-cell>
          <table:table-cell table:number-columns-repeated="57"/>
        </table:table-row>
        <table:table-row table:style-name="ro9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  <table:table-cell office:value-type="string" calcext:value-type="string">
            <text:p>TAKE IN</text:p>
            <text:p/>
            <text:p>ACT AS REGENT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と(る)*</text:p>
          </table:table-cell>
          <table:table-cell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number-columns-repeated="58"/>
        </table:table-row>
        <table:table-row table:style-name="ro22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  <table:table-cell office:value-type="string" calcext:value-type="string">
            <text:p>DO</text:p>
            <text:p/>
            <text:p>SAK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ため*</text:p>
            <text:p/>
            <text:p>な(す)*</text:p>
          </table:table-cell>
          <table:table-cell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office:value-type="string" calcext:value-type="string">
            <text:p>act ・ benefit</text:p>
          </table:table-cell>
          <table:table-cell table:number-columns-repeated="57"/>
        </table:table-row>
        <table:table-row table:style-name="ro16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  <table:table-cell office:value-type="string" calcext:value-type="string">
            <text:p>FALSIFY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いつわ(る)</text:p>
            <text:p/>
            <text:p>にせ</text:p>
          </table:table-cell>
          <table:table-cell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office:value-type="string" calcext:value-type="string">
            <text:p>deceive</text:p>
          </table:table-cell>
          <table:table-cell table:number-columns-repeated="57"/>
        </table:table-row>
        <table:table-row table:style-name="ro16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PARTICIPATE</text:p>
            <text:p/>
            <text:p>VISIT A HOLY PLACE</text:p>
          </table:table-cell>
          <table:table-cell office:value-type="string" calcext:value-type="string">
            <text:p>サン</text:p>
            <text:p/>
            <text:p>シン*</text:p>
          </table:table-cell>
          <table:table-cell office:value-type="string" calcext:value-type="string">
            <text:p>まい(る)</text:p>
          </table:table-cell>
          <table:table-cell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office:value-type="string" calcext:value-type="string">
            <text:p>go somewhere; refer to</text:p>
          </table:table-cell>
          <table:table-cell table:number-columns-repeated="57"/>
        </table:table-row>
        <table:table-row table:style-name="ro10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  <table:table-cell office:value-type="string" calcext:value-type="string">
            <text:p>MISERABLE</text:p>
            <text:p/>
            <text:p>CRUEL</text:p>
          </table:table-cell>
          <table:table-cell office:value-type="string" calcext:value-type="string">
            <text:p>サン</text:p>
            <text:p/>
            <text:p>ザン</text:p>
          </table:table-cell>
          <table:table-cell office:value-type="string" calcext:value-type="string">
            <text:p>みじ(め)</text:p>
          </table:table-cell>
          <table:table-cell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office:value-type="string" calcext:value-type="string">
            <text:p>wretched</text:p>
          </table:table-cell>
          <table:table-cell table:number-columns-repeated="57"/>
        </table:table-row>
        <table:table-row table:style-name="ro29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  <table:table-cell office:value-type="string" calcext:value-type="string">
            <text:p>PHONETIC [RO]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number-columns-repeated="58"/>
        </table:table-row>
        <table:table-row table:style-name="ro15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リョ</text:p>
          </table:table-cell>
          <table:table-cell table:style-name="ce37"/>
          <table:table-cell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number-columns-repeated="58"/>
        </table:table-row>
        <table:table-row table:style-name="ro16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  <table:table-cell office:value-type="string" calcext:value-type="string">
            <text:p>ROYAL PALACE</text:p>
            <text:p/>
            <text:p>SHINTŌ SHRINE</text:p>
          </table:table-cell>
          <table:table-cell office:value-type="string" calcext:value-type="string">
            <text:p>キュウ</text:p>
            <text:p/>
            <text:p>ク</text:p>
            <text:p/>
            <text:p>グウ</text:p>
          </table:table-cell>
          <table:table-cell office:value-type="string" calcext:value-type="string">
            <text:p>みや</text:p>
          </table:table-cell>
          <table:table-cell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number-columns-repeated="58"/>
        </table:table-row>
        <table:table-row table:style-name="ro63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  <table:table-cell office:value-type="string" calcext:value-type="string">
            <text:p>OPERATE</text:p>
            <text:p/>
            <text:p>BARRACKS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いとな(む)</text:p>
          </table:table-cell>
          <table:table-cell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office:value-type="string" calcext:value-type="string">
            <text:p>manage ・ camp</text:p>
          </table:table-cell>
          <table:table-cell table:number-columns-repeated="57"/>
        </table:table-row>
        <table:table-row table:style-name="ro6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ほたる</text:p>
          </table:table-cell>
          <table:table-cell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number-columns-repeated="58"/>
        </table:table-row>
        <table:table-row table:style-name="ro22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  <table:table-cell office:value-type="string" calcext:value-type="string">
            <text:p>FLOURISH</text:p>
            <text:p/>
            <text:p>GLO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さか(える)</text:p>
            <text:p/>
            <text:p>は(え)</text:p>
            <text:p/>
            <text:p>-ば(え)</text:p>
            <text:p/>
            <text:p>は(える)</text:p>
          </table:table-cell>
          <table:table-cell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office:value-type="string" calcext:value-type="string">
            <text:p>thrive</text:p>
          </table:table-cell>
          <table:table-cell table:number-columns-repeated="57"/>
        </table:table-row>
        <table:table-row table:style-name="ro63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ほま(れ)</text:p>
          </table:table-cell>
          <table:table-cell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office:value-type="string" calcext:value-type="string">
            <text:p>glory</text:p>
          </table:table-cell>
          <table:table-cell table:number-columns-repeated="57"/>
        </table:table-row>
        <table:table-row table:style-name="ro10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  <table:table-cell office:value-type="string" calcext:value-type="string">
            <text:p>NOMINATE</text:p>
            <text:p/>
            <text:p>RAISE [one's hand]</text:p>
            <text:p/>
            <text:p>NOTEWORTHY AC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あ(げる)</text:p>
            <text:p/>
            <text:p>あ(がる)</text:p>
          </table:table-cell>
          <table:table-cell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office:value-type="string" calcext:value-type="string">
            <text:p>cite</text:p>
          </table:table-cell>
          <table:table-cell table:number-columns-repeated="57"/>
        </table:table-row>
        <table:table-row table:style-name="ro63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ケン</text:p>
            <text:p/>
            <text:p>ゲン*</text:p>
          </table:table-cell>
          <table:table-cell office:value-type="string" calcext:value-type="string">
            <text:p>こぶし</text:p>
          </table:table-cell>
          <table:table-cell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number-columns-repeated="58"/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number-columns-repeated="58"/>
        </table:table-row>
        <table:table-row table:style-name="ro8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  <table:table-cell office:value-type="string" calcext:value-type="string">
            <text:p>COME TO TERMS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number-columns-repeated="58"/>
        </table:table-row>
        <table:table-row table:style-name="ro29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  <table:table-cell office:value-type="string" calcext:value-type="string">
            <text:p>BLOOM</text:p>
          </table:table-cell>
          <table:table-cell/>
          <table:table-cell office:value-type="string" calcext:value-type="string">
            <text:p>さ(く)</text:p>
            <text:p/>
            <text:p>-ざ(き)</text:p>
          </table:table-cell>
          <table:table-cell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number-columns-repeated="58"/>
        </table:table-row>
        <table:table-row table:style-name="ro14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  <table:table-cell office:value-type="string" calcext:value-type="string">
            <text:p>IMPERIAL WE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朕の ・ ちんの ・ Our chiefly by the emperor</text:p>
          </table:table-cell>
          <table:table-cell office:value-type="string" calcext:value-type="string">
            <text:p>formal 1st person pronoun</text:p>
          </table:table-cell>
          <table:table-cell table:number-columns-repeated="57"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くき</text:p>
          </table:table-cell>
          <table:table-cell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office:value-type="string" calcext:value-type="string">
            <text:p>stalk</text:p>
          </table:table-cell>
          <table:table-cell table:number-columns-repeated="57"/>
        </table:table-row>
        <table:table-row table:style-name="ro6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  <table:table-cell office:value-type="string" calcext:value-type="string">
            <text:p>PATH</text:p>
            <text:p/>
            <text:p>DIAMETER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number-columns-repeated="58"/>
        </table:table-row>
        <table:table-row table:style-name="ro10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カイ</text:p>
            <text:p/>
            <text:p>ケ*</text:p>
          </table:table-cell>
          <table:table-cell office:value-type="string" calcext:value-type="string">
            <text:p>あや(しい)</text:p>
            <text:p/>
            <text:p>あや(しむ)</text:p>
          </table:table-cell>
          <table:table-cell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number-columns-repeated="58"/>
        </table:table-row>
        <table:table-row table:style-name="ro22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る(い)</text:p>
            <text:p/>
            <text:p>かろ(やか)</text:p>
          </table:table-cell>
          <table:table-cell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number-columns-repeated="58"/>
        </table:table-row>
        <table:table-row table:style-name="ro22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  <table:table-cell office:value-type="string" calcext:value-type="string">
            <text:p>PASS THROUGH</text:p>
            <text:p/>
            <text:p>MANAGE</text:p>
            <text:p/>
            <text:p>SUTRA</text:p>
          </table:table-cell>
          <table:table-cell office:value-type="string" calcext:value-type="string">
            <text:p>ケイ</text:p>
            <text:p/>
            <text:p>キョウ</text:p>
          </table:table-cell>
          <table:table-cell office:value-type="string" calcext:value-type="string">
            <text:p>へ(る)</text:p>
            <text:p/>
            <text:p>た(つ)*</text:p>
          </table:table-cell>
          <table:table-cell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office:value-type="string" calcext:value-type="string">
            <text:p>longitude ・ scripture</text:p>
          </table:table-cell>
          <table:table-cell table:number-columns-repeated="57"/>
        </table:table-row>
        <table:table-row table:style-name="ro8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セイ</text:p>
          </table:table-cell>
          <table:table-cell table:style-name="ce37"/>
          <table:table-cell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office:value-type="string" calcext:value-type="string">
            <text:p>uniform</text:p>
          </table:table-cell>
          <table:table-cell table:number-columns-repeated="57"/>
        </table:table-row>
        <table:table-row table:style-name="ro3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  <table:table-cell office:value-type="string" calcext:value-type="string">
            <text:p>OBSERVE RELIGIOUS ABSTINENCE</text:p>
            <text:p/>
            <text:p>STUDY [room]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number-columns-repeated="58"/>
        </table:table-row>
        <table:table-row table:style-name="ro26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  <table:table-cell office:value-type="string" calcext:value-type="string">
            <text:p>SETTLE</text:p>
            <text:p/>
            <text:p>RELIEV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す(む)</text:p>
            <text:p/>
            <text:p>-ず(み)</text:p>
            <text:p/>
            <text:p>-ずみ</text:p>
            <text:p/>
            <text:p>す(まない)</text:p>
            <text:p/>
            <text:p>(-)す(ます)</text:p>
            <text:p/>
            <text:p>す(ませる)</text:p>
          </table:table-cell>
          <table:table-cell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office:value-type="string" calcext:value-type="string">
            <text:p>pay back, come to an end ・ save</text:p>
          </table:table-cell>
          <table:table-cell table:number-columns-repeated="57"/>
        </table:table-row>
        <table:table-row table:style-name="ro11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ザイ</text:p>
          </table:table-cell>
          <table:table-cell table:style-name="ce37"/>
          <table:table-cell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office:value-type="string" calcext:value-type="string">
            <text:p>medicine</text:p>
          </table:table-cell>
          <table:table-cell table:number-columns-repeated="57"/>
        </table:table-row>
        <table:table-row table:style-name="ro58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  <table:table-cell office:value-type="string" calcext:value-type="string">
            <text:p>DISSECT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number-columns-repeated="58"/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  <table:table-cell office:value-type="string" calcext:value-type="string">
            <text:p>ATTEND UPON A SUPERIOR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number-columns-repeated="58"/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  <table:table-cell office:value-type="string" calcext:value-type="string">
            <text:p>CULTIVATE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つちか(う)</text:p>
          </table:table-cell>
          <table:table-cell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number-columns-repeated="58"/>
        </table:table-row>
        <table:table-row table:style-name="ro4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  <table:table-cell office:value-type="string" calcext:value-type="string">
            <text:p>COMPENSAT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office:value-type="string" calcext:value-type="string">
            <text:p>indemnify</text:p>
          </table:table-cell>
          <table:table-cell table:number-columns-repeated="57"/>
        </table:table-row>
        <table:table-row table:style-name="ro29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  <table:table-cell office:value-type="string" calcext:value-type="string">
            <text:p>STICK ON</text:p>
          </table:table-cell>
          <table:table-cell office:value-type="string" calcext:value-type="string">
            <text:p>チョウ</text:p>
            <text:p/>
            <text:p>テン*</text:p>
          </table:table-cell>
          <table:table-cell office:value-type="string" calcext:value-type="string">
            <text:p>は(る)</text:p>
            <text:p/>
            <text:p>-ば(り)</text:p>
          </table:table-cell>
          <table:table-cell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office:value-type="string" calcext:value-type="string">
            <text:p>paste</text:p>
          </table:table-cell>
          <table:table-cell table:number-columns-repeated="57"/>
        </table:table-row>
        <table:table-row table:style-name="ro5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  <table:table-cell office:value-type="string" calcext:value-type="string">
            <text:p>STICKY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ねば(る)</text:p>
          </table:table-cell>
          <table:table-cell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number-columns-repeated="58"/>
        </table:table-row>
        <table:table-row table:style-name="ro7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office:value-type="string" calcext:value-type="string">
            <text:p>weigh</text:p>
          </table:table-cell>
          <table:table-cell table:number-columns-repeated="57"/>
        </table:table-row>
        <table:table-row table:style-name="ro26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(-)か(える)</text:p>
            <text:p/>
            <text:p>か(わる)</text:p>
          </table:table-cell>
          <table:table-cell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office:value-type="string" calcext:value-type="string">
            <text:p>replace</text:p>
          </table:table-cell>
          <table:table-cell table:number-columns-repeated="57"/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  <table:table-cell office:value-type="string" calcext:value-type="string">
            <text:p>CALL [out]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number-columns-repeated="58"/>
        </table:table-row>
        <table:table-row table:style-name="ro25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  <table:table-cell office:value-type="string" calcext:value-type="string">
            <text:p>BREAK OFF</text:p>
            <text:p/>
            <text:p>COME TO AN END</text:p>
            <text:p/>
            <text:p>WITHOUT MATCH</text:p>
          </table:table-cell>
          <table:table-cell office:value-type="string" calcext:value-type="string">
            <text:p>ゼツ</text:p>
          </table:table-cell>
          <table:table-cell office:value-type="string" calcext:value-type="string">
            <text:p>た(える)</text:p>
            <text:p/>
            <text:p>た(やす)</text:p>
            <text:p/>
            <text:p>た(つ)</text:p>
          </table:table-cell>
          <table:table-cell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63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  <table:table-cell office:value-type="string" calcext:value-type="string">
            <text:p>EXEMPTION</text:p>
          </table:table-cell>
          <table:table-cell office:value-type="string" calcext:value-type="string">
            <text:p>メン</text:p>
          </table:table-cell>
          <table:table-cell office:value-type="string" calcext:value-type="string">
            <text:p>まぬか(れる)</text:p>
            <text:p/>
            <text:p>まぬが(れる)</text:p>
          </table:table-cell>
          <table:table-cell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office:value-type="string" calcext:value-type="string">
            <text:p>license, escape</text:p>
          </table:table-cell>
          <table:table-cell table:number-columns-repeated="57"/>
        </table:table-row>
        <table:table-row table:style-name="ro29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  <table:table-cell office:value-type="string" calcext:value-type="string">
            <text:p>LET SLIP</text:p>
          </table:table-cell>
          <table:table-cell office:value-type="string" calcext:value-type="string">
            <text:p>イツ</text:p>
          </table:table-cell>
          <table:table-cell table:style-name="ce37"/>
          <table:table-cell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office:value-type="string" calcext:value-type="string">
            <text:p>deviate from the norm</text:p>
          </table:table-cell>
          <table:table-cell table:number-columns-repeated="57"/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ベン</text:p>
          </table:table-cell>
          <table:table-cell table:style-name="ce37"/>
          <table:table-cell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number-columns-repeated="58"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バン</text:p>
          </table:table-cell>
          <table:table-cell table:style-name="ce37"/>
          <table:table-cell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number-columns-repeated="58"/>
        </table:table-row>
        <table:table-row table:style-name="ro16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ゆる(す)</text:p>
          </table:table-cell>
          <table:table-cell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office:value-type="string" calcext:value-type="string">
            <text:p>authorize</text:p>
          </table:table-cell>
          <table:table-cell table:number-columns-repeated="57"/>
        </table:table-row>
        <table:table-row table:style-name="ro63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  <table:table-cell office:value-type="string" calcext:value-type="string">
            <text:p>PHENOMENON</text:p>
            <text:p/>
            <text:p>ELEPHANT</text:p>
          </table:table-cell>
          <table:table-cell office:value-type="string" calcext:value-type="string">
            <text:p>ショウ</text:p>
            <text:p/>
            <text:p>ゾウ</text:p>
          </table:table-cell>
          <table:table-cell table:style-name="ce37"/>
          <table:table-cell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office:value-type="string" calcext:value-type="string">
            <text:p>outward manifestation; image</text:p>
          </table:table-cell>
          <table:table-cell table:number-columns-repeated="57"/>
        </table:table-row>
        <table:table-row table:style-name="ro22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ゾウ</text:p>
          </table:table-cell>
          <table:table-cell table:style-name="ce37"/>
          <table:table-cell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office:value-type="string" calcext:value-type="string">
            <text:p>likeness</text:p>
          </table:table-cell>
          <table:table-cell table:number-columns-repeated="57"/>
        </table:table-row>
        <table:table-row table:style-name="ro22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  <table:table-cell office:value-type="string" calcext:value-type="string">
            <text:p>CARV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ほ(る)</text:p>
            <text:p/>
            <text:p>-ぼ(り)</text:p>
          </table:table-cell>
          <table:table-cell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office:value-type="string" calcext:value-type="string">
            <text:p>engrave</text:p>
          </table:table-cell>
          <table:table-cell table:number-columns-repeated="57"/>
        </table:table-row>
        <table:table-row table:style-name="ro10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office:value-type="string" calcext:value-type="string">
            <text:p>outlook</text:p>
          </table:table-cell>
          <table:table-cell table:number-columns-repeated="57"/>
        </table:table-row>
        <table:table-row table:style-name="ro16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かげ</text:p>
          </table:table-cell>
          <table:table-cell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office:value-type="string" calcext:value-type="string">
            <text:p>image, silhouette</text:p>
          </table:table-cell>
          <table:table-cell table:number-columns-repeated="57"/>
        </table:table-row>
        <table:table-row table:style-name="ro29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と(る)</text:p>
            <text:p/>
            <text:p>-ど(り)</text:p>
          </table:table-cell>
          <table:table-cell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number-columns-repeated="58"/>
        </table:table-row>
        <table:table-row table:style-name="ro26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  <table:table-cell office:value-type="string" calcext:value-type="string">
            <text:p>SET ABOUT</text:p>
          </table:table-cell>
          <table:table-cell office:value-type="string" calcext:value-type="string">
            <text:p>シュウ</text:p>
            <text:p/>
            <text:p>ジュ</text:p>
          </table:table-cell>
          <table:table-cell office:value-type="string" calcext:value-type="string">
            <text:p>つ(く)</text:p>
            <text:p/>
            <text:p>つ(ける)</text:p>
          </table:table-cell>
          <table:table-cell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office:value-type="string" calcext:value-type="string">
            <text:p>enter upon</text:p>
          </table:table-cell>
          <table:table-cell table:number-columns-repeated="57"/>
        </table:table-row>
        <table:table-row table:style-name="ro11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すず(しい)</text:p>
            <text:p/>
            <text:p>すず(む)</text:p>
          </table:table-cell>
          <table:table-cell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number-columns-repeated="58"/>
        </table:table-row>
        <table:table-row table:style-name="ro29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  <table:table-cell office:value-type="string" calcext:value-type="string">
            <text:p>WHALE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くじら</text:p>
          </table:table-cell>
          <table:table-cell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number-columns-repeated="58"/>
        </table:table-row>
        <table:table-row table:style-name="ro26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  <table:table-cell office:value-type="string" calcext:value-type="string">
            <text:p>APART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へだ(てる)</text:p>
            <text:p/>
            <text:p>へだ(たる)</text:p>
          </table:table-cell>
          <table:table-cell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number-columns-repeated="58"/>
        </table:table-row>
        <table:table-row table:style-name="ro11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  <table:table-cell office:value-type="string" calcext:value-type="string">
            <text:p>FUSE</text:p>
            <text:p/>
            <text:p>FINANCE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number-columns-repeated="58"/>
        </table:table-row>
        <table:table-row table:style-name="ro14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  <table:table-cell office:value-type="string" calcext:value-type="string">
            <text:p>LIKENES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肖像 ・ しょうぞう ・ portrait, likeness</text:p>
          </table:table-cell>
          <table:table-cell table:number-columns-repeated="58"/>
        </table:table-row>
        <table:table-row table:style-name="ro10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  <table:table-cell office:value-type="string" calcext:value-type="string">
            <text:p>EXTINGUISH</text:p>
            <text:p/>
            <text:p>SPE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き(える)</text:p>
            <text:p/>
            <text:p>け(す)</text:p>
          </table:table-cell>
          <table:table-cell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office:value-type="string" calcext:value-type="string">
            <text:p>disappear ・ consume</text:p>
          </table:table-cell>
          <table:table-cell table:number-columns-repeated="57"/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  <table:table-cell office:value-type="string" calcext:value-type="string">
            <text:p>NITER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number-columns-repeated="58"/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  <table:table-cell office:value-type="string" calcext:value-type="string">
            <text:p>TIP OF A TWI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ずえ</text:p>
          </table:table-cell>
          <table:table-cell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number-columns-repeated="58"/>
        </table:table-row>
        <table:table-row table:style-name="ro10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  <table:table-cell office:value-type="string" calcext:value-type="string">
            <text:p>CUT BY CHIPPING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けず(る)</text:p>
          </table:table-cell>
          <table:table-cell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number-columns-repeated="58"/>
        </table:table-row>
        <table:table-row table:style-name="ro4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  <table:table-cell office:value-type="string" calcext:value-type="string">
            <text:p>EARLY EVEN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number-columns-repeated="58"/>
        </table:table-row>
        <table:table-row table:style-name="ro63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エン</text:p>
          </table:table-cell>
          <table:table-cell table:style-name="ce37"/>
          <table:table-cell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number-columns-repeated="58"/>
        </table:table-row>
        <table:table-row table:style-name="ro6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  <table:table-cell office:value-type="string" calcext:value-type="string">
            <text:p>HOMETOWN</text:p>
          </table:table-cell>
          <table:table-cell office:value-type="string" calcext:value-type="string">
            <text:p>キョウ</text:p>
            <text:p/>
            <text:p>ゴウ</text:p>
          </table:table-cell>
          <table:table-cell office:value-type="string" calcext:value-type="string">
            <text:p>さと*</text:p>
          </table:table-cell>
          <table:table-cell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number-columns-repeated="58"/>
        </table:table-row>
        <table:table-row table:style-name="ro14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  <table:table-cell office:value-type="string" calcext:value-type="string">
            <text:p>BANQUET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number-columns-repeated="58"/>
        </table:table-row>
        <table:table-row table:style-name="ro22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ひび(く)</text:p>
          </table:table-cell>
          <table:table-cell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number-columns-repeated="58"/>
        </table:table-row>
        <table:table-row table:style-name="ro63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office:value-type="string" calcext:value-type="string">
            <text:p>fort</text:p>
          </table:table-cell>
          <table:table-cell table:number-columns-repeated="57"/>
        </table:table-row>
        <table:table-row table:style-name="ro63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  <table:table-cell office:value-type="string" calcext:value-type="string">
            <text:p>SINCERITY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まこと</text:p>
          </table:table-cell>
          <table:table-cell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office:value-type="string" calcext:value-type="string">
            <text:p>truth</text:p>
          </table:table-cell>
          <table:table-cell table:number-columns-repeated="57"/>
        </table:table-row>
        <table:table-row table:style-name="ro26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セイ</text:p>
            <text:p/>
            <text:p>ジョウ</text:p>
          </table:table-cell>
          <table:table-cell office:value-type="string" calcext:value-type="string">
            <text:p>も(る)</text:p>
            <text:p/>
            <text:p>さか(る)</text:p>
            <text:p/>
            <text:p>さか(ん)</text:p>
          </table:table-cell>
          <table:table-cell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office:value-type="string" calcext:value-type="string">
            <text:p>heap up</text:p>
          </table:table-cell>
          <table:table-cell table:number-columns-repeated="57"/>
        </table:table-row>
        <table:table-row table:style-name="ro21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  <table:table-cell office:value-type="string" calcext:value-type="string">
            <text:p>ENERGETIC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さか(ん)*</text:p>
          </table:table-cell>
          <table:table-cell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number-columns-repeated="58"/>
        </table:table-row>
        <table:table-row table:style-name="ro11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  <table:table-cell office:value-type="string" calcext:value-type="string">
            <text:p>TRAY</text:p>
            <text:p/>
            <text:p>BON FESTIVAL</text:p>
          </table:table-cell>
          <table:table-cell office:value-type="string" calcext:value-type="string">
            <text:p>ボン</text:p>
          </table:table-cell>
          <table:table-cell table:style-name="ce37"/>
          <table:table-cell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number-columns-repeated="58"/>
        </table:table-row>
        <table:table-row table:style-name="ro63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number-columns-repeated="58"/>
        </table:table-row>
        <table:table-row table:style-name="ro63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ぬす(む)</text:p>
          </table:table-cell>
          <table:table-cell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number-columns-repeated="58"/>
        </table:table-row>
        <table:table-row table:style-name="ro6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メイ</text:p>
          </table:table-cell>
          <table:table-cell table:style-name="ce37"/>
          <table:table-cell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office:value-type="string" calcext:value-type="string">
            <text:p>pact</text:p>
          </table:table-cell>
          <table:table-cell table:number-columns-repeated="57"/>
        </table:table-row>
        <table:table-row table:style-name="ro9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number-columns-repeated="58"/>
        </table:table-row>
        <table:table-row table:style-name="ro11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  <table:table-cell office:value-type="string" calcext:value-type="string">
            <text:p>WOUND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いた(む)</text:p>
            <text:p/>
            <text:p>いた(める)</text:p>
            <text:p/>
            <text:p>きず</text:p>
          </table:table-cell>
          <table:table-cell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office:value-type="string" calcext:value-type="string">
            <text:p>scar</text:p>
          </table:table-cell>
          <table:table-cell table:number-columns-repeated="57"/>
        </table:table-row>
        <table:table-row table:style-name="ro22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  <table:table-cell office:value-type="string" calcext:value-type="string">
            <text:p>RAISE HIGH</text:p>
            <text:p/>
            <text:p>FRY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(げる)</text:p>
            <text:p/>
            <text:p>-あ(げ)</text:p>
            <text:p/>
            <text:p>あ(がる)</text:p>
          </table:table-cell>
          <table:table-cell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office:value-type="string" calcext:value-type="string">
            <text:p>exalt</text:p>
          </table:table-cell>
          <table:table-cell table:number-columns-repeated="57"/>
        </table:table-row>
        <table:table-row table:style-name="ro58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  <table:table-cell office:value-type="string" calcext:value-type="string">
            <text:p>FLUENT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number-columns-repeated="58"/>
        </table:table-row>
        <table:table-row table:style-name="ro63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  <table:table-cell office:value-type="string" calcext:value-type="string">
            <text:p>SUN</text:p>
            <text:p/>
            <text:p>POSITIV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number-columns-repeated="58"/>
        </table:table-row>
        <table:table-row table:style-name="ro11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  <table:table-cell office:value-type="string" calcext:value-type="string">
            <text:p>SHADOW</text:p>
            <text:p/>
            <text:p>NEGATIV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げ</text:p>
            <text:p/>
            <text:p>かげ(る)</text:p>
          </table:table-cell>
          <table:table-cell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number-columns-repeated="58"/>
        </table:table-row>
        <table:table-row table:style-name="ro16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かく(す)</text:p>
            <text:p/>
            <text:p>かく(し)-</text:p>
            <text:p/>
            <text:p>かく(れる)</text:p>
          </table:table-cell>
          <table:table-cell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number-columns-repeated="58"/>
        </table:table-row>
        <table:table-row table:style-name="ro63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  <table:table-cell office:value-type="string" calcext:value-type="string">
            <text:p>CALM</text:p>
            <text:p/>
            <text:p>MILD</text:p>
          </table:table-cell>
          <table:table-cell office:value-type="string" calcext:value-type="string">
            <text:p>オン</text:p>
          </table:table-cell>
          <table:table-cell office:value-type="string" calcext:value-type="string">
            <text:p>おだ(やか)</text:p>
          </table:table-cell>
          <table:table-cell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number-columns-repeated="58"/>
        </table:table-row>
        <table:table-row table:style-name="ro11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office:value-type="string" calcext:value-type="string">
            <text:p>head of grain</text:p>
          </table:table-cell>
          <table:table-cell table:number-columns-repeated="57"/>
        </table:table-row>
        <table:table-row table:style-name="ro63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  <table:table-cell office:value-type="string" calcext:value-type="string">
            <text:p>RICE PLAN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ね</text:p>
            <text:p/>
            <text:p>いな-</text:p>
          </table:table-cell>
          <table:table-cell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number-columns-repeated="58"/>
        </table:table-row>
        <table:table-row table:style-name="ro10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  <table:table-cell office:value-type="string" calcext:value-type="string">
            <text:p>MELANCHO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うれ(える)</text:p>
            <text:p/>
            <text:p>うれ(い)</text:p>
          </table:table-cell>
          <table:table-cell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number-columns-repeated="58"/>
        </table:table-row>
        <table:table-row table:style-name="ro10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  <table:table-cell office:value-type="string" calcext:value-type="string">
            <text:p>CUT OUT</text:p>
            <text:p/>
            <text:p>JUDG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さば(く)</text:p>
            <text:p/>
            <text:p>た(つ)</text:p>
          </table:table-cell>
          <table:table-cell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office:value-type="string" calcext:value-type="string">
            <text:p>decide, rule</text:p>
          </table:table-cell>
          <table:table-cell table:number-columns-repeated="57"/>
        </table:table-row>
        <table:table-row table:style-name="ro26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  <table:table-cell office:value-type="string" calcext:value-type="string">
            <text:p>LOAD</text:p>
            <text:p/>
            <text:p>PUT IN PRINT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の(る)</text:p>
            <text:p/>
            <text:p>の(せる)</text:p>
          </table:table-cell>
          <table:table-cell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number-columns-repeated="58"/>
        </table:table-row>
        <table:table-row table:style-name="ro29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  <table:table-cell office:value-type="string" calcext:value-type="string">
            <text:p>PLANTING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number-columns-repeated="58"/>
        </table:table-row>
        <table:table-row table:style-name="ro6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  <table:table-cell office:value-type="string" calcext:value-type="string">
            <text:p>AMNESTY</text:p>
          </table:table-cell>
          <table:table-cell office:value-type="string" calcext:value-type="string">
            <text:p>シャ</text:p>
          </table:table-cell>
          <table:table-cell table:style-name="ce37"/>
          <table:table-cell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number-columns-repeated="58"/>
        </table:table-row>
        <table:table-row table:style-name="ro22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セキ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office:value-type="string" calcext:value-type="string">
            <text:p>signs, marks</text:p>
          </table:table-cell>
          <table:table-cell table:number-columns-repeated="57"/>
        </table:table-row>
        <table:table-row table:style-name="ro15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  <table:table-cell office:value-type="string" calcext:value-type="string">
            <text:p>FOOTPRINTS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office:value-type="string" calcext:value-type="string">
            <text:p>trace</text:p>
          </table:table-cell>
          <table:table-cell table:number-columns-repeated="57"/>
        </table:table-row>
        <table:table-row table:style-name="ro11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  <table:table-cell office:value-type="string" calcext:value-type="string">
            <text:p>SCAR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office:value-type="string" calcext:value-type="string">
            <text:p>footprint</text:p>
          </table:table-cell>
          <table:table-cell table:number-columns-repeated="57"/>
        </table:table-row>
        <table:table-row table:style-name="ro10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け(る)</text:p>
          </table:table-cell>
          <table:table-cell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number-columns-repeated="58"/>
        </table:table-row>
        <table:table-row table:style-name="ro4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ど(る)</text:p>
            <text:p/>
            <text:p>おど(り)</text:p>
          </table:table-cell>
          <table:table-cell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number-columns-repeated="58"/>
        </table:table-row>
        <table:table-row table:style-name="ro26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(む)</text:p>
            <text:p/>
            <text:p>ふ(まえる)</text:p>
          </table:table-cell>
          <table:table-cell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office:value-type="string" calcext:value-type="string">
            <text:p>stand on</text:p>
          </table:table-cell>
          <table:table-cell table:number-columns-repeated="57"/>
        </table:table-row>
        <table:table-row table:style-name="ro16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おど(る)</text:p>
          </table:table-cell>
          <table:table-cell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office:value-type="string" calcext:value-type="string">
            <text:p>be active</text:p>
          </table:table-cell>
          <table:table-cell table:number-columns-repeated="57"/>
        </table:table-row>
        <table:table-row table:style-name="ro14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  <table:table-cell office:value-type="string" calcext:value-type="string">
            <text:p>RINSE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number-columns-repeated="58"/>
        </table:table-row>
        <table:table-row table:style-name="ro5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office:value-type="string" calcext:value-type="string">
            <text:p>odd</text:p>
          </table:table-cell>
          <table:table-cell table:number-columns-repeated="57"/>
        </table:table-row>
        <table:table-row table:style-name="ro16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  <table:table-cell office:value-type="string" calcext:value-type="string">
            <text:p>CONTRIBUTE</text:p>
            <text:p/>
            <text:p>DRAW NEA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よ(る)</text:p>
            <text:p/>
            <text:p>-よ(り)</text:p>
            <text:p/>
            <text:p>よ(せる)</text:p>
          </table:table-cell>
          <table:table-cell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office:value-type="string" calcext:value-type="string">
            <text:p>call on</text:p>
          </table:table-cell>
          <table:table-cell table:number-columns-repeated="57"/>
        </table:table-row>
        <table:table-row table:style-name="ro4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  <table:table-cell office:value-type="string" calcext:value-type="string">
            <text:p>RIDE ON HORSEBACK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number-columns-repeated="58"/>
        </table:table-row>
        <table:table-row table:style-name="ro15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number-columns-repeated="58"/>
        </table:table-row>
        <table:table-row table:style-name="ro3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  <table:table-cell office:value-type="string" calcext:value-type="string">
            <text:p>PROMONTORY</text:p>
          </table:table-cell>
          <table:table-cell/>
          <table:table-cell office:value-type="string" calcext:value-type="string">
            <text:p>さき</text:p>
          </table:table-cell>
          <table:table-cell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3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  <table:table-cell office:value-type="string" calcext:value-type="string">
            <text:p>PROMONTORY</text:p>
          </table:table-cell>
          <table:table-cell office:value-type="string" calcext:value-type="string">
            <text:p>キ*</text:p>
          </table:table-cell>
          <table:table-cell office:value-type="string" calcext:value-type="string">
            <text:p>さい</text:p>
            <text:p/>
            <text:p>さき*</text:p>
          </table:table-cell>
          <table:table-cell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office:value-type="string" calcext:value-type="string">
            <text:p>cape</text:p>
          </table:table-cell>
          <table:table-cell table:number-columns-repeated="57"/>
        </table:table-row>
        <table:table-row table:style-name="ro7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  <table:table-cell office:value-type="string" calcext:value-type="string">
            <text:p>CAPE</text:p>
          </table:table-cell>
          <table:table-cell/>
          <table:table-cell office:value-type="string" calcext:value-type="string">
            <text:p>みさき</text:p>
          </table:table-cell>
          <table:table-cell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office:value-type="string" calcext:value-type="string">
            <text:p>coast, promotory</text:p>
          </table:table-cell>
          <table:table-cell table:number-columns-repeated="57"/>
        </table:table-row>
        <table:table-row table:style-name="ro11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モ</text:p>
            <text:p/>
            <text:p>ボ</text:p>
          </table:table-cell>
          <table:table-cell table:style-name="ce37"/>
          <table:table-cell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office:value-type="string" calcext:value-type="string">
            <text:p>… after</text:p>
          </table:table-cell>
          <table:table-cell table:number-columns-repeated="57"/>
        </table:table-row>
        <table:table-row table:style-name="ro6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マク</text:p>
          </table:table-cell>
          <table:table-cell table:style-name="ce37"/>
          <table:table-cell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3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  <table:table-cell office:value-type="string" calcext:value-type="string">
            <text:p>DESERT</text:p>
            <text:p/>
            <text:p>OBSCURE</text:p>
          </table:table-cell>
          <table:table-cell office:value-type="string" calcext:value-type="string">
            <text:p>バク</text:p>
          </table:table-cell>
          <table:table-cell table:style-name="ce37"/>
          <table:table-cell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number-columns-repeated="58"/>
        </table:table-row>
        <table:table-row table:style-name="ro16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  <table:table-cell office:value-type="string" calcext:value-type="string">
            <text:p>CURTAIN</text:p>
            <text:p/>
            <text:p>SHOGUNATE</text:p>
          </table:table-cell>
          <table:table-cell office:value-type="string" calcext:value-type="string">
            <text:p>マク</text:p>
            <text:p/>
            <text:p>バク</text:p>
          </table:table-cell>
          <table:table-cell table:style-name="ce37"/>
          <table:table-cell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office:value-type="string" calcext:value-type="string">
            <text:p>tent</text:p>
          </table:table-cell>
          <table:table-cell table:number-columns-repeated="57"/>
        </table:table-row>
        <table:table-row table:style-name="ro11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はか</text:p>
          </table:table-cell>
          <table:table-cell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number-columns-repeated="58"/>
        </table:table-row>
        <table:table-row table:style-name="ro9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つの(る)</text:p>
          </table:table-cell>
          <table:table-cell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office:value-type="string" calcext:value-type="string">
            <text:p>collect</text:p>
          </table:table-cell>
          <table:table-cell table:number-columns-repeated="57"/>
        </table:table-row>
        <table:table-row table:style-name="ro16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  <table:table-cell office:value-type="string" calcext:value-type="string">
            <text:p>DUSK</text:p>
            <text:p/>
            <text:p>LIV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く(れる)</text:p>
            <text:p/>
            <text:p>く(らす)</text:p>
          </table:table-cell>
          <table:table-cell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number-columns-repeated="58"/>
        </table:table-row>
        <table:table-row table:style-name="ro16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  <table:table-cell office:value-type="string" calcext:value-type="string">
            <text:p>ADORE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した(う)</text:p>
          </table:table-cell>
          <table:table-cell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number-columns-repeated="58"/>
        </table:table-row>
        <table:table-row table:style-name="ro10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  <table:table-cell office:value-type="string" calcext:value-type="string">
            <text:p>ADD TO</text:p>
          </table:table-cell>
          <table:table-cell office:value-type="string" calcext:value-type="string">
            <text:p>テン</text:p>
          </table:table-cell>
          <table:table-cell office:value-type="string" calcext:value-type="string">
            <text:p>そ(える)</text:p>
            <text:p/>
            <text:p>そ(う)</text:p>
          </table:table-cell>
          <table:table-cell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office:value-type="string" calcext:value-type="string">
            <text:p>accompany</text:p>
          </table:table-cell>
          <table:table-cell table:number-columns-repeated="57"/>
        </table:table-row>
        <table:table-row table:style-name="ro6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  <table:table-cell office:value-type="string" calcext:value-type="string">
            <text:p>RESPECTFUL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うやうや(しい)</text:p>
          </table:table-cell>
          <table:table-cell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number-columns-repeated="58"/>
        </table:table-row>
        <table:table-row table:style-name="ro10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  <table:table-cell office:value-type="string" calcext:value-type="string">
            <text:p>VIOLENT</text:p>
            <text:p/>
            <text:p>DISCLOSE</text:p>
          </table:table-cell>
          <table:table-cell office:value-type="string" calcext:value-type="string">
            <text:p>ボウ</text:p>
            <text:p/>
            <text:p>バク</text:p>
          </table:table-cell>
          <table:table-cell office:value-type="string" calcext:value-type="string">
            <text:p>あば(く)</text:p>
            <text:p/>
            <text:p>あば(れる)</text:p>
          </table:table-cell>
          <table:table-cell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office:value-type="string" calcext:value-type="string">
            <text:p>lay bare</text:p>
          </table:table-cell>
          <table:table-cell table:number-columns-repeated="57"/>
        </table:table-row>
        <table:table-row table:style-name="ro22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バク</text:p>
          </table:table-cell>
          <table:table-cell table:style-name="ce37"/>
          <table:table-cell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number-columns-repeated="58"/>
        </table:table-row>
        <table:table-row table:style-name="ro63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  <table:table-cell office:value-type="string" calcext:value-type="string">
            <text:p>ALONG[SIDE]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そ(う)</text:p>
            <text:p/>
            <text:p>-ぞ(い)</text:p>
          </table:table-cell>
          <table:table-cell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number-columns-repeated="58"/>
        </table:table-row>
        <table:table-row table:style-name="ro63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  <table:table-cell office:value-type="string" calcext:value-type="string">
            <text:p>FOUNDATION STON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いしずえ</text:p>
          </table:table-cell>
          <table:table-cell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number-columns-repeated="58"/>
        </table:table-row>
        <table:table-row table:style-name="ro16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うたが(う)</text:p>
          </table:table-cell>
          <table:table-cell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office:value-type="string" calcext:value-type="string">
            <text:p>distrust</text:p>
          </table:table-cell>
          <table:table-cell table:number-columns-repeated="57"/>
        </table:table-row>
        <table:table-row table:style-name="ro26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  <table:table-cell office:value-type="string" calcext:value-type="string">
            <text:p>CONGEAL</text:p>
          </table:table-cell>
          <table:table-cell office:value-type="string" calcext:value-type="string">
            <text:p>ギョウ</text:p>
          </table:table-cell>
          <table:table-cell office:value-type="string" calcext:value-type="string">
            <text:p>こ(る)</text:p>
            <text:p/>
            <text:p>こ(らす)</text:p>
          </table:table-cell>
          <table:table-cell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office:value-type="string" calcext:value-type="string">
            <text:p>grow stif, become absorbed in</text:p>
          </table:table-cell>
          <table:table-cell table:number-columns-repeated="57"/>
        </table:table-row>
        <table:table-row table:style-name="ro4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  <table:table-cell office:value-type="string" calcext:value-type="string">
            <text:p>IMITATE</text:p>
          </table:table-cell>
          <table:table-cell office:value-type="string" calcext:value-type="string">
            <text:p>ギ</text:p>
          </table:table-cell>
          <table:table-cell table:style-name="ce37"/>
          <table:table-cell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number-columns-repeated="58"/>
        </table:table-row>
        <table:table-row table:style-name="ro5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  <table:table-cell office:value-type="string" calcext:value-type="string">
            <text:p>COPY AFTER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なら(う)</text:p>
          </table:table-cell>
          <table:table-cell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number-columns-repeated="58"/>
        </table:table-row>
        <table:table-row table:style-name="ro10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に(る)</text:p>
          </table:table-cell>
          <table:table-cell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number-columns-repeated="58"/>
        </table:table-row>
        <table:table-row table:style-name="ro5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  <table:table-cell office:value-type="string" calcext:value-type="string">
            <text:p>STRAW SACK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たわら</text:p>
          </table:table-cell>
          <table:table-cell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number-columns-repeated="58"/>
        </table:table-row>
        <table:table-row table:style-name="ro21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おれ</text:p>
          </table:table-cell>
          <table:table-cell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office:value-type="string" calcext:value-type="string">
            <text:p>myself [masculine</text:p>
          </table:table-cell>
          <table:table-cell table:number-columns-repeated="57"/>
        </table:table-row>
        <table:table-row table:style-name="ro11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  <table:table-cell office:value-type="string" calcext:value-type="string">
            <text:p>HERMITAGE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いおり</text:p>
          </table:table-cell>
          <table:table-cell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number-columns-repeated="58"/>
        </table:table-row>
        <table:table-row table:style-name="ro6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I</text:p>
            <text:p/>
            <text:p>MANSERVANT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office:value-type="string" calcext:value-type="string">
            <text:p>familiar 1st p. male pronoun,addresses inferiors / peers</text:p>
          </table:table-cell>
          <table:table-cell table:number-columns-repeated="57"/>
        </table:table-row>
        <table:table-row table:style-name="ro3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  <table:table-cell office:value-type="string" calcext:value-type="string">
            <text:p>DEAL A BLOW</text:p>
          </table:table-cell>
          <table:table-cell office:value-type="string" calcext:value-type="string">
            <text:p>ボク</text:p>
          </table:table-cell>
          <table:table-cell table:style-name="ce37"/>
          <table:table-cell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number-columns-repeated="58"/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た(く)</text:p>
          </table:table-cell>
          <table:table-cell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office:value-type="string" calcext:value-type="string">
            <text:p>slap</text:p>
          </table:table-cell>
          <table:table-cell table:number-columns-repeated="57"/>
        </table:table-row>
        <table:table-row table:style-name="ro16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  <table:table-cell office:value-type="string" calcext:value-type="string">
            <text:p>CUT DOWN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き(る)*</text:p>
          </table:table-cell>
          <table:table-cell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number-columns-repeated="58"/>
        </table:table-row>
        <table:table-row table:style-name="ro11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  <table:table-cell office:value-type="string" calcext:value-type="string">
            <text:p>CLIQUE</text:p>
          </table:table-cell>
          <table:table-cell office:value-type="string" calcext:value-type="string">
            <text:p>バツ</text:p>
          </table:table-cell>
          <table:table-cell table:style-name="ce37"/>
          <table:table-cell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office:value-type="string" calcext:value-type="string">
            <text:p>clan</text:p>
          </table:table-cell>
          <table:table-cell table:number-columns-repeated="57"/>
        </table:table-row>
        <table:table-row table:style-name="ro22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たたか(う)</text:p>
          </table:table-cell>
          <table:table-cell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number-columns-repeated="58"/>
        </table:table-row>
        <table:table-row table:style-name="ro63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*</text:p>
          </table:table-cell>
          <table:table-cell office:value-type="string" calcext:value-type="string">
            <text:p>やみ</text:p>
          </table:table-cell>
          <table:table-cell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number-columns-repeated="58"/>
        </table:table-row>
        <table:table-row table:style-name="ro9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  <table:table-cell office:value-type="string" calcext:value-type="string">
            <text:p>LEISURE</text:p>
            <text:p/>
            <text:p>QUIET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number-columns-repeated="58"/>
        </table:table-row>
        <table:table-row table:style-name="ro63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  <table:table-cell office:value-type="string" calcext:value-type="string">
            <text:p>VEIN</text:p>
            <text:p/>
            <text:p>PULSE</text:p>
          </table:table-cell>
          <table:table-cell office:value-type="string" calcext:value-type="string">
            <text:p>ミャク</text:p>
          </table:table-cell>
          <table:table-cell table:style-name="ce37"/>
          <table:table-cell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number-columns-repeated="58"/>
        </table:table-row>
        <table:table-row table:style-name="ro10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SECT</text:p>
            <text:p/>
            <text:p>DISPATCH</text:p>
          </table:table-cell>
          <table:table-cell office:value-type="string" calcext:value-type="string">
            <text:p>ハ</text:p>
          </table:table-cell>
          <table:table-cell table:style-name="ce37"/>
          <table:table-cell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office:value-type="string" calcext:value-type="string">
            <text:p>fraction</text:p>
          </table:table-cell>
          <table:table-cell table:number-columns-repeated="57"/>
        </table:table-row>
        <table:table-row table:style-name="ro11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number-columns-repeated="58"/>
        </table:table-row>
        <table:table-row table:style-name="ro26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ゆ(れる)</text:p>
            <text:p/>
            <text:p>ゆ(る)</text:p>
            <text:p/>
            <text:p>ゆ(らぐ)</text:p>
            <text:p/>
            <text:p>ゆ(るぐ)</text:p>
            <text:p/>
            <text:p>ゆ(する)</text:p>
            <text:p/>
            <text:p>ゆ(さぶる)</text:p>
            <text:p/>
            <text:p>ゆ(すぶる)</text:p>
          </table:table-cell>
          <table:table-cell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number-columns-repeated="58"/>
        </table:table-row>
        <table:table-row table:style-name="ro63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  <table:table-cell office:value-type="string" calcext:value-type="string">
            <text:p>POPULAR SO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うたい</text:p>
            <text:p/>
            <text:p>うた(う)</text:p>
          </table:table-cell>
          <table:table-cell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5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はる(か)</text:p>
          </table:table-cell>
          <table:table-cell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number-columns-repeated="58"/>
        </table:table-row>
        <table:table-row table:style-name="ro22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number-columns-repeated="58"/>
        </table:table-row>
        <table:table-row table:style-name="ro26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  <table:table-cell office:value-type="string" calcext:value-type="string">
            <text:p>SET FORTH</text:p>
          </table:table-cell>
          <table:table-cell office:value-type="string" calcext:value-type="string">
            <text:p>チン</text:p>
          </table:table-cell>
          <table:table-cell table:style-name="ce37"/>
          <table:table-cell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office:value-type="string" calcext:value-type="string">
            <text:p>lay out</text:p>
          </table:table-cell>
          <table:table-cell table:number-columns-repeated="57"/>
        </table:table-row>
        <table:table-row table:style-name="ro16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  <table:table-cell office:value-type="string" calcext:value-type="string">
            <text:p>BATTLE FORMATION</text:p>
            <text:p/>
            <text:p>CAMP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number-columns-repeated="58"/>
        </table:table-row>
        <table:table-row table:style-name="ro26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  <table:table-cell office:value-type="string" calcext:value-type="string">
            <text:p>FALL IN[TO]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おちい(る)</text:p>
            <text:p/>
            <text:p>おとしい(れる)</text:p>
          </table:table-cell>
          <table:table-cell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number-columns-repeated="58"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  <table:table-cell office:value-type="string" calcext:value-type="string">
            <text:p>PROSPER</text:p>
          </table:table-cell>
          <table:table-cell office:value-type="string" calcext:value-type="string">
            <text:p>リュウ</text:p>
          </table:table-cell>
          <table:table-cell table:style-name="ce37"/>
          <table:table-cell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office:value-type="string" calcext:value-type="string">
            <text:p>rise</text:p>
          </table:table-cell>
          <table:table-cell table:number-columns-repeated="57"/>
        </table:table-row>
        <table:table-row table:style-name="ro16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お(りる)</text:p>
            <text:p/>
            <text:p>お(ろす)</text:p>
            <text:p/>
            <text:p>ふ(る)</text:p>
            <text:p/>
            <text:p>ふ(り)</text:p>
          </table:table-cell>
          <table:table-cell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office:value-type="string" calcext:value-type="string">
            <text:p>unload</text:p>
          </table:table-cell>
          <table:table-cell table:number-columns-repeated="57"/>
        </table:table-row>
        <table:table-row table:style-name="ro10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みね</text:p>
          </table:table-cell>
          <table:table-cell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office:value-type="string" calcext:value-type="string">
            <text:p>high mountain</text:p>
          </table:table-cell>
          <table:table-cell table:number-columns-repeated="57"/>
        </table:table-row>
        <table:table-row table:style-name="ro29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う)</text:p>
          </table:table-cell>
          <table:table-cell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number-columns-repeated="58"/>
        </table:table-row>
        <table:table-row table:style-name="ro10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ぬ(う)</text:p>
          </table:table-cell>
          <table:table-cell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number-columns-repeated="58"/>
        </table:table-row>
        <table:table-row table:style-name="ro29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office:value-type="string" calcext:value-type="string">
            <text:p>wasp</text:p>
          </table:table-cell>
          <table:table-cell table:number-columns-repeated="57"/>
        </table:table-row>
        <table:table-row table:style-name="ro29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ミツ</text:p>
          </table:table-cell>
          <table:table-cell table:style-name="ce37"/>
          <table:table-cell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office:value-type="string" calcext:value-type="string">
            <text:p>nectar</text:p>
          </table:table-cell>
          <table:table-cell table:number-columns-repeated="57"/>
        </table:table-row>
        <table:table-row table:style-name="ro16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  <table:table-cell office:value-type="string" calcext:value-type="string">
            <text:p>CLOSE</text:p>
            <text:p/>
            <text:p>SECRET</text:p>
          </table:table-cell>
          <table:table-cell office:value-type="string" calcext:value-type="string">
            <text:p>ミツ</text:p>
          </table:table-cell>
          <table:table-cell table:style-name="ce37"/>
          <table:table-cell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office:value-type="string" calcext:value-type="string">
            <text:p>dense, tight</text:p>
          </table:table-cell>
          <table:table-cell table:number-columns-repeated="57"/>
        </table:table-row>
        <table:table-row table:style-name="ro22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ひ(める)</text:p>
          </table:table-cell>
          <table:table-cell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number-columns-repeated="58"/>
        </table:table-row>
        <table:table-row table:style-name="ro29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number-columns-repeated="58"/>
        </table:table-row>
        <table:table-row table:style-name="ro6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スウ</text:p>
          </table:table-cell>
          <table:table-cell table:style-name="ce37"/>
          <table:table-cell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number-columns-repeated="58"/>
        </table:table-row>
        <table:table-row table:style-name="ro9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なぐ(る)</text:p>
          </table:table-cell>
          <table:table-cell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office:value-type="string" calcext:value-type="string">
            <text:p>trash sth.</text:p>
          </table:table-cell>
          <table:table-cell table:number-columns-repeated="57"/>
        </table:table-row>
        <table:table-row table:style-name="ro10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か(ける)</text:p>
            <text:p/>
            <text:p>か(る)</text:p>
          </table:table-cell>
          <table:table-cell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number-columns-repeated="58"/>
        </table:table-row>
        <table:table-row table:style-name="ro10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  <table:table-cell office:value-type="string" calcext:value-type="string">
            <text:p>GALLOP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せる)</text:p>
          </table:table-cell>
          <table:table-cell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office:value-type="string" calcext:value-type="string">
            <text:p>run quickly</text:p>
          </table:table-cell>
          <table:table-cell table:number-columns-repeated="57"/>
        </table:table-row>
        <table:table-row table:style-name="ro26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ぐ)</text:p>
          </table:table-cell>
          <table:table-cell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number-columns-repeated="58"/>
        </table:table-row>
        <table:table-row table:style-name="ro8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  <table:table-cell office:value-type="string" calcext:value-type="string">
            <text:p>RISING SUN</text:p>
          </table:table-cell>
          <table:table-cell office:value-type="string" calcext:value-type="string">
            <text:p>キョク</text:p>
          </table:table-cell>
          <table:table-cell office:value-type="string" calcext:value-type="string">
            <text:p>あさひ</text:p>
          </table:table-cell>
          <table:table-cell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office:value-type="string" calcext:value-type="string">
            <text:p>morning sun</text:p>
          </table:table-cell>
          <table:table-cell table:number-columns-repeated="57"/>
        </table:table-row>
        <table:table-row table:style-name="ro29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タン</text:p>
            <text:p/>
            <text:p>ダン</text:p>
          </table:table-cell>
          <table:table-cell table:style-name="ce37"/>
          <table:table-cell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number-columns-repeated="58"/>
        </table:table-row>
        <table:table-row table:style-name="ro7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  <table:table-cell office:value-type="string" calcext:value-type="string">
            <text:p>PROVIDED THAT</text:p>
          </table:table-cell>
          <table:table-cell/>
          <table:table-cell office:value-type="string" calcext:value-type="string">
            <text:p>ただ(し)</text:p>
          </table:table-cell>
          <table:table-cell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office:value-type="string" calcext:value-type="string">
            <text:p>however</text:p>
          </table:table-cell>
          <table:table-cell table:number-columns-repeated="57"/>
        </table:table-row>
        <table:table-row table:style-name="ro16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  <table:table-cell office:value-type="string" calcext:value-type="string">
            <text:p>[BEAR ON] SHOULDER</text:p>
            <text:p/>
            <text:p>UNDERTAK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かつ(ぐ)</text:p>
            <text:p/>
            <text:p>にな(う)</text:p>
          </table:table-cell>
          <table:table-cell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number-columns-repeated="58"/>
        </table:table-row>
        <table:table-row table:style-name="ro21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わた(る)</text:p>
          </table:table-cell>
          <table:table-cell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number-columns-repeated="58"/>
        </table:table-row>
        <table:table-row table:style-name="ro5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office:value-type="string" calcext:value-type="string">
            <text:p>permanent</text:p>
          </table:table-cell>
          <table:table-cell table:number-columns-repeated="57"/>
        </table:table-row>
        <table:table-row table:style-name="ro8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かき</text:p>
          </table:table-cell>
          <table:table-cell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63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  <table:table-cell office:value-type="string" calcext:value-type="string">
            <text:p>PROCLAIM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number-columns-repeated="58"/>
        </table:table-row>
        <table:table-row table:style-name="ro9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  <table:table-cell office:value-type="string" calcext:value-type="string">
            <text:p>CLAMOROUS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やかま(しい)</text:p>
            <text:p/>
            <text:p>かまびす(しい)*</text:p>
          </table:table-cell>
          <table:table-cell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number-columns-repeated="58"/>
        </table:table-row>
        <table:table-row table:style-name="ro6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  <table:table-cell office:value-type="string" calcext:value-type="string">
            <text:p>NOIS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number-columns-repeated="58"/>
        </table:table-row>
        <table:table-row table:style-name="ro5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  <table:table-cell office:value-type="string" calcext:value-type="string">
            <text:p>SALIVA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つば</text:p>
            <text:p/>
            <text:p>つばき</text:p>
          </table:table-cell>
          <table:table-cell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number-columns-repeated="58"/>
        </table:table-row>
        <table:table-row table:style-name="ro6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ぼ</text:p>
          </table:table-cell>
          <table:table-cell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office:value-type="string" calcext:value-type="string">
            <text:p>pot</text:p>
          </table:table-cell>
          <table:table-cell table:number-columns-repeated="57"/>
        </table:table-row>
        <table:table-row table:style-name="ro15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  <table:table-cell office:value-type="string" calcext:value-type="string">
            <text:p>~3.3 m² UNIT</text:p>
          </table:table-cell>
          <table:table-cell/>
          <table:table-cell office:value-type="string" calcext:value-type="string">
            <text:p>つぼ</text:p>
          </table:table-cell>
          <table:table-cell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number-columns-repeated="58"/>
        </table:table-row>
        <table:table-row table:style-name="ro4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  <table:table-cell office:value-type="string" calcext:value-type="string">
            <text:p>WATERSIDE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number-columns-repeated="58"/>
        </table:table-row>
        <table:table-row table:style-name="ro26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シュウ</text:p>
            <text:p/>
            <text:p>シュ</text:p>
          </table:table-cell>
          <table:table-cell table:style-name="ce37"/>
          <table:table-cell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number-columns-repeated="58"/>
        </table:table-row>
        <table:table-row table:style-name="ro5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  <table:table-cell office:value-type="string" calcext:value-type="string">
            <text:p>PHONETIC [I]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office:value-type="string" calcext:value-type="string">
            <text:p>etym.: 3rd p. pronoun / determiner</text:p>
          </table:table-cell>
          <table:table-cell table:number-columns-repeated="57"/>
        </table:table-row>
        <table:table-row table:style-name="ro11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RULER</text:p>
            <text:p/>
            <text:p>FAMILIAR TITLE</text:p>
            <text:p/>
            <text:p>YOU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きみ</text:p>
            <text:p/>
            <text:p>-ぎみ</text:p>
          </table:table-cell>
          <table:table-cell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number-columns-repeated="58"/>
        </table:table-row>
        <table:table-row table:style-name="ro16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む(れ)</text:p>
            <text:p/>
            <text:p>む(れる)</text:p>
            <text:p/>
            <text:p>むら</text:p>
            <text:p/>
            <text:p>むら(がる)</text:p>
          </table:table-cell>
          <table:table-cell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office:value-type="string" calcext:value-type="string">
            <text:p>crowd, flock</text:p>
          </table:table-cell>
          <table:table-cell table:number-columns-repeated="57"/>
        </table:table-row>
        <table:table-row table:style-name="ro9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グン</text:p>
          </table:table-cell>
          <table:table-cell office:value-type="string" calcext:value-type="string">
            <text:p>こおり*</text:p>
          </table:table-cell>
          <table:table-cell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number-columns-repeated="58"/>
        </table:table-row>
        <table:table-row table:style-name="ro8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  <table:table-cell office:value-type="string" calcext:value-type="string">
            <text:p>PHONETIC [NA]</text:p>
          </table:table-cell>
          <table:table-cell office:value-type="string" calcext:value-type="string">
            <text:p>ナ</text:p>
          </table:table-cell>
          <table:table-cell table:style-name="ce37"/>
          <table:table-cell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office:value-type="string" calcext:value-type="string">
            <text:p>etym.: a city name;that, those</text:p>
          </table:table-cell>
          <table:table-cell table:number-columns-repeated="57"/>
        </table:table-row>
        <table:table-row table:style-name="ro22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  <table:table-cell office:value-type="string" calcext:value-type="string">
            <text:p>STATE</text:p>
            <text:p/>
            <text:p>JAPAN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number-columns-repeated="58"/>
        </table:table-row>
        <table:table-row table:style-name="ro7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number-columns-repeated="58"/>
        </table:table-row>
        <table:table-row table:style-name="ro63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number-columns-repeated="58"/>
        </table:table-row>
        <table:table-row table:style-name="ro10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  <table:table-cell office:value-type="string" calcext:value-type="string">
            <text:p>STRANGLE</text:p>
            <text:p/>
            <text:p>WR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ぼ(る)</text:p>
            <text:p/>
            <text:p>し(める)</text:p>
            <text:p/>
            <text:p>し(まる)</text:p>
          </table:table-cell>
          <table:table-cell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number-columns-repeated="58"/>
        </table:table-row>
        <table:table-row table:style-name="ro6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しぼ(る)</text:p>
          </table:table-cell>
          <table:table-cell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office:value-type="string" calcext:value-type="string">
            <text:p>extract</text:p>
          </table:table-cell>
          <table:table-cell table:number-columns-repeated="57"/>
        </table:table-row>
        <table:table-row table:style-name="ro63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モン</text:p>
          </table:table-cell>
          <table:table-cell table:style-name="ce37"/>
          <table:table-cell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number-columns-repeated="58"/>
        </table:table-row>
        <table:table-row table:style-name="ro9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  <table:table-cell office:value-type="string" calcext:value-type="string">
            <text:p>CHRYSANTHEMUM</text:p>
          </table:table-cell>
          <table:table-cell office:value-type="string" calcext:value-type="string">
            <text:p>キク</text:p>
          </table:table-cell>
          <table:table-cell table:style-name="ce37"/>
          <table:table-cell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number-columns-repeated="58"/>
        </table:table-row>
        <table:table-row table:style-name="ro29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number-columns-repeated="58"/>
        </table:table-row>
        <table:table-row table:style-name="ro22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  <table:table-cell office:value-type="string" calcext:value-type="string">
            <text:p>CONCLUDE</text:p>
            <text:p/>
            <text:p>TIGHTEN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し(まる)</text:p>
            <text:p/>
            <text:p>し(まり)</text:p>
            <text:p/>
            <text:p>し(める)</text:p>
            <text:p/>
            <text:p>-し(め)</text:p>
            <text:p/>
            <text:p>-じ(め)</text:p>
          </table:table-cell>
          <table:table-cell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office:value-type="string" calcext:value-type="string">
            <text:p>contract</text:p>
          </table:table-cell>
          <table:table-cell table:number-columns-repeated="57"/>
        </table:table-row>
        <table:table-row table:style-name="ro21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  <table:table-cell office:value-type="string" calcext:value-type="string">
            <text:p>GIVE U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あきら(める)</text:p>
          </table:table-cell>
          <table:table-cell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number-columns-repeated="58"/>
        </table:table-row>
        <table:table-row table:style-name="ro3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3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  <table:table-cell office:value-type="string" calcext:value-type="string">
            <text:p>OUTER ENCLOSURE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number-columns-repeated="58"/>
        </table:table-row>
        <table:table-row table:style-name="ro11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  <table:table-cell office:value-type="string" calcext:value-type="string">
            <text:p>INN</text:p>
            <text:p/>
            <text:p>PSEUDONYM SUFFIX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office:value-type="string" calcext:value-type="string">
            <text:p>restaurant</text:p>
          </table:table-cell>
          <table:table-cell table:number-columns-repeated="57"/>
        </table:table-row>
        <table:table-row table:style-name="ro9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と(める)*</text:p>
            <text:p/>
            <text:p>と(まる)*</text:p>
          </table:table-cell>
          <table:table-cell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number-columns-repeated="58"/>
        </table:table-row>
        <table:table-row table:style-name="ro15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number-columns-repeated="58"/>
        </table:table-row>
        <table:table-row table:style-name="ro26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ま(ざる)</text:p>
            <text:p/>
            <text:p>ま(じる)</text:p>
            <text:p/>
            <text:p>-ま(じり)</text:p>
            <text:p/>
            <text:p>ま(ぜる)</text:p>
            <text:p/>
            <text:p>こ(む)</text:p>
          </table:table-cell>
          <table:table-cell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office:value-type="string" calcext:value-type="string">
            <text:p>…ed up</text:p>
          </table:table-cell>
          <table:table-cell table:number-columns-repeated="57"/>
        </table:table-row>
        <table:table-row table:style-name="ro10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みな</text:p>
            <text:p/>
            <text:p>みんな*</text:p>
          </table:table-cell>
          <table:table-cell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office:value-type="string" calcext:value-type="string">
            <text:p>everything, everyone</text:p>
          </table:table-cell>
          <table:table-cell table:number-columns-repeated="57"/>
        </table:table-row>
        <table:table-row table:style-name="ro21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  <table:table-cell office:value-type="string" calcext:value-type="string">
            <text:p>BLOCK CHARACTER STYLE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number-columns-repeated="58"/>
        </table:table-row>
        <table:table-row table:style-name="ro7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number-columns-repeated="58"/>
        </table:table-row>
        <table:table-row table:style-name="ro16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  <table:table-cell office:value-type="string" calcext:value-type="string">
            <text:p>FLOOR</text:p>
            <text:p/>
            <text:p>RANK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office:value-type="string" calcext:value-type="string">
            <text:p>story ・ class</text:p>
          </table:table-cell>
          <table:table-cell table:number-columns-repeated="57"/>
        </table:table-row>
        <table:table-row table:style-name="ro58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  <table:table-cell office:value-type="string" calcext:value-type="string">
            <text:p>IMPERIAL PALACE STEPS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number-columns-repeated="58"/>
        </table:table-row>
        <table:table-row table:style-name="ro6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リク</text:p>
          </table:table-cell>
          <table:table-cell table:style-name="ce37"/>
          <table:table-cell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number-columns-repeated="58"/>
        </table:table-row>
        <table:table-row table:style-name="ro5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ボク</text:p>
          </table:table-cell>
          <table:table-cell office:value-type="string" calcext:value-type="string">
            <text:p>むつ(まじい)*</text:p>
            <text:p/>
            <text:p>むつ(む)*</text:p>
          </table:table-cell>
          <table:table-cell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51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  <table:table-cell office:value-type="string" calcext:value-type="string">
            <text:p>POWER</text:p>
            <text:p/>
            <text:p>CONDITION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きお(い)</text:p>
          </table:table-cell>
          <table:table-cell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office:value-type="string" calcext:value-type="string">
            <text:p>force ・ trend</text:p>
          </table:table-cell>
          <table:table-cell table:number-columns-repeated="57"/>
        </table:table-row>
        <table:table-row table:style-name="ro10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ネツ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office:value-type="string" calcext:value-type="string">
            <text:p>hot</text:p>
          </table:table-cell>
          <table:table-cell table:number-columns-repeated="57"/>
        </table:table-row>
        <table:table-row table:style-name="ro16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ジュク</text:p>
          </table:table-cell>
          <table:table-cell office:value-type="string" calcext:value-type="string">
            <text:p>う(れる)</text:p>
          </table:table-cell>
          <table:table-cell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office:value-type="string" calcext:value-type="string">
            <text:p>ripe</text:p>
          </table:table-cell>
          <table:table-cell table:number-columns-repeated="57"/>
        </table:table-row>
        <table:table-row table:style-name="ro11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  <table:table-cell office:value-type="string" calcext:value-type="string">
            <text:p>PRIVATE SCHOOL</text:p>
          </table:table-cell>
          <table:table-cell office:value-type="string" calcext:value-type="string">
            <text:p>ジュク</text:p>
          </table:table-cell>
          <table:table-cell table:style-name="ce37"/>
          <table:table-cell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number-columns-repeated="58"/>
        </table:table-row>
        <table:table-row table:style-name="ro4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  <table:table-cell office:value-type="string" calcext:value-type="string">
            <text:p>IMPERIAL MAUSOLEUM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みささぎ</text:p>
          </table:table-cell>
          <table:table-cell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office:value-type="string" calcext:value-type="string">
            <text:p>hill</text:p>
          </table:table-cell>
          <table:table-cell table:number-columns-repeated="57"/>
        </table:table-row>
        <table:table-row table:style-name="ro22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  <table:table-cell office:value-type="string" calcext:value-type="string">
            <text:p>RHOMBUS</text:p>
          </table:table-cell>
          <table:table-cell office:value-type="string" calcext:value-type="string">
            <text:p>リョウ</text:p>
          </table:table-cell>
          <table:table-cell office:value-type="string" calcext:value-type="string">
            <text:p>ひし</text:p>
          </table:table-cell>
          <table:table-cell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number-columns-repeated="58"/>
        </table:table-row>
        <table:table-row table:style-name="ro9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  <table:table-cell office:value-type="string" calcext:value-type="string">
            <text:p>BRILLIANT PERSON</text:p>
          </table:table-cell>
          <table:table-cell office:value-type="string" calcext:value-type="string">
            <text:p>シュン</text:p>
          </table:table-cell>
          <table:table-cell table:style-name="ce37"/>
          <table:table-cell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number-columns-repeated="58"/>
        </table:table-row>
        <table:table-row table:style-name="ro11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  <table:table-cell office:value-type="string" calcext:value-type="string">
            <text:p>INSTIGATE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そそのか(す)</text:p>
          </table:table-cell>
          <table:table-cell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number-columns-repeated="58"/>
        </table:table-row>
        <table:table-row table:style-name="ro8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  <table:table-cell office:value-type="string" calcext:value-type="string">
            <text:p>TO BE EXPECTED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はず</text:p>
          </table:table-cell>
          <table:table-cell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number-columns-repeated="58"/>
        </table:table-row>
        <table:table-row table:style-name="ro6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チョ*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number-columns-repeated="58"/>
        </table:table-row>
        <table:table-row table:style-name="ro9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あつ(い)</text:p>
          </table:table-cell>
          <table:table-cell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office:value-type="string" calcext:value-type="string">
            <text:p>summer heat</text:p>
          </table:table-cell>
          <table:table-cell table:number-columns-repeated="57"/>
        </table:table-row>
        <table:table-row table:style-name="ro29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  <table:table-cell office:value-type="string" calcext:value-type="string">
            <text:p>GOVERNMENT OFFICE</text:p>
            <text:p/>
            <text:p>SIGN ONE'S NAME</text:p>
          </table:table-cell>
          <table:table-cell office:value-type="string" calcext:value-type="string">
            <text:p>ショ</text:p>
          </table:table-cell>
          <table:table-cell table:style-name="ce37"/>
          <table:table-cell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number-columns-repeated="58"/>
        </table:table-row>
        <table:table-row table:style-name="ro3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ショ</text:p>
            <text:p/>
            <text:p>ジョ</text:p>
          </table:table-cell>
          <table:table-cell office:value-type="string" calcext:value-type="string">
            <text:p>あけぼの</text:p>
          </table:table-cell>
          <table:table-cell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number-columns-repeated="58"/>
        </table:table-row>
        <table:table-row table:style-name="ro9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  <table:table-cell office:value-type="string" calcext:value-type="string">
            <text:p>WAGER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か(ける)</text:p>
          </table:table-cell>
          <table:table-cell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number-columns-repeated="58"/>
        </table:table-row>
        <table:table-row table:style-name="ro22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ショ</text:p>
          </table:table-cell>
          <table:table-cell office:value-type="string" calcext:value-type="string">
            <text:p>もろ*</text:p>
          </table:table-cell>
          <table:table-cell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office:value-type="string" calcext:value-type="string">
            <text:p>all kinds of</text:p>
          </table:table-cell>
          <table:table-cell table:number-columns-repeated="57"/>
        </table:table-row>
        <table:table-row table:style-name="ro29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チョ</text:p>
          </table:table-cell>
          <table:table-cell office:value-type="string" calcext:value-type="string">
            <text:p>もう(ける)</text:p>
            <text:p/>
            <text:p>もう(かる)</text:p>
            <text:p/>
            <text:p>もうけ</text:p>
          </table:table-cell>
          <table:table-cell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number-columns-repeated="58"/>
        </table:table-row>
        <table:table-row table:style-name="ro5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  <table:table-cell office:value-type="string" calcext:value-type="string">
            <text:p>OUTSET</text:p>
            <text:p/>
            <text:p>LINE</text:p>
          </table:table-cell>
          <table:table-cell office:value-type="string" calcext:value-type="string">
            <text:p>ショ</text:p>
            <text:p/>
            <text:p>チョ</text:p>
          </table:table-cell>
          <table:table-cell office:value-type="string" calcext:value-type="string">
            <text:p>お</text:p>
          </table:table-cell>
          <table:table-cell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office:value-type="string" calcext:value-type="string">
            <text:p>beginning ・ thread [of events</text:p>
          </table:table-cell>
          <table:table-cell table:number-columns-repeated="57"/>
        </table:table-row>
        <table:table-row table:style-name="ro8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オウ</text:p>
          </table:table-cell>
          <table:table-cell table:style-name="ce37"/>
          <table:table-cell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number-columns-repeated="58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  <table:table-cell office:value-type="string" calcext:value-type="string">
            <text:p>OLD WOMAN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ばあ</text:p>
          </table:table-cell>
          <table:table-cell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number-columns-repeated="58"/>
        </table:table-row>
        <table:table-row table:style-name="ro22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office:value-type="string" calcext:value-type="string">
            <text:p>appearance; posture</text:p>
          </table:table-cell>
          <table:table-cell table:number-columns-repeated="57"/>
        </table:table-row>
        <table:table-row table:style-name="ro3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office:value-type="string" calcext:value-type="string">
            <text:p>self-indulgent</text:p>
          </table:table-cell>
          <table:table-cell table:number-columns-repeated="57"/>
        </table:table-row>
        <table:table-row table:style-name="ro5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モウ</text:p>
            <text:p/>
            <text:p>ボウ</text:p>
          </table:table-cell>
          <table:table-cell table:style-name="ce37"/>
          <table:table-cell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office:value-type="string" calcext:value-type="string">
            <text:p>outrageous</text:p>
          </table:table-cell>
          <table:table-cell table:number-columns-repeated="57"/>
        </table:table-row>
        <table:table-row table:style-name="ro22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  <table:table-cell office:value-type="string" calcext:value-type="string">
            <text:p>WILT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(える)</text:p>
            <text:p/>
            <text:p>しな(びる)</text:p>
            <text:p/>
            <text:p>しぼ(む)*</text:p>
            <text:p/>
            <text:p>しお(れる)*</text:p>
          </table:table-cell>
          <table:table-cell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office:value-type="string" calcext:value-type="string">
            <text:p>wither</text:p>
          </table:table-cell>
          <table:table-cell table:number-columns-repeated="57"/>
        </table:table-row>
        <table:table-row table:style-name="ro22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number-columns-repeated="58"/>
        </table:table-row>
        <table:table-row table:style-name="ro10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  <table:table-cell office:value-type="string" calcext:value-type="string">
            <text:p>TREMENDOUS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すご(い)*</text:p>
            <text:p/>
            <text:p>すご(む)*</text:p>
            <text:p/>
            <text:p>すさ(まじい)*</text:p>
          </table:table-cell>
          <table:table-cell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office:value-type="string" calcext:value-type="string">
            <text:p>uncanny, terrible</text:p>
          </table:table-cell>
          <table:table-cell table:number-columns-repeated="57"/>
        </table:table-row>
        <table:table-row table:style-name="ro16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  <table:table-cell office:value-type="string" calcext:value-type="string">
            <text:p>CHAPTER</text:p>
            <text:p/>
            <text:p>BADG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office:value-type="string" calcext:value-type="string">
            <text:p>writing</text:p>
          </table:table-cell>
          <table:table-cell table:number-columns-repeated="57"/>
        </table:table-row>
        <table:table-row table:style-name="ro63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  <table:table-cell office:value-type="string" calcext:value-type="string">
            <text:p>PROCLAIM MERITS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number-columns-repeated="58"/>
        </table:table-row>
        <table:table-row table:style-name="ro22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さわ(る)</text:p>
          </table:table-cell>
          <table:table-cell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number-columns-repeated="58"/>
        </table:table-row>
        <table:table-row table:style-name="ro63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  <table:table-cell office:value-type="string" calcext:value-type="string">
            <text:p>PUNGENT</text:p>
            <text:p/>
            <text:p>HAR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から(い)</text:p>
            <text:p/>
            <text:p>つら(い)*</text:p>
          </table:table-cell>
          <table:table-cell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office:value-type="string" calcext:value-type="string">
            <text:p>spicy ・ painful</text:p>
          </table:table-cell>
          <table:table-cell table:number-columns-repeated="57"/>
        </table:table-row>
        <table:table-row table:style-name="ro21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サイ</text:p>
          </table:table-cell>
          <table:table-cell table:style-name="ce37"/>
          <table:table-cell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office:value-type="string" calcext:value-type="string">
            <text:p>manage</text:p>
          </table:table-cell>
          <table:table-cell table:number-columns-repeated="57"/>
        </table:table-row>
        <table:table-row table:style-name="ro5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ラツ</text:p>
          </table:table-cell>
          <table:table-cell table:style-name="ce37"/>
          <table:table-cell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office:value-type="string" calcext:value-type="string">
            <text:p>bitter</text:p>
          </table:table-cell>
          <table:table-cell table:number-columns-repeated="57"/>
        </table:table-row>
        <table:table-row table:style-name="ro11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  <table:table-cell office:value-type="string" calcext:value-type="string">
            <text:p>WORD</text:p>
            <text:p/>
            <text:p>RESIGN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や(める)</text:p>
          </table:table-cell>
          <table:table-cell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office:value-type="string" calcext:value-type="string">
            <text:p>phrase</text:p>
          </table:table-cell>
          <table:table-cell table:number-columns-repeated="57"/>
        </table:table-row>
        <table:table-row table:style-name="ro11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number-columns-repeated="58"/>
        </table:table-row>
        <table:table-row table:style-name="ro58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  <table:table-cell office:value-type="string" calcext:value-type="string">
            <text:p>MAGNIFICENT JEWEL</text:p>
          </table:table-cell>
          <table:table-cell office:value-type="string" calcext:value-type="string">
            <text:p>ヘキ</text:p>
          </table:table-cell>
          <table:table-cell table:style-name="ce37"/>
          <table:table-cell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number-columns-repeated="58"/>
        </table:table-row>
        <table:table-row table:style-name="ro10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ヘキ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office:value-type="string" calcext:value-type="string">
            <text:p>quirk</text:p>
          </table:table-cell>
          <table:table-cell table:number-columns-repeated="57"/>
        </table:table-row>
        <table:table-row table:style-name="ro29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さ(ける)</text:p>
          </table:table-cell>
          <table:table-cell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number-columns-repeated="58"/>
        </table:table-row>
        <table:table-row table:style-name="ro10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  <table:table-cell office:value-type="string" calcext:value-type="string">
            <text:p>GOOD FORTUNE</text:p>
            <text:p/>
            <text:p>HAPPINES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さいわ(い)</text:p>
            <text:p/>
            <text:p>さち</text:p>
            <text:p/>
            <text:p>しあわ(せ)</text:p>
          </table:table-cell>
          <table:table-cell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number-columns-repeated="58"/>
        </table:table-row>
        <table:table-row table:style-name="ro29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CLOTHES</text:p>
            <text:p/>
            <text:p>SUBMIT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number-columns-repeated="58"/>
        </table:table-row>
        <table:table-row table:style-name="ro63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  <table:table-cell office:value-type="string" calcext:value-type="string">
            <text:p>REPORT</text:p>
            <text:p/>
            <text:p>REQUI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むく(いる)</text:p>
            <text:p/>
            <text:p>むく(う)</text:p>
          </table:table-cell>
          <table:table-cell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number-columns-repeated="58"/>
        </table:table-row>
        <table:table-row table:style-name="ro51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  <table:table-cell office:value-type="string" calcext:value-type="string">
            <text:p>EXECUTE</text:p>
            <text:p/>
            <text:p>SEIZE</text:p>
          </table:table-cell>
          <table:table-cell office:value-type="string" calcext:value-type="string">
            <text:p>シツ</text:p>
            <text:p/>
            <text:p>シュウ</text:p>
          </table:table-cell>
          <table:table-cell office:value-type="string" calcext:value-type="string">
            <text:p>と(る)</text:p>
          </table:table-cell>
          <table:table-cell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office:value-type="string" calcext:value-type="string">
            <text:p>perform ・ hold fast to</text:p>
          </table:table-cell>
          <table:table-cell table:number-columns-repeated="57"/>
        </table:table-row>
        <table:table-row table:style-name="ro14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  <table:table-cell office:value-type="string" calcext:value-type="string">
            <text:p>SINCERE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真摯な ・ しんしな ・ sincere, earnest</text:p>
          </table:table-cell>
          <table:table-cell table:number-columns-repeated="58"/>
        </table:table-row>
        <table:table-row table:style-name="ro6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ATTAIN</text:p>
            <text:p/>
            <text:p>PLURAL SUFFIX</text:p>
          </table:table-cell>
          <table:table-cell office:value-type="string" calcext:value-type="string">
            <text:p>タツ</text:p>
          </table:table-cell>
          <table:table-cell office:value-type="string" calcext:value-type="string">
            <text:p>-たち*</text:p>
          </table:table-cell>
          <table:table-cell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office:value-type="string" calcext:value-type="string">
            <text:p>reach; deliver</text:p>
          </table:table-cell>
          <table:table-cell table:number-columns-repeated="57"/>
        </table:table-row>
        <table:table-row table:style-name="ro22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  <table:table-cell office:value-type="string" calcext:value-type="string">
            <text:p>CHEERFUL</text:p>
            <text:p/>
            <text:p>CLEAR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ほが(らか)</text:p>
          </table:table-cell>
          <table:table-cell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office:value-type="string" calcext:value-type="string">
            <text:p>bright</text:p>
          </table:table-cell>
          <table:table-cell table:number-columns-repeated="57"/>
        </table:table-row>
        <table:table-row table:style-name="ro9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  <table:table-cell office:value-type="string" calcext:value-type="string">
            <text:p>BILLOW</text:p>
            <text:p/>
            <text:p>ROAM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office:value-type="string" calcext:value-type="string">
            <text:p>large wave ・ wander</text:p>
          </table:table-cell>
          <table:table-cell table:number-columns-repeated="57"/>
        </table:table-row>
        <table:table-row table:style-name="ro9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  <table:table-cell office:value-type="string" calcext:value-type="string">
            <text:p>KINGDOM OF WU</text:p>
            <text:p/>
            <text:p>GIV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く(れる)</text:p>
          </table:table-cell>
          <table:table-cell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office:value-type="string" calcext:value-type="string">
            <text:p>do for (someone)</text:p>
          </table:table-cell>
          <table:table-cell table:number-columns-repeated="57"/>
        </table:table-row>
        <table:table-row table:style-name="ro7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  <table:table-cell office:value-type="string" calcext:value-type="string">
            <text:p>ENJOYMENT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number-columns-repeated="58"/>
        </table:table-row>
        <table:table-row table:style-name="ro11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(-)あやま(る)</text:p>
          </table:table-cell>
          <table:table-cell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number-columns-repeated="58"/>
        </table:table-row>
        <table:table-row table:style-name="ro63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フ</text:p>
            <text:p/>
            <text:p>フウ</text:p>
          </table:table-cell>
          <table:table-cell office:value-type="string" calcext:value-type="string">
            <text:p>と(む)</text:p>
            <text:p/>
            <text:p>とみ</text:p>
          </table:table-cell>
          <table:table-cell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number-columns-repeated="58"/>
        </table:table-row>
        <table:table-row table:style-name="ro9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office:value-type="string" calcext:value-type="string">
            <text:p>subordinate</text:p>
          </table:table-cell>
          <table:table-cell table:number-columns-repeated="57"/>
        </table:table-row>
        <table:table-row table:style-name="ro29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office:value-type="string" calcext:value-type="string">
            <text:p>range</text:p>
          </table:table-cell>
          <table:table-cell table:number-columns-repeated="57"/>
        </table:table-row>
        <table:table-row table:style-name="ro6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  <table:table-cell office:value-type="string" calcext:value-type="string">
            <text:p>FORTUNE</text:p>
          </table:table-cell>
          <table:table-cell office:value-type="string" calcext:value-type="string">
            <text:p>フク</text:p>
          </table:table-cell>
          <table:table-cell table:style-name="ce37"/>
          <table:table-cell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number-columns-repeated="58"/>
        </table:table-row>
        <table:table-row table:style-name="ro8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  <table:table-cell office:value-type="string" calcext:value-type="string">
            <text:p>BLESSEDNESS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number-columns-repeated="58"/>
        </table:table-row>
        <table:table-row table:style-name="ro6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number-columns-repeated="58"/>
        </table:table-row>
        <table:table-row table:style-name="ro5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うず</text:p>
          </table:table-cell>
          <table:table-cell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number-columns-repeated="58"/>
        </table:table-row>
        <table:table-row table:style-name="ro6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カ*</text:p>
          </table:table-cell>
          <table:table-cell office:value-type="string" calcext:value-type="string">
            <text:p>なべ</text:p>
          </table:table-cell>
          <table:table-cell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office:value-type="string" calcext:value-type="string">
            <text:p>pan</text:p>
          </table:table-cell>
          <table:table-cell table:number-columns-repeated="57"/>
        </table:table-row>
        <table:table-row table:style-name="ro21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  <table:table-cell office:value-type="string" calcext:value-type="string">
            <text:p>ORCHID</text:p>
            <text:p/>
            <text:p>HOLLAND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number-columns-repeated="58"/>
        </table:table-row>
        <table:table-row table:style-name="ro6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number-columns-repeated="58"/>
        </table:table-row>
        <table:table-row table:style-name="ro51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  <table:table-cell office:value-type="string" calcext:value-type="string">
            <text:p>MOIST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うるお(う)</text:p>
            <text:p/>
            <text:p>うるお(す)</text:p>
            <text:p/>
            <text:p>うる(む)</text:p>
          </table:table-cell>
          <table:table-cell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number-columns-repeated="58"/>
        </table:table-row>
        <table:table-row table:style-name="ro4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  <table:table-cell office:value-type="string" calcext:value-type="string">
            <text:p>EDGE</text:p>
            <text:p/>
            <text:p>DEEP POOL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ふち</text:p>
          </table:table-cell>
          <table:table-cell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number-columns-repeated="58"/>
        </table:table-row>
        <table:table-row table:style-name="ro16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  <table:table-cell office:value-type="string" calcext:value-type="string">
            <text:p>SLIDE</text:p>
            <text:p/>
            <text:p>SMOOTH</text:p>
          </table:table-cell>
          <table:table-cell office:value-type="string" calcext:value-type="string">
            <text:p>カツ</text:p>
            <text:p/>
            <text:p>コツ</text:p>
          </table:table-cell>
          <table:table-cell office:value-type="string" calcext:value-type="string">
            <text:p>すべ(る)</text:p>
            <text:p/>
            <text:p>なめ(らか)</text:p>
          </table:table-cell>
          <table:table-cell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number-columns-repeated="58"/>
        </table:table-row>
        <table:table-row table:style-name="ro29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9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number-columns-repeated="58"/>
        </table:table-row>
        <table:table-row table:style-name="ro16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ど(かす)</text:p>
            <text:p/>
            <text:p>おど(す)</text:p>
            <text:p/>
            <text:p>おびや(かす)</text:p>
          </table:table-cell>
          <table:table-cell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number-columns-repeated="58"/>
        </table:table-row>
        <table:table-row table:style-name="ro7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  <table:table-cell office:value-type="string" calcext:value-type="string">
            <text:p>ASSE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number-columns-repeated="58"/>
        </table:table-row>
        <table:table-row table:style-name="ro29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  <table:table-cell office:value-type="string" calcext:value-type="string">
            <text:p>SET OF TWO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ふた</text:p>
          </table:table-cell>
          <table:table-cell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office:value-type="string" calcext:value-type="string">
            <text:p>pair</text:p>
          </table:table-cell>
          <table:table-cell table:number-columns-repeated="57"/>
        </table:table-row>
        <table:table-row table:style-name="ro8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  <table:table-cell office:value-type="string" calcext:value-type="string">
            <text:p>INLE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number-columns-repeated="58"/>
        </table:table-row>
        <table:table-row table:style-name="ro29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ワン</text:p>
          </table:table-cell>
          <table:table-cell table:style-name="ce37"/>
          <table:table-cell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office:value-type="string" calcext:value-type="string">
            <text:p>curve</text:p>
          </table:table-cell>
          <table:table-cell table:number-columns-repeated="57"/>
        </table:table-row>
        <table:table-row table:style-name="ro29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みなと</text:p>
          </table:table-cell>
          <table:table-cell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number-columns-repeated="58"/>
        </table:table-row>
        <table:table-row table:style-name="ro22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えら(ぶ)</text:p>
          </table:table-cell>
          <table:table-cell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number-columns-repeated="58"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number-columns-repeated="58"/>
        </table:table-row>
        <table:table-row table:style-name="ro6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  <table:table-cell office:value-type="string" calcext:value-type="string">
            <text:p>SWAMP</text:p>
            <text:p/>
            <text:p>ABUNDANT</text:p>
          </table:table-cell>
          <table:table-cell office:value-type="string" calcext:value-type="string">
            <text:p>タク</text:p>
          </table:table-cell>
          <table:table-cell office:value-type="string" calcext:value-type="string">
            <text:p>さわ</text:p>
          </table:table-cell>
          <table:table-cell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office:value-type="string" calcext:value-type="string">
            <text:p>marsh</text:p>
          </table:table-cell>
          <table:table-cell table:number-columns-repeated="57"/>
        </table:table-row>
        <table:table-row table:style-name="ro6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TRANSLATE</text:p>
            <text:p/>
            <text:p>SENSE</text:p>
          </table:table-cell>
          <table:table-cell office:value-type="string" calcext:value-type="string">
            <text:p>ヤク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office:value-type="string" calcext:value-type="string">
            <text:p>meaning</text:p>
          </table:table-cell>
          <table:table-cell table:number-columns-repeated="57"/>
        </table:table-row>
        <table:table-row table:style-name="ro10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  <table:table-cell office:value-type="string" calcext:value-type="string">
            <text:p>ELUCIDATE</text:p>
            <text:p/>
            <text:p>RELEASE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number-columns-repeated="58"/>
        </table:table-row>
        <table:table-row table:style-name="ro29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し(く)</text:p>
            <text:p/>
            <text:p>-し(き)</text:p>
          </table:table-cell>
          <table:table-cell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number-columns-repeated="58"/>
        </table:table-row>
        <table:table-row table:style-name="ro7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number-columns-repeated="58"/>
        </table:table-row>
        <table:table-row table:style-name="ro8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  <table:table-cell office:value-type="string" calcext:value-type="string">
            <text:p>LUXURY</text:p>
          </table:table-cell>
          <table:table-cell office:value-type="string" calcext:value-type="string">
            <text:p>ゼイ</text:p>
          </table:table-cell>
          <table:table-cell table:style-name="ce37"/>
          <table:table-cell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number-columns-repeated="58"/>
        </table:table-row>
        <table:table-row table:style-name="ro22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  <table:table-cell office:value-type="string" calcext:value-type="string">
            <text:p>EXAMINE CAREFULLY</text:p>
            <text:p/>
            <text:p>TRY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number-columns-repeated="58"/>
        </table:table-row>
        <table:table-row table:style-name="ro9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  <table:table-cell office:value-type="string" calcext:value-type="string">
            <text:p>FEUDAL DOMAIN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number-columns-repeated="58"/>
        </table:table-row>
        <table:table-row table:style-name="ro11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  <table:table-cell office:value-type="string" calcext:value-type="string">
            <text:p>TURN OVER</text:p>
            <text:p/>
            <text:p>RENDER</text:p>
          </table:table-cell>
          <table:table-cell office:value-type="string" calcext:value-type="string">
            <text:p>ホン</text:p>
          </table:table-cell>
          <table:table-cell office:value-type="string" calcext:value-type="string">
            <text:p>ひるがえ(る)</text:p>
            <text:p/>
            <text:p>ひるがえ(す)</text:p>
          </table:table-cell>
          <table:table-cell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office:value-type="string" calcext:value-type="string">
            <text:p>translate</text:p>
          </table:table-cell>
          <table:table-cell table:number-columns-repeated="57"/>
        </table:table-row>
        <table:table-row table:style-name="ro9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  <table:table-cell office:value-type="string" calcext:value-type="string">
            <text:p>SOAR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け(る)</text:p>
            <text:p/>
            <text:p>と(ぶ)</text:p>
          </table:table-cell>
          <table:table-cell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number-columns-repeated="58"/>
        </table:table-row>
        <table:table-row table:style-name="ro9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  <table:table-cell office:value-type="string" calcext:value-type="string">
            <text:p>LOOK INTO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office:value-type="string" calcext:value-type="string">
            <text:p>inspect)_x0003_</text:p>
          </table:table-cell>
          <table:table-cell table:number-columns-repeated="57"/>
        </table:table-row>
        <table:table-row table:style-name="ro4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  <table:table-cell office:value-type="string" calcext:value-type="string">
            <text:p>LAND TAX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number-columns-repeated="58"/>
        </table:table-row>
        <table:table-row table:style-name="ro63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あら(い)</text:p>
            <text:p/>
            <text:p>あら-</text:p>
          </table:table-cell>
          <table:table-cell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number-columns-repeated="58"/>
        </table:table-row>
        <table:table-row table:style-name="ro9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  <table:table-cell office:value-type="string" calcext:value-type="string">
            <text:p>HAMPER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はば(む)</text:p>
          </table:table-cell>
          <table:table-cell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22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  <table:table-cell office:value-type="string" calcext:value-type="string">
            <text:p>AIM 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ら(う)</text:p>
          </table:table-cell>
          <table:table-cell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number-columns-repeated="58"/>
        </table:table-row>
        <table:table-row table:style-name="ro5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よろ(しい)*</text:p>
            <text:p/>
            <text:p>よろ(しく)*</text:p>
          </table:table-cell>
          <table:table-cell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office:value-type="string" calcext:value-type="string">
            <text:p>all …, suitable, good</text:p>
          </table:table-cell>
          <table:table-cell table:number-columns-repeated="57"/>
        </table:table-row>
        <table:table-row table:style-name="ro22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  <table:table-cell office:value-type="string" calcext:value-type="string">
            <text:p>STRAW MAT</text:p>
            <text:p/>
            <text:p>FOLD UP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たた(む)</text:p>
            <text:p/>
            <text:p>たた(み)-</text:p>
            <text:p/>
            <text:p>たたみ</text:p>
          </table:table-cell>
          <table:table-cell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number-columns-repeated="58"/>
        </table:table-row>
        <table:table-row table:style-name="ro6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SHELL</text:p>
            <text:p/>
            <text:p>FIRST IN A SERIES</text:p>
          </table:table-cell>
          <table:table-cell office:value-type="string" calcext:value-type="string">
            <text:p>コウ</text:p>
            <text:p/>
            <text:p>カ*</text:p>
            <text:p/>
            <text:p>カン</text:p>
          </table:table-cell>
          <table:table-cell table:style-name="ce37"/>
          <table:table-cell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number-columns-repeated="58"/>
        </table:table-row>
        <table:table-row table:style-name="ro7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  <table:table-cell office:value-type="string" calcext:value-type="string">
            <text:p>SECOND IN A SERIES</text:p>
          </table:table-cell>
          <table:table-cell office:value-type="string" calcext:value-type="string">
            <text:p>オツ</text:p>
          </table:table-cell>
          <table:table-cell office:value-type="string" calcext:value-type="string">
            <text:p>おと‑*</text:p>
          </table:table-cell>
          <table:table-cell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number-columns-repeated="58"/>
        </table:table-row>
        <table:table-row table:style-name="ro14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  <table:table-cell office:value-type="string" calcext:value-type="string">
            <text:p>THIRD IN A SERIES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甲乙丙 ・ こうおつへい ・ 1st, 2nd &amp; 3rd; A, B &amp; C</text:p>
          </table:table-cell>
          <table:table-cell table:number-columns-repeated="58"/>
        </table:table-row>
        <table:table-row table:style-name="ro16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  <table:table-cell office:value-type="string" calcext:value-type="string">
            <text:p>CHARACTER</text:p>
            <text:p/>
            <text:p>STATUS</text:p>
            <text:p/>
            <text:p>HANDL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がらえ</text:p>
          </table:table-cell>
          <table:table-cell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office:value-type="string" calcext:value-type="string">
            <text:p>grap, shaft</text:p>
          </table:table-cell>
          <table:table-cell table:number-columns-repeated="57"/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(す)</text:p>
            <text:p/>
            <text:p>お(し)-</text:p>
            <text:p/>
            <text:p>お(っ)-</text:p>
            <text:p/>
            <text:p>お(さえる)</text:p>
          </table:table-cell>
          <table:table-cell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office:value-type="string" calcext:value-type="string">
            <text:p>press [down</text:p>
          </table:table-cell>
          <table:table-cell table:number-columns-repeated="57"/>
        </table:table-row>
        <table:table-row table:style-name="ro8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  <table:table-cell office:value-type="string" calcext:value-type="string">
            <text:p>DRAW OUT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63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が(す)</text:p>
          </table:table-cell>
          <table:table-cell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number-columns-repeated="58"/>
        </table:table-row>
        <table:table-row table:style-name="ro4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  <table:table-cell office:value-type="string" calcext:value-type="string">
            <text:p>DELIVER</text:p>
            <text:p/>
            <text:p>REACH</text:p>
          </table:table-cell>
          <table:table-cell/>
          <table:table-cell office:value-type="string" calcext:value-type="string">
            <text:p>とど(ける)</text:p>
            <text:p/>
            <text:p>-とど(け)</text:p>
            <text:p/>
            <text:p>とど(く)</text:p>
          </table:table-cell>
          <table:table-cell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number-columns-repeated="58"/>
        </table:table-row>
        <table:table-row table:style-name="ro21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  <table:table-cell office:value-type="string" calcext:value-type="string">
            <text:p>SPACE</text:p>
            <text:p/>
            <text:p>MIDAIR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number-columns-repeated="58"/>
        </table:table-row>
        <table:table-row table:style-name="ro29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テキ</text:p>
          </table:table-cell>
          <table:table-cell office:value-type="string" calcext:value-type="string">
            <text:p>ふえ</text:p>
          </table:table-cell>
          <table:table-cell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office:value-type="string" calcext:value-type="string">
            <text:p>whistle</text:p>
          </table:table-cell>
          <table:table-cell table:number-columns-repeated="57"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そで</text:p>
          </table:table-cell>
          <table:table-cell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number-columns-repeated="58"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number-columns-repeated="58"/>
        </table:table-row>
        <table:table-row table:style-name="ro58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えり</text:p>
          </table:table-cell>
          <table:table-cell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number-columns-repeated="58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  <table:table-cell office:value-type="string" calcext:value-type="string">
            <text:p>CUFF</text:p>
          </table:table-cell>
          <table:table-cell/>
          <table:table-cell office:value-type="string" calcext:value-type="string">
            <text:p>すそ</text:p>
          </table:table-cell>
          <table:table-cell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office:value-type="string" calcext:value-type="string">
            <text:p>hem</text:p>
          </table:table-cell>
          <table:table-cell table:number-columns-repeated="57"/>
        </table:table-row>
        <table:table-row table:style-name="ro16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  <table:table-cell office:value-type="string" calcext:value-type="string">
            <text:p>SET [up]</text:p>
          </table:table-cell>
          <table:table-cell/>
          <table:table-cell office:value-type="string" calcext:value-type="string">
            <text:p>す(える)</text:p>
            <text:p/>
            <text:p>す(わる)</text:p>
          </table:table-cell>
          <table:table-cell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office:value-type="string" calcext:value-type="string">
            <text:p>place</text:p>
          </table:table-cell>
          <table:table-cell table:number-columns-repeated="57"/>
        </table:table-row>
        <table:table-row table:style-name="ro11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アク</text:p>
          </table:table-cell>
          <table:table-cell office:value-type="string" calcext:value-type="string">
            <text:p>にぎ(る)</text:p>
          </table:table-cell>
          <table:table-cell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11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  <table:table-cell office:value-type="string" calcext:value-type="string">
            <text:p>MAKE UNIFORM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そろ(える)</text:p>
            <text:p/>
            <text:p>そろ(う)</text:p>
            <text:p/>
            <text:p>そろ(い)</text:p>
            <text:p/>
            <text:p>-ぞろ(い)</text:p>
          </table:table-cell>
          <table:table-cell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number-columns-repeated="58"/>
        </table:table-row>
        <table:table-row table:style-name="ro29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  <table:table-cell office:value-type="string" calcext:value-type="string">
            <text:p>STROKE</text:p>
            <text:p/>
            <text:p>PACIFY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な(でる)</text:p>
          </table:table-cell>
          <table:table-cell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office:value-type="string" calcext:value-type="string">
            <text:p>soothe</text:p>
          </table:table-cell>
          <table:table-cell table:number-columns-repeated="57"/>
        </table:table-row>
        <table:table-row table:style-name="ro9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  <table:table-cell office:value-type="string" calcext:value-type="string">
            <text:p>ENTRUS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number-columns-repeated="58"/>
        </table:table-row>
        <table:table-row table:style-name="ro63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  <table:table-cell office:value-type="string" calcext:value-type="string">
            <text:p>DWELLING HOUSE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number-columns-repeated="58"/>
        </table:table-row>
        <table:table-row table:style-name="ro21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わ(びる)</text:p>
            <text:p/>
            <text:p>わ(び)</text:p>
          </table:table-cell>
          <table:table-cell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number-columns-repeated="58"/>
        </table:table-row>
        <table:table-row table:style-name="ro21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ウ</text:p>
          </table:table-cell>
          <table:table-cell table:style-name="ce37"/>
          <table:table-cell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number-columns-repeated="58"/>
        </table:table-row>
        <table:table-row table:style-name="ro21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いも</text:p>
          </table:table-cell>
          <table:table-cell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number-columns-repeated="58"/>
        </table:table-row>
        <table:table-row table:style-name="ro63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  <table:table-cell office:value-type="string" calcext:value-type="string">
            <text:p>LONGEVITY</text:p>
            <text:p/>
            <text:p>CONGRATULATIONS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ことぶき</text:p>
          </table:table-cell>
          <table:table-cell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number-columns-repeated="58"/>
        </table:table-row>
        <table:table-row table:style-name="ro4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チュウ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office:value-type="string" calcext:value-type="string">
            <text:p>mint</text:p>
          </table:table-cell>
          <table:table-cell table:number-columns-repeated="57"/>
        </table:table-row>
        <table:table-row table:style-name="ro5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メイ</text:p>
          </table:table-cell>
          <table:table-cell table:style-name="ce37"/>
          <table:table-cell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number-columns-repeated="58"/>
        </table:table-row>
        <table:table-row table:style-name="ro11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  <table:table-cell office:value-type="string" calcext:value-type="string">
            <text:p>MIRROR</text:p>
            <text:p/>
            <text:p>OPTICAL INSTRUMEN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かがみ</text:p>
          </table:table-cell>
          <table:table-cell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number-columns-repeated="58"/>
        </table:table-row>
        <table:table-row table:style-name="ro10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  <table:table-cell office:value-type="string" calcext:value-type="string">
            <text:p>BOUNDARY</text:p>
            <text:p/>
            <text:p>SITUATION</text:p>
          </table:table-cell>
          <table:table-cell office:value-type="string" calcext:value-type="string">
            <text:p>キョウ</text:p>
            <text:p/>
            <text:p>ケイ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number-columns-repeated="58"/>
        </table:table-row>
        <table:table-row table:style-name="ro16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  <table:table-cell office:value-type="string" calcext:value-type="string">
            <text:p>RING</text:p>
            <text:p/>
            <text:p>SURROUND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number-columns-repeated="58"/>
        </table:table-row>
        <table:table-row table:style-name="ro63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number-columns-repeated="58"/>
        </table:table-row>
        <table:table-row table:style-name="ro21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たて</text:p>
          </table:table-cell>
          <table:table-cell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number-columns-repeated="58"/>
        </table:table-row>
        <table:table-row table:style-name="ro8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  <table:table-cell office:value-type="string" calcext:value-type="string">
            <text:p>CIRCULATE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number-columns-repeated="58"/>
        </table:table-row>
        <table:table-row table:style-name="ro29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  <table:table-cell office:value-type="string" calcext:value-type="string">
            <text:p>MAKE THE ROUNDS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めぐ(る)</text:p>
            <text:p/>
            <text:p>めぐ(り)</text:p>
          </table:table-cell>
          <table:table-cell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office:value-type="string" calcext:value-type="string">
            <text:p>go around</text:p>
          </table:table-cell>
          <table:table-cell table:number-columns-repeated="57"/>
        </table:table-row>
        <table:table-row table:style-name="ro11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は(う)</text:p>
          </table:table-cell>
          <table:table-cell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number-columns-repeated="58"/>
        </table:table-row>
        <table:table-row table:style-name="ro15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number-columns-repeated="58"/>
        </table:table-row>
        <table:table-row table:style-name="ro6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number-columns-repeated="58"/>
        </table:table-row>
        <table:table-row table:style-name="ro4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  <table:table-cell office:value-type="string" calcext:value-type="string">
            <text:p>TAKE A RES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いこ(い)</text:p>
            <text:p/>
            <text:p>いこ(う)</text:p>
          </table:table-cell>
          <table:table-cell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number-columns-repeated="58"/>
        </table:table-row>
        <table:table-row table:style-name="ro63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number-columns-repeated="58"/>
        </table:table-row>
        <table:table-row table:style-name="ro4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  <table:table-cell office:value-type="string" calcext:value-type="string">
            <text:p>OPEN HOL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number-columns-repeated="58"/>
        </table:table-row>
        <table:table-row table:style-name="ro6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  <table:table-cell office:value-type="string" calcext:value-type="string">
            <text:p>BAD SMELL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(-)くさ(い)</text:p>
            <text:p/>
            <text:p>にお(う)</text:p>
            <text:p/>
            <text:p>にお(い)</text:p>
          </table:table-cell>
          <table:table-cell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number-columns-repeated="58"/>
        </table:table-row>
        <table:table-row table:style-name="ro10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か(ぐ)</text:p>
          </table:table-cell>
          <table:table-cell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office:value-type="string" calcext:value-type="string">
            <text:p>sniff</text:p>
          </table:table-cell>
          <table:table-cell table:number-columns-repeated="57"/>
        </table:table-row>
        <table:table-row table:style-name="ro22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  <table:table-cell office:value-type="string" calcext:value-type="string">
            <text:p>INNER PART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office:value-type="string" calcext:value-type="string">
            <text:p>depths</text:p>
          </table:table-cell>
          <table:table-cell table:number-columns-repeated="57"/>
        </table:table-row>
        <table:table-row table:style-name="ro16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とが(る)</text:p>
            <text:p/>
            <text:p>とん(がる)</text:p>
          </table:table-cell>
          <table:table-cell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number-columns-repeated="58"/>
        </table:table-row>
        <table:table-row table:style-name="ro16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つ(く)</text:p>
          </table:table-cell>
          <table:table-cell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office:value-type="string" calcext:value-type="string">
            <text:p>dash forward</text:p>
          </table:table-cell>
          <table:table-cell table:number-columns-repeated="57"/>
        </table:table-row>
        <table:table-row table:style-name="ro15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  <table:table-cell office:value-type="string" calcext:value-type="string">
            <text:p>CHOKE</text:p>
            <text:p/>
            <text:p>NITROGEN</text:p>
          </table:table-cell>
          <table:table-cell office:value-type="string" calcext:value-type="string">
            <text:p>チツ</text:p>
          </table:table-cell>
          <table:table-cell table:style-name="ce37"/>
          <table:table-cell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office:value-type="string" calcext:value-type="string">
            <text:p>plug up</text:p>
          </table:table-cell>
          <table:table-cell table:number-columns-repeated="57"/>
        </table:table-row>
        <table:table-row table:style-name="ro14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セツ</text:p>
          </table:table-cell>
          <table:table-cell table:style-name="ce37"/>
          <table:table-cell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number-columns-repeated="58"/>
        </table:table-row>
        <table:table-row table:style-name="ro3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  <table:table-cell office:value-type="string" calcext:value-type="string">
            <text:p>COLLID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number-columns-repeated="58"/>
        </table:table-row>
        <table:table-row table:style-name="ro4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  <table:table-cell office:value-type="string" calcext:value-type="string">
            <text:p>PLEDG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ちぎ(る)</text:p>
          </table:table-cell>
          <table:table-cell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number-columns-repeated="58"/>
        </table:table-row>
        <table:table-row table:style-name="ro8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  <table:table-cell office:value-type="string" calcext:value-type="string">
            <text:p>INGEST</text:p>
          </table:table-cell>
          <table:table-cell office:value-type="string" calcext:value-type="string">
            <text:p>キツ</text:p>
          </table:table-cell>
          <table:table-cell table:style-name="ce37"/>
          <table:table-cell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number-columns-repeated="58"/>
        </table:table-row>
        <table:table-row table:style-name="ro26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  <table:table-cell office:value-type="string" calcext:value-type="string">
            <text:p>IMMACULATE</text:p>
          </table:table-cell>
          <table:table-cell office:value-type="string" calcext:value-type="string">
            <text:p>ケツ</text:p>
          </table:table-cell>
          <table:table-cell office:value-type="string" calcext:value-type="string">
            <text:p>いさぎよ(い)</text:p>
          </table:table-cell>
          <table:table-cell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number-columns-repeated="58"/>
        </table:table-row>
        <table:table-row table:style-name="ro9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あなど(る)</text:p>
          </table:table-cell>
          <table:table-cell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office:value-type="string" calcext:value-type="string">
            <text:p>disdain</text:p>
          </table:table-cell>
          <table:table-cell table:number-columns-repeated="57"/>
        </table:table-row>
        <table:table-row table:style-name="ro16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  <table:table-cell office:value-type="string" calcext:value-type="string">
            <text:p>JAPANESE APRICOT</text:p>
          </table:table-cell>
          <table:table-cell office:value-type="string" calcext:value-type="string">
            <text:p>バイ</text:p>
          </table:table-cell>
          <table:table-cell office:value-type="string" calcext:value-type="string">
            <text:p>うめ</text:p>
          </table:table-cell>
          <table:table-cell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number-columns-repeated="58"/>
        </table:table-row>
        <table:table-row table:style-name="ro11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く(いる)</text:p>
            <text:p/>
            <text:p>く(やむ)</text:p>
            <text:p/>
            <text:p>くや(しい)</text:p>
          </table:table-cell>
          <table:table-cell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office:value-type="string" calcext:value-type="string">
            <text:p>regret</text:p>
          </table:table-cell>
          <table:table-cell table:number-columns-repeated="57"/>
        </table:table-row>
        <table:table-row table:style-name="ro29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  <table:table-cell office:value-type="string" calcext:value-type="string">
            <text:p>NIMBLE</text:p>
          </table:table-cell>
          <table:table-cell office:value-type="string" calcext:value-type="string">
            <text:p>ビン</text:p>
          </table:table-cell>
          <table:table-cell table:style-name="ce37"/>
          <table:table-cell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office:value-type="string" calcext:value-type="string">
            <text:p>alert</text:p>
          </table:table-cell>
          <table:table-cell table:number-columns-repeated="57"/>
        </table:table-row>
        <table:table-row table:style-name="ro9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office:value-type="string" calcext:value-type="string">
            <text:p>be busy, numerous, manifold</text:p>
          </table:table-cell>
          <table:table-cell table:number-columns-repeated="57"/>
        </table:table-row>
        <table:table-row table:style-name="ro7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つな(ぐ)</text:p>
            <text:p/>
            <text:p>つな(がる)</text:p>
            <text:p/>
            <text:p>かか(る)</text:p>
          </table:table-cell>
          <table:table-cell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office:value-type="string" calcext:value-type="string">
            <text:p>tie together</text:p>
          </table:table-cell>
          <table:table-cell table:number-columns-repeated="57"/>
        </table:table-row>
        <table:table-row table:style-name="ro4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  <table:table-cell office:value-type="string" calcext:value-type="string">
            <text:p>GROW THICK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しげ(る)</text:p>
          </table:table-cell>
          <table:table-cell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number-columns-repeated="58"/>
        </table:table-row>
        <table:table-row table:style-name="ro11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number-columns-repeated="58"/>
        </table:table-row>
        <table:table-row table:style-name="ro3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  <table:table-cell office:value-type="string" calcext:value-type="string">
            <text:p>RECTIFY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た(める)</text:p>
          </table:table-cell>
          <table:table-cell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number-columns-repeated="58"/>
        </table:table-row>
        <table:table-row table:style-name="ro22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number-columns-repeated="58"/>
        </table:table-row>
        <table:table-row table:style-name="ro9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  <table:table-cell office:value-type="string" calcext:value-type="string">
            <text:p>STRIPE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number-columns-repeated="58"/>
        </table:table-row>
        <table:table-row table:style-name="ro21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  <table:table-cell office:value-type="string" calcext:value-type="string">
            <text:p>WRITING PAP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63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  <table:table-cell office:value-type="string" calcext:value-type="string">
            <text:p>LEAVE BEHIND</text:p>
            <text:p/>
            <text:p>RUTHLESS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のこ(る)</text:p>
            <text:p/>
            <text:p>のこ(す)</text:p>
          </table:table-cell>
          <table:table-cell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office:value-type="string" calcext:value-type="string">
            <text:p>remain</text:p>
          </table:table-cell>
          <table:table-cell table:number-columns-repeated="57"/>
        </table:table-row>
        <table:table-row table:style-name="ro15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  <table:table-cell office:value-type="string" calcext:value-type="string">
            <text:p>PLANK BRIDGE</text:p>
          </table:table-cell>
          <table:table-cell office:value-type="string" calcext:value-type="string">
            <text:p>サン</text:p>
          </table:table-cell>
          <table:table-cell table:style-name="ce37"/>
          <table:table-cell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number-columns-repeated="58"/>
        </table:table-row>
        <table:table-row table:style-name="ro9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ぜに</text:p>
          </table:table-cell>
          <table:table-cell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number-columns-repeated="58"/>
        </table:table-row>
        <table:table-row table:style-name="ro58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  <table:table-cell office:value-type="string" calcext:value-type="string">
            <text:p>IMPLEMENT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office:value-type="string" calcext:value-type="string">
            <text:p>practical effect)</text:p>
          </table:table-cell>
          <table:table-cell table:number-columns-repeated="57"/>
        </table:table-row>
        <table:table-row table:style-name="ro11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あさ(い)</text:p>
          </table:table-cell>
          <table:table-cell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number-columns-repeated="58"/>
        </table:table-row>
        <table:table-row table:style-name="ro21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セツ</text:p>
            <text:p/>
            <text:p>エイ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number-columns-repeated="58"/>
        </table:table-row>
        <table:table-row table:style-name="ro29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  <table:table-cell office:value-type="string" calcext:value-type="string">
            <text:p>VIGOROUS</text:p>
            <text:p/>
            <text:p>GRAND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office:value-type="string" calcext:value-type="string">
            <text:p>robust ・ heroic</text:p>
          </table:table-cell>
          <table:table-cell table:number-columns-repeated="57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  <table:table-cell office:value-type="string" calcext:value-type="string">
            <text:p>VILLA</text:p>
            <text:p/>
            <text:p>DIGNIFIED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office:value-type="string" calcext:value-type="string">
            <text:p>solemn</text:p>
          </table:table-cell>
          <table:table-cell table:number-columns-repeated="57"/>
        </table:table-row>
        <table:table-row table:style-name="ro16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  <table:table-cell office:value-type="string" calcext:value-type="string">
            <text:p>DRESS</text:p>
            <text:p/>
            <text:p>FIT OUT</text:p>
          </table:table-cell>
          <table:table-cell office:value-type="string" calcext:value-type="string">
            <text:p>ソウ</text:p>
            <text:p/>
            <text:p>ショウ</text:p>
          </table:table-cell>
          <table:table-cell office:value-type="string" calcext:value-type="string">
            <text:p>よそお(う)</text:p>
          </table:table-cell>
          <table:table-cell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office:value-type="string" calcext:value-type="string">
            <text:p>disguise ・ equip</text:p>
          </table:table-cell>
          <table:table-cell table:number-columns-repeated="57"/>
        </table:table-row>
        <table:table-row table:style-name="ro11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  <table:table-cell office:value-type="string" calcext:value-type="string">
            <text:p>DARK</text:p>
            <text:p/>
            <text:p>WORLD OF THE DEAD</text:p>
          </table:table-cell>
          <table:table-cell office:value-type="string" calcext:value-type="string">
            <text:p>ミョウ</text:p>
            <text:p/>
            <text:p>メイ</text:p>
          </table:table-cell>
          <table:table-cell table:style-name="ce37"/>
          <table:table-cell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number-columns-repeated="58"/>
        </table:table-row>
        <table:table-row table:style-name="ro22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アン</text:p>
          </table:table-cell>
          <table:table-cell office:value-type="string" calcext:value-type="string">
            <text:p>くら(い)</text:p>
          </table:table-cell>
          <table:table-cell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number-columns-repeated="58"/>
        </table:table-row>
        <table:table-row table:style-name="ro4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office:value-type="string" calcext:value-type="string">
            <text:p>melodious tone</text:p>
          </table:table-cell>
          <table:table-cell table:number-columns-repeated="57"/>
        </table:table-row>
        <table:table-row table:style-name="ro26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(-)そこ(なう)</text:p>
            <text:p/>
            <text:p>(-)そこ(ねる)</text:p>
          </table:table-cell>
          <table:table-cell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office:value-type="string" calcext:value-type="string">
            <text:p>disadvantage</text:p>
          </table:table-cell>
          <table:table-cell table:number-columns-repeated="57"/>
        </table:table-row>
        <table:table-row table:style-name="ro16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と(らえる)</text:p>
            <text:p/>
            <text:p>と(らわれる)</text:p>
            <text:p/>
            <text:p>と(る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63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(す)</text:p>
          </table:table-cell>
          <table:table-cell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number-columns-repeated="58"/>
        </table:table-row>
        <table:table-row table:style-name="ro26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おぎな(う)</text:p>
          </table:table-cell>
          <table:table-cell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office:value-type="string" calcext:value-type="string">
            <text:p>replenish</text:p>
          </table:table-cell>
          <table:table-cell table:number-columns-repeated="57"/>
        </table:table-row>
        <table:table-row table:style-name="ro29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office:value-type="string" calcext:value-type="string">
            <text:p>small bay</text:p>
          </table:table-cell>
          <table:table-cell table:number-columns-repeated="57"/>
        </table:table-row>
        <table:table-row table:style-name="ro7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  <table:table-cell office:value-type="string" calcext:value-type="string">
            <text:p>SUCKLE</text:p>
          </table:table-cell>
          <table:table-cell office:value-type="string" calcext:value-type="string">
            <text:p>ホ</text:p>
          </table:table-cell>
          <table:table-cell table:style-name="ce37"/>
          <table:table-cell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number-columns-repeated="58"/>
        </table:table-row>
        <table:table-row table:style-name="ro29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  <table:table-cell office:value-type="string" calcext:value-type="string">
            <text:p>PAVE</text:p>
            <text:p/>
            <text:p>SHOP</text:p>
          </table:table-cell>
          <table:table-cell office:value-type="string" calcext:value-type="string">
            <text:p>ホ</text:p>
          </table:table-cell>
          <table:table-cell table:style-name="ce37"/>
          <table:table-cell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number-columns-repeated="58"/>
        </table:table-row>
        <table:table-row table:style-name="ro15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つか(む)</text:p>
            <text:p/>
            <text:p>つか(まえる)</text:p>
            <text:p/>
            <text:p>つか(まる)</text:p>
          </table:table-cell>
          <table:table-cell office:value-type="string" calcext:value-type="string">
            <text:p>掴む ・ つかむ ・ [vt] clutch, grasp, hold fast to</text:p>
          </table:table-cell>
          <table:table-cell office:value-type="string" calcext:value-type="string">
            <text:p>clutch</text:p>
          </table:table-cell>
          <table:table-cell table:number-columns-repeated="57"/>
        </table:table-row>
        <table:table-row table:style-name="ro63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とら(える)</text:p>
          </table:table-cell>
          <table:table-cell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office:value-type="string" calcext:value-type="string">
            <text:p>grasp</text:p>
          </table:table-cell>
          <table:table-cell table:number-columns-repeated="57"/>
        </table:table-row>
        <table:table-row table:style-name="ro16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  <table:table-cell office:value-type="string" calcext:value-type="string">
            <text:p>HASTEN</text:p>
          </table:table-cell>
          <table:table-cell office:value-type="string" calcext:value-type="string">
            <text:p>ソク</text:p>
          </table:table-cell>
          <table:table-cell office:value-type="string" calcext:value-type="string">
            <text:p>うなが(す)</text:p>
          </table:table-cell>
          <table:table-cell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office:value-type="string" calcext:value-type="string">
            <text:p>urge</text:p>
          </table:table-cell>
          <table:table-cell table:number-columns-repeated="57"/>
        </table:table-row>
        <table:table-row table:style-name="ro63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  <table:table-cell office:value-type="string" calcext:value-type="string">
            <text:p>BRUSH</text:p>
            <text:p/>
            <text:p>WRITING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ふで</text:p>
          </table:table-cell>
          <table:table-cell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number-columns-repeated="58"/>
        </table:table-row>
        <table:table-row table:style-name="ro21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</text:p>
          </table:table-cell>
          <table:table-cell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office:value-type="string" calcext:value-type="string">
            <text:p>ferry</text:p>
          </table:table-cell>
          <table:table-cell table:number-columns-repeated="57"/>
        </table:table-row>
        <table:table-row table:style-name="ro22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  <table:table-cell office:value-type="string" calcext:value-type="string">
            <text:p>LAW</text:p>
            <text:p/>
            <text:p>RHYTHM</text:p>
          </table:table-cell>
          <table:table-cell office:value-type="string" calcext:value-type="string">
            <text:p>リツ</text:p>
            <text:p/>
            <text:p>リチ</text:p>
          </table:table-cell>
          <table:table-cell table:style-name="ce37"/>
          <table:table-cell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office:value-type="string" calcext:value-type="string">
            <text:p>commandment ・ tone</text:p>
          </table:table-cell>
          <table:table-cell table:number-columns-repeated="57"/>
        </table:table-row>
        <table:table-row table:style-name="ro14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  <table:table-cell office:value-type="string" calcext:value-type="string">
            <text:p>CATCH A CRIMINAL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number-columns-repeated="58"/>
        </table:table-row>
        <table:table-row table:style-name="ro26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ケン</text:p>
            <text:p/>
            <text:p>コン</text:p>
          </table:table-cell>
          <table:table-cell office:value-type="string" calcext:value-type="string">
            <text:p>た(てる)</text:p>
            <text:p/>
            <text:p>た(て)</text:p>
            <text:p/>
            <text:p>-だ(て)</text:p>
            <text:p/>
            <text:p>た(つ)</text:p>
          </table:table-cell>
          <table:table-cell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number-columns-repeated="58"/>
        </table:table-row>
        <table:table-row table:style-name="ro22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  <table:table-cell office:value-type="string" calcext:value-type="string">
            <text:p>ROBUST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すこ(やか)</text:p>
          </table:table-cell>
          <table:table-cell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office:value-type="string" calcext:value-type="string">
            <text:p>healthy</text:p>
          </table:table-cell>
          <table:table-cell table:number-columns-repeated="57"/>
        </table:table-row>
        <table:table-row table:style-name="ro8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number-columns-repeated="58"/>
        </table:table-row>
        <table:table-row table:style-name="ro8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number-columns-repeated="58"/>
        </table:table-row>
        <table:table-row table:style-name="ro16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  <table:table-cell office:value-type="string" calcext:value-type="string">
            <text:p>PURGE</text:p>
            <text:p/>
            <text:p>HUSHED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office:value-type="string" calcext:value-type="string">
            <text:p>solemnly</text:p>
          </table:table-cell>
          <table:table-cell table:number-columns-repeated="57"/>
        </table:table-row>
        <table:table-row table:style-name="ro14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  <table:table-cell office:value-type="string" calcext:value-type="string">
            <text:p>EMBROIDERY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刺繍 ・ ししゅう ・ embroidery</text:p>
          </table:table-cell>
          <table:table-cell office:value-type="string" calcext:value-type="string">
            <text:p>brocade</text:p>
          </table:table-cell>
          <table:table-cell table:number-columns-repeated="57"/>
        </table:table-row>
        <table:table-row table:style-name="ro29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  <table:table-cell office:value-type="string" calcext:value-type="string">
            <text:p>TANG DYNASTY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から</text:p>
          </table:table-cell>
          <table:table-cell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number-columns-repeated="58"/>
        </table:table-row>
        <table:table-row table:style-name="ro5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number-columns-repeated="58"/>
        </table:table-row>
        <table:table-row table:style-name="ro29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  <table:table-cell office:value-type="string" calcext:value-type="string">
            <text:p>APPLY MAKEUP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number-columns-repeated="58"/>
        </table:table-row>
        <table:table-row table:style-name="ro11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  <table:table-cell office:value-type="string" calcext:value-type="string">
            <text:p>FOOD PROVISIONS</text:p>
          </table:table-cell>
          <table:table-cell office:value-type="string" calcext:value-type="string">
            <text:p>リョウ</text:p>
            <text:p/>
            <text:p>ロウ</text:p>
          </table:table-cell>
          <table:table-cell office:value-type="string" calcext:value-type="string">
            <text:p>かて</text:p>
          </table:table-cell>
          <table:table-cell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number-columns-repeated="58"/>
        </table:table-row>
        <table:table-row table:style-name="ro11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こ</text:p>
            <text:p/>
            <text:p>こな</text:p>
          </table:table-cell>
          <table:table-cell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number-columns-repeated="58"/>
        </table:table-row>
        <table:table-row table:style-name="ro10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まぎ(れる)</text:p>
            <text:p/>
            <text:p>-まぎ(れ)</text:p>
            <text:p/>
            <text:p>まぎ(らす)</text:p>
            <text:p/>
            <text:p>まぎ(らわす)</text:p>
            <text:p/>
            <text:p>まぎ(らわしい)</text:p>
          </table:table-cell>
          <table:table-cell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number-columns-repeated="58"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  <table:table-cell office:value-type="string" calcext:value-type="string">
            <text:p>INQUIRE INTO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number-columns-repeated="58"/>
        </table:table-row>
        <table:table-row table:style-name="ro22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  <table:table-cell office:value-type="string" calcext:value-type="string">
            <text:p>REFIN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いき</text:p>
          </table:table-cell>
          <table:table-cell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number-columns-repeated="58"/>
        </table:table-row>
        <table:table-row table:style-name="ro10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  <table:table-cell office:value-type="string" calcext:value-type="string">
            <text:p>CRUSH UP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くだ(く)</text:p>
            <text:p/>
            <text:p>くだ(ける)</text:p>
          </table:table-cell>
          <table:table-cell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number-columns-repeated="58"/>
        </table:table-row>
        <table:table-row table:style-name="ro29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わく</text:p>
          </table:table-cell>
          <table:table-cell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number-columns-repeated="58"/>
        </table:table-row>
        <table:table-row table:style-name="ro26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  <table:table-cell office:value-type="string" calcext:value-type="string">
            <text:p>BECOME INTOXICATE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よ(う)</text:p>
            <text:p/>
            <text:p>よ(い)</text:p>
          </table:table-cell>
          <table:table-cell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number-columns-repeated="58"/>
        </table:table-row>
        <table:table-row table:style-name="ro6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  <table:table-cell office:value-type="string" calcext:value-type="string">
            <text:p>WAKE UP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さ(める)*</text:p>
            <text:p/>
            <text:p>さ(ます)*</text:p>
          </table:table-cell>
          <table:table-cell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office:value-type="string" calcext:value-type="string">
            <text:p>awake; sober up</text:p>
          </table:table-cell>
          <table:table-cell table:number-columns-repeated="57"/>
        </table:table-row>
        <table:table-row table:style-name="ro15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  <table:table-cell office:value-type="string" calcext:value-type="string">
            <text:p>RECIPROCATE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office:value-type="string" calcext:value-type="string">
            <text:p>recompense</text:p>
          </table:table-cell>
          <table:table-cell table:number-columns-repeated="57"/>
        </table:table-row>
        <table:table-row table:style-name="ro11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ひど(い)*</text:p>
          </table:table-cell>
          <table:table-cell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office:value-type="string" calcext:value-type="string">
            <text:p>cruel</text:p>
          </table:table-cell>
          <table:table-cell table:number-columns-repeated="57"/>
        </table:table-row>
        <table:table-row table:style-name="ro26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COMMONPLACE</text:p>
          </table:table-cell>
          <table:table-cell office:value-type="string" calcext:value-type="string">
            <text:p>ボン</text:p>
            <text:p/>
            <text:p>ハン</text:p>
          </table:table-cell>
          <table:table-cell table:style-name="ce37"/>
          <table:table-cell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office:value-type="string" calcext:value-type="string">
            <text:p>mediocre</text:p>
          </table:table-cell>
          <table:table-cell table:number-columns-repeated="57"/>
        </table:table-row>
        <table:table-row table:style-name="ro3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  <table:table-cell office:value-type="string" calcext:value-type="string">
            <text:p>KITE</text:p>
          </table:table-cell>
          <table:table-cell/>
          <table:table-cell office:value-type="string" calcext:value-type="string">
            <text:p>たこ</text:p>
          </table:table-cell>
          <table:table-cell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number-columns-repeated="58"/>
        </table:table-row>
        <table:table-row table:style-name="ro63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ハン</text:p>
          </table:table-cell>
          <table:table-cell office:value-type="string" calcext:value-type="string">
            <text:p>ほ</text:p>
          </table:table-cell>
          <table:table-cell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number-columns-repeated="58"/>
        </table:table-row>
        <table:table-row table:style-name="ro4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  <table:table-cell office:value-type="string" calcext:value-type="string">
            <text:p>PAN-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office:value-type="string" calcext:value-type="string">
            <text:p>pan-</text:p>
          </table:table-cell>
          <table:table-cell table:number-columns-repeated="57"/>
        </table:table-row>
        <table:table-row table:style-name="ro16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おそ(れる)</text:p>
            <text:p/>
            <text:p>おそ(る)</text:p>
            <text:p/>
            <text:p>おそ(ろしい)</text:p>
          </table:table-cell>
          <table:table-cell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number-columns-repeated="58"/>
        </table:table-row>
        <table:table-row table:style-name="ro63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  <table:table-cell office:value-type="string" calcext:value-type="string">
            <text:p>FEARFUL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こわ(い)</text:p>
            <text:p/>
            <text:p>こわ(がる)</text:p>
          </table:table-cell>
          <table:table-cell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number-columns-repeated="58"/>
        </table:table-row>
        <table:table-row table:style-name="ro16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きず(く)</text:p>
          </table:table-cell>
          <table:table-cell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number-columns-repeated="58"/>
        </table:table-row>
        <table:table-row table:style-name="ro5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  <table:table-cell office:value-type="string" calcext:value-type="string">
            <text:p>INQUIR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</table:table-cell>
          <table:table-cell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office:value-type="string" calcext:value-type="string">
            <text:p>look for</text:p>
          </table:table-cell>
          <table:table-cell table:number-columns-repeated="57"/>
        </table:table-row>
        <table:table-row table:style-name="ro4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  <table:table-cell office:value-type="string" calcext:value-type="string">
            <text:p>INTERROGATE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たず(ねる)</text:p>
            <text:p/>
            <text:p>き(く)</text:p>
          </table:table-cell>
          <table:table-cell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office:value-type="string" calcext:value-type="string">
            <text:p>inquire, ask</text:p>
          </table:table-cell>
          <table:table-cell table:number-columns-repeated="57"/>
        </table:table-row>
        <table:table-row table:style-name="ro21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  <table:table-cell office:value-type="string" calcext:value-type="string">
            <text:p>CONSUL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office:value-type="string" calcext:value-type="string">
            <text:p>ask for advice</text:p>
          </table:table-cell>
          <table:table-cell table:number-columns-repeated="57"/>
        </table:table-row>
        <table:table-row table:style-name="ro26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あらが(う)</text:p>
          </table:table-cell>
          <table:table-cell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number-columns-repeated="58"/>
        </table:table-row>
        <table:table-row table:style-name="ro63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number-columns-repeated="58"/>
        </table:table-row>
        <table:table-row table:style-name="ro6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office:value-type="string" calcext:value-type="string">
            <text:p>of a mine</text:p>
          </table:table-cell>
          <table:table-cell table:number-columns-repeated="57"/>
        </table:table-row>
        <table:table-row table:style-name="ro51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  <table:table-cell office:value-type="string" calcext:value-type="string">
            <text:p>WORSHIP</text:p>
            <text:p/>
            <text:p>HUMBLY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おが(む)</text:p>
          </table:table-cell>
          <table:table-cell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number-columns-repeated="58"/>
        </table:table-row>
        <table:table-row table:style-name="ro22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たがや(す)</text:p>
          </table:table-cell>
          <table:table-cell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number-columns-repeated="58"/>
        </table:table-row>
        <table:table-row table:style-name="ro4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  <table:table-cell office:value-type="string" calcext:value-type="string">
            <text:p>WEAR AWAY</text:p>
          </table:table-cell>
          <table:table-cell office:value-type="string" calcext:value-type="string">
            <text:p>モウ</text:p>
            <text:p/>
            <text:p>コウ</text:p>
          </table:table-cell>
          <table:table-cell table:style-name="ce37"/>
          <table:table-cell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number-columns-repeated="58"/>
        </table:table-row>
        <table:table-row table:style-name="ro21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  <table:table-cell office:value-type="string" calcext:value-type="string">
            <text:p>REVERENCE</text:p>
          </table:table-cell>
          <table:table-cell office:value-type="string" calcext:value-type="string">
            <text:p>スウ</text:p>
          </table:table-cell>
          <table:table-cell table:style-name="ce37"/>
          <table:table-cell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number-columns-repeated="58"/>
        </table:table-row>
        <table:table-row table:style-name="ro63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はい</text:p>
          </table:table-cell>
          <table:table-cell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number-columns-repeated="58"/>
        </table:table-row>
        <table:table-row table:style-name="ro29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  <table:table-cell office:value-type="string" calcext:value-type="string">
            <text:p>[CHAR]COAL</text:p>
            <text:p/>
            <text:p>CARBON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number-columns-repeated="58"/>
        </table:table-row>
        <table:table-row table:style-name="ro11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きし</text:p>
          </table:table-cell>
          <table:table-cell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office:value-type="string" calcext:value-type="string">
            <text:p>bank</text:p>
          </table:table-cell>
          <table:table-cell table:number-columns-repeated="57"/>
        </table:table-row>
        <table:table-row table:style-name="ro29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office:value-type="string" calcext:value-type="string">
            <text:p>crag</text:p>
          </table:table-cell>
          <table:table-cell table:number-columns-repeated="57"/>
        </table:table-row>
        <table:table-row table:style-name="ro11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くず(れる)</text:p>
            <text:p/>
            <text:p>-くず(れ)</text:p>
            <text:p/>
            <text:p>くず(す)</text:p>
          </table:table-cell>
          <table:table-cell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number-columns-repeated="58"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ラン*</text:p>
          </table:table-cell>
          <table:table-cell office:value-type="string" calcext:value-type="string">
            <text:p>あらし</text:p>
          </table:table-cell>
          <table:table-cell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number-columns-repeated="58"/>
        </table:table-row>
        <table:table-row table:style-name="ro6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がけ</text:p>
          </table:table-cell>
          <table:table-cell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number-columns-repeated="58"/>
        </table:table-row>
        <table:table-row table:style-name="ro63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  <table:table-cell office:value-type="string" calcext:value-type="string">
            <text:p>SPONSOR</text:p>
            <text:p/>
            <text:p>PRESS FOR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もよお(す)</text:p>
          </table:table-cell>
          <table:table-cell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office:value-type="string" calcext:value-type="string">
            <text:p>hold an event, make happen</text:p>
          </table:table-cell>
          <table:table-cell table:number-columns-repeated="57"/>
        </table:table-row>
        <table:table-row table:style-name="ro16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  <table:table-cell office:value-type="string" calcext:value-type="string">
            <text:p>SCORCH</text:p>
            <text:p/>
            <text:p>BE IMPATIENT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こ(げる)</text:p>
            <text:p/>
            <text:p>こ(がす)</text:p>
            <text:p/>
            <text:p>こ(がれる)</text:p>
            <text:p/>
            <text:p>あせ(る)</text:p>
          </table:table-cell>
          <table:table-cell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number-columns-repeated="58"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number-columns-repeated="58"/>
        </table:table-row>
        <table:table-row table:style-name="ro63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  <table:table-cell office:value-type="string" calcext:value-type="string">
            <text:p>ROUSE UP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る(う)</text:p>
          </table:table-cell>
          <table:table-cell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number-columns-repeated="58"/>
        </table:table-row>
        <table:table-row table:style-name="ro22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ダツ</text:p>
          </table:table-cell>
          <table:table-cell office:value-type="string" calcext:value-type="string">
            <text:p>うば(う)</text:p>
          </table:table-cell>
          <table:table-cell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office:value-type="string" calcext:value-type="string">
            <text:p>seize</text:p>
          </table:table-cell>
          <table:table-cell table:number-columns-repeated="57"/>
        </table:table-row>
        <table:table-row table:style-name="ro15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  <table:table-cell office:value-type="string" calcext:value-type="string">
            <text:p>ONE OF A PAIR</text:p>
            <text:p/>
            <text:p>COUNTER FOR SHIPS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number-columns-repeated="58"/>
        </table:table-row>
        <table:table-row table:style-name="ro63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  <table:table-cell office:value-type="string" calcext:value-type="string">
            <text:p>CATCH GAME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え(る)</text:p>
          </table:table-cell>
          <table:table-cell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number-columns-repeated="58"/>
        </table:table-row>
        <table:table-row table:style-name="ro58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number-columns-repeated="58"/>
        </table:table-row>
        <table:table-row table:style-name="ro63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まも(る)*</text:p>
          </table:table-cell>
          <table:table-cell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number-columns-repeated="58"/>
        </table:table-row>
        <table:table-row table:style-name="ro22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  <table:table-cell office:value-type="string" calcext:value-type="string">
            <text:p>CED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ゆず(る)</text:p>
          </table:table-cell>
          <table:table-cell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office:value-type="string" calcext:value-type="string">
            <text:p>yield</text:p>
          </table:table-cell>
          <table:table-cell table:number-columns-repeated="57"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  <table:table-cell office:value-type="string" calcext:value-type="string">
            <text:p>YOUNG LADY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number-columns-repeated="58"/>
        </table:table-row>
        <table:table-row table:style-name="ro21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かも(す)</text:p>
          </table:table-cell>
          <table:table-cell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number-columns-repeated="58"/>
        </table:table-row>
        <table:table-row table:style-name="ro14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  <table:table-cell office:value-type="string" calcext:value-type="string">
            <text:p>ARABLE SOIL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number-columns-repeated="58"/>
        </table:table-row>
        <table:table-row table:style-name="ro51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こわ(す)</text:p>
            <text:p/>
            <text:p>こわ(れる)</text:p>
          </table:table-cell>
          <table:table-cell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number-columns-repeated="58"/>
        </table:table-row>
        <table:table-row table:style-name="ro26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  <table:table-cell office:value-type="string" calcext:value-type="string">
            <text:p>BOSOM</text:p>
            <text:p/>
            <text:p>LONG FOR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ふところ</text:p>
            <text:p/>
            <text:p>なつ(かしい)</text:p>
            <text:p/>
            <text:p>なつ(かしむ)</text:p>
            <text:p/>
            <text:p>なつ(く)</text:p>
            <text:p/>
            <text:p>なつ(ける)</text:p>
          </table:table-cell>
          <table:table-cell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office:value-type="string" calcext:value-type="string">
            <text:p>embosom</text:p>
          </table:table-cell>
          <table:table-cell table:number-columns-repeated="57"/>
        </table:table-row>
        <table:table-row table:style-name="ro6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  <table:table-cell office:value-type="string" calcext:value-type="string">
            <text:p>VIRTUE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number-columns-repeated="58"/>
        </table:table-row>
        <table:table-row table:style-name="ro9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(く)</text:p>
          </table:table-cell>
          <table:table-cell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number-columns-repeated="58"/>
        </table:table-row>
        <table:table-row table:style-name="ro10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は(じる)</text:p>
            <text:p/>
            <text:p>は(じらう)</text:p>
            <text:p/>
            <text:p>は(ずかしい)</text:p>
            <text:p/>
            <text:p>はじ</text:p>
          </table:table-cell>
          <table:table-cell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number-columns-repeated="58"/>
        </table:table-row>
        <table:table-row table:style-name="ro3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  <table:table-cell office:value-type="string" calcext:value-type="string">
            <text:p>SHY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number-columns-repeated="58"/>
        </table:table-row>
        <table:table-row table:style-name="ro8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  <table:table-cell office:value-type="string" calcext:value-type="string">
            <text:p>RANK OF NOBILITY</text:p>
          </table:table-cell>
          <table:table-cell office:value-type="string" calcext:value-type="string">
            <text:p>シャク</text:p>
          </table:table-cell>
          <table:table-cell table:style-name="ce37"/>
          <table:table-cell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number-columns-repeated="58"/>
        </table:table-row>
        <table:table-row table:style-name="ro21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  <table:table-cell office:value-type="string" calcext:value-type="string">
            <text:p>FEUDAL LORD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number-columns-repeated="58"/>
        </table:table-row>
        <table:table-row table:style-name="ro29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のど</text:p>
          </table:table-cell>
          <table:table-cell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number-columns-repeated="58"/>
        </table:table-row>
        <table:table-row table:style-name="ro9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  <table:table-cell office:value-type="string" calcext:value-type="string">
            <text:p>SEASON</text:p>
            <text:p/>
            <text:p>SEASONAL WEATHER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そうろう</text:p>
          </table:table-cell>
          <table:table-cell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office:value-type="string" calcext:value-type="string">
            <text:p>sign</text:p>
          </table:table-cell>
          <table:table-cell table:number-columns-repeated="57"/>
        </table:table-row>
        <table:table-row table:style-name="ro22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  <table:table-cell office:value-type="string" calcext:value-type="string">
            <text:p>CULTIVATE [oneself]</text:p>
            <text:p/>
            <text:p>REPAIR</text:p>
          </table:table-cell>
          <table:table-cell office:value-type="string" calcext:value-type="string">
            <text:p>シュウ</text:p>
            <text:p/>
            <text:p>シュ</text:p>
          </table:table-cell>
          <table:table-cell office:value-type="string" calcext:value-type="string">
            <text:p>おさ(める)</text:p>
            <text:p/>
            <text:p>おさ(まる)</text:p>
          </table:table-cell>
          <table:table-cell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office:value-type="string" calcext:value-type="string">
            <text:p>study</text:p>
          </table:table-cell>
          <table:table-cell table:number-columns-repeated="57"/>
        </table:table-row>
        <table:table-row table:style-name="ro21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  <table:table-cell office:value-type="string" calcext:value-type="string">
            <text:p>LEISURELY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office:value-type="string" calcext:value-type="string">
            <text:p>serene</text:p>
          </table:table-cell>
          <table:table-cell table:number-columns-repeated="57"/>
        </table:table-row>
        <table:table-row table:style-name="ro29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ゼ</text:p>
          </table:table-cell>
          <table:table-cell office:value-type="string" calcext:value-type="string">
            <text:p>これ*</text:p>
          </table:table-cell>
          <table:table-cell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office:value-type="string" calcext:value-type="string">
            <text:p>correct</text:p>
          </table:table-cell>
          <table:table-cell table:number-columns-repeated="57"/>
        </table:table-row>
        <table:table-row table:style-name="ro10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  <table:table-cell office:value-type="string" calcext:value-type="string">
            <text:p>PRESENT</text:p>
            <text:p/>
            <text:p>CARRY IN HAND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さ(げる)</text:p>
          </table:table-cell>
          <table:table-cell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63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つつみ</text:p>
          </table:table-cell>
          <table:table-cell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number-columns-repeated="58"/>
        </table:table-row>
        <table:table-row table:style-name="ro22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  <table:table-cell office:value-type="string" calcext:value-type="string">
            <text:p>HEADING</text:p>
            <text:p/>
            <text:p>TOPIC</text:p>
            <text:p/>
            <text:p>PROBLEM</text:p>
          </table:table-cell>
          <table:table-cell office:value-type="string" calcext:value-type="string">
            <text:p>ダイ</text:p>
          </table:table-cell>
          <table:table-cell table:style-name="ce37"/>
          <table:table-cell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office:value-type="string" calcext:value-type="string">
            <text:p>headline ・ question</text:p>
          </table:table-cell>
          <table:table-cell table:number-columns-repeated="57"/>
        </table:table-row>
        <table:table-row table:style-name="ro21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さじ</text:p>
          </table:table-cell>
          <table:table-cell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number-columns-repeated="58"/>
        </table:table-row>
        <table:table-row table:style-name="ro63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おか(す)</text:p>
          </table:table-cell>
          <table:table-cell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office:value-type="string" calcext:value-type="string">
            <text:p>defy</text:p>
          </table:table-cell>
          <table:table-cell table:number-columns-repeated="57"/>
        </table:table-row>
        <table:table-row table:style-name="ro14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  <table:table-cell office:value-type="string" calcext:value-type="string">
            <text:p>PROSPERING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office:value-type="string" calcext:value-type="string">
            <text:p>clear, bright</text:p>
          </table:table-cell>
          <table:table-cell table:number-columns-repeated="57"/>
        </table:table-row>
        <table:table-row table:style-name="ro10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とな(える)</text:p>
          </table:table-cell>
          <table:table-cell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office:value-type="string" calcext:value-type="string">
            <text:p>intone, chant</text:p>
          </table:table-cell>
          <table:table-cell table:number-columns-repeated="57"/>
        </table:table-row>
        <table:table-row table:style-name="ro3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number-columns-repeated="58"/>
        </table:table-row>
        <table:table-row table:style-name="ro11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  <table:table-cell office:value-type="string" calcext:value-type="string">
            <text:p>HEADGEAR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number-columns-repeated="58"/>
        </table:table-row>
        <table:table-row table:style-name="ro22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office:value-type="string" calcext:value-type="string">
            <text:p>building, ridgepole</text:p>
          </table:table-cell>
          <table:table-cell table:number-columns-repeated="57"/>
        </table:table-row>
        <table:table-row table:style-name="ro29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こお(る)</text:p>
            <text:p/>
            <text:p>こご(える)</text:p>
          </table:table-cell>
          <table:table-cell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number-columns-repeated="58"/>
        </table:table-row>
        <table:table-row table:style-name="ro63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ヒョウ</text:p>
          </table:table-cell>
          <table:table-cell office:value-type="string" calcext:value-type="string">
            <text:p>こおり</text:p>
            <text:p/>
            <text:p>ひ</text:p>
          </table:table-cell>
          <table:table-cell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number-columns-repeated="58"/>
        </table:table-row>
        <table:table-row table:style-name="ro11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なが(い)</text:p>
          </table:table-cell>
          <table:table-cell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office:value-type="string" calcext:value-type="string">
            <text:p>long</text:p>
          </table:table-cell>
          <table:table-cell table:number-columns-repeated="57"/>
        </table:table-row>
        <table:table-row table:style-name="ro63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およ(ぐ)</text:p>
          </table:table-cell>
          <table:table-cell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number-columns-repeated="58"/>
        </table:table-row>
        <table:table-row table:style-name="ro29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  <table:table-cell office:value-type="string" calcext:value-type="string">
            <text:p>RECITE POETRY</text:p>
          </table:table-cell>
          <table:table-cell office:value-type="string" calcext:value-type="string">
            <text:p>エイ</text:p>
          </table:table-cell>
          <table:table-cell office:value-type="string" calcext:value-type="string">
            <text:p>よ(む)</text:p>
          </table:table-cell>
          <table:table-cell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office:value-type="string" calcext:value-type="string">
            <text:p>compose …</text:p>
          </table:table-cell>
          <table:table-cell table:number-columns-repeated="57"/>
        </table:table-row>
        <table:table-row table:style-name="ro63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ふだ</text:p>
          </table:table-cell>
          <table:table-cell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office:value-type="string" calcext:value-type="string">
            <text:p>label</text:p>
          </table:table-cell>
          <table:table-cell table:number-columns-repeated="57"/>
        </table:table-row>
        <table:table-row table:style-name="ro51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  <table:table-cell office:value-type="string" calcext:value-type="string">
            <text:p>COUNTER FOR FLAT THINGS</text:p>
          </table:table-cell>
          <table:table-cell office:value-type="string" calcext:value-type="string">
            <text:p>マイ</text:p>
          </table:table-cell>
          <table:table-cell table:style-name="ce37"/>
          <table:table-cell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number-columns-repeated="58"/>
        </table:table-row>
        <table:table-row table:style-name="ro22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ハイ</text:p>
          </table:table-cell>
          <table:table-cell office:value-type="string" calcext:value-type="string">
            <text:p>さかずき</text:p>
          </table:table-cell>
          <table:table-cell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number-columns-repeated="58"/>
        </table:table-row>
        <table:table-row table:style-name="ro3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number-columns-repeated="58"/>
        </table:table-row>
        <table:table-row table:style-name="ro16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  <table:table-cell office:value-type="string" calcext:value-type="string">
            <text:p>BREAK (OFF)</text:p>
            <text:p/>
            <text:p>FOLD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お(る)</text:p>
            <text:p/>
            <text:p>(-)お(り)</text:p>
            <text:p/>
            <text:p>お(れる)</text:p>
            <text:p/>
            <text:p>おり</text:p>
          </table:table-cell>
          <table:table-cell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office:value-type="string" calcext:value-type="string">
            <text:p>bend</text:p>
          </table:table-cell>
          <table:table-cell table:number-columns-repeated="57"/>
        </table:table-row>
        <table:table-row table:style-name="ro6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  <table:table-cell office:value-type="string" calcext:value-type="string">
            <text:p>SPRAIN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くじ(く)*</text:p>
            <text:p/>
            <text:p>くじ(ける)*</text:p>
          </table:table-cell>
          <table:table-cell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office:value-type="string" calcext:value-type="string">
            <text:p>break</text:p>
          </table:table-cell>
          <table:table-cell table:number-columns-repeated="57"/>
        </table:table-row>
        <table:table-row table:style-name="ro5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ひね(る)*</text:p>
            <text:p/>
            <text:p>ひね(くる)*</text:p>
          </table:table-cell>
          <table:table-cell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number-columns-repeated="58"/>
        </table:table-row>
        <table:table-row table:style-name="ro63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ちか(う)</text:p>
          </table:table-cell>
          <table:table-cell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office:value-type="string" calcext:value-type="string">
            <text:p>vow</text:p>
          </table:table-cell>
          <table:table-cell table:number-columns-repeated="57"/>
        </table:table-row>
        <table:table-row table:style-name="ro8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  <table:table-cell office:value-type="string" calcext:value-type="string">
            <text:p>DEPART THIS LIFE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い(く)</text:p>
            <text:p/>
            <text:p>ゆ(く)</text:p>
          </table:table-cell>
          <table:table-cell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number-columns-repeated="58"/>
        </table:table-row>
        <table:table-row table:style-name="ro6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  <table:table-cell office:value-type="string" calcext:value-type="string">
            <text:p>WISE</text:p>
            <text:p/>
            <text:p>PHILOSOPHY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number-columns-repeated="58"/>
        </table:table-row>
        <table:table-row table:style-name="ro16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き(る)</text:p>
          </table:table-cell>
          <table:table-cell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office:value-type="string" calcext:value-type="string">
            <text:p>with a blade: cut down</text:p>
          </table:table-cell>
          <table:table-cell table:number-columns-repeated="57"/>
        </table:table-row>
        <table:table-row table:style-name="ro15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GRADUALLY</text:p>
          </table:table-cell>
          <table:table-cell office:value-type="string" calcext:value-type="string">
            <text:p>ゼン</text:p>
          </table:table-cell>
          <table:table-cell table:style-name="ce37"/>
          <table:table-cell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number-columns-repeated="58"/>
        </table:table-row>
        <table:table-row table:style-name="ro3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  <table:table-cell office:value-type="string" calcext:value-type="string">
            <text:p>SHORT WHILE</text:p>
          </table:table-cell>
          <table:table-cell office:value-type="string" calcext:value-type="string">
            <text:p>ザン</text:p>
          </table:table-cell>
          <table:table-cell office:value-type="string" calcext:value-type="string">
            <text:p>しばら(く)*</text:p>
          </table:table-cell>
          <table:table-cell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number-columns-repeated="58"/>
        </table:table-row>
        <table:table-row table:style-name="ro15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  <table:table-cell office:value-type="string" calcext:value-type="string">
            <text:p>EXPEL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number-columns-repeated="58"/>
        </table:table-row>
        <table:table-row table:style-name="ro16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  <table:table-cell office:value-type="string" calcext:value-type="string">
            <text:p>APPEAL TO</text:p>
            <text:p/>
            <text:p>SU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うった(える)</text:p>
          </table:table-cell>
          <table:table-cell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office:value-type="string" calcext:value-type="string">
            <text:p>complain</text:p>
          </table:table-cell>
          <table:table-cell table:number-columns-repeated="57"/>
        </table:table-row>
        <table:table-row table:style-name="ro3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LITIGAT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number-columns-repeated="58"/>
        </table:table-row>
        <table:table-row table:style-name="ro16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  <table:table-cell office:value-type="string" calcext:value-type="string">
            <text:p>STUDY EXHAUSTIVELY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</table:table-cell>
          <table:table-cell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number-columns-repeated="58"/>
        </table:table-row>
        <table:table-row table:style-name="ro10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  <table:table-cell office:value-type="string" calcext:value-type="string">
            <text:p>PUSHED TO THE LIMIT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number-columns-repeated="58"/>
        </table:table-row>
        <table:table-row table:style-name="ro16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  <table:table-cell office:value-type="string" calcext:value-type="string">
            <text:p>EXTREME</text:p>
            <text:p/>
            <text:p>POLE</text:p>
          </table:table-cell>
          <table:table-cell office:value-type="string" calcext:value-type="string">
            <text:p>キョク</text:p>
            <text:p/>
            <text:p>ゴク</text:p>
          </table:table-cell>
          <table:table-cell office:value-type="string" calcext:value-type="string">
            <text:p>きわ(める)</text:p>
            <text:p/>
            <text:p>きわ(まる)</text:p>
            <text:p/>
            <text:p>きわ(まり)</text:p>
            <text:p/>
            <text:p>きわ(み)</text:p>
          </table:table-cell>
          <table:table-cell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number-columns-repeated="58"/>
        </table:table-row>
        <table:table-row table:style-name="ro63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はこ*</text:p>
          </table:table-cell>
          <table:table-cell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number-columns-repeated="58"/>
        </table:table-row>
        <table:table-row table:style-name="ro10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  <table:table-cell office:value-type="string" calcext:value-type="string">
            <text:p>PROBE</text:p>
            <text:p/>
            <text:p>LOOK FOR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さぐ(る)</text:p>
            <text:p/>
            <text:p>さが(す)</text:p>
          </table:table-cell>
          <table:table-cell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office:value-type="string" calcext:value-type="string">
            <text:p>explore</text:p>
          </table:table-cell>
          <table:table-cell table:number-columns-repeated="57"/>
        </table:table-row>
        <table:table-row table:style-name="ro22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ふか(い)</text:p>
            <text:p/>
            <text:p>-ぶか(い)</text:p>
            <text:p/>
            <text:p>ふか(まる)</text:p>
            <text:p/>
            <text:p>ふか(める)</text:p>
          </table:table-cell>
          <table:table-cell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number-columns-repeated="58"/>
        </table:table-row>
        <table:table-row table:style-name="ro15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リツ</text:p>
          </table:table-cell>
          <table:table-cell table:style-name="ce37"/>
          <table:table-cell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office:value-type="string" calcext:value-type="string">
            <text:p>… with fear, shudder</text:p>
          </table:table-cell>
          <table:table-cell table:number-columns-repeated="57"/>
        </table:table-row>
        <table:table-row table:style-name="ro58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グ</text:p>
          </table:table-cell>
          <table:table-cell table:style-name="ce37"/>
          <table:table-cell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number-columns-repeated="58"/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  <table:table-cell office:value-type="string" calcext:value-type="string">
            <text:p>PRUD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office:value-type="string" calcext:value-type="string">
            <text:p>discreet</text:p>
          </table:table-cell>
          <table:table-cell table:number-columns-repeated="57"/>
        </table:table-row>
        <table:table-row table:style-name="ro16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  <table:table-cell office:value-type="string" calcext:value-type="string">
            <text:p>QUELL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しず(める)</text:p>
            <text:p/>
            <text:p>しず(まる)</text:p>
          </table:table-cell>
          <table:table-cell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office:value-type="string" calcext:value-type="string">
            <text:p>appease</text:p>
          </table:table-cell>
          <table:table-cell table:number-columns-repeated="57"/>
        </table:table-row>
        <table:table-row table:style-name="ro5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  <table:table-cell office:value-type="string" calcext:value-type="string">
            <text:p>FILL [in]</text:p>
          </table:table-cell>
          <table:table-cell office:value-type="string" calcext:value-type="string">
            <text:p>テン</text:p>
          </table:table-cell>
          <table:table-cell table:style-name="ce37"/>
          <table:table-cell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number-columns-repeated="58"/>
        </table:table-row>
        <table:table-row table:style-name="ro6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number-columns-repeated="58"/>
        </table:table-row>
        <table:table-row table:style-name="ro29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シュウ</text:p>
          </table:table-cell>
          <table:table-cell table:style-name="ce37"/>
          <table:table-cell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number-columns-repeated="58"/>
        </table:table-row>
        <table:table-row table:style-name="ro51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BE IN TROUBLE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こま(る)</text:p>
          </table:table-cell>
          <table:table-cell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number-columns-repeated="58"/>
        </table:table-row>
        <table:table-row table:style-name="ro58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office:value-type="string" calcext:value-type="string">
            <text:p>bale</text:p>
          </table:table-cell>
          <table:table-cell table:number-columns-repeated="57"/>
        </table:table-row>
        <table:table-row table:style-name="ro29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よ(る)</text:p>
          </table:table-cell>
          <table:table-cell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number-columns-repeated="58"/>
        </table:table-row>
        <table:table-row table:style-name="ro8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number-columns-repeated="58"/>
        </table:table-row>
        <table:table-row table:style-name="ro58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  <table:table-cell office:value-type="string" calcext:value-type="string">
            <text:p>THROAT</text:p>
          </table:table-cell>
          <table:table-cell office:value-type="string" calcext:value-type="string">
            <text:p>イン</text:p>
          </table:table-cell>
          <table:table-cell table:style-name="ce37"/>
          <table:table-cell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number-columns-repeated="58"/>
        </table:table-row>
        <table:table-row table:style-name="ro22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  <table:table-cell office:value-type="string" calcext:value-type="string">
            <text:p>GRACE</text:p>
            <text:p/>
            <text:p>DEBT OF GRATITUDE</text:p>
          </table:table-cell>
          <table:table-cell office:value-type="string" calcext:value-type="string">
            <text:p>オン</text:p>
          </table:table-cell>
          <table:table-cell table:style-name="ce37"/>
          <table:table-cell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office:value-type="string" calcext:value-type="string">
            <text:p>favor</text:p>
          </table:table-cell>
          <table:table-cell table:number-columns-repeated="57"/>
        </table:table-row>
        <table:table-row table:style-name="ro9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office:value-type="string" calcext:value-type="string">
            <text:p>germ, fungus</text:p>
          </table:table-cell>
          <table:table-cell table:number-columns-repeated="57"/>
        </table:table-row>
        <table:table-row table:style-name="ro22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[ancient] CHINESE</text:p>
            <text:p/>
            <text:p>FELLOW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office:value-type="string" calcext:value-type="string">
            <text:p>Han dynasty ・ man</text:p>
          </table:table-cell>
          <table:table-cell table:number-columns-repeated="57"/>
        </table:table-row>
        <table:table-row table:style-name="ro16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なげ(く)</text:p>
            <text:p/>
            <text:p>なげ(かわしい)</text:p>
          </table:table-cell>
          <table:table-cell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office:value-type="string" calcext:value-type="string">
            <text:p>lament</text:p>
          </table:table-cell>
          <table:table-cell table:number-columns-repeated="57"/>
        </table:table-row>
        <table:table-row table:style-name="ro26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キン</text:p>
            <text:p/>
            <text:p>ゴン</text:p>
          </table:table-cell>
          <table:table-cell office:value-type="string" calcext:value-type="string">
            <text:p>つと(まる)</text:p>
            <text:p/>
            <text:p>つと(める)</text:p>
            <text:p/>
            <text:p>-づと(め)</text:p>
          </table:table-cell>
          <table:table-cell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office:value-type="string" calcext:value-type="string">
            <text:p>work, employment</text:p>
          </table:table-cell>
          <table:table-cell table:number-columns-repeated="57"/>
        </table:table-row>
        <table:table-row table:style-name="ro16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  <table:table-cell office:value-type="string" calcext:value-type="string">
            <text:p>RESPECTFULLY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つつし(む)</text:p>
          </table:table-cell>
          <table:table-cell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office:value-type="string" calcext:value-type="string">
            <text:p>carefully</text:p>
          </table:table-cell>
          <table:table-cell table:number-columns-repeated="57"/>
        </table:table-row>
        <table:table-row table:style-name="ro21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わず(か)</text:p>
          </table:table-cell>
          <table:table-cell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office:value-type="string" calcext:value-type="string">
            <text:p>little</text:p>
          </table:table-cell>
          <table:table-cell table:number-columns-repeated="57"/>
        </table:table-row>
        <table:table-row table:style-name="ro11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  <table:table-cell office:value-type="string" calcext:value-type="string">
            <text:p>SEARCH FOR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number-columns-repeated="58"/>
        </table:table-row>
        <table:table-row table:style-name="ro29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ひ(く)</text:p>
          </table:table-cell>
          <table:table-cell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number-columns-repeated="58"/>
        </table:table-row>
        <table:table-row table:style-name="ro14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  <table:table-cell office:value-type="string" calcext:value-type="string">
            <text:p>PRISON</text:p>
            <text:p/>
            <text:p>HARDNESS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牢獄 ・ ろうごく ・ prison, jail</text:p>
            <text:p/>
            <text:p>堅牢 ・ けんろう ・ solid</text:p>
          </table:table-cell>
          <table:table-cell table:number-columns-repeated="58"/>
        </table:table-row>
        <table:table-row table:style-name="ro5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  <table:table-cell office:value-type="string" calcext:value-type="string">
            <text:p>ENLIGHTEN</text:p>
            <text:p/>
            <text:p>ADDRESS RESPECTFULLY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number-columns-repeated="58"/>
        </table:table-row>
        <table:table-row table:style-name="ro5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  <table:table-cell office:value-type="string" calcext:value-type="string">
            <text:p>MANIFOLD</text:p>
          </table:table-cell>
          <table:table-cell office:value-type="string" calcext:value-type="string">
            <text:p>ショ</text:p>
          </table:table-cell>
          <table:table-cell table:style-name="ce37"/>
          <table:table-cell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number-columns-repeated="58"/>
        </table:table-row>
        <table:table-row table:style-name="ro63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シャ</text:p>
          </table:table-cell>
          <table:table-cell office:value-type="string" calcext:value-type="string">
            <text:p>さえぎ(る)</text:p>
          </table:table-cell>
          <table:table-cell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office:value-type="string" calcext:value-type="string">
            <text:p>cut off</text:p>
          </table:table-cell>
          <table:table-cell table:number-columns-repeated="57"/>
        </table:table-row>
        <table:table-row table:style-name="ro22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ばめ</text:p>
          </table:table-cell>
          <table:table-cell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office:value-type="string" calcext:value-type="string">
            <text:p>martin</text:p>
          </table:table-cell>
          <table:table-cell table:number-columns-repeated="57"/>
        </table:table-row>
        <table:table-row table:style-name="ro29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  <table:table-cell office:value-type="string" calcext:value-type="string">
            <text:p>SPARROW</text:p>
            <text:p/>
            <text:p>MAHJONG</text:p>
          </table:table-cell>
          <table:table-cell office:value-type="string" calcext:value-type="string">
            <text:p>ジャク</text:p>
            <text:p/>
            <text:p>ジャン</text:p>
          </table:table-cell>
          <table:table-cell office:value-type="string" calcext:value-type="string">
            <text:p>すずめ</text:p>
          </table:table-cell>
          <table:table-cell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number-columns-repeated="58"/>
        </table:table-row>
        <table:table-row table:style-name="ro11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レツ</text:p>
          </table:table-cell>
          <table:table-cell office:value-type="string" calcext:value-type="string">
            <text:p>おと(る)</text:p>
          </table:table-cell>
          <table:table-cell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number-columns-repeated="58"/>
        </table:table-row>
        <table:table-row table:style-name="ro21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office:value-type="string" calcext:value-type="string">
            <text:p>select</text:p>
          </table:table-cell>
          <table:table-cell table:number-columns-repeated="57"/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ビョウ</text:p>
          </table:table-cell>
          <table:table-cell table:style-name="ce37"/>
          <table:table-cell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number-columns-repeated="58"/>
        </table:table-row>
        <table:table-row table:style-name="ro26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  <table:table-cell office:value-type="string" calcext:value-type="string">
            <text:p>MARVELOUS</text:p>
          </table:table-cell>
          <table:table-cell office:value-type="string" calcext:value-type="string">
            <text:p>ミョウ</text:p>
          </table:table-cell>
          <table:table-cell office:value-type="string" calcext:value-type="string">
            <text:p>たえ*</text:p>
          </table:table-cell>
          <table:table-cell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office:value-type="string" calcext:value-type="string">
            <text:p>wonderful, strange</text:p>
          </table:table-cell>
          <table:table-cell table:number-columns-repeated="57"/>
        </table:table-row>
        <table:table-row table:style-name="ro15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すな*</text:p>
          </table:table-cell>
          <table:table-cell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number-columns-repeated="58"/>
        </table:table-row>
        <table:table-row table:style-name="ro5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  <table:table-cell office:value-type="string" calcext:value-type="string">
            <text:p>SIFT OUT</text:p>
          </table:table-cell>
          <table:table-cell office:value-type="string" calcext:value-type="string">
            <text:p>タ</text:p>
          </table:table-cell>
          <table:table-cell table:style-name="ce37"/>
          <table:table-cell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number-columns-repeated="58"/>
        </table:table-row>
        <table:table-row table:style-name="ro16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い(る)</text:p>
          </table:table-cell>
          <table:table-cell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office:value-type="string" calcext:value-type="string">
            <text:p>decoct; roast</text:p>
          </table:table-cell>
          <table:table-cell table:number-columns-repeated="57"/>
        </table:table-row>
        <table:table-row table:style-name="ro3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  <table:table-cell office:value-type="string" calcext:value-type="string">
            <text:p>ROAST</text:p>
          </table:table-cell>
          <table:table-cell office:value-type="string" calcext:value-type="string">
            <text:p>ショウ</text:p>
            <text:p/>
            <text:p>ソウ</text:p>
          </table:table-cell>
          <table:table-cell office:value-type="string" calcext:value-type="string">
            <text:p>い(る)</text:p>
            <text:p/>
            <text:p>いた(める)</text:p>
          </table:table-cell>
          <table:table-cell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office:value-type="string" calcext:value-type="string">
            <text:p>parch</text:p>
          </table:table-cell>
          <table:table-cell table:number-columns-repeated="57"/>
        </table:table-row>
        <table:table-row table:style-name="ro16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た(く)</text:p>
            <text:p/>
            <text:p>-だ(き)</text:p>
          </table:table-cell>
          <table:table-cell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number-columns-repeated="58"/>
        </table:table-row>
        <table:table-row table:style-name="ro63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た(く)</text:p>
          </table:table-cell>
          <table:table-cell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office:value-type="string" calcext:value-type="string">
            <text:p>build a fire, burn</text:p>
          </table:table-cell>
          <table:table-cell table:number-columns-repeated="57"/>
        </table:table-row>
        <table:table-row table:style-name="ro5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  <table:table-cell office:value-type="string" calcext:value-type="string">
            <text:p>FIREWOOD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たきぎ</text:p>
            <text:p/>
            <text:p>まき*</text:p>
          </table:table-cell>
          <table:table-cell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number-columns-repeated="58"/>
        </table:table-row>
        <table:table-row table:style-name="ro4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ナイ</text:p>
            <text:p/>
            <text:p>ダイ</text:p>
          </table:table-cell>
          <table:table-cell office:value-type="string" calcext:value-type="string">
            <text:p>の</text:p>
            <text:p/>
            <text:p>すなわ(ち)</text:p>
          </table:table-cell>
          <table:table-cell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number-columns-repeated="58"/>
        </table:table-row>
        <table:table-row table:style-name="ro7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POSSESSIVE PARTIC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の</text:p>
            <text:p/>
            <text:p>これ</text:p>
          </table:table-cell>
          <table:table-cell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number-columns-repeated="58"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こ(れ)</text:p>
            <text:p/>
            <text:p>こ(の)</text:p>
          </table:table-cell>
          <table:table-cell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number-columns-repeated="58"/>
        </table:table-row>
        <table:table-row table:style-name="ro16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そ(れ)</text:p>
            <text:p/>
            <text:p>そ(の)</text:p>
          </table:table-cell>
          <table:table-cell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number-columns-repeated="58"/>
        </table:table-row>
        <table:table-row table:style-name="ro22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  <table:table-cell office:value-type="string" calcext:value-type="string">
            <text:p>SCANTY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とぼ(しい)</text:p>
          </table:table-cell>
          <table:table-cell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office:value-type="string" calcext:value-type="string">
            <text:p>poor</text:p>
          </table:table-cell>
          <table:table-cell table:number-columns-repeated="57"/>
        </table:table-row>
        <table:table-row table:style-name="ro4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  <table:table-cell office:value-type="string" calcext:value-type="string">
            <text:p>LAWN GRASS</text:p>
          </table:table-cell>
          <table:table-cell/>
          <table:table-cell office:value-type="string" calcext:value-type="string">
            <text:p>しば</text:p>
          </table:table-cell>
          <table:table-cell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number-columns-repeated="58"/>
        </table:table-row>
        <table:table-row table:style-name="ro26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  <table:table-cell office:value-type="string" calcext:value-type="string">
            <text:p>REACH TO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およ(ぶ)</text:p>
            <text:p/>
            <text:p>およ(び)</text:p>
            <text:p/>
            <text:p>および</text:p>
            <text:p/>
            <text:p>およ(ぼす)</text:p>
          </table:table-cell>
          <table:table-cell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office:value-type="string" calcext:value-type="string">
            <text:p>extend to; be equal to; as well as, and</text:p>
          </table:table-cell>
          <table:table-cell table:number-columns-repeated="57"/>
        </table:table-row>
        <table:table-row table:style-name="ro51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あつか(う)</text:p>
            <text:p/>
            <text:p>あつか(い)</text:p>
          </table:table-cell>
          <table:table-cell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office:value-type="string" calcext:value-type="string">
            <text:p>treat</text:p>
          </table:table-cell>
          <table:table-cell table:number-columns-repeated="57"/>
        </table:table-row>
        <table:table-row table:style-name="ro9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キュウ</text:p>
          </table:table-cell>
          <table:table-cell table:style-name="ce37"/>
          <table:table-cell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office:value-type="string" calcext:value-type="string">
            <text:p>rank</text:p>
          </table:table-cell>
          <table:table-cell table:number-columns-repeated="57"/>
        </table:table-row>
        <table:table-row table:style-name="ro16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  <table:table-cell office:value-type="string" calcext:value-type="string">
            <text:p>SUCK</text:p>
            <text:p/>
            <text:p>BREATHE I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す(う)</text:p>
          </table:table-cell>
          <table:table-cell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number-columns-repeated="58"/>
        </table:table-row>
        <table:table-row table:style-name="ro16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office:value-type="string" calcext:value-type="string">
            <text:p>breathe out</text:p>
          </table:table-cell>
          <table:table-cell table:number-columns-repeated="57"/>
        </table:table-row>
        <table:table-row table:style-name="ro22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よ(ぶ)</text:p>
          </table:table-cell>
          <table:table-cell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office:value-type="string" calcext:value-type="string">
            <text:p>send for</text:p>
          </table:table-cell>
          <table:table-cell table:number-columns-repeated="57"/>
        </table:table-row>
        <table:table-row table:style-name="ro16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  <table:table-cell office:value-type="string" calcext:value-type="string">
            <text:p>SPEW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office:value-type="string" calcext:value-type="string">
            <text:p>vomit</text:p>
          </table:table-cell>
          <table:table-cell table:number-columns-repeated="57"/>
        </table:table-row>
        <table:table-row table:style-name="ro29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  <table:table-cell office:value-type="string" calcext:value-type="string">
            <text:p>BE FULFILLED</text:p>
          </table:table-cell>
          <table:table-cell office:value-type="string" calcext:value-type="string">
            <text:p>キョウ</text:p>
            <text:p/>
            <text:p>ギョウ</text:p>
          </table:table-cell>
          <table:table-cell office:value-type="string" calcext:value-type="string">
            <text:p>かな(う)</text:p>
            <text:p/>
            <text:p>かな(える)</text:p>
          </table:table-cell>
          <table:table-cell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office:value-type="string" calcext:value-type="string">
            <text:p>fulfill, grant</text:p>
          </table:table-cell>
          <table:table-cell table:number-columns-repeated="57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  <table:table-cell office:value-type="string" calcext:value-type="string">
            <text:p>SCOLD</text:p>
          </table:table-cell>
          <table:table-cell office:value-type="string" calcext:value-type="string">
            <text:p>シツ</text:p>
          </table:table-cell>
          <table:table-cell office:value-type="string" calcext:value-type="string">
            <text:p>しか(る)</text:p>
          </table:table-cell>
          <table:table-cell table:style-name="ce38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number-columns-repeated="58"/>
        </table:table-row>
        <table:table-row table:style-name="ro9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さけ(ぶ)</text:p>
          </table:table-cell>
          <table:table-cell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number-columns-repeated="58"/>
        </table:table-row>
        <table:table-row table:style-name="ro3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  <table:table-cell office:value-type="string" calcext:value-type="string">
            <text:p>RECITE</text:p>
          </table:table-cell>
          <table:table-cell office:value-type="string" calcext:value-type="string">
            <text:p>ギン</text:p>
          </table:table-cell>
          <table:table-cell table:style-name="ce37"/>
          <table:table-cell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number-columns-repeated="58"/>
        </table:table-row>
        <table:table-row table:style-name="ro26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ふく(む)</text:p>
            <text:p/>
            <text:p>ふく(める)</text:p>
          </table:table-cell>
          <table:table-cell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office:value-type="string" calcext:value-type="string">
            <text:p>include</text:p>
          </table:table-cell>
          <table:table-cell table:number-columns-repeated="57"/>
        </table:table-row>
        <table:table-row table:style-name="ro63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  <table:table-cell office:value-type="string" calcext:value-type="string">
            <text:p>JAPANESE ZITHER</text:p>
          </table:table-cell>
          <table:table-cell office:value-type="string" calcext:value-type="string">
            <text:p>キン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office:value-type="string" calcext:value-type="string">
            <text:p>orig. for Chinese guqin, 7-stringed</text:p>
          </table:table-cell>
          <table:table-cell table:number-columns-repeated="57"/>
        </table:table-row>
        <table:table-row table:style-name="ro11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  <table:table-cell office:value-type="string" calcext:value-type="string">
            <text:p>PERPLEXE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まよ(う)</text:p>
          </table:table-cell>
          <table:table-cell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office:value-type="string" calcext:value-type="string">
            <text:p>lost</text:p>
          </table:table-cell>
          <table:table-cell table:number-columns-repeated="57"/>
        </table:table-row>
        <table:table-row table:style-name="ro11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  <table:table-cell office:value-type="string" calcext:value-type="string">
            <text:p>RIDDLE</text:p>
          </table:table-cell>
          <table:table-cell/>
          <table:table-cell office:value-type="string" calcext:value-type="string">
            <text:p>なぞ</text:p>
          </table:table-cell>
          <table:table-cell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office:value-type="string" calcext:value-type="string">
            <text:p>enigma</text:p>
          </table:table-cell>
          <table:table-cell table:number-columns-repeated="57"/>
        </table:table-row>
        <table:table-row table:style-name="ro10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さか</text:p>
            <text:p/>
            <text:p>さか(さ)</text:p>
            <text:p/>
            <text:p>さか(らう)</text:p>
          </table:table-cell>
          <table:table-cell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office:value-type="string" calcext:value-type="string">
            <text:p>contrary</text:p>
          </table:table-cell>
          <table:table-cell table:number-columns-repeated="57"/>
        </table:table-row>
        <table:table-row table:style-name="ro6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  <table:table-cell office:value-type="string" calcext:value-type="string">
            <text:p>GO BACK IN TIME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さかのぼ(る)</text:p>
          </table:table-cell>
          <table:table-cell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office:value-type="string" calcext:value-type="string">
            <text:p>go upstream</text:p>
          </table:table-cell>
          <table:table-cell table:number-columns-repeated="57"/>
        </table:table-row>
        <table:table-row table:style-name="ro7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ソ</text:p>
          </table:table-cell>
          <table:table-cell table:style-name="ce37"/>
          <table:table-cell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office:value-type="string" calcext:value-type="string">
            <text:p>mold</text:p>
          </table:table-cell>
          <table:table-cell table:number-columns-repeated="57"/>
        </table:table-row>
        <table:table-row table:style-name="ro9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  <table:table-cell office:value-type="string" calcext:value-type="string">
            <text:p>MERITORIOUS SERVICE</text:p>
          </table:table-cell>
          <table:table-cell office:value-type="string" calcext:value-type="string">
            <text:p>クン</text:p>
          </table:table-cell>
          <table:table-cell table:style-name="ce37"/>
          <table:table-cell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number-columns-repeated="58"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  <table:table-cell office:value-type="string" calcext:value-type="string">
            <text:p>BALMY</text:p>
          </table:table-cell>
          <table:table-cell office:value-type="string" calcext:value-type="string">
            <text:p>クン</text:p>
          </table:table-cell>
          <table:table-cell office:value-type="string" calcext:value-type="string">
            <text:p>かお(る)</text:p>
          </table:table-cell>
          <table:table-cell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office:value-type="string" calcext:value-type="string">
            <text:p>fragrant</text:p>
          </table:table-cell>
          <table:table-cell table:number-columns-repeated="57"/>
        </table:table-row>
        <table:table-row table:style-name="ro6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かんば(しい)</text:p>
          </table:table-cell>
          <table:table-cell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number-columns-repeated="58"/>
        </table:table-row>
        <table:table-row table:style-name="ro10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  <table:table-cell office:value-type="string" calcext:value-type="string">
            <text:p>SWEET SMELL</text:p>
          </table:table-cell>
          <table:table-cell office:value-type="string" calcext:value-type="string">
            <text:p>コウ</text:p>
            <text:p/>
            <text:p>キョウ</text:p>
          </table:table-cell>
          <table:table-cell office:value-type="string" calcext:value-type="string">
            <text:p>か</text:p>
            <text:p/>
            <text:p>かお(り)</text:p>
            <text:p/>
            <text:p>かお(る)</text:p>
          </table:table-cell>
          <table:table-cell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number-columns-repeated="58"/>
        </table:table-row>
        <table:table-row table:style-name="ro63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ひい(でる)</text:p>
          </table:table-cell>
          <table:table-cell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number-columns-repeated="58"/>
        </table:table-row>
        <table:table-row table:style-name="ro26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  <table:table-cell office:value-type="string" calcext:value-type="string">
            <text:p>INDUC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さそ(う)</text:p>
          </table:table-cell>
          <table:table-cell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office:value-type="string" calcext:value-type="string">
            <text:p>invite</text:p>
          </table:table-cell>
          <table:table-cell table:number-columns-repeated="57"/>
        </table:table-row>
        <table:table-row table:style-name="ro29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カイ</text:p>
          </table:table-cell>
          <table:table-cell table:style-name="ce37"/>
          <table:table-cell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number-columns-repeated="58"/>
        </table:table-row>
        <table:table-row table:style-name="ro26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  <table:table-cell office:value-type="string" calcext:value-type="string">
            <text:p>PASS THROUGH</text:p>
            <text:p/>
            <text:p>SEE-THROUG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とお(る)*</text:p>
            <text:p/>
            <text:p>す(く)</text:p>
            <text:p/>
            <text:p>す(かす)</text:p>
            <text:p/>
            <text:p>す(ける)</text:p>
          </table:table-cell>
          <table:table-cell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office:value-type="string" calcext:value-type="string">
            <text:p>transparent</text:p>
          </table:table-cell>
          <table:table-cell table:number-columns-repeated="57"/>
        </table:table-row>
        <table:table-row table:style-name="ro51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  <table:table-cell office:value-type="string" calcext:value-type="string">
            <text:p>CARRY IN HAND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たずさ(える)</text:p>
            <text:p/>
            <text:p>たずさ(わる)</text:p>
          </table:table-cell>
          <table:table-cell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office:value-type="string" calcext:value-type="string">
            <text:p>join hands</text:p>
          </table:table-cell>
          <table:table-cell table:number-columns-repeated="57"/>
        </table:table-row>
        <table:table-row table:style-name="ro22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  <table:table-cell office:value-type="string" calcext:value-type="string">
            <text:p>MALE</text:p>
            <text:p/>
            <text:p>HEROIC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お-</text:p>
            <text:p/>
            <text:p>おす</text:p>
          </table:table-cell>
          <table:table-cell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number-columns-repeated="58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め-</text:p>
            <text:p/>
            <text:p>めす</text:p>
          </table:table-cell>
          <table:table-cell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number-columns-repeated="58"/>
        </table:table-row>
        <table:table-row table:style-name="ro29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いささか</text:p>
            <text:p/>
            <text:p>ち(と)</text:p>
            <text:p/>
            <text:p>ちっ(と)</text:p>
          </table:table-cell>
          <table:table-cell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number-columns-repeated="58"/>
        </table:table-row>
        <table:table-row table:style-name="ro9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  <table:table-cell office:value-type="string" calcext:value-type="string">
            <text:p>BRUSHWOOD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しば</text:p>
          </table:table-cell>
          <table:table-cell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office:value-type="string" calcext:value-type="string">
            <text:p>firewood</text:p>
          </table:table-cell>
          <table:table-cell table:number-columns-repeated="57"/>
        </table:table-row>
        <table:table-row table:style-name="ro3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number-columns-repeated="58"/>
        </table:table-row>
        <table:table-row table:style-name="ro9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ハツ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number-columns-repeated="58"/>
        </table:table-row>
        <table:table-row table:style-name="ro3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ひげ</text:p>
          </table:table-cell>
          <table:table-cell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office:value-type="string" calcext:value-type="string">
            <text:p>mustache</text:p>
          </table:table-cell>
          <table:table-cell table:number-columns-repeated="57"/>
        </table:table-row>
        <table:table-row table:style-name="ro7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  <table:table-cell office:value-type="string" calcext:value-type="string">
            <text:p>SWINDLE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number-columns-repeated="58"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あざむ(く)</text:p>
          </table:table-cell>
          <table:table-cell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number-columns-repeated="58"/>
        </table:table-row>
        <table:table-row table:style-name="ro6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  <table:table-cell office:value-type="string" calcext:value-type="string">
            <text:p>SHOGI (Japanese chess)</text:p>
          </table:table-cell>
          <table:table-cell office:value-type="string" calcext:value-type="string">
            <text:p>キ</text:p>
          </table:table-cell>
          <table:table-cell table:style-name="ce37"/>
          <table:table-cell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number-columns-repeated="58"/>
        </table:table-row>
        <table:table-row table:style-name="ro5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  <table:table-cell office:value-type="string" calcext:value-type="string">
            <text:p>JAPANESE CHECKERS</text:p>
          </table:table-cell>
          <table:table-cell office:value-type="string" calcext:value-type="string">
            <text:p>ゴ</text:p>
          </table:table-cell>
          <table:table-cell table:style-name="ce37"/>
          <table:table-cell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number-columns-repeated="58"/>
        </table:table-row>
        <table:table-row table:style-name="ro16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  <table:table-cell office:value-type="string" calcext:value-type="string">
            <text:p>EXTREMELY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はなは(だ)</text:p>
            <text:p/>
            <text:p>はなは(だしい)</text:p>
          </table:table-cell>
          <table:table-cell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number-columns-repeated="58"/>
        </table:table-row>
        <table:table-row table:style-name="ro26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  <table:table-cell office:value-type="string" calcext:value-type="string">
            <text:p>CHECK</text:p>
            <text:p/>
            <text:p>INTUITIVE PERCEPTION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office:value-type="string" calcext:value-type="string">
            <text:p>consider</text:p>
          </table:table-cell>
          <table:table-cell table:number-columns-repeated="57"/>
        </table:table-row>
        <table:table-row table:style-name="ro26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た(える)</text:p>
            <text:p/>
            <text:p>たま(る)*</text:p>
          </table:table-cell>
          <table:table-cell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office:value-type="string" calcext:value-type="string">
            <text:p>tolerate</text:p>
          </table:table-cell>
          <table:table-cell table:number-columns-repeated="57"/>
        </table:table-row>
        <table:table-row table:style-name="ro15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  <table:table-cell office:value-type="string" calcext:value-type="string">
            <text:p>COUNTER FOR ANIMALS</text:p>
          </table:table-cell>
          <table:table-cell office:value-type="string" calcext:value-type="string">
            <text:p>ヒツ</text:p>
          </table:table-cell>
          <table:table-cell office:value-type="string" calcext:value-type="string">
            <text:p>ひき</text:p>
          </table:table-cell>
          <table:table-cell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number-columns-repeated="58"/>
        </table:table-row>
        <table:table-row table:style-name="ro6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たくみ*</text:p>
          </table:table-cell>
          <table:table-cell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number-columns-repeated="58"/>
        </table:table-row>
        <table:table-row table:style-name="ro8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number-columns-repeated="58"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ダク</text:p>
          </table:table-cell>
          <table:table-cell table:style-name="ce37"/>
          <table:table-cell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number-columns-repeated="58"/>
        </table:table-row>
        <table:table-row table:style-name="ro11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こ(う)</text:p>
          </table:table-cell>
          <table:table-cell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number-columns-repeated="58"/>
        </table:table-row>
        <table:table-row table:style-name="ro6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キツ</text:p>
          </table:table-cell>
          <table:table-cell office:value-type="string" calcext:value-type="string">
            <text:p>まで</text:p>
          </table:table-cell>
          <table:table-cell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office:value-type="string" calcext:value-type="string">
            <text:p>until</text:p>
          </table:table-cell>
          <table:table-cell table:number-columns-repeated="57"/>
        </table:table-row>
        <table:table-row table:style-name="ro10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わ(く)</text:p>
            <text:p/>
            <text:p>かわ(かす)</text:p>
            <text:p/>
            <text:p>いぬい*</text:p>
          </table:table-cell>
          <table:table-cell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number-columns-repeated="58"/>
        </table:table-row>
        <table:table-row table:style-name="ro22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みき</text:p>
          </table:table-cell>
          <table:table-cell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number-columns-repeated="58"/>
        </table:table-row>
        <table:table-row table:style-name="ro10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  <table:table-cell office:value-type="string" calcext:value-type="string">
            <text:p>MANIPULATE</text:p>
            <text:p/>
            <text:p>FIDELIT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みさお</text:p>
            <text:p/>
            <text:p>あやつ(る)</text:p>
          </table:table-cell>
          <table:table-cell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number-columns-repeated="58"/>
        </table:table-row>
        <table:table-row table:style-name="ro3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  <table:table-cell office:value-type="string" calcext:value-type="string">
            <text:p>DRY OUT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number-columns-repeated="58"/>
        </table:table-row>
        <table:table-row table:style-name="ro63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  <table:table-cell office:value-type="string" calcext:value-type="string">
            <text:p>REEL</text:p>
            <text:p/>
            <text:p>SHIFT ONWARD</text:p>
          </table:table-cell>
          <table:table-cell/>
          <table:table-cell office:value-type="string" calcext:value-type="string">
            <text:p>く(る)</text:p>
          </table:table-cell>
          <table:table-cell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office:value-type="string" calcext:value-type="string">
            <text:p>spin</text:p>
          </table:table-cell>
          <table:table-cell table:number-columns-repeated="57"/>
        </table:table-row>
        <table:table-row table:style-name="ro5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office:value-type="string" calcext:value-type="string">
            <text:p>algae</text:p>
          </table:table-cell>
          <table:table-cell table:number-columns-repeated="57"/>
        </table:table-row>
        <table:table-row table:style-name="ro63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  <table:table-cell office:value-type="string" calcext:value-type="string">
            <text:p>SPOUT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ふ(く)</text:p>
          </table:table-cell>
          <table:table-cell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15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  <table:table-cell office:value-type="string" calcext:value-type="string">
            <text:p>TUMULUS</text:p>
          </table:table-cell>
          <table:table-cell office:value-type="string" calcext:value-type="string">
            <text:p>フン</text:p>
          </table:table-cell>
          <table:table-cell table:style-name="ce37"/>
          <table:table-cell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number-columns-repeated="58"/>
        </table:table-row>
        <table:table-row table:style-name="ro22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  <table:table-cell office:value-type="string" calcext:value-type="string">
            <text:p>INDIGNATION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いきどお(る)</text:p>
          </table:table-cell>
          <table:table-cell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number-columns-repeated="58"/>
        </table:table-row>
        <table:table-row table:style-name="ro5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ガ</text:p>
            <text:p/>
            <text:p>ゲ</text:p>
          </table:table-cell>
          <table:table-cell office:value-type="string" calcext:value-type="string">
            <text:p>きば</text:p>
          </table:table-cell>
          <table:table-cell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office:value-type="string" calcext:value-type="string">
            <text:p>tusk</text:p>
          </table:table-cell>
          <table:table-cell table:number-columns-repeated="57"/>
        </table:table-row>
        <table:table-row table:style-name="ro63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number-columns-repeated="58"/>
        </table:table-row>
        <table:table-row table:style-name="ro21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みや(び)*</text:p>
          </table:table-cell>
          <table:table-cell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number-columns-repeated="58"/>
        </table:table-row>
        <table:table-row table:style-name="ro11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ジャ</text:p>
          </table:table-cell>
          <table:table-cell table:style-name="ce37"/>
          <table:table-cell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number-columns-repeated="58"/>
        </table:table-row>
        <table:table-row table:style-name="ro9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すで(に)</text:p>
          </table:table-cell>
          <table:table-cell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office:value-type="string" calcext:value-type="string">
            <text:p>previous</text:p>
          </table:table-cell>
          <table:table-cell table:number-columns-repeated="57"/>
        </table:table-row>
        <table:table-row table:style-name="ro51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office:value-type="string" calcext:value-type="string">
            <text:p>roughly</text:p>
          </table:table-cell>
          <table:table-cell table:number-columns-repeated="57"/>
        </table:table-row>
        <table:table-row table:style-name="ro63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  <table:table-cell office:value-type="string" calcext:value-type="string">
            <text:p>DEPLORE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number-columns-repeated="58"/>
        </table:table-row>
        <table:table-row table:style-name="ro29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  <table:table-cell office:value-type="string" calcext:value-type="string">
            <text:p>SEEDLING</text:p>
          </table:table-cell>
          <table:table-cell office:value-type="string" calcext:value-type="string">
            <text:p>ビョウ</text:p>
            <text:p/>
            <text:p>ミョウ*</text:p>
          </table:table-cell>
          <table:table-cell office:value-type="string" calcext:value-type="string">
            <text:p>なえ</text:p>
            <text:p/>
            <text:p>なわ-</text:p>
          </table:table-cell>
          <table:table-cell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number-columns-repeated="58"/>
        </table:table-row>
        <table:table-row table:style-name="ro16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えが(く)</text:p>
            <text:p/>
            <text:p>　か(く)</text:p>
          </table:table-cell>
          <table:table-cell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number-columns-repeated="58"/>
        </table:table-row>
        <table:table-row table:style-name="ro63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ビョウ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number-columns-repeated="58"/>
        </table:table-row>
        <table:table-row table:style-name="ro22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  <table:table-cell office:value-type="string" calcext:value-type="string">
            <text:p>GERMINATE</text:p>
          </table:table-cell>
          <table:table-cell office:value-type="string" calcext:value-type="string">
            <text:p>ホウ</text:p>
            <text:p/>
            <text:p>ボウ</text:p>
          </table:table-cell>
          <table:table-cell office:value-type="string" calcext:value-type="string">
            <text:p>も(える)</text:p>
            <text:p/>
            <text:p>きざ(す)</text:p>
          </table:table-cell>
          <table:table-cell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office:value-type="string" calcext:value-type="string">
            <text:p>sprout</text:p>
          </table:table-cell>
          <table:table-cell table:number-columns-repeated="57"/>
        </table:table-row>
        <table:table-row table:style-name="ro63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  <table:table-cell office:value-type="string" calcext:value-type="string">
            <text:p>SIGN</text:p>
            <text:p/>
            <text:p>TRILLIO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きざ(す)</text:p>
            <text:p/>
            <text:p>きざ(し)</text:p>
          </table:table-cell>
          <table:table-cell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office:value-type="string" calcext:value-type="string">
            <text:p>omen; show signs of</text:p>
          </table:table-cell>
          <table:table-cell table:number-columns-repeated="57"/>
        </table:table-row>
        <table:table-row table:style-name="ro9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(める)</text:p>
          </table:table-cell>
          <table:table-cell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number-columns-repeated="58"/>
        </table:table-row>
        <table:table-row table:style-name="ro22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に(げる)</text:p>
            <text:p/>
            <text:p>に(がす)</text:p>
            <text:p/>
            <text:p>のが(す)</text:p>
            <text:p/>
            <text:p>のが(れる)</text:p>
          </table:table-cell>
          <table:table-cell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number-columns-repeated="58"/>
        </table:table-row>
        <table:table-row table:style-name="ro29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もも</text:p>
          </table:table-cell>
          <table:table-cell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number-columns-repeated="58"/>
        </table:table-row>
        <table:table-row table:style-name="ro10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ねる)</text:p>
            <text:p/>
            <text:p>と(ぶ)</text:p>
            <text:p/>
            <text:p>-と(び)</text:p>
          </table:table-cell>
          <table:table-cell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office:value-type="string" calcext:value-type="string">
            <text:p>leap</text:p>
          </table:table-cell>
          <table:table-cell table:number-columns-repeated="57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  <table:table-cell office:value-type="string" calcext:value-type="string">
            <text:p>PROVOK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ど(む)</text:p>
          </table:table-cell>
          <table:table-cell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office:value-type="string" calcext:value-type="string">
            <text:p>challenge</text:p>
          </table:table-cell>
          <table:table-cell table:number-columns-repeated="57"/>
        </table:table-row>
        <table:table-row table:style-name="ro16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つたな(い)</text:p>
          </table:table-cell>
          <table:table-cell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number-columns-repeated="58"/>
        </table:table-row>
        <table:table-row table:style-name="ro16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かが(む)*</text:p>
            <text:p/>
            <text:p>かが(める)*</text:p>
          </table:table-cell>
          <table:table-cell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office:value-type="string" calcext:value-type="string">
            <text:p>submit to</text:p>
          </table:table-cell>
          <table:table-cell table:number-columns-repeated="57"/>
        </table:table-row>
        <table:table-row table:style-name="ro16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クツ</text:p>
          </table:table-cell>
          <table:table-cell office:value-type="string" calcext:value-type="string">
            <text:p>ほ(る)</text:p>
          </table:table-cell>
          <table:table-cell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number-columns-repeated="58"/>
        </table:table-row>
        <table:table-row table:style-name="ro9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ほり</text:p>
          </table:table-cell>
          <table:table-cell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number-columns-repeated="58"/>
        </table:table-row>
        <table:table-row table:style-name="ro63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  <table:table-cell office:value-type="string" calcext:value-type="string">
            <text:p>SEAL</text:p>
            <text:p/>
            <text:p>ENFEOFF</text:p>
          </table:table-cell>
          <table:table-cell office:value-type="string" calcext:value-type="string">
            <text:p>フウ</text:p>
            <text:p/>
            <text:p>ホウ</text:p>
          </table:table-cell>
          <table:table-cell table:style-name="ce37"/>
          <table:table-cell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office:value-type="string" calcext:value-type="string">
            <text:p>enclose</text:p>
          </table:table-cell>
          <table:table-cell table:number-columns-repeated="57"/>
        </table:table-row>
        <table:table-row table:style-name="ro22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つつ</text:p>
          </table:table-cell>
          <table:table-cell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number-columns-repeated="58"/>
        </table:table-row>
        <table:table-row table:style-name="ro63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  <table:table-cell office:value-type="string" calcext:value-type="string">
            <text:p>PIPE</text:p>
            <text:p/>
            <text:p>EXERCISE CONTROL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くだ</text:p>
          </table:table-cell>
          <table:table-cell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number-columns-repeated="58"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  <table:table-cell office:value-type="string" calcext:value-type="string">
            <text:p>COFFI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ひつぎ</text:p>
          </table:table-cell>
          <table:table-cell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number-columns-repeated="58"/>
        </table:table-row>
        <table:table-row table:style-name="ro5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  <table:table-cell office:value-type="string" calcext:value-type="string">
            <text:p>EXERCISE JURISDICTION OVER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number-columns-repeated="58"/>
        </table:table-row>
        <table:table-row table:style-name="ro11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ほら</text:p>
          </table:table-cell>
          <table:table-cell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number-columns-repeated="58"/>
        </table:table-row>
        <table:table-row table:style-name="ro29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クツ</text:p>
          </table:table-cell>
          <table:table-cell table:style-name="ce37"/>
          <table:table-cell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number-columns-repeated="58"/>
        </table:table-row>
        <table:table-row table:style-name="ro63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  <table:table-cell office:value-type="string" calcext:value-type="string">
            <text:p>LEWD</text:p>
          </table:table-cell>
          <table:table-cell office:value-type="string" calcext:value-type="string">
            <text:p>イン</text:p>
          </table:table-cell>
          <table:table-cell office:value-type="string" calcext:value-type="string">
            <text:p>みだ(ら)</text:p>
          </table:table-cell>
          <table:table-cell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number-columns-repeated="58"/>
        </table:table-row>
        <table:table-row table:style-name="ro6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  <table:table-cell office:value-type="string" calcext:value-type="string">
            <text:p>BECOME PREGNANT</text:p>
          </table:table-cell>
          <table:table-cell office:value-type="string" calcext:value-type="string">
            <text:p>ニン</text:p>
          </table:table-cell>
          <table:table-cell table:style-name="ce37"/>
          <table:table-cell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number-columns-repeated="58"/>
        </table:table-row>
        <table:table-row table:style-name="ro15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number-columns-repeated="58"/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くちびる</text:p>
          </table:table-cell>
          <table:table-cell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number-columns-repeated="58"/>
        </table:table-row>
        <table:table-row table:style-name="ro10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ジョク</text:p>
          </table:table-cell>
          <table:table-cell office:value-type="string" calcext:value-type="string">
            <text:p>はずかし(める)</text:p>
          </table:table-cell>
          <table:table-cell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number-columns-repeated="58"/>
        </table:table-row>
        <table:table-row table:style-name="ro22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  <table:table-cell office:value-type="string" calcext:value-type="string">
            <text:p>RAID</text:p>
            <text:p/>
            <text:p>INHERIT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おそ(う)</text:p>
          </table:table-cell>
          <table:table-cell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number-columns-repeated="58"/>
        </table:table-row>
        <table:table-row table:style-name="ro26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  <table:table-cell office:value-type="string" calcext:value-type="string">
            <text:p>PROSTRATE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ふ(す)</text:p>
            <text:p/>
            <text:p>ふ(せる)</text:p>
          </table:table-cell>
          <table:table-cell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office:value-type="string" calcext:value-type="string">
            <text:p>turn over</text:p>
          </table:table-cell>
          <table:table-cell table:number-columns-repeated="57"/>
        </table:table-row>
        <table:table-row table:style-name="ro6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  <table:table-cell office:value-type="string" calcext:value-type="string">
            <text:p>HOWL</text:p>
          </table:table-cell>
          <table:table-cell office:value-type="string" calcext:value-type="string">
            <text:p>ベイ</text:p>
            <text:p/>
            <text:p>ハイ</text:p>
          </table:table-cell>
          <table:table-cell office:value-type="string" calcext:value-type="string">
            <text:p>ほ(える)</text:p>
          </table:table-cell>
          <table:table-cell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office:value-type="string" calcext:value-type="string">
            <text:p>bark</text:p>
          </table:table-cell>
          <table:table-cell table:number-columns-repeated="57"/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ゴウ</text:p>
            <text:p/>
            <text:p>コウ</text:p>
          </table:table-cell>
          <table:table-cell office:value-type="string" calcext:value-type="string">
            <text:p>か(む)</text:p>
          </table:table-cell>
          <table:table-cell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office:value-type="string" calcext:value-type="string">
            <text:p>chew</text:p>
          </table:table-cell>
          <table:table-cell table:number-columns-repeated="57"/>
        </table:table-row>
        <table:table-row table:style-name="ro5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  <table:table-cell office:value-type="string" calcext:value-type="string">
            <text:p>SQUAD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office:value-type="string" calcext:value-type="string">
            <text:p>small group; common effort</text:p>
          </table:table-cell>
          <table:table-cell table:number-columns-repeated="57"/>
        </table:table-row>
        <table:table-row table:style-name="ro6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office:value-type="string" calcext:value-type="string">
            <text:p>speck, mottle</text:p>
          </table:table-cell>
          <table:table-cell table:number-columns-repeated="57"/>
        </table:table-row>
        <table:table-row table:style-name="ro11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  <table:table-cell office:value-type="string" calcext:value-type="string">
            <text:p>FELLOW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number-columns-repeated="58"/>
        </table:table-row>
        <table:table-row table:style-name="ro16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かな(しい)</text:p>
            <text:p/>
            <text:p>かな(しむ)</text:p>
          </table:table-cell>
          <table:table-cell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number-columns-repeated="58"/>
        </table:table-row>
        <table:table-row table:style-name="ro29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  <table:table-cell office:value-type="string" calcext:value-type="string">
            <text:p>SUDDENLY</text:p>
            <text:p/>
            <text:p>CARELESS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たちま(ち)</text:p>
            <text:p/>
            <text:p>ゆるが(せ)</text:p>
          </table:table-cell>
          <table:table-cell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office:value-type="string" calcext:value-type="string">
            <text:p>at once, in an instant</text:p>
          </table:table-cell>
          <table:table-cell table:number-columns-repeated="57"/>
        </table:table-row>
        <table:table-row table:style-name="ro10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  <table:table-cell office:value-type="string" calcext:value-type="string">
            <text:p>FALL IN LOVE WITH</text:p>
          </table:table-cell>
          <table:table-cell office:value-type="string" calcext:value-type="string">
            <text:p>コツ</text:p>
          </table:table-cell>
          <table:table-cell office:value-type="string" calcext:value-type="string">
            <text:p>ほ(れる)</text:p>
            <text:p/>
            <text:p>ぼ(ける)</text:p>
          </table:table-cell>
          <table:table-cell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office:value-type="string" calcext:value-type="string">
            <text:p>grow senile</text:p>
          </table:table-cell>
          <table:table-cell table:number-columns-repeated="57"/>
        </table:table-row>
        <table:table-row table:style-name="ro10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office:value-type="string" calcext:value-type="string">
            <text:p>ape</text:p>
          </table:table-cell>
          <table:table-cell table:number-columns-repeated="57"/>
        </table:table-row>
        <table:table-row table:style-name="ro22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  <table:table-cell office:value-type="string" calcext:value-type="string">
            <text:p>SORROW</text:p>
            <text:p/>
            <text:p>PITY</text:p>
          </table:table-cell>
          <table:table-cell office:value-type="string" calcext:value-type="string">
            <text:p>アイ</text:p>
          </table:table-cell>
          <table:table-cell office:value-type="string" calcext:value-type="string">
            <text:p>あわ(れ)</text:p>
            <text:p/>
            <text:p>あわ(れむ)</text:p>
            <text:p/>
            <text:p>かな(しい)*</text:p>
          </table:table-cell>
          <table:table-cell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number-columns-repeated="58"/>
        </table:table-row>
        <table:table-row table:style-name="ro51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とろ(える)</text:p>
          </table:table-cell>
          <table:table-cell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office:value-type="string" calcext:value-type="string">
            <text:p>weaken, degenerate</text:p>
          </table:table-cell>
          <table:table-cell table:number-columns-repeated="57"/>
        </table:table-row>
        <table:table-row table:style-name="ro9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  <table:table-cell office:value-type="string" calcext:value-type="string">
            <text:p>INNER HEART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number-columns-repeated="58"/>
        </table:table-row>
        <table:table-row table:style-name="ro11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  <table:table-cell office:value-type="string" calcext:value-type="string">
            <text:p>MOURNING</text:p>
            <text:p/>
            <text:p>LOSS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も</text:p>
          </table:table-cell>
          <table:table-cell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number-columns-repeated="58"/>
        </table:table-row>
        <table:table-row table:style-name="ro10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  <table:table-cell office:value-type="string" calcext:value-type="string">
            <text:p>MOURNING</text:p>
            <text:p/>
            <text:p>ABHOR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い(む)</text:p>
            <text:p/>
            <text:p>い(み)</text:p>
            <text:p/>
            <text:p>い(まわしい)</text:p>
          </table:table-cell>
          <table:table-cell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number-columns-repeated="58"/>
        </table:table-row>
        <table:table-row table:style-name="ro16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  <table:table-cell office:value-type="string" calcext:value-type="string">
            <text:p>TABLE</text:p>
            <text:p/>
            <text:p>PROMINENT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number-columns-repeated="58"/>
        </table:table-row>
        <table:table-row table:style-name="ro5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  <table:table-cell office:value-type="string" calcext:value-type="string">
            <text:p>MOURN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いた(む)</text:p>
          </table:table-cell>
          <table:table-cell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number-columns-repeated="58"/>
        </table:table-row>
        <table:table-row table:style-name="ro11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number-columns-repeated="58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テイ</text:p>
          </table:table-cell>
          <table:table-cell table:style-name="ce37"/>
          <table:table-cell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number-columns-repeated="58"/>
        </table:table-row>
        <table:table-row table:style-name="ro4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  <table:table-cell office:value-type="string" calcext:value-type="string">
            <text:p>SUPREMACY</text:p>
          </table:table-cell>
          <table:table-cell office:value-type="string" calcext:value-type="string">
            <text:p>ハ</text:p>
          </table:table-cell>
          <table:table-cell table:style-name="ce37"/>
          <table:table-cell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office:value-type="string" calcext:value-type="string">
            <text:p>domination</text:p>
          </table:table-cell>
          <table:table-cell table:number-columns-repeated="57"/>
        </table:table-row>
        <table:table-row table:style-name="ro26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  <table:table-cell office:value-type="string" calcext:value-type="string">
            <text:p>COVER</text:p>
            <text:p/>
            <text:p>OVERTURN</text:p>
          </table:table-cell>
          <table:table-cell office:value-type="string" calcext:value-type="string">
            <text:p>フク</text:p>
          </table:table-cell>
          <table:table-cell office:value-type="string" calcext:value-type="string">
            <text:p>おお(う)</text:p>
            <text:p/>
            <text:p>くつがえ(す)</text:p>
            <text:p/>
            <text:p>くつがえ(る)</text:p>
          </table:table-cell>
          <table:table-cell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office:value-type="string" calcext:value-type="string">
            <text:p>conceal</text:p>
          </table:table-cell>
          <table:table-cell table:number-columns-repeated="57"/>
        </table:table-row>
        <table:table-row table:style-name="ro10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FULFILL</text:p>
            <text:p/>
            <text:p>PUT ON FOOTWEAR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(く)</text:p>
          </table:table-cell>
          <table:table-cell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number-columns-repeated="58"/>
        </table:table-row>
        <table:table-row table:style-name="ro22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  <table:table-cell office:value-type="string" calcext:value-type="string">
            <text:p>BELONG TO</text:p>
          </table:table-cell>
          <table:table-cell office:value-type="string" calcext:value-type="string">
            <text:p>ゾク</text:p>
          </table:table-cell>
          <table:table-cell table:style-name="ce37"/>
          <table:table-cell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office:value-type="string" calcext:value-type="string">
            <text:p>be subordinate to</text:p>
          </table:table-cell>
          <table:table-cell table:number-columns-repeated="57"/>
        </table:table-row>
        <table:table-row table:style-name="ro8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  <table:table-cell office:value-type="string" calcext:value-type="string">
            <text:p>CHARGE WITH</text:p>
          </table:table-cell>
          <table:table-cell office:value-type="string" calcext:value-type="string">
            <text:p>ショク</text:p>
          </table:table-cell>
          <table:table-cell table:style-name="ce37"/>
          <table:table-cell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number-columns-repeated="58"/>
        </table:table-row>
        <table:table-row table:style-name="ro11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  <table:table-cell office:value-type="string" calcext:value-type="string">
            <text:p>BY CHANCE</text:p>
            <text:p/>
            <text:p>COUPLE</text:p>
          </table:table-cell>
          <table:table-cell office:value-type="string" calcext:value-type="string">
            <text:p>グウ</text:p>
          </table:table-cell>
          <table:table-cell table:style-name="ce37"/>
          <table:table-cell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number-columns-repeated="58"/>
        </table:table-row>
        <table:table-row table:style-name="ro4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number-columns-repeated="58"/>
        </table:table-row>
        <table:table-row table:style-name="ro16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ゲキ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office:value-type="string" calcext:value-type="string">
            <text:p>space, spare time</text:p>
          </table:table-cell>
          <table:table-cell table:number-columns-repeated="57"/>
        </table:table-row>
        <table:table-row table:style-name="ro51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  <table:table-cell office:value-type="string" calcext:value-type="string">
            <text:p>TREAT</text:p>
            <text:p/>
            <text:p>ENCOUNTER</text:p>
          </table:table-cell>
          <table:table-cell office:value-type="string" calcext:value-type="string">
            <text:p>グウ</text:p>
          </table:table-cell>
          <table:table-cell office:value-type="string" calcext:value-type="string">
            <text:p>あ(う)*</text:p>
          </table:table-cell>
          <table:table-cell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office:value-type="string" calcext:value-type="string">
            <text:p>receive</text:p>
          </table:table-cell>
          <table:table-cell table:number-columns-repeated="57"/>
        </table:table-row>
        <table:table-row table:style-name="ro9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  <table:table-cell office:value-type="string" calcext:value-type="string">
            <text:p>FOOLISH</text:p>
          </table:table-cell>
          <table:table-cell office:value-type="string" calcext:value-type="string">
            <text:p>グ</text:p>
          </table:table-cell>
          <table:table-cell office:value-type="string" calcext:value-type="string">
            <text:p>おろ(か)</text:p>
          </table:table-cell>
          <table:table-cell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number-columns-repeated="58"/>
        </table:table-row>
        <table:table-row table:style-name="ro3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number-columns-repeated="58"/>
        </table:table-row>
        <table:table-row table:style-name="ro63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  <table:table-cell office:value-type="string" calcext:value-type="string">
            <text:p>MEET WITH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あ(う)</text:p>
            <text:p/>
            <text:p>あ(わせる)</text:p>
          </table:table-cell>
          <table:table-cell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office:value-type="string" calcext:value-type="string">
            <text:p>come upon [esp. by accident</text:p>
          </table:table-cell>
          <table:table-cell table:number-columns-repeated="57"/>
        </table:table-row>
        <table:table-row table:style-name="ro4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ソウ</text:p>
          </table:table-cell>
          <table:table-cell table:style-name="ce37"/>
          <table:table-cell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office:value-type="string" calcext:value-type="string">
            <text:p>tank)</text:p>
          </table:table-cell>
          <table:table-cell table:number-columns-repeated="57"/>
        </table:table-row>
        <table:table-row table:style-name="ro9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  <table:table-cell office:value-type="string" calcext:value-type="string">
            <text:p>HINDER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さまた(げる)</text:p>
          </table:table-cell>
          <table:table-cell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office:value-type="string" calcext:value-type="string">
            <text:p>obstruct</text:p>
          </table:table-cell>
          <table:table-cell table:number-columns-repeated="57"/>
        </table:table-row>
        <table:table-row table:style-name="ro63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  <table:table-cell office:value-type="string" calcext:value-type="string">
            <text:p>SONNY</text:p>
            <text:p/>
            <text:p>COLLOQUIAL PERSON SUFFIX</text:p>
          </table:table-cell>
          <table:table-cell office:value-type="string" calcext:value-type="string">
            <text:p>ボウ</text:p>
            <text:p/>
            <text:p>ボッ-</text:p>
          </table:table-cell>
          <table:table-cell table:style-name="ce37"/>
          <table:table-cell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number-columns-repeated="58"/>
        </table:table-row>
        <table:table-row table:style-name="ro16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かたわ(ら)</text:p>
            <text:p/>
            <text:p>そば*</text:p>
          </table:table-cell>
          <table:table-cell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number-columns-repeated="58"/>
        </table:table-row>
        <table:table-row table:style-name="ro6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お(ける)</text:p>
            <text:p/>
            <text:p>おい(て)</text:p>
          </table:table-cell>
          <table:table-cell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office:value-type="string" calcext:value-type="string">
            <text:p>in, on</text:p>
          </table:table-cell>
          <table:table-cell table:number-columns-repeated="57"/>
        </table:table-row>
        <table:table-row table:style-name="ro63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  <table:table-cell office:value-type="string" calcext:value-type="string">
            <text:p>CHAMBER</text:p>
            <text:p/>
            <text:p>TUFT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さ</text:p>
          </table:table-cell>
          <table:table-cell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office:value-type="string" calcext:value-type="string">
            <text:p>tassel</text:p>
          </table:table-cell>
          <table:table-cell table:number-columns-repeated="57"/>
        </table:table-row>
        <table:table-row table:style-name="ro6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おうぎ</text:p>
          </table:table-cell>
          <table:table-cell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number-columns-repeated="58"/>
        </table:table-row>
        <table:table-row table:style-name="ro11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  <table:table-cell office:value-type="string" calcext:value-type="string">
            <text:p>HINGED DOOR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とびら</text:p>
          </table:table-cell>
          <table:table-cell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number-columns-repeated="58"/>
        </table:table-row>
        <table:table-row table:style-name="ro29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  <table:table-cell office:value-type="string" calcext:value-type="string">
            <text:p>EMPLOY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やと(う)</text:p>
          </table:table-cell>
          <table:table-cell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number-columns-repeated="58"/>
        </table:table-row>
        <table:table-row table:style-name="ro63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  <table:table-cell office:value-type="string" calcext:value-type="string">
            <text:p>LOOK BACK [ON]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かえり(みる)</text:p>
          </table:table-cell>
          <table:table-cell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office:value-type="string" calcext:value-type="string">
            <text:p>take into consideration</text:p>
          </table:table-cell>
          <table:table-cell table:number-columns-repeated="57"/>
        </table:table-row>
        <table:table-row table:style-name="ro29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  <table:table-cell office:value-type="string" calcext:value-type="string">
            <text:p>SCRAPS</text:p>
          </table:table-cell>
          <table:table-cell office:value-type="string" calcext:value-type="string">
            <text:p>セ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office:value-type="string" calcext:value-type="string">
            <text:p>waste, scum</text:p>
          </table:table-cell>
          <table:table-cell table:number-columns-repeated="57"/>
        </table:table-row>
        <table:table-row table:style-name="ro8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フン</text:p>
          </table:table-cell>
          <table:table-cell office:value-type="string" calcext:value-type="string">
            <text:p>くそ</text:p>
          </table:table-cell>
          <table:table-cell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office:value-type="string" calcext:value-type="string">
            <text:p>shit</text:p>
          </table:table-cell>
          <table:table-cell table:number-columns-repeated="57"/>
        </table:table-row>
        <table:table-row table:style-name="ro63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ニョウ</text:p>
          </table:table-cell>
          <table:table-cell table:style-name="ce37"/>
          <table:table-cell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number-columns-repeated="58"/>
        </table:table-row>
        <table:table-row table:style-name="ro7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  <table:table-cell office:value-type="string" calcext:value-type="string">
            <text:p>SECRETE</text:p>
          </table:table-cell>
          <table:table-cell office:value-type="string" calcext:value-type="string">
            <text:p>ヒツ</text:p>
            <text:p/>
            <text:p>ヒ</text:p>
          </table:table-cell>
          <table:table-cell table:style-name="ce37"/>
          <table:table-cell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number-columns-repeated="58"/>
        </table:table-row>
        <table:table-row table:style-name="ro11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  <table:table-cell office:value-type="string" calcext:value-type="string">
            <text:p>BUTTOCKS</text:p>
          </table:table-cell>
          <table:table-cell/>
          <table:table-cell office:value-type="string" calcext:value-type="string">
            <text:p>しり</text:p>
          </table:table-cell>
          <table:table-cell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number-columns-repeated="58"/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ロ</text:p>
          </table:table-cell>
          <table:table-cell table:style-name="ce37"/>
          <table:table-cell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number-columns-repeated="58"/>
        </table:table-row>
        <table:table-row table:style-name="ro3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number-columns-repeated="58"/>
        </table:table-row>
        <table:table-row table:style-name="ro63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  <table:table-cell office:value-type="string" calcext:value-type="string">
            <text:p>IRON POT</text:p>
          </table:table-cell>
          <table:table-cell office:value-type="string" calcext:value-type="string">
            <text:p>フ*</text:p>
          </table:table-cell>
          <table:table-cell office:value-type="string" calcext:value-type="string">
            <text:p>かま</text:p>
          </table:table-cell>
          <table:table-cell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office:value-type="string" calcext:value-type="string">
            <text:p>cauldron</text:p>
          </table:table-cell>
          <table:table-cell table:number-columns-repeated="57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じい</text:p>
            <text:p/>
            <text:p>じじ</text:p>
            <text:p/>
            <text:p>じじい</text:p>
            <text:p/>
            <text:p>おやじ</text:p>
          </table:table-cell>
          <table:table-cell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office:value-type="string" calcext:value-type="string">
            <text:p>grandpa</text:p>
          </table:table-cell>
          <table:table-cell table:number-columns-repeated="57"/>
        </table:table-row>
        <table:table-row table:style-name="ro29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くぼ(む)</text:p>
            <text:p/>
            <text:p>くぼ(まる)</text:p>
            <text:p/>
            <text:p>くぼ</text:p>
          </table:table-cell>
          <table:table-cell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office:value-type="string" calcext:value-type="string">
            <text:p>cavity</text:p>
          </table:table-cell>
          <table:table-cell table:number-columns-repeated="57"/>
        </table:table-row>
        <table:table-row table:style-name="ro63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office:value-type="string" calcext:value-type="string">
            <text:p>beautiful</text:p>
          </table:table-cell>
          <table:table-cell table:number-columns-repeated="57"/>
        </table:table-row>
        <table:table-row table:style-name="ro9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  <table:table-cell office:value-type="string" calcext:value-type="string">
            <text:p>FAR END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office:value-type="string" calcext:value-type="string">
            <text:p>outer limits</text:p>
          </table:table-cell>
          <table:table-cell table:number-columns-repeated="57"/>
        </table:table-row>
        <table:table-row table:style-name="ro16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FREE TIM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number-columns-repeated="58"/>
        </table:table-row>
        <table:table-row table:style-name="ro10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すみ</text:p>
            <text:p/>
            <text:p>かす(む)</text:p>
          </table:table-cell>
          <table:table-cell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office:value-type="string" calcext:value-type="string">
            <text:p>haze</text:p>
          </table:table-cell>
          <table:table-cell table:number-columns-repeated="57"/>
        </table:table-row>
        <table:table-row table:style-name="ro58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フン</text:p>
          </table:table-cell>
          <table:table-cell table:style-name="ce37"/>
          <table:table-cell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number-columns-repeated="58"/>
        </table:table-row>
        <table:table-row table:style-name="ro11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number-columns-repeated="58"/>
        </table:table-row>
        <table:table-row table:style-name="ro63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  <table:table-cell office:value-type="string" calcext:value-type="string">
            <text:p>DEW</text:p>
            <text:p/>
            <text:p>EXPOSE</text:p>
          </table:table-cell>
          <table:table-cell office:value-type="string" calcext:value-type="string">
            <text:p>ロ</text:p>
            <text:p/>
            <text:p>ロウ</text:p>
          </table:table-cell>
          <table:table-cell office:value-type="string" calcext:value-type="string">
            <text:p>つゆ</text:p>
          </table:table-cell>
          <table:table-cell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number-columns-repeated="58"/>
        </table:table-row>
        <table:table-row table:style-name="ro11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しも</text:p>
          </table:table-cell>
          <table:table-cell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number-columns-repeated="58"/>
        </table:table-row>
        <table:table-row table:style-name="ro11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はこ</text:p>
          </table:table-cell>
          <table:table-cell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number-columns-repeated="58"/>
        </table:table-row>
        <table:table-row table:style-name="ro16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number-columns-repeated="58"/>
        </table:table-row>
        <table:table-row table:style-name="ro63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つらぬ(く)</text:p>
            <text:p/>
            <text:p>ぬき*</text:p>
          </table:table-cell>
          <table:table-cell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office:value-type="string" calcext:value-type="string">
            <text:p>pierce through; carry out</text:p>
          </table:table-cell>
          <table:table-cell table:number-columns-repeated="57"/>
        </table:table-row>
        <table:table-row table:style-name="ro26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  <table:table-cell office:value-type="string" calcext:value-type="string">
            <text:p>HABITUAL PRACTIC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number-columns-repeated="58"/>
        </table:table-row>
        <table:table-row table:style-name="ro16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  <table:table-cell office:value-type="string" calcext:value-type="string">
            <text:p>SUMMIT</text:p>
            <text:p/>
            <text:p>RECEIVE HUMBLY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いただ(く)</text:p>
            <text:p/>
            <text:p>いただき</text:p>
          </table:table-cell>
          <table:table-cell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office:value-type="string" calcext:value-type="string">
            <text:p>eat</text:p>
          </table:table-cell>
          <table:table-cell table:number-columns-repeated="57"/>
        </table:table-row>
        <table:table-row table:style-name="ro4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  <table:table-cell office:value-type="string" calcext:value-type="string">
            <text:p>RECEIVE HUMBLY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いただ(く)*</text:p>
          </table:table-cell>
          <table:table-cell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number-columns-repeated="58"/>
        </table:table-row>
        <table:table-row table:style-name="ro5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  <table:table-cell office:value-type="string" calcext:value-type="string">
            <text:p>CLAUS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number-columns-repeated="58"/>
        </table:table-row>
        <table:table-row table:style-name="ro63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TIME</text:p>
            <text:p/>
            <text:p>ABOUT</text:p>
          </table:table-cell>
          <table:table-cell/>
          <table:table-cell office:value-type="string" calcext:value-type="string">
            <text:p>ころ</text:p>
            <text:p/>
            <text:p>(-)ごろ</text:p>
          </table:table-cell>
          <table:table-cell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number-columns-repeated="58"/>
        </table:table-row>
        <table:table-row table:style-name="ro10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たむ(く)</text:p>
            <text:p/>
            <text:p>かたむ(ける)</text:p>
            <text:p/>
            <text:p>かし(げる)*</text:p>
          </table:table-cell>
          <table:table-cell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office:value-type="string" calcext:value-type="string">
            <text:p>lean</text:p>
          </table:table-cell>
          <table:table-cell table:number-columns-repeated="57"/>
        </table:table-row>
        <table:table-row table:style-name="ro6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ガン</text:p>
          </table:table-cell>
          <table:table-cell table:style-name="ce37"/>
          <table:table-cell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number-columns-repeated="58"/>
        </table:table-row>
        <table:table-row table:style-name="ro14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  <table:table-cell office:value-type="string" calcext:value-type="string">
            <text:p>DISTRIBUTE WIDELY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number-columns-repeated="58"/>
        </table:table-row>
        <table:table-row table:style-name="ro63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トン</text:p>
          </table:table-cell>
          <table:table-cell office:value-type="string" calcext:value-type="string">
            <text:p>とみ*</text:p>
          </table:table-cell>
          <table:table-cell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office:value-type="string" calcext:value-type="string">
            <text:p>immediately</text:p>
          </table:table-cell>
          <table:table-cell table:number-columns-repeated="57"/>
        </table:table-row>
        <table:table-row table:style-name="ro5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number-columns-repeated="58"/>
        </table:table-row>
        <table:table-row table:style-name="ro26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リョウ</text:p>
          </table:table-cell>
          <table:table-cell table:style-name="ce37"/>
          <table:table-cell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number-columns-repeated="58"/>
        </table:table-row>
        <table:table-row table:style-name="ro5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  <table:table-cell office:value-type="string" calcext:value-type="string">
            <text:p>REPEATEDLY</text:p>
          </table:table-cell>
          <table:table-cell office:value-type="string" calcext:value-type="string">
            <text:p>ヒン</text:p>
          </table:table-cell>
          <table:table-cell office:value-type="string" calcext:value-type="string">
            <text:p>しき(り)*</text:p>
          </table:table-cell>
          <table:table-cell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office:value-type="string" calcext:value-type="string">
            <text:p>frequently</text:p>
          </table:table-cell>
          <table:table-cell table:number-columns-repeated="57"/>
        </table:table-row>
        <table:table-row table:style-name="ro58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  <table:table-cell office:value-type="string" calcext:value-type="string">
            <text:p>MAKE PROGRESS</text:p>
          </table:table-cell>
          <table:table-cell office:value-type="string" calcext:value-type="string">
            <text:p>チョク</text:p>
          </table:table-cell>
          <table:table-cell office:value-type="string" calcext:value-type="string">
            <text:p>はかど(る)*</text:p>
          </table:table-cell>
          <table:table-cell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number-columns-repeated="58"/>
        </table:table-row>
        <table:table-row table:style-name="ro26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  <table:table-cell office:value-type="string" calcext:value-type="string">
            <text:p>ORDER</text:p>
            <text:p/>
            <text:p>OBEY</text:p>
          </table:table-cell>
          <table:table-cell office:value-type="string" calcext:value-type="string">
            <text:p>ジュン</text:p>
          </table:table-cell>
          <table:table-cell table:style-name="ce37"/>
          <table:table-cell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office:value-type="string" calcext:value-type="string">
            <text:p>sequence</text:p>
          </table:table-cell>
          <table:table-cell table:number-columns-repeated="57"/>
        </table:table-row>
        <table:table-row table:style-name="ro26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  <table:table-cell office:value-type="string" calcext:value-type="string">
            <text:p>BECOME TAME</text:p>
          </table:table-cell>
          <table:table-cell office:value-type="string" calcext:value-type="string">
            <text:p>ジュン</text:p>
          </table:table-cell>
          <table:table-cell office:value-type="string" calcext:value-type="string">
            <text:p>な(れる)</text:p>
            <text:p/>
            <text:p>な(らす)</text:p>
          </table:table-cell>
          <table:table-cell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office:value-type="string" calcext:value-type="string">
            <text:p>get used to</text:p>
          </table:table-cell>
          <table:table-cell table:number-columns-repeated="57"/>
        </table:table-row>
        <table:table-row table:style-name="ro16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  <table:table-cell office:value-type="string" calcext:value-type="string">
            <text:p>INSTRUCT</text:p>
          </table:table-cell>
          <table:table-cell office:value-type="string" calcext:value-type="string">
            <text:p>クン</text:p>
          </table:table-cell>
          <table:table-cell table:style-name="ce37"/>
          <table:table-cell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office:value-type="string" calcext:value-type="string">
            <text:p>admonish</text:p>
          </table:table-cell>
          <table:table-cell table:number-columns-repeated="57"/>
        </table:table-row>
        <table:table-row table:style-name="ro21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ス</text:p>
            <text:p/>
            <text:p>シュ*</text:p>
          </table:table-cell>
          <table:table-cell table:style-name="ce37"/>
          <table:table-cell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office:value-type="string" calcext:value-type="string">
            <text:p>absolutely necessary</text:p>
          </table:table-cell>
          <table:table-cell table:number-columns-repeated="57"/>
        </table:table-row>
        <table:table-row table:style-name="ro63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  <table:table-cell office:value-type="string" calcext:value-type="string">
            <text:p>AMOUNT</text:p>
            <text:p/>
            <text:p>PICTURE FRAME</text:p>
            <text:p/>
            <text:p>FOREHEAD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ひたい</text:p>
          </table:table-cell>
          <table:table-cell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number-columns-repeated="58"/>
        </table:table-row>
        <table:table-row table:style-name="ro10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  <table:table-cell office:value-type="string" calcext:value-type="string">
            <text:p>RELY ON</text:p>
            <text:p/>
            <text:p>ASK</text:p>
          </table:table-cell>
          <table:table-cell office:value-type="string" calcext:value-type="string">
            <text:p>ライ</text:p>
          </table:table-cell>
          <table:table-cell office:value-type="string" calcext:value-type="string">
            <text:p>たの(む)</text:p>
            <text:p/>
            <text:p>たの(もしい)</text:p>
            <text:p/>
            <text:p>たよ(る)</text:p>
          </table:table-cell>
          <table:table-cell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number-columns-repeated="58"/>
        </table:table-row>
        <table:table-row table:style-name="ro29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  <table:table-cell office:value-type="string" calcext:value-type="string">
            <text:p>SHALLOWS</text:p>
          </table:table-cell>
          <table:table-cell/>
          <table:table-cell office:value-type="string" calcext:value-type="string">
            <text:p>せ</text:p>
          </table:table-cell>
          <table:table-cell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office:value-type="string" calcext:value-type="string">
            <text:p>rapids</text:p>
          </table:table-cell>
          <table:table-cell table:number-columns-repeated="57"/>
        </table:table-row>
        <table:table-row table:style-name="ro29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  <table:table-cell office:value-type="string" calcext:value-type="string">
            <text:p>GORGE</text:p>
          </table:table-cell>
          <table:table-cell office:value-type="string" calcext:value-type="string">
            <text:p>キョウ</text:p>
          </table:table-cell>
          <table:table-cell table:style-name="ce37"/>
          <table:table-cell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number-columns-repeated="58"/>
        </table:table-row>
        <table:table-row table:style-name="ro26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せま(い)</text:p>
            <text:p/>
            <text:p>せば(める)</text:p>
            <text:p/>
            <text:p>せば(まる)</text:p>
          </table:table-cell>
          <table:table-cell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office:value-type="string" calcext:value-type="string">
            <text:p>tight</text:p>
          </table:table-cell>
          <table:table-cell table:number-columns-repeated="57"/>
        </table:table-row>
        <table:table-row table:style-name="ro29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  <table:table-cell office:value-type="string" calcext:value-type="string">
            <text:p>HOLD BETWEEN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はさ(まる)</text:p>
            <text:p/>
            <text:p>はさ(む)</text:p>
          </table:table-cell>
          <table:table-cell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office:value-type="string" calcext:value-type="string">
            <text:p>pinch</text:p>
          </table:table-cell>
          <table:table-cell table:number-columns-repeated="57"/>
        </table:table-row>
        <table:table-row table:style-name="ro63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ほお</text:p>
            <text:p/>
            <text:p>ほほ</text:p>
          </table:table-cell>
          <table:table-cell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number-columns-repeated="58"/>
        </table:table-row>
        <table:table-row table:style-name="ro11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ガク</text:p>
          </table:table-cell>
          <table:table-cell office:value-type="string" calcext:value-type="string">
            <text:p>あご</text:p>
          </table:table-cell>
          <table:table-cell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office:value-type="string" calcext:value-type="string">
            <text:p>chin</text:p>
          </table:table-cell>
          <table:table-cell table:number-columns-repeated="57"/>
        </table:table-row>
        <table:table-row table:style-name="ro26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  <table:table-cell office:value-type="string" calcext:value-type="string">
            <text:p>VEXED</text:p>
          </table:table-cell>
          <table:table-cell office:value-type="string" calcext:value-type="string">
            <text:p>ボン</text:p>
            <text:p/>
            <text:p>ハン</text:p>
          </table:table-cell>
          <table:table-cell office:value-type="string" calcext:value-type="string">
            <text:p>わずら(う)</text:p>
            <text:p/>
            <text:p>わずら(わす)</text:p>
          </table:table-cell>
          <table:table-cell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number-columns-repeated="58"/>
        </table:table-row>
        <table:table-row table:style-name="ro8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  <table:table-cell office:value-type="string" calcext:value-type="string">
            <text:p>SKEWER</text:p>
          </table:table-cell>
          <table:table-cell/>
          <table:table-cell office:value-type="string" calcext:value-type="string">
            <text:p>くし</text:p>
          </table:table-cell>
          <table:table-cell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number-columns-repeated="58"/>
        </table:table-row>
        <table:table-row table:style-name="ro6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  <table:table-cell office:value-type="string" calcext:value-type="string">
            <text:p>AFFECTED BY DISEASE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わずら(う)</text:p>
          </table:table-cell>
          <table:table-cell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number-columns-repeated="58"/>
        </table:table-row>
        <table:table-row table:style-name="ro4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  <table:table-cell office:value-type="string" calcext:value-type="string">
            <text:p>DISEASE</text:p>
            <text:p/>
            <text:p>FAST</text:p>
          </table:table-cell>
          <table:table-cell office:value-type="string" calcext:value-type="string">
            <text:p>シツ</text:p>
          </table:table-cell>
          <table:table-cell table:style-name="ce37"/>
          <table:table-cell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number-columns-repeated="58"/>
        </table:table-row>
        <table:table-row table:style-name="ro16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  <table:table-cell office:value-type="string" calcext:value-type="string">
            <text:p>STUPID</text:p>
            <text:p/>
            <text:p>INFATUATED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number-columns-repeated="58"/>
        </table:table-row>
        <table:table-row table:style-name="ro29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  <table:table-cell office:value-type="string" calcext:value-type="string">
            <text:p>EPIDEMIC</text:p>
          </table:table-cell>
          <table:table-cell office:value-type="string" calcext:value-type="string">
            <text:p>ヤク</text:p>
            <text:p/>
            <text:p>エキ</text:p>
          </table:table-cell>
          <table:table-cell table:style-name="ce37"/>
          <table:table-cell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number-columns-repeated="58"/>
        </table:table-row>
        <table:table-row table:style-name="ro15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  <table:table-cell office:value-type="string" calcext:value-type="string">
            <text:p>DIARRHEA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number-columns-repeated="58"/>
        </table:table-row>
        <table:table-row table:style-name="ro21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  <table:table-cell office:value-type="string" calcext:value-type="string">
            <text:p>SMALLPOX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number-columns-repeated="58"/>
        </table:table-row>
        <table:table-row table:style-name="ro21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  <table:table-cell office:value-type="string" calcext:value-type="string">
            <text:p>ULCER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office:value-type="string" calcext:value-type="string">
            <text:p>boil</text:p>
          </table:table-cell>
          <table:table-cell table:number-columns-repeated="57"/>
        </table:table-row>
        <table:table-row table:style-name="ro3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ガン</text:p>
          </table:table-cell>
          <table:table-cell table:style-name="ce37"/>
          <table:table-cell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number-columns-repeated="58"/>
        </table:table-row>
        <table:table-row table:style-name="ro16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  <table:table-cell office:value-type="string" calcext:value-type="string">
            <text:p>BECOME THIN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や(せる)</text:p>
          </table:table-cell>
          <table:table-cell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number-columns-repeated="58"/>
        </table:table-row>
        <table:table-row table:style-name="ro16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つか(れる)</text:p>
            <text:p/>
            <text:p>-づか(れ)</text:p>
          </table:table-cell>
          <table:table-cell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number-columns-repeated="58"/>
        </table:table-row>
        <table:table-row table:style-name="ro16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  <table:table-cell office:value-type="string" calcext:value-type="string">
            <text:p>BE SUBJECTED TO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うむ(る)</text:p>
          </table:table-cell>
          <table:table-cell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office:value-type="string" calcext:value-type="string">
            <text:p>be covered in</text:p>
          </table:table-cell>
          <table:table-cell table:number-columns-repeated="57"/>
        </table:table-row>
        <table:table-row table:style-name="ro29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  <table:table-cell office:value-type="string" calcext:value-type="string">
            <text:p>OPEN OU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office:value-type="string" calcext:value-type="string">
            <text:p>one's heart, reveal</text:p>
          </table:table-cell>
          <table:table-cell table:number-columns-repeated="57"/>
        </table:table-row>
        <table:table-row table:style-name="ro26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  <table:table-cell office:value-type="string" calcext:value-type="string">
            <text:p>PULL OUT</text:p>
            <text:p/>
            <text:p>STAND OUT</text:p>
          </table:table-cell>
          <table:table-cell office:value-type="string" calcext:value-type="string">
            <text:p>バツ</text:p>
          </table:table-cell>
          <table:table-cell office:value-type="string" calcext:value-type="string">
            <text:p>(-)ぬ(く)</text:p>
            <text:p/>
            <text:p>ぬ(き)</text:p>
            <text:p/>
            <text:p>ぬ(ける)</text:p>
            <text:p/>
            <text:p>ぬ(かす)</text:p>
            <text:p/>
            <text:p>ぬ(かる)</text:p>
          </table:table-cell>
          <table:table-cell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office:value-type="string" calcext:value-type="string">
            <text:p>above</text:p>
          </table:table-cell>
          <table:table-cell table:number-columns-repeated="57"/>
        </table:table-row>
        <table:table-row table:style-name="ro51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  <table:table-cell office:value-type="string" calcext:value-type="string">
            <text:p>HOLD BACK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ひか(える)</text:p>
            <text:p/>
            <text:p>ひか(え)</text:p>
          </table:table-cell>
          <table:table-cell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office:value-type="string" calcext:value-type="string">
            <text:p>deduct; note, memo</text:p>
          </table:table-cell>
          <table:table-cell table:number-columns-repeated="57"/>
        </table:table-row>
        <table:table-row table:style-name="ro7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  <table:table-cell office:value-type="string" calcext:value-type="string">
            <text:p>LEND SUPPORT TO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number-columns-repeated="58"/>
        </table:table-row>
        <table:table-row table:style-name="ro8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マツ</text:p>
          </table:table-cell>
          <table:table-cell table:style-name="ce37"/>
          <table:table-cell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office:value-type="string" calcext:value-type="string">
            <text:p>erase</text:p>
          </table:table-cell>
          <table:table-cell table:number-columns-repeated="57"/>
        </table:table-row>
        <table:table-row table:style-name="ro21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  <table:table-cell office:value-type="string" calcext:value-type="string">
            <text:p>OPEN UP</text:p>
          </table:table-cell>
          <table:table-cell office:value-type="string" calcext:value-type="string">
            <text:p>タク</text:p>
          </table:table-cell>
          <table:table-cell table:style-name="ce37"/>
          <table:table-cell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office:value-type="string" calcext:value-type="string">
            <text:p>farmland, new frontiers</text:p>
          </table:table-cell>
          <table:table-cell table:number-columns-repeated="57"/>
        </table:table-row>
        <table:table-row table:style-name="ro58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  <table:table-cell office:value-type="string" calcext:value-type="string">
            <text:p>TORTURE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number-columns-repeated="58"/>
        </table:table-row>
        <table:table-row table:style-name="ro63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  <table:table-cell office:value-type="string" calcext:value-type="string">
            <text:p>TALL BUILDING</text:p>
          </table:table-cell>
          <table:table-cell office:value-type="string" calcext:value-type="string">
            <text:p>ロウ</text:p>
          </table:table-cell>
          <table:table-cell table:style-name="ce37"/>
          <table:table-cell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number-columns-repeated="58"/>
        </table:table-row>
        <table:table-row table:style-name="ro10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ダン</text:p>
            <text:p/>
            <text:p>タン</text:p>
          </table:table-cell>
          <table:table-cell table:style-name="ce37"/>
          <table:table-cell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office:value-type="string" calcext:value-type="string">
            <text:p>rostrum</text:p>
          </table:table-cell>
          <table:table-cell table:number-columns-repeated="57"/>
        </table:table-row>
        <table:table-row table:style-name="ro11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office:value-type="string" calcext:value-type="string">
            <text:p>pagoda</text:p>
          </table:table-cell>
          <table:table-cell table:number-columns-repeated="57"/>
        </table:table-row>
        <table:table-row table:style-name="ro7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  <table:table-cell office:value-type="string" calcext:value-type="string">
            <text:p>LOAD ON BOARD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number-columns-repeated="58"/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  <table:table-cell office:value-type="string" calcext:value-type="string">
            <text:p>FEW</text:p>
            <text:p/>
            <text:p>WIDOW[ER]</text:p>
          </table:table-cell>
          <table:table-cell office:value-type="string" calcext:value-type="string">
            <text:p>カ</text:p>
          </table:table-cell>
          <table:table-cell table:style-name="ce37"/>
          <table:table-cell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number-columns-repeated="58"/>
        </table:table-row>
        <table:table-row table:style-name="ro3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ヒン</text:p>
          </table:table-cell>
          <table:table-cell table:style-name="ce37"/>
          <table:table-cell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number-columns-repeated="58"/>
        </table:table-row>
        <table:table-row table:style-name="ro51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ショク</text:p>
          </table:table-cell>
          <table:table-cell office:value-type="string" calcext:value-type="string">
            <text:p>かざ(る)</text:p>
            <text:p/>
            <text:p>かざ(り)</text:p>
          </table:table-cell>
          <table:table-cell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number-columns-repeated="58"/>
        </table:table-row>
        <table:table-row table:style-name="ro10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  <table:table-cell office:value-type="string" calcext:value-type="string">
            <text:p>SATIATED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あ(きる)</text:p>
            <text:p/>
            <text:p>あ(かす)</text:p>
          </table:table-cell>
          <table:table-cell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office:value-type="string" calcext:value-type="string">
            <text:p>tired of</text:p>
          </table:table-cell>
          <table:table-cell table:number-columns-repeated="57"/>
        </table:table-row>
        <table:table-row table:style-name="ro15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ガ</text:p>
          </table:table-cell>
          <table:table-cell table:style-name="ce37"/>
          <table:table-cell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number-columns-repeated="58"/>
        </table:table-row>
        <table:table-row table:style-name="ro63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  <table:table-cell office:value-type="string" calcext:value-type="string">
            <text:p>STARV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(える)</text:p>
          </table:table-cell>
          <table:table-cell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number-columns-repeated="58"/>
        </table:table-row>
        <table:table-row table:style-name="ro29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number-columns-repeated="58"/>
        </table:table-row>
        <table:table-row table:style-name="ro7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office:value-type="string" calcext:value-type="string">
            <text:p>superfluous</text:p>
          </table:table-cell>
          <table:table-cell table:number-columns-repeated="57"/>
        </table:table-row>
        <table:table-row table:style-name="ro11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むり</text:p>
          </table:table-cell>
          <table:table-cell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number-columns-repeated="58"/>
        </table:table-row>
        <table:table-row table:style-name="ro16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はな(れる)</text:p>
            <text:p/>
            <text:p>はな(す)</text:p>
          </table:table-cell>
          <table:table-cell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number-columns-repeated="58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キョウ</text:p>
          </table:table-cell>
          <table:table-cell office:value-type="string" calcext:value-type="string">
            <text:p>むね</text:p>
            <text:p/>
            <text:p>むな-</text:p>
          </table:table-cell>
          <table:table-cell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number-columns-repeated="58"/>
        </table:table-row>
        <table:table-row table:style-name="ro63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ノウ</text:p>
          </table:table-cell>
          <table:table-cell office:value-type="string" calcext:value-type="string">
            <text:p>なや(む)</text:p>
            <text:p/>
            <text:p>なや(ます)</text:p>
          </table:table-cell>
          <table:table-cell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office:value-type="string" calcext:value-type="string">
            <text:p>be troubled</text:p>
          </table:table-cell>
          <table:table-cell table:number-columns-repeated="57"/>
        </table:table-row>
        <table:table-row table:style-name="ro5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ノウ</text:p>
          </table:table-cell>
          <table:table-cell table:style-name="ce37"/>
          <table:table-cell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number-columns-repeated="58"/>
        </table:table-row>
        <table:table-row table:style-name="ro5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  <table:table-cell office:value-type="string" calcext:value-type="string">
            <text:p>INTERNAL ORGAN</text:p>
          </table:table-cell>
          <table:table-cell office:value-type="string" calcext:value-type="string">
            <text:p>ゾウ</text:p>
          </table:table-cell>
          <table:table-cell table:style-name="ce37"/>
          <table:table-cell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number-columns-repeated="58"/>
        </table:table-row>
        <table:table-row table:style-name="ro5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number-columns-repeated="58"/>
        </table:table-row>
        <table:table-row table:style-name="ro11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  <table:table-cell office:value-type="string" calcext:value-type="string">
            <text:p>FLAME</text:p>
            <text:p/>
            <text:p>INFLAMMATION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office:value-type="string" calcext:value-type="string">
            <text:p>-itis</text:p>
          </table:table-cell>
          <table:table-cell table:number-columns-repeated="57"/>
        </table:table-row>
        <table:table-row table:style-name="ro9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ダン</text:p>
          </table:table-cell>
          <table:table-cell table:style-name="ce37"/>
          <table:table-cell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office:value-type="string" calcext:value-type="string">
            <text:p>converse</text:p>
          </table:table-cell>
          <table:table-cell table:number-columns-repeated="57"/>
        </table:table-row>
        <table:table-row table:style-name="ro11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あわ(い)</text:p>
          </table:table-cell>
          <table:table-cell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office:value-type="string" calcext:value-type="string">
            <text:p>faint</text:p>
          </table:table-cell>
          <table:table-cell table:number-columns-repeated="57"/>
        </table:table-row>
        <table:table-row table:style-name="ro16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  <table:table-cell office:value-type="string" calcext:value-type="string">
            <text:p>NATURAL CALAMITY</text:p>
          </table:table-cell>
          <table:table-cell office:value-type="string" calcext:value-type="string">
            <text:p>サイ</text:p>
          </table:table-cell>
          <table:table-cell office:value-type="string" calcext:value-type="string">
            <text:p>わざわ(い)</text:p>
          </table:table-cell>
          <table:table-cell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number-columns-repeated="58"/>
        </table:table-row>
        <table:table-row table:style-name="ro11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きも</text:p>
          </table:table-cell>
          <table:table-cell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number-columns-repeated="58"/>
        </table:table-row>
        <table:table-row table:style-name="ro5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ハイ</text:p>
          </table:table-cell>
          <table:table-cell table:style-name="ce37"/>
          <table:table-cell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number-columns-repeated="58"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  <table:table-cell office:value-type="string" calcext:value-type="string">
            <text:p>GALL[BLADDER]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number-columns-repeated="58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number-columns-repeated="58"/>
        </table:table-row>
        <table:table-row table:style-name="ro4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  <table:table-cell office:value-type="string" calcext:value-type="string">
            <text:p>MEMBRANOUS SAC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number-columns-repeated="58"/>
        </table:table-row>
        <table:table-row table:style-name="ro6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  <table:table-cell office:value-type="string" calcext:value-type="string">
            <text:p>INTESTINES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number-columns-repeated="58"/>
        </table:table-row>
        <table:table-row table:style-name="ro9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  <table:table-cell office:value-type="string" calcext:value-type="string">
            <text:p>WOMB</text:p>
            <text:p/>
            <text:p>FETUS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number-columns-repeated="58"/>
        </table:table-row>
        <table:table-row table:style-name="ro29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number-columns-repeated="58"/>
        </table:table-row>
        <table:table-row table:style-name="ro29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チュウ*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number-columns-repeated="58"/>
        </table:table-row>
        <table:table-row table:style-name="ro16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シツ*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office:value-type="string" calcext:value-type="string">
            <text:p>lap</text:p>
          </table:table-cell>
          <table:table-cell table:number-columns-repeated="57"/>
        </table:table-row>
        <table:table-row table:style-name="ro22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  <table:table-cell office:value-type="string" calcext:value-type="string">
            <text:p>CROTCH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また</text:p>
            <text:p/>
            <text:p>もも*</text:p>
          </table:table-cell>
          <table:table-cell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office:value-type="string" calcext:value-type="string">
            <text:p>thigh</text:p>
          </table:table-cell>
          <table:table-cell table:number-columns-repeated="57"/>
        </table:table-row>
        <table:table-row table:style-name="ro4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シ</text:p>
          </table:table-cell>
          <table:table-cell table:style-name="ce37"/>
          <table:table-cell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number-columns-repeated="58"/>
        </table:table-row>
        <table:table-row table:style-name="ro4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office:value-type="string" calcext:value-type="string">
            <text:p>torso</text:p>
          </table:table-cell>
          <table:table-cell table:number-columns-repeated="57"/>
        </table:table-row>
        <table:table-row table:style-name="ro63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  <table:table-cell office:value-type="string" calcext:value-type="string">
            <text:p>ARMPIT</text:p>
            <text:p/>
            <text:p>ASIDE</text:p>
          </table:table-cell>
          <table:table-cell office:value-type="string" calcext:value-type="string">
            <text:p>キョウ*</text:p>
          </table:table-cell>
          <table:table-cell office:value-type="string" calcext:value-type="string">
            <text:p>わき</text:p>
            <text:p/>
            <text:p>わけ</text:p>
          </table:table-cell>
          <table:table-cell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number-columns-repeated="58"/>
        </table:table-row>
        <table:table-row table:style-name="ro6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あぶら</text:p>
          </table:table-cell>
          <table:table-cell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number-columns-repeated="58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  <table:table-cell office:value-type="string" calcext:value-type="string">
            <text:p>VISIT A TEMPLE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もう(で)</text:p>
            <text:p/>
            <text:p>もう(でる)</text:p>
            <text:p/>
            <text:p>もうで</text:p>
          </table:table-cell>
          <table:table-cell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number-columns-repeated="58"/>
        </table:table-row>
        <table:table-row table:style-name="ro14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  <table:table-cell office:value-type="string" calcext:value-type="string">
            <text:p>ANIMAL FAT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脂肪 ・ しぼう ・ fat, grease</text:p>
          </table:table-cell>
          <table:table-cell table:number-columns-repeated="58"/>
        </table:table-row>
        <table:table-row table:style-name="ro63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はだ</text:p>
          </table:table-cell>
          <table:table-cell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number-columns-repeated="58"/>
        </table:table-row>
        <table:table-row table:style-name="ro15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number-columns-repeated="58"/>
        </table:table-row>
        <table:table-row table:style-name="ro16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リョ</text:p>
          </table:table-cell>
          <table:table-cell table:style-name="ce37"/>
          <table:table-cell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number-columns-repeated="58"/>
        </table:table-row>
        <table:table-row table:style-name="ro63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ギャク</text:p>
          </table:table-cell>
          <table:table-cell office:value-type="string" calcext:value-type="string">
            <text:p>しいた(げる)</text:p>
          </table:table-cell>
          <table:table-cell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office:value-type="string" calcext:value-type="string">
            <text:p>tyrannical</text:p>
          </table:table-cell>
          <table:table-cell table:number-columns-repeated="57"/>
        </table:table-row>
        <table:table-row table:style-name="ro58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おそれ</text:p>
          </table:table-cell>
          <table:table-cell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office:value-type="string" calcext:value-type="string">
            <text:p>fears</text:p>
          </table:table-cell>
          <table:table-cell table:number-columns-repeated="57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ゲキ</text:p>
          </table:table-cell>
          <table:table-cell table:style-name="ce37"/>
          <table:table-cell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number-columns-repeated="58"/>
        </table:table-row>
        <table:table-row table:style-name="ro11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  <table:table-cell office:value-type="string" calcext:value-type="string">
            <text:p>EMPTY</text:p>
            <text:p/>
            <text:p>FALSE</text:p>
          </table:table-cell>
          <table:table-cell office:value-type="string" calcext:value-type="string">
            <text:p>キョ</text:p>
            <text:p/>
            <text:p>コ</text:p>
          </table:table-cell>
          <table:table-cell table:style-name="ce37"/>
          <table:table-cell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office:value-type="string" calcext:value-type="string">
            <text:p>void</text:p>
          </table:table-cell>
          <table:table-cell table:number-columns-repeated="57"/>
        </table:table-row>
        <table:table-row table:style-name="ro21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  <table:table-cell office:value-type="string" calcext:value-type="string">
            <text:p>CAPTIVE</text:p>
          </table:table-cell>
          <table:table-cell office:value-type="string" calcext:value-type="string">
            <text:p>リョ</text:p>
          </table:table-cell>
          <table:table-cell office:value-type="string" calcext:value-type="string">
            <text:p>とりこ</text:p>
          </table:table-cell>
          <table:table-cell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number-columns-repeated="58"/>
        </table:table-row>
        <table:table-row table:style-name="ro10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いさ(む)</text:p>
          </table:table-cell>
          <table:table-cell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office:value-type="string" calcext:value-type="string">
            <text:p>in high spirits</text:p>
          </table:table-cell>
          <table:table-cell table:number-columns-repeated="57"/>
        </table:table-row>
        <table:table-row table:style-name="ro16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  <table:table-cell office:value-type="string" calcext:value-type="string">
            <text:p>WELL UP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わ(く)</text:p>
          </table:table-cell>
          <table:table-cell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office:value-type="string" calcext:value-type="string">
            <text:p>gush out</text:p>
          </table:table-cell>
          <table:table-cell table:number-columns-repeated="57"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たわむ(れる)</text:p>
          </table:table-cell>
          <table:table-cell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office:value-type="string" calcext:value-type="string">
            <text:p>play</text:p>
          </table:table-cell>
          <table:table-cell table:number-columns-repeated="57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  <table:table-cell office:value-type="string" calcext:value-type="string">
            <text:p>FINE</text:p>
            <text:p/>
            <text:p>FIB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number-columns-repeated="58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office:value-type="string" calcext:value-type="string">
            <text:p>fib</text:p>
          </table:table-cell>
          <table:table-cell table:number-columns-repeated="57"/>
        </table:table-row>
        <table:table-row table:style-name="ro9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RUMOR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office:value-type="string" calcext:value-type="string">
            <text:p>gossip</text:p>
          </table:table-cell>
          <table:table-cell table:number-columns-repeated="5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ソン</text:p>
          </table:table-cell>
          <table:table-cell office:value-type="string" calcext:value-type="string">
            <text:p>たる</text:p>
          </table:table-cell>
          <table:table-cell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number-columns-repeated="58"/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キョ</text:p>
          </table:table-cell>
          <table:table-cell table:style-name="ce37"/>
          <table:table-cell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number-columns-repeated="58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  <table:table-cell office:value-type="string" calcext:value-type="string">
            <text:p>REFUSE</text:p>
          </table:table-cell>
          <table:table-cell office:value-type="string" calcext:value-type="string">
            <text:p>キョ</text:p>
          </table:table-cell>
          <table:table-cell office:value-type="string" calcext:value-type="string">
            <text:p>こば(む)</text:p>
          </table:table-cell>
          <table:table-cell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office:value-type="string" calcext:value-type="string">
            <text:p>reject</text:p>
          </table:table-cell>
          <table:table-cell table:number-columns-repeated="57"/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うれ(しい)</text:p>
          </table:table-cell>
          <table:table-cell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number-columns-repeated="58"/>
        </table:table-row>
        <table:table-row table:style-name="ro63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つづみ</text:p>
          </table:table-cell>
          <table:table-cell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number-columns-repeated="58"/>
        </table:table-row>
        <table:table-row table:style-name="ro9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  <table:table-cell office:value-type="string" calcext:value-type="string">
            <text:p>STANDING TREE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き*</text:p>
          </table:table-cell>
          <table:table-cell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number-columns-repeated="58"/>
        </table:table-row>
        <table:table-row table:style-name="ro16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  <table:table-cell office:value-type="string" calcext:value-type="string">
            <text:p>EXPAND</text:p>
          </table:table-cell>
          <table:table-cell office:value-type="string" calcext:value-type="string">
            <text:p>ボ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number-columns-repeated="58"/>
        </table:table-row>
        <table:table-row table:style-name="ro26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ふく(らむ)</text:p>
            <text:p/>
            <text:p>ふく(れる)</text:p>
          </table:table-cell>
          <table:table-cell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number-columns-repeated="58"/>
        </table:table-row>
        <table:table-row table:style-name="ro25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  <table:table-cell office:value-type="string" calcext:value-type="string">
            <text:p>SPREAD [out]</text:p>
            <text:p/>
            <text:p>STRAIN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は(る)</text:p>
            <text:p/>
            <text:p>-は(り)</text:p>
            <text:p/>
            <text:p>-ば(り)</text:p>
          </table:table-cell>
          <table:table-cell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office:value-type="string" calcext:value-type="string">
            <text:p>extend [over] ・ stretch</text:p>
          </table:table-cell>
          <table:table-cell table:number-columns-repeated="57"/>
        </table:table-row>
        <table:table-row table:style-name="ro11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office:value-type="string" calcext:value-type="string">
            <text:p>curtain</text:p>
          </table:table-cell>
          <table:table-cell table:number-columns-repeated="57"/>
        </table:table-row>
        <table:table-row table:style-name="ro22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シュ</text:p>
          </table:table-cell>
          <table:table-cell office:value-type="string" calcext:value-type="string">
            <text:p>は(れる)</text:p>
            <text:p/>
            <text:p>は(らす)</text:p>
          </table:table-cell>
          <table:table-cell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office:value-type="string" calcext:value-type="string">
            <text:p>swelling</text:p>
          </table:table-cell>
          <table:table-cell table:number-columns-repeated="57"/>
        </table:table-row>
        <table:table-row table:style-name="ro11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  <table:table-cell office:value-type="string" calcext:value-type="string">
            <text:p>FATTE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こ(える)</text:p>
            <text:p/>
            <text:p>こ(やす)</text:p>
            <text:p/>
            <text:p>こ(やし)</text:p>
            <text:p/>
            <text:p>こえ</text:p>
          </table:table-cell>
          <table:table-cell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number-columns-repeated="58"/>
        </table:table-row>
        <table:table-row table:style-name="ro8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ハ</text:p>
            <text:p/>
            <text:p>ワ</text:p>
          </table:table-cell>
          <table:table-cell table:style-name="ce37"/>
          <table:table-cell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number-columns-repeated="58"/>
        </table:table-row>
        <table:table-row table:style-name="ro22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ほこ(る)</text:p>
          </table:table-cell>
          <table:table-cell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number-columns-repeated="58"/>
        </table:table-row>
        <table:table-row table:style-name="ro10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  <table:table-cell office:value-type="string" calcext:value-type="string">
            <text:p>LOOK OVER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office:value-type="string" calcext:value-type="string">
            <text:p>view</text:p>
          </table:table-cell>
          <table:table-cell table:number-columns-repeated="57"/>
        </table:table-row>
        <table:table-row table:style-name="ro10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  <table:table-cell office:value-type="string" calcext:value-type="string">
            <text:p>OVERSEE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number-columns-repeated="58"/>
        </table:table-row>
        <table:table-row table:style-name="ro10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  <table:table-cell office:value-type="string" calcext:value-type="string">
            <text:p>APPRAISE</text:p>
            <text:p/>
            <text:p>REFER TO</text:p>
          </table:table-cell>
          <table:table-cell office:value-type="string" calcext:value-type="string">
            <text:p>カン</text:p>
          </table:table-cell>
          <table:table-cell office:value-type="string" calcext:value-type="string">
            <text:p>かんが(みる)</text:p>
          </table:table-cell>
          <table:table-cell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number-columns-repeated="58"/>
        </table:table-row>
        <table:table-row table:style-name="ro11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number-columns-repeated="58"/>
        </table:table-row>
        <table:table-row table:style-name="ro63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  <table:table-cell office:value-type="string" calcext:value-type="string">
            <text:p>EXCESSIVE</text:p>
          </table:table-cell>
          <table:table-cell office:value-type="string" calcext:value-type="string">
            <text:p>ラン</text:p>
          </table:table-cell>
          <table:table-cell table:style-name="ce37"/>
          <table:table-cell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number-columns-repeated="58"/>
        </table:table-row>
        <table:table-row table:style-name="ro11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ラン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number-columns-repeated="58"/>
        </table:table-row>
        <table:table-row table:style-name="ro29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しこ(い)</text:p>
          </table:table-cell>
          <table:table-cell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office:value-type="string" calcext:value-type="string">
            <text:p>intelligent</text:p>
          </table:table-cell>
          <table:table-cell table:number-columns-repeated="57"/>
        </table:table-row>
        <table:table-row table:style-name="ro9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ジン</text:p>
          </table:table-cell>
          <table:table-cell table:style-name="ce37"/>
          <table:table-cell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number-columns-repeated="58"/>
        </table:table-row>
        <table:table-row table:style-name="ro16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た(い)</text:p>
            <text:p/>
            <text:p>-がた(い)</text:p>
          </table:table-cell>
          <table:table-cell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office:value-type="string" calcext:value-type="string">
            <text:p>solid</text:p>
          </table:table-cell>
          <table:table-cell table:number-columns-repeated="57"/>
        </table:table-row>
        <table:table-row table:style-name="ro63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  <table:table-cell office:value-type="string" calcext:value-type="string">
            <text:p>TIGHTEN</text:p>
            <text:p/>
            <text:p>EXIGENT</text:p>
          </table:table-cell>
          <table:table-cell office:value-type="string" calcext:value-type="string">
            <text:p>キン</text:p>
          </table:table-cell>
          <table:table-cell table:style-name="ce37"/>
          <table:table-cell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number-columns-repeated="58"/>
        </table:table-row>
        <table:table-row table:style-name="ro4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  <table:table-cell office:value-type="string" calcext:value-type="string">
            <text:p>SUDDENLY RISING</text:p>
          </table:table-cell>
          <table:table-cell office:value-type="string" calcext:value-type="string">
            <text:p>ボツ</text:p>
          </table:table-cell>
          <table:table-cell table:style-name="ce37"/>
          <table:table-cell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number-columns-repeated="58"/>
        </table:table-row>
        <table:table-row table:style-name="ro26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  <table:table-cell office:value-type="string" calcext:value-type="string">
            <text:p>WORK HARD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はげ(む)</text:p>
            <text:p/>
            <text:p>はげ(ます)</text:p>
          </table:table-cell>
          <table:table-cell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58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  <table:table-cell office:value-type="string" calcext:value-type="string">
            <text:p>HORSE CHESTNUT</text:p>
          </table:table-cell>
          <table:table-cell/>
          <table:table-cell office:value-type="string" calcext:value-type="string">
            <text:p>とち</text:p>
          </table:table-cell>
          <table:table-cell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office:value-type="string" calcext:value-type="string">
            <text:p>tree</text:p>
          </table:table-cell>
          <table:table-cell table:number-columns-repeated="57"/>
        </table:table-row>
        <table:table-row table:style-name="ro4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  <table:table-cell office:value-type="string" calcext:value-type="string">
            <text:p>BRIER</text:p>
          </table:table-cell>
          <table:table-cell/>
          <table:table-cell office:value-type="string" calcext:value-type="string">
            <text:p>いばら</text:p>
          </table:table-cell>
          <table:table-cell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office:value-type="string" calcext:value-type="string">
            <text:p>thorn</text:p>
          </table:table-cell>
          <table:table-cell table:number-columns-repeated="57"/>
        </table:table-row>
        <table:table-row table:style-name="ro7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うらや(む)</text:p>
            <text:p/>
            <text:p>うらや(ましい)</text:p>
          </table:table-cell>
          <table:table-cell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number-columns-repeated="58"/>
        </table:table-row>
        <table:table-row table:style-name="ro22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YEAR</text:p>
            <text:p/>
            <text:p>-YEARS OLD</text:p>
          </table:table-cell>
          <table:table-cell office:value-type="string" calcext:value-type="string">
            <text:p>サイ</text:p>
            <text:p/>
            <text:p>セイ</text:p>
          </table:table-cell>
          <table:table-cell table:style-name="ce37"/>
          <table:table-cell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number-columns-repeated="58"/>
        </table:table-row>
        <table:table-row table:style-name="ro21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number-columns-repeated="58"/>
        </table:table-row>
        <table:table-row table:style-name="ro15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  <table:table-cell office:value-type="string" calcext:value-type="string">
            <text:p>YOUNGER SIBLING OF PARENT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number-columns-repeated="58"/>
        </table:table-row>
        <table:table-row table:style-name="ro8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  <table:table-cell office:value-type="string" calcext:value-type="string">
            <text:p>GRACEFUL</text:p>
          </table:table-cell>
          <table:table-cell office:value-type="string" calcext:value-type="string">
            <text:p>シュク</text:p>
          </table:table-cell>
          <table:table-cell table:style-name="ce37"/>
          <table:table-cell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office:value-type="string" calcext:value-type="string">
            <text:p>refined</text:p>
          </table:table-cell>
          <table:table-cell table:number-columns-repeated="57"/>
        </table:table-row>
        <table:table-row table:style-name="ro26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ジャク</text:p>
            <text:p/>
            <text:p>セキ</text:p>
          </table:table-cell>
          <table:table-cell office:value-type="string" calcext:value-type="string">
            <text:p>さび</text:p>
            <text:p/>
            <text:p>さび(しい)</text:p>
            <text:p/>
            <text:p>さび(れる)</text:p>
          </table:table-cell>
          <table:table-cell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office:value-type="string" calcext:value-type="string">
            <text:p>desolate; elegant simplicity</text:p>
          </table:table-cell>
          <table:table-cell table:number-columns-repeated="57"/>
        </table:table-row>
        <table:table-row table:style-name="ro4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  <table:table-cell office:value-type="string" calcext:value-type="string">
            <text:p>SUPERVISE</text:p>
            <text:p/>
            <text:p>COMMANDER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office:value-type="string" calcext:value-type="string">
            <text:p>urge on</text:p>
          </table:table-cell>
          <table:table-cell table:number-columns-repeated="57"/>
        </table:table-row>
        <table:table-row table:style-name="ro5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SLAVE</text:p>
            <text:p/>
            <text:p>GU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やつ*</text:p>
          </table:table-cell>
          <table:table-cell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number-columns-repeated="58"/>
        </table:table-row>
        <table:table-row table:style-name="ro11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  <table:table-cell office:value-type="string" calcext:value-type="string">
            <text:p>EXERT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つと(める)</text:p>
          </table:table-cell>
          <table:table-cell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number-columns-repeated="58"/>
        </table:table-row>
        <table:table-row table:style-name="ro22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いか(る)</text:p>
            <text:p/>
            <text:p>おこ(る)</text:p>
          </table:table-cell>
          <table:table-cell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number-columns-repeated="58"/>
        </table:table-row>
        <table:table-row table:style-name="ro7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  <table:table-cell office:value-type="string" calcext:value-type="string">
            <text:p>UNDERLING</text:p>
          </table:table-cell>
          <table:table-cell office:value-type="string" calcext:value-type="string">
            <text:p>レイ</text:p>
          </table:table-cell>
          <table:table-cell table:style-name="ce37"/>
          <table:table-cell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number-columns-repeated="58"/>
        </table:table-row>
        <table:table-row table:style-name="ro5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  <table:table-cell office:value-type="string" calcext:value-type="string">
            <text:p>ARTICLE</text:p>
            <text:p/>
            <text:p>FRIENDLY RELATIONS</text:p>
          </table:table-cell>
          <table:table-cell office:value-type="string" calcext:value-type="string">
            <text:p>カン</text:p>
          </table:table-cell>
          <table:table-cell table:style-name="ce37"/>
          <table:table-cell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office:value-type="string" calcext:value-type="string">
            <text:p>subsection</text:p>
          </table:table-cell>
          <table:table-cell table:number-columns-repeated="57"/>
        </table:table-row>
        <table:table-row table:style-name="ro9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カク</text:p>
          </table:table-cell>
          <table:table-cell office:value-type="string" calcext:value-type="string">
            <text:p>から</text:p>
            <text:p/>
            <text:p>がら</text:p>
          </table:table-cell>
          <table:table-cell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office:value-type="string" calcext:value-type="string">
            <text:p>shell</text:p>
          </table:table-cell>
          <table:table-cell table:number-columns-repeated="57"/>
        </table:table-row>
        <table:table-row table:style-name="ro29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コク</text:p>
          </table:table-cell>
          <table:table-cell table:style-name="ce37"/>
          <table:table-cell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office:value-type="string" calcext:value-type="string">
            <text:p>cereal</text:p>
          </table:table-cell>
          <table:table-cell table:number-columns-repeated="57"/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うす</text:p>
          </table:table-cell>
          <table:table-cell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number-columns-repeated="58"/>
        </table:table-row>
        <table:table-row table:style-name="ro4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こぼ(れる)*</text:p>
            <text:p/>
            <text:p>こわ(れる)*</text:p>
          </table:table-cell>
          <table:table-cell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office:value-type="string" calcext:value-type="string">
            <text:p>chip</text:p>
          </table:table-cell>
          <table:table-cell table:number-columns-repeated="57"/>
        </table:table-row>
        <table:table-row table:style-name="ro16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  <table:table-cell office:value-type="string" calcext:value-type="string">
            <text:p>HONEST</text:p>
            <text:p/>
            <text:p>CHEAP</text:p>
          </table:table-cell>
          <table:table-cell office:value-type="string" calcext:value-type="string">
            <text:p>レン</text:p>
          </table:table-cell>
          <table:table-cell table:style-name="ce37"/>
          <table:table-cell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number-columns-repeated="58"/>
        </table:table-row>
        <table:table-row table:style-name="ro4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  <table:table-cell office:value-type="string" calcext:value-type="string">
            <text:p>SICKLE</text:p>
          </table:table-cell>
          <table:table-cell/>
          <table:table-cell office:value-type="string" calcext:value-type="string">
            <text:p>かま</text:p>
          </table:table-cell>
          <table:table-cell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number-columns-repeated="58"/>
        </table:table-row>
        <table:table-row table:style-name="ro26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DISLIKE</text:p>
          </table:table-cell>
          <table:table-cell office:value-type="string" calcext:value-type="string">
            <text:p>ケン</text:p>
            <text:p/>
            <text:p>ゲン</text:p>
          </table:table-cell>
          <table:table-cell office:value-type="string" calcext:value-type="string">
            <text:p>きら(う)</text:p>
            <text:p/>
            <text:p>きら(い)</text:p>
            <text:p/>
            <text:p>いや</text:p>
          </table:table-cell>
          <table:table-cell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number-columns-repeated="58"/>
        </table:table-row>
        <table:table-row table:style-name="ro21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ケン</text:p>
          </table:table-cell>
          <table:table-cell table:style-name="ce37"/>
          <table:table-cell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14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ソン</text:p>
          </table:table-cell>
          <table:table-cell table:style-name="ce37"/>
          <table:table-cell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office:value-type="string" calcext:value-type="string">
            <text:p>modest</text:p>
          </table:table-cell>
          <table:table-cell table:number-columns-repeated="57"/>
        </table:table-row>
        <table:table-row table:style-name="ro9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かめ</text:p>
          </table:table-cell>
          <table:table-cell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number-columns-repeated="58"/>
        </table:table-row>
        <table:table-row table:style-name="ro63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レン</text:p>
          </table:table-cell>
          <table:table-cell office:value-type="string" calcext:value-type="string">
            <text:p>ね(る)</text:p>
            <text:p/>
            <text:p>ね(り)-</text:p>
          </table:table-cell>
          <table:table-cell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office:value-type="string" calcext:value-type="string">
            <text:p>drill</text:p>
          </table:table-cell>
          <table:table-cell table:number-columns-repeated="57"/>
        </table:table-row>
        <table:table-row table:style-name="ro22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  <table:table-cell office:value-type="string" calcext:value-type="string">
            <text:p>REFINE</text:p>
          </table:table-cell>
          <table:table-cell office:value-type="string" calcext:value-type="string">
            <text:p>レン</text:p>
          </table:table-cell>
          <table:table-cell table:style-name="ce37"/>
          <table:table-cell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9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きた(える)</text:p>
          </table:table-cell>
          <table:table-cell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office:value-type="string" calcext:value-type="string">
            <text:p>train</text:p>
          </table:table-cell>
          <table:table-cell table:number-columns-repeated="57"/>
        </table:table-row>
        <table:table-row table:style-name="ro29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  <table:table-cell office:value-type="string" calcext:value-type="string">
            <text:p>ORE</text:p>
            <text:p/>
            <text:p>MINE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number-columns-repeated="58"/>
        </table:table-row>
        <table:table-row table:style-name="ro11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ドウ</text:p>
          </table:table-cell>
          <table:table-cell table:style-name="ce37"/>
          <table:table-cell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office:value-type="string" calcext:value-type="string">
            <text:p>bronze</text:p>
          </table:table-cell>
          <table:table-cell table:number-columns-repeated="57"/>
        </table:table-row>
        <table:table-row table:style-name="ro9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なまり</text:p>
          </table:table-cell>
          <table:table-cell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number-columns-repeated="58"/>
        </table:table-row>
        <table:table-row table:style-name="ro14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  <table:table-cell office:value-type="string" calcext:value-type="string">
            <text:p>PIG IRON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銑鉄 ・ せんてつ ・ pig iron</text:p>
          </table:table-cell>
          <table:table-cell table:number-columns-repeated="58"/>
        </table:table-row>
        <table:table-row table:style-name="ro63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number-columns-repeated="58"/>
        </table:table-row>
        <table:table-row table:style-name="ro11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  <table:table-cell office:value-type="string" calcext:value-type="string">
            <text:p>TOUGH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office:value-type="string" calcext:value-type="string">
            <text:p>strong</text:p>
          </table:table-cell>
          <table:table-cell table:number-columns-repeated="57"/>
        </table:table-row>
        <table:table-row table:style-name="ro26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  <table:table-cell office:value-type="string" calcext:value-type="string">
            <text:p>ROPE</text:p>
            <text:p/>
            <text:p>MAIN POINTS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つな</text:p>
          </table:table-cell>
          <table:table-cell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number-columns-repeated="58"/>
        </table:table-row>
        <table:table-row table:style-name="ro63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モウ</text:p>
          </table:table-cell>
          <table:table-cell office:value-type="string" calcext:value-type="string">
            <text:p>あみ</text:p>
          </table:table-cell>
          <table:table-cell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number-columns-repeated="58"/>
        </table:table-row>
        <table:table-row table:style-name="ro63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ジョウ</text:p>
          </table:table-cell>
          <table:table-cell office:value-type="string" calcext:value-type="string">
            <text:p>なわ</text:p>
          </table:table-cell>
          <table:table-cell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number-columns-repeated="58"/>
        </table:table-row>
        <table:table-row table:style-name="ro63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ハチ</text:p>
            <text:p/>
            <text:p>ハツ</text:p>
          </table:table-cell>
          <table:table-cell table:style-name="ce37"/>
          <table:table-cell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number-columns-repeated="58"/>
        </table:table-row>
        <table:table-row table:style-name="ro63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くさり</text:p>
          </table:table-cell>
          <table:table-cell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number-columns-repeated="58"/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  <table:table-cell office:value-type="string" calcext:value-type="string">
            <text:p>BONDS</text:p>
          </table:table-cell>
          <table:table-cell office:value-type="string" calcext:value-type="string">
            <text:p>ハン</text:p>
            <text:p/>
            <text:p>バン</text:p>
          </table:table-cell>
          <table:table-cell office:value-type="string" calcext:value-type="string">
            <text:p>きずな</text:p>
          </table:table-cell>
          <table:table-cell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office:value-type="string" calcext:value-type="string">
            <text:p>fetters</text:p>
          </table:table-cell>
          <table:table-cell table:number-columns-repeated="57"/>
        </table:table-row>
        <table:table-row table:style-name="ro63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number-columns-repeated="58"/>
        </table:table-row>
        <table:table-row table:style-name="ro63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テイ</text:p>
          </table:table-cell>
          <table:table-cell office:value-type="string" calcext:value-type="string">
            <text:p>くぎ</text:p>
          </table:table-cell>
          <table:table-cell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number-columns-repeated="58"/>
        </table:table-row>
        <table:table-row table:style-name="ro8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  <table:table-cell office:value-type="string" calcext:value-type="string">
            <text:p>LOCK DOWN</text:p>
          </table:table-cell>
          <table:table-cell office:value-type="string" calcext:value-type="string">
            <text:p>コ</text:p>
          </table:table-cell>
          <table:table-cell table:style-name="ce37"/>
          <table:table-cell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number-columns-repeated="58"/>
        </table:table-row>
        <table:table-row table:style-name="ro6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LOCK</text:p>
            <text:p/>
            <text:p>PILL</text:p>
          </table:table-cell>
          <table:table-cell office:value-type="string" calcext:value-type="string">
            <text:p>ジョウ</text:p>
          </table:table-cell>
          <table:table-cell table:style-name="ce37"/>
          <table:table-cell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number-columns-repeated="58"/>
        </table:table-row>
        <table:table-row table:style-name="ro8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  <table:table-cell office:value-type="string" calcext:value-type="string">
            <text:p>COME APART AT THE SEEMS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ほころ(びる)</text:p>
            <text:p/>
            <text:p>ほころ(ぶ)</text:p>
          </table:table-cell>
          <table:table-cell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number-columns-repeated="58"/>
        </table:table-row>
        <table:table-row table:style-name="ro11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レイ</text:p>
            <text:p/>
            <text:p>リン</text:p>
          </table:table-cell>
          <table:table-cell office:value-type="string" calcext:value-type="string">
            <text:p>すず</text:p>
          </table:table-cell>
          <table:table-cell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number-columns-repeated="58"/>
        </table:table-row>
        <table:table-row table:style-name="ro3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ショウ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number-columns-repeated="58"/>
        </table:table-row>
        <table:table-row table:style-name="ro4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ドウ</text:p>
          </table:table-cell>
          <table:table-cell office:value-type="string" calcext:value-type="string">
            <text:p>ひとみ</text:p>
          </table:table-cell>
          <table:table-cell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office:value-type="string" calcext:value-type="string">
            <text:p>of the eye</text:p>
          </table:table-cell>
          <table:table-cell table:number-columns-repeated="57"/>
        </table:table-row>
        <table:table-row table:style-name="ro8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ショウ</text:p>
            <text:p/>
            <text:p>ドウ*</text:p>
          </table:table-cell>
          <table:table-cell office:value-type="string" calcext:value-type="string">
            <text:p>あこが(れる)</text:p>
          </table:table-cell>
          <table:table-cell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number-columns-repeated="58"/>
        </table:table-row>
        <table:table-row table:style-name="ro14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  <table:table-cell office:value-type="string" calcext:value-type="string">
            <text:p>YEARN AFTER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憧憬する ・ しょうけいする [どうけい] ・ yearn after</text:p>
          </table:table-cell>
          <table:table-cell table:number-columns-repeated="58"/>
        </table:table-row>
        <table:table-row table:style-name="ro10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いや(しい)</text:p>
            <text:p/>
            <text:p>いや(しむ)</text:p>
            <text:p/>
            <text:p>いや(しめる)</text:p>
          </table:table-cell>
          <table:table-cell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office:value-type="string" calcext:value-type="string">
            <text:p>despicable</text:p>
          </table:table-cell>
          <table:table-cell table:number-columns-repeated="57"/>
        </table:table-row>
        <table:table-row table:style-name="ro6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number-columns-repeated="58"/>
        </table:table-row>
        <table:table-row table:style-name="ro15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しび(れる)</text:p>
          </table:table-cell>
          <table:table-cell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number-columns-repeated="58"/>
        </table:table-row>
        <table:table-row table:style-name="ro10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おに(-)</text:p>
          </table:table-cell>
          <table:table-cell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office:value-type="string" calcext:value-type="string">
            <text:p>ghost</text:p>
          </table:table-cell>
          <table:table-cell table:number-columns-repeated="57"/>
        </table:table-row>
        <table:table-row table:style-name="ro8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たまり</text:p>
          </table:table-cell>
          <table:table-cell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office:value-type="string" calcext:value-type="string">
            <text:p>mass</text:p>
          </table:table-cell>
          <table:table-cell table:number-columns-repeated="57"/>
        </table:table-row>
        <table:table-row table:style-name="ro3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みにく(い)</text:p>
          </table:table-cell>
          <table:table-cell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number-columns-repeated="58"/>
        </table:table-row>
        <table:table-row table:style-name="ro11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たましい</text:p>
          </table:table-cell>
          <table:table-cell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office:value-type="string" calcext:value-type="string">
            <text:p>spirit</text:p>
          </table:table-cell>
          <table:table-cell table:number-columns-repeated="57"/>
        </table:table-row>
        <table:table-row table:style-name="ro4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ミ</text:p>
          </table:table-cell>
          <table:table-cell table:style-name="ce37"/>
          <table:table-cell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number-columns-repeated="58"/>
        </table:table-row>
        <table:table-row table:style-name="ro29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マ</text:p>
          </table:table-cell>
          <table:table-cell table:style-name="ce37"/>
          <table:table-cell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office:value-type="string" calcext:value-type="string">
            <text:p>devil</text:p>
          </table:table-cell>
          <table:table-cell table:number-columns-repeated="57"/>
        </table:table-row>
        <table:table-row table:style-name="ro10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おそ(れ)</text:p>
            <text:p/>
            <text:p>おそ(れる)</text:p>
          </table:table-cell>
          <table:table-cell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number-columns-repeated="58"/>
        </table:table-row>
        <table:table-row table:style-name="ro10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-ず(り)</text:p>
            <text:p/>
            <text:p>-ずり</text:p>
          </table:table-cell>
          <table:table-cell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number-columns-repeated="58"/>
        </table:table-row>
        <table:table-row table:style-name="ro22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サツ</text:p>
          </table:table-cell>
          <table:table-cell office:value-type="string" calcext:value-type="string">
            <text:p>す(る)</text:p>
            <text:p/>
            <text:p>す(れる)</text:p>
            <text:p/>
            <text:p>-ず(れ)</text:p>
          </table:table-cell>
          <table:table-cell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office:value-type="string" calcext:value-type="string">
            <text:p>chafe</text:p>
          </table:table-cell>
          <table:table-cell table:number-columns-repeated="57"/>
        </table:table-row>
        <table:table-row table:style-name="ro21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  <table:table-cell office:value-type="string" calcext:value-type="string">
            <text:p>RUB AGAINST</text:p>
          </table:table-cell>
          <table:table-cell office:value-type="string" calcext:value-type="string">
            <text:p>マ</text:p>
          </table:table-cell>
          <table:table-cell table:style-name="ce37"/>
          <table:table-cell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number-columns-repeated="58"/>
        </table:table-row>
        <table:table-row table:style-name="ro9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みが(く)</text:p>
          </table:table-cell>
          <table:table-cell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number-columns-repeated="58"/>
        </table:table-row>
        <table:table-row table:style-name="ro16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へこ(む)</text:p>
            <text:p/>
            <text:p>ぼこ</text:p>
          </table:table-cell>
          <table:table-cell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office:value-type="string" calcext:value-type="string">
            <text:p>curved inward like a sphere's inner surface</text:p>
          </table:table-cell>
          <table:table-cell table:number-columns-repeated="57"/>
        </table:table-row>
        <table:table-row table:style-name="ro11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トツ</text:p>
          </table:table-cell>
          <table:table-cell office:value-type="string" calcext:value-type="string">
            <text:p>でこ*</text:p>
          </table:table-cell>
          <table:table-cell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office:value-type="string" calcext:value-type="string">
            <text:p>curved outward like a sphere's outside surface</text:p>
          </table:table-cell>
          <table:table-cell table:number-columns-repeated="57"/>
        </table:table-row>
        <table:table-row table:style-name="ro26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  <text:p/>
            <text:p>ブ</text:p>
          </table:table-cell>
          <table:table-cell office:value-type="string" calcext:value-type="string">
            <text:p>たてまつ(る)</text:p>
          </table:table-cell>
          <table:table-cell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office:value-type="string" calcext:value-type="string">
            <text:p>offer</text:p>
          </table:table-cell>
          <table:table-cell table:number-columns-repeated="57"/>
        </table:table-row>
        <table:table-row table:style-name="ro63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  <table:table-cell office:value-type="string" calcext:value-type="string">
            <text:p>PLAY MUSIC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かな(でる)</text:p>
          </table:table-cell>
          <table:table-cell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number-columns-repeated="58"/>
        </table:table-row>
        <table:table-row table:style-name="ro21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タイ</text:p>
          </table:table-cell>
          <table:table-cell table:style-name="ce37"/>
          <table:table-cell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number-columns-repeated="58"/>
        </table:table-row>
        <table:table-row table:style-name="ro21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ホウ</text:p>
          </table:table-cell>
          <table:table-cell table:style-name="ce37"/>
          <table:table-cell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number-columns-repeated="58"/>
        </table:table-row>
        <table:table-row table:style-name="ro16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office:value-type="string" calcext:value-type="string">
            <text:p>stick</text:p>
          </table:table-cell>
          <table:table-cell table:number-columns-repeated="57"/>
        </table:table-row>
        <table:table-row table:style-name="ro22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  <table:table-cell office:value-type="string" calcext:value-type="string">
            <text:p>DEDICAT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ささ(げる)</text:p>
            <text:p/>
            <text:p>ささ(ぐ)</text:p>
          </table:table-cell>
          <table:table-cell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office:value-type="string" calcext:value-type="string">
            <text:p>offer respectfully</text:p>
          </table:table-cell>
          <table:table-cell table:number-columns-repeated="57"/>
        </table:table-row>
        <table:table-row table:style-name="ro11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  <table:table-cell office:value-type="string" calcext:value-type="string">
            <text:p>WITHSTAND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た(える)</text:p>
          </table:table-cell>
          <table:table-cell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office:value-type="string" calcext:value-type="string">
            <text:p>endure</text:p>
          </table:table-cell>
          <table:table-cell table:number-columns-repeated="57"/>
        </table:table-row>
        <table:table-row table:style-name="ro11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レイ</text:p>
            <text:p/>
            <text:p>リョウ</text:p>
          </table:table-cell>
          <table:table-cell office:value-type="string" calcext:value-type="string">
            <text:p>たま</text:p>
          </table:table-cell>
          <table:table-cell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office:value-type="string" calcext:value-type="string">
            <text:p>soul</text:p>
          </table:table-cell>
          <table:table-cell table:number-columns-repeated="57"/>
        </table:table-row>
        <table:table-row table:style-name="ro22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DEMAND</text:p>
          </table:table-cell>
          <table:table-cell office:value-type="string" calcext:value-type="string">
            <text:p>ジュ</text:p>
          </table:table-cell>
          <table:table-cell table:style-name="ce37"/>
          <table:table-cell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office:value-type="string" calcext:value-type="string">
            <text:p>need</text:p>
          </table:table-cell>
          <table:table-cell table:number-columns-repeated="57"/>
        </table:table-row>
        <table:table-row table:style-name="ro9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ジュ*</text:p>
          </table:table-cell>
          <table:table-cell office:value-type="string" calcext:value-type="string">
            <text:p>ぬ(れる)</text:p>
            <text:p/>
            <text:p>ぬ(らす)</text:p>
          </table:table-cell>
          <table:table-cell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number-columns-repeated="58"/>
        </table:table-row>
        <table:table-row table:style-name="ro3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  <table:table-cell office:value-type="string" calcext:value-type="string">
            <text:p>CONFUCIANISM</text:p>
          </table:table-cell>
          <table:table-cell office:value-type="string" calcext:value-type="string">
            <text:p>ジュ</text:p>
          </table:table-cell>
          <table:table-cell table:style-name="ce37"/>
          <table:table-cell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number-columns-repeated="58"/>
        </table:table-row>
        <table:table-row table:style-name="ro16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タン</text:p>
          </table:table-cell>
          <table:table-cell office:value-type="string" calcext:value-type="string">
            <text:p>は</text:p>
            <text:p/>
            <text:p>はし</text:p>
            <text:p/>
            <text:p>はた</text:p>
            <text:p/>
            <text:p>-ばた</text:p>
          </table:table-cell>
          <table:table-cell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office:value-type="string" calcext:value-type="string">
            <text:p>extremity</text:p>
          </table:table-cell>
          <table:table-cell table:number-columns-repeated="57"/>
        </table:table-row>
        <table:table-row table:style-name="ro14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イチ</text:p>
          </table:table-cell>
          <table:table-cell table:style-name="ce37"/>
          <table:table-cell office:value-type="string" calcext:value-type="string">
            <text:p>金壱万円 ・ きんいちまんえん ・ 10,000 ¥</text:p>
          </table:table-cell>
          <table:table-cell office:value-type="string" calcext:value-type="string">
            <text:p>in legal documents</text:p>
          </table:table-cell>
          <table:table-cell table:number-columns-repeated="57"/>
        </table:table-row>
        <table:table-row table:style-name="ro4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  <table:table-cell office:value-type="string" calcext:value-type="string">
            <text:p>BUDDHIST NUN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あま</text:p>
          </table:table-cell>
          <table:table-cell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number-columns-repeated="58"/>
        </table:table-row>
        <table:table-row table:style-name="ro63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デイ</text:p>
          </table:table-cell>
          <table:table-cell office:value-type="string" calcext:value-type="string">
            <text:p>どろ</text:p>
          </table:table-cell>
          <table:table-cell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number-columns-repeated="58"/>
        </table:table-row>
        <table:table-row table:style-name="ro16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(る)</text:p>
            <text:p/>
            <text:p>も(れる)</text:p>
            <text:p/>
            <text:p>も(らす)</text:p>
          </table:table-cell>
          <table:table-cell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number-columns-repeated="58"/>
        </table:table-row>
        <table:table-row table:style-name="ro14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ハン</text:p>
          </table:table-cell>
          <table:table-cell table:style-name="ce37"/>
          <table:table-cell office:value-type="string" calcext:value-type="string">
            <text:p>氾濫 ・ はんらん ・ flood, inundation, deluge; oversupply, plethora</text:p>
          </table:table-cell>
          <table:table-cell office:value-type="string" calcext:value-type="string">
            <text:p>spread out wide</text:p>
          </table:table-cell>
          <table:table-cell table:number-columns-repeated="57"/>
        </table:table-row>
        <table:table-row table:style-name="ro8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office:value-type="string" calcext:value-type="string">
            <text:p>assemblage of the same kind</text:p>
          </table:table-cell>
          <table:table-cell table:number-columns-repeated="57"/>
        </table:table-row>
        <table:table-row table:style-name="ro63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  <table:table-cell office:value-type="string" calcext:value-type="string">
            <text:p>A CERTAIN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number-columns-repeated="58"/>
        </table:table-row>
        <table:table-row table:style-name="ro10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ボウ</text:p>
            <text:p/>
            <text:p>ム</text:p>
          </table:table-cell>
          <table:table-cell office:value-type="string" calcext:value-type="string">
            <text:p>はか(る)</text:p>
          </table:table-cell>
          <table:table-cell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office:value-type="string" calcext:value-type="string">
            <text:p>plot</text:p>
          </table:table-cell>
          <table:table-cell table:number-columns-repeated="57"/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  <table:table-cell office:value-type="string" calcext:value-type="string">
            <text:p>MEDIATE</text:p>
          </table:table-cell>
          <table:table-cell office:value-type="string" calcext:value-type="string">
            <text:p>バイ</text:p>
          </table:table-cell>
          <table:table-cell table:style-name="ce37"/>
          <table:table-cell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number-columns-repeated="58"/>
        </table:table-row>
        <table:table-row table:style-name="ro3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office:value-type="string" calcext:value-type="string">
            <text:p>company …</text:p>
          </table:table-cell>
          <table:table-cell table:number-columns-repeated="57"/>
        </table:table-row>
        <table:table-row table:style-name="ro16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なぐさ(める)</text:p>
            <text:p/>
            <text:p>なぐさ(む)</text:p>
          </table:table-cell>
          <table:table-cell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office:value-type="string" calcext:value-type="string">
            <text:p>cheer up</text:p>
          </table:table-cell>
          <table:table-cell table:number-columns-repeated="57"/>
        </table:table-row>
        <table:table-row table:style-name="ro5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  <table:table-cell office:value-type="string" calcext:value-type="string">
            <text:p>DAIRY PRODUCTS</text:p>
          </table:table-cell>
          <table:table-cell office:value-type="string" calcext:value-type="string">
            <text:p>ラク</text:p>
          </table:table-cell>
          <table:table-cell table:style-name="ce37"/>
          <table:table-cell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number-columns-repeated="58"/>
        </table:table-row>
        <table:table-row table:style-name="ro8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コ</text:p>
            <text:p/>
            <text:p>コウ</text:p>
          </table:table-cell>
          <table:table-cell table:style-name="ce37"/>
          <table:table-cell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number-columns-repeated="58"/>
        </table:table-row>
        <table:table-row table:style-name="ro14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ショウ</text:p>
          </table:table-cell>
          <table:table-cell table:style-name="ce37"/>
          <table:table-cell office:value-type="string" calcext:value-type="string">
            <text:p>醤油 ・ しょうゆ ・ soy sauce</text:p>
          </table:table-cell>
          <table:table-cell office:value-type="string" calcext:value-type="string">
            <text:p>salted/fermented food</text:p>
          </table:table-cell>
          <table:table-cell table:number-columns-repeated="57"/>
        </table:table-row>
        <table:table-row table:style-name="ro6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  <table:table-cell office:value-type="string" calcext:value-type="string">
            <text:p>VINEGAR</text:p>
          </table:table-cell>
          <table:table-cell office:value-type="string" calcext:value-type="string">
            <text:p>サク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number-columns-repeated="58"/>
        </table:table-row>
        <table:table-row table:style-name="ro15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  <table:table-cell office:value-type="string" calcext:value-type="string">
            <text:p>JAPANESE DISTILLED LIQUOR</text:p>
          </table:table-cell>
          <table:table-cell office:value-type="string" calcext:value-type="string">
            <text:p>チュウ</text:p>
          </table:table-cell>
          <table:table-cell table:style-name="ce37"/>
          <table:table-cell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number-columns-repeated="58"/>
        </table:table-row>
        <table:table-row table:style-name="ro6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  <table:table-cell office:value-type="string" calcext:value-type="string">
            <text:p>POUR WINE</text:p>
          </table:table-cell>
          <table:table-cell office:value-type="string" calcext:value-type="string">
            <text:p>シャク</text:p>
          </table:table-cell>
          <table:table-cell office:value-type="string" calcext:value-type="string">
            <text:p>く(む)</text:p>
          </table:table-cell>
          <table:table-cell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number-columns-repeated="58"/>
        </table:table-row>
        <table:table-row table:style-name="ro22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チョウ*</text:p>
          </table:table-cell>
          <table:table-cell office:value-type="string" calcext:value-type="string">
            <text:p>つ(る)</text:p>
            <text:p/>
            <text:p>つ.り(-)</text:p>
          </table:table-cell>
          <table:table-cell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number-columns-repeated="58"/>
        </table:table-row>
        <table:table-row table:style-name="ro51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  <table:table-cell office:value-type="string" calcext:value-type="string">
            <text:p>[RAISE] LIVESTOCK</text:p>
          </table:table-cell>
          <table:table-cell office:value-type="string" calcext:value-type="string">
            <text:p>チク</text:p>
          </table:table-cell>
          <table:table-cell table:style-name="ce37"/>
          <table:table-cell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number-columns-repeated="58"/>
        </table:table-row>
        <table:table-row table:style-name="ro51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  <table:table-cell office:value-type="string" calcext:value-type="string">
            <text:p>STORE UP</text:p>
          </table:table-cell>
          <table:table-cell office:value-type="string" calcext:value-type="string">
            <text:p>チク</text:p>
          </table:table-cell>
          <table:table-cell office:value-type="string" calcext:value-type="string">
            <text:p>たくわ(える)</text:p>
          </table:table-cell>
          <table:table-cell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number-columns-repeated="58"/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  <table:table-cell office:value-type="string" calcext:value-type="string">
            <text:p>PROFOUND</text:p>
          </table:table-cell>
          <table:table-cell office:value-type="string" calcext:value-type="string">
            <text:p>ゲン</text:p>
          </table:table-cell>
          <table:table-cell table:style-name="ce37"/>
          <table:table-cell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office:value-type="string" calcext:value-type="string">
            <text:p>occult</text:p>
          </table:table-cell>
          <table:table-cell table:number-columns-repeated="57"/>
        </table:table-row>
        <table:table-row table:style-name="ro4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くるめ(く)</text:p>
            <text:p/>
            <text:p>まばゆ(い)</text:p>
            <text:p/>
            <text:p>まぶ(しい)</text:p>
          </table:table-cell>
          <table:table-cell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office:value-type="string" calcext:value-type="string">
            <text:p>dizzying</text:p>
          </table:table-cell>
          <table:table-cell table:number-columns-repeated="57"/>
        </table:table-row>
        <table:table-row table:style-name="ro15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ぶや(く)</text:p>
          </table:table-cell>
          <table:table-cell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number-columns-repeated="58"/>
        </table:table-row>
        <table:table-row table:style-name="ro14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ささや(く)</text:p>
          </table:table-cell>
          <table:table-cell office:value-type="string" calcext:value-type="string">
            <text:p>囁く ・ ささやく ・ [vi] whisper, murmur</text:p>
          </table:table-cell>
          <table:table-cell table:number-columns-repeated="58"/>
        </table:table-row>
        <table:table-row table:style-name="ro7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しゃべ(る)</text:p>
          </table:table-cell>
          <table:table-cell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office:value-type="string" calcext:value-type="string">
            <text:p>chant</text:p>
          </table:table-cell>
          <table:table-cell table:number-columns-repeated="57"/>
        </table:table-row>
        <table:table-row table:style-name="ro9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  <table:table-cell office:value-type="string" calcext:value-type="string">
            <text:p>METAPHOR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たと(える)*</text:p>
          </table:table-cell>
          <table:table-cell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office:value-type="string" calcext:value-type="string">
            <text:p>liken</text:p>
          </table:table-cell>
          <table:table-cell table:number-columns-repeated="57"/>
        </table:table-row>
        <table:table-row table:style-name="ro10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  <table:table-cell office:value-type="string" calcext:value-type="string">
            <text:p>DEPRESSION</text:p>
            <text:p/>
            <text:p>CONGESTED</text:p>
          </table:table-cell>
          <table:table-cell office:value-type="string" calcext:value-type="string">
            <text:p>ウツ</text:p>
          </table:table-cell>
          <table:table-cell table:style-name="ce37"/>
          <table:table-cell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office:value-type="string" calcext:value-type="string">
            <text:p>gloom ・ pent up</text:p>
          </table:table-cell>
          <table:table-cell table:number-columns-repeated="57"/>
        </table:table-row>
        <table:table-row table:style-name="ro29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office:value-type="string" calcext:value-type="string">
            <text:p>of a bow / musical instrument</text:p>
          </table:table-cell>
          <table:table-cell table:number-columns-repeated="57"/>
        </table:table-row>
        <table:table-row table:style-name="ro5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  <table:table-cell office:value-type="string" calcext:value-type="string">
            <text:p>GUNWALE</text:p>
          </table:table-cell>
          <table:table-cell office:value-type="string" calcext:value-type="string">
            <text:p>ゲン</text:p>
          </table:table-cell>
          <table:table-cell table:style-name="ce37"/>
          <table:table-cell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number-columns-repeated="58"/>
        </table:table-row>
        <table:table-row table:style-name="ro29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かじ</text:p>
          </table:table-cell>
          <table:table-cell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office:value-type="string" calcext:value-type="string">
            <text:p>helm</text:p>
          </table:table-cell>
          <table:table-cell table:number-columns-repeated="57"/>
        </table:table-row>
        <table:table-row table:style-name="ro22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  <table:table-cell office:value-type="string" calcext:value-type="string">
            <text:p>PHANTOM</text:p>
          </table:table-cell>
          <table:table-cell office:value-type="string" calcext:value-type="string">
            <text:p>ゲン</text:p>
          </table:table-cell>
          <table:table-cell office:value-type="string" calcext:value-type="string">
            <text:p>まぼろし</text:p>
          </table:table-cell>
          <table:table-cell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office:value-type="string" calcext:value-type="string">
            <text:p>illusion</text:p>
          </table:table-cell>
          <table:table-cell table:number-columns-repeated="57"/>
        </table:table-row>
        <table:table-row table:style-name="ro29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  <table:table-cell office:value-type="string" calcext:value-type="string">
            <text:p>QUIET AND SECLUDED</text:p>
          </table:table-cell>
          <table:table-cell office:value-type="string" calcext:value-type="string">
            <text:p>ユウ</text:p>
          </table:table-cell>
          <table:table-cell table:style-name="ce37"/>
          <table:table-cell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office:value-type="string" calcext:value-type="string">
            <text:p>deep hidden</text:p>
          </table:table-cell>
          <table:table-cell table:number-columns-repeated="57"/>
        </table:table-row>
        <table:table-row table:style-name="ro63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  <table:table-cell office:value-type="string" calcext:value-type="string">
            <text:p>VERY YOU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おさな(い)</text:p>
          </table:table-cell>
          <table:table-cell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number-columns-repeated="58"/>
        </table:table-row>
        <table:table-row table:style-name="ro4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チ</text:p>
          </table:table-cell>
          <table:table-cell table:style-name="ce37"/>
          <table:table-cell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number-columns-repeated="58"/>
        </table:table-row>
        <table:table-row table:style-name="ro29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イ</text:p>
          </table:table-cell>
          <table:table-cell table:style-name="ce37"/>
          <table:table-cell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office:value-type="string" calcext:value-type="string">
            <text:p>hold together</text:p>
          </table:table-cell>
          <table:table-cell table:number-columns-repeated="57"/>
        </table:table-row>
        <table:table-row table:style-name="ro26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  <table:table-cell office:value-type="string" calcext:value-type="string">
            <text:p>INFER</text:p>
            <text:p/>
            <text:p>PUSH FORWARD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お(す)</text:p>
          </table:table-cell>
          <table:table-cell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number-columns-repeated="58"/>
        </table:table-row>
        <table:table-row table:style-name="ro8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  <table:table-cell office:value-type="string" calcext:value-type="string">
            <text:p>PILE UP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うずたか(い)*</text:p>
          </table:table-cell>
          <table:table-cell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number-columns-repeated="58"/>
        </table:table-row>
        <table:table-row table:style-name="ro21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  <table:table-cell office:value-type="string" calcext:value-type="string">
            <text:p>SPINE</text:p>
            <text:p/>
            <text:p>CHINQUAPIN</text:p>
          </table:table-cell>
          <table:table-cell office:value-type="string" calcext:value-type="string">
            <text:p>ツイ</text:p>
          </table:table-cell>
          <table:table-cell office:value-type="string" calcext:value-type="string">
            <text:p>しい*</text:p>
          </table:table-cell>
          <table:table-cell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number-columns-repeated="58"/>
        </table:table-row>
        <table:table-row table:style-name="ro4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セキ</text:p>
          </table:table-cell>
          <table:table-cell table:style-name="ce37"/>
          <table:table-cell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number-columns-repeated="58"/>
        </table:table-row>
        <table:table-row table:style-name="ro6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スウ</text:p>
            <text:p/>
            <text:p>ジュ*</text:p>
          </table:table-cell>
          <table:table-cell office:value-type="string" calcext:value-type="string">
            <text:p>ひな</text:p>
            <text:p/>
            <text:p>ひよこ</text:p>
          </table:table-cell>
          <table:table-cell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office:value-type="string" calcext:value-type="string">
            <text:p>doll</text:p>
          </table:table-cell>
          <table:table-cell table:number-columns-repeated="57"/>
        </table:table-row>
        <table:table-row table:style-name="ro4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だれ</text:p>
          </table:table-cell>
          <table:table-cell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number-columns-repeated="58"/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  <table:table-cell office:value-type="string" calcext:value-type="string">
            <text:p>MERELY</text:p>
          </table:table-cell>
          <table:table-cell office:value-type="string" calcext:value-type="string">
            <text:p>ユイ</text:p>
            <text:p/>
            <text:p>イ</text:p>
          </table:table-cell>
          <table:table-cell table:style-name="ce37"/>
          <table:table-cell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office:value-type="string" calcext:value-type="string">
            <text:p>only</text:p>
          </table:table-cell>
          <table:table-cell table:number-columns-repeated="57"/>
        </table:table-row>
        <table:table-row table:style-name="ro11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  <table:table-cell office:value-type="string" calcext:value-type="string">
            <text:p>CRY</text:p>
            <text:p/>
            <text:p>SOUND</text:p>
          </table:table-cell>
          <table:table-cell office:value-type="string" calcext:value-type="string">
            <text:p>メイ</text:p>
          </table:table-cell>
          <table:table-cell office:value-type="string" calcext:value-type="string">
            <text:p>な(く)</text:p>
            <text:p/>
            <text:p>な(る)</text:p>
            <text:p/>
            <text:p>な(らす)</text:p>
          </table:table-cell>
          <table:table-cell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office:value-type="string" calcext:value-type="string">
            <text:p>chirp</text:p>
          </table:table-cell>
          <table:table-cell table:number-columns-repeated="57"/>
        </table:table-row>
        <table:table-row table:style-name="ro14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  <table:table-cell office:value-type="string" calcext:value-type="string">
            <text:p>THE BOAR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い</text:p>
          </table:table-cell>
          <table:table-cell office:value-type="string" calcext:value-type="string">
            <text:p>亥年 ・ いどし ・ year of the boar</text:p>
            <text:p/>
            <text:p>亥の刻 ・ いのこく ・ 10 p.m.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10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  <table:table-cell office:value-type="string" calcext:value-type="string">
            <text:p>ENGRAVE</text:p>
            <text:p/>
            <text:p>POINT IN TIME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きざ(む)</text:p>
            <text:p/>
            <text:p>きざ(み)</text:p>
          </table:table-cell>
          <table:table-cell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office:value-type="string" calcext:value-type="string">
            <text:p>carve</text:p>
          </table:table-cell>
          <table:table-cell table:number-columns-repeated="57"/>
        </table:table-row>
        <table:table-row table:style-name="ro15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  <table:table-cell office:value-type="string" calcext:value-type="string">
            <text:p>EXPOSE CRIMES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number-columns-repeated="58"/>
        </table:table-row>
        <table:table-row table:style-name="ro6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カク</text:p>
          </table:table-cell>
          <table:table-cell table:style-name="ce37"/>
          <table:table-cell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office:value-type="string" calcext:value-type="string">
            <text:p>core</text:p>
          </table:table-cell>
          <table:table-cell table:number-columns-repeated="57"/>
        </table:table-row>
        <table:table-row table:style-name="ro4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office:value-type="string" calcext:value-type="string">
            <text:p>skeleton</text:p>
          </table:table-cell>
          <table:table-cell table:number-columns-repeated="57"/>
        </table:table-row>
        <table:table-row table:style-name="ro8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ガイ</text:p>
          </table:table-cell>
          <table:table-cell office:value-type="string" calcext:value-type="string">
            <text:p>せき</text:p>
            <text:p/>
            <text:p>せ(く)</text:p>
          </table:table-cell>
          <table:table-cell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number-columns-repeated="58"/>
        </table:table-row>
        <table:table-row table:style-name="ro7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  <table:table-cell office:value-type="string" calcext:value-type="string">
            <text:p>CORRESPOND TO</text:p>
          </table:table-cell>
          <table:table-cell office:value-type="string" calcext:value-type="string">
            <text:p>ガイ</text:p>
          </table:table-cell>
          <table:table-cell table:style-name="ce37"/>
          <table:table-cell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number-columns-repeated="58"/>
        </table:table-row>
        <table:table-row table:style-name="ro10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  <table:table-cell office:value-type="string" calcext:value-type="string">
            <text:p>EXAMINE A PATIENT</text:p>
          </table:table-cell>
          <table:table-cell office:value-type="string" calcext:value-type="string">
            <text:p>シン</text:p>
          </table:table-cell>
          <table:table-cell office:value-type="string" calcext:value-type="string">
            <text:p>み(る)</text:p>
          </table:table-cell>
          <table:table-cell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number-columns-repeated="58"/>
        </table:table-row>
        <table:table-row table:style-name="ro26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チン</text:p>
          </table:table-cell>
          <table:table-cell office:value-type="string" calcext:value-type="string">
            <text:p>めずら(しい)</text:p>
          </table:table-cell>
          <table:table-cell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office:value-type="string" calcext:value-type="string">
            <text:p>curious</text:p>
          </table:table-cell>
          <table:table-cell table:number-columns-repeated="57"/>
        </table:table-row>
        <table:table-row table:style-name="ro29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かわら</text:p>
          </table:table-cell>
          <table:table-cell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office:value-type="string" calcext:value-type="string">
            <text:p>brick</text:p>
          </table:table-cell>
          <table:table-cell table:number-columns-repeated="57"/>
        </table:table-row>
        <table:table-row table:style-name="ro26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あわ(せる)</text:p>
          </table:table-cell>
          <table:table-cell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number-columns-repeated="58"/>
        </table:table-row>
        <table:table-row table:style-name="ro5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ビン</text:p>
          </table:table-cell>
          <table:table-cell table:style-name="ce37"/>
          <table:table-cell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office:value-type="string" calcext:value-type="string">
            <text:p>jar</text:p>
          </table:table-cell>
          <table:table-cell table:number-columns-repeated="57"/>
        </table:table-row>
        <table:table-row table:style-name="ro58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ビョウ</text:p>
            <text:p/>
            <text:p>ヘイ</text:p>
          </table:table-cell>
          <table:table-cell table:style-name="ce37"/>
          <table:table-cell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office:value-type="string" calcext:value-type="string">
            <text:p>folding screen</text:p>
          </table:table-cell>
          <table:table-cell table:number-columns-repeated="57"/>
        </table:table-row>
        <table:table-row table:style-name="ro5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office:value-type="string" calcext:value-type="string">
            <text:p>wall</text:p>
          </table:table-cell>
          <table:table-cell table:number-columns-repeated="57"/>
        </table:table-row>
        <table:table-row table:style-name="ro22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  <table:table-cell office:value-type="string" calcext:value-type="string">
            <text:p>RICE CAKE</text:p>
          </table:table-cell>
          <table:table-cell office:value-type="string" calcext:value-type="string">
            <text:p>ヘイ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number-columns-repeated="58"/>
        </table:table-row>
        <table:table-row table:style-name="ro11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  <table:table-cell office:value-type="string" calcext:value-type="string">
            <text:p>FEED</text:p>
            <text:p/>
            <text:p>BAIT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え</text:p>
            <text:p/>
            <text:p>えさ</text:p>
          </table:table-cell>
          <table:table-cell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number-columns-repeated="58"/>
        </table:table-row>
        <table:table-row table:style-name="ro16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の(む)</text:p>
          </table:table-cell>
          <table:table-cell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office:value-type="string" calcext:value-type="string">
            <text:p>gulp</text:p>
          </table:table-cell>
          <table:table-cell table:number-columns-repeated="57"/>
        </table:table-row>
        <table:table-row table:style-name="ro15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  <table:table-cell office:value-type="string" calcext:value-type="string">
            <text:p>FERTILITY</text:p>
          </table:table-cell>
          <table:table-cell office:value-type="string" calcext:value-type="string">
            <text:p>ヨク</text:p>
          </table:table-cell>
          <table:table-cell table:style-name="ce37"/>
          <table:table-cell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number-columns-repeated="58"/>
        </table:table-row>
        <table:table-row table:style-name="ro11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  <table:table-cell office:value-type="string" calcext:value-type="string">
            <text:p>BEWITCHING</text:p>
          </table:table-cell>
          <table:table-cell office:value-type="string" calcext:value-type="string">
            <text:p>ヨウ</text:p>
          </table:table-cell>
          <table:table-cell office:value-type="string" calcext:value-type="string">
            <text:p>あや(しい)</text:p>
          </table:table-cell>
          <table:table-cell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number-columns-repeated="58"/>
        </table:table-row>
        <table:table-row table:style-name="ro11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ジュ</text:p>
          </table:table-cell>
          <table:table-cell office:value-type="string" calcext:value-type="string">
            <text:p>のろ(う)</text:p>
            <text:p/>
            <text:p>まじな(う)*</text:p>
          </table:table-cell>
          <table:table-cell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office:value-type="string" calcext:value-type="string">
            <text:p>curse</text:p>
          </table:table-cell>
          <table:table-cell table:number-columns-repeated="57"/>
        </table:table-row>
        <table:table-row table:style-name="ro16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  <table:table-cell office:value-type="string" calcext:value-type="string">
            <text:p>CHARMING</text:p>
            <text:p/>
            <text:p>ROMANCE</text:p>
          </table:table-cell>
          <table:table-cell office:value-type="string" calcext:value-type="string">
            <text:p>エン</text:p>
          </table:table-cell>
          <table:table-cell office:value-type="string" calcext:value-type="string">
            <text:p>つや</text:p>
            <text:p/>
            <text:p>なま(めかしい)*</text:p>
            <text:p/>
            <text:p>あで(やか)*</text:p>
          </table:table-cell>
          <table:table-cell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office:value-type="string" calcext:value-type="string">
            <text:p>voluptuous; glossy</text:p>
          </table:table-cell>
          <table:table-cell table:number-columns-repeated="57"/>
        </table:table-row>
        <table:table-row table:style-name="ro22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いつく(しむ)</text:p>
          </table:table-cell>
          <table:table-cell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office:value-type="string" calcext:value-type="string">
            <text:p>compassionate</text:p>
          </table:table-cell>
          <table:table-cell table:number-columns-repeated="57"/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number-columns-repeated="58"/>
        </table:table-row>
        <table:table-row table:style-name="ro29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  <table:table-cell office:value-type="string" calcext:value-type="string">
            <text:p>MAGNETISM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number-columns-repeated="58"/>
        </table:table-row>
        <table:table-row table:style-name="ro6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ヨウ</text:p>
          </table:table-cell>
          <table:table-cell table:style-name="ce37"/>
          <table:table-cell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office:value-type="string" calcext:value-type="string">
            <text:p>protect</text:p>
          </table:table-cell>
          <table:table-cell table:number-columns-repeated="57"/>
        </table:table-row>
        <table:table-row table:style-name="ro22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(-)くさ(る)</text:p>
            <text:p/>
            <text:p>くさ(れる)</text:p>
            <text:p/>
            <text:p>くさ(れ)</text:p>
            <text:p/>
            <text:p>くさ(らす)</text:p>
          </table:table-cell>
          <table:table-cell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office:value-type="string" calcext:value-type="string">
            <text:p>decay</text:p>
          </table:table-cell>
          <table:table-cell table:number-columns-repeated="57"/>
        </table:table-row>
        <table:table-row table:style-name="ro22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シン</text:p>
          </table:table-cell>
          <table:table-cell table:style-name="ce37"/>
          <table:table-cell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office:value-type="string" calcext:value-type="string">
            <text:p>wick</text:p>
          </table:table-cell>
          <table:table-cell table:number-columns-repeated="57"/>
        </table:table-row>
        <table:table-row table:style-name="ro21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ジ</text:p>
            <text:p/>
            <text:p>シ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office:value-type="string" calcext:value-type="string">
            <text:p>scatter</text:p>
          </table:table-cell>
          <table:table-cell table:number-columns-repeated="57"/>
        </table:table-row>
        <table:table-row table:style-name="ro16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サン</text:p>
            <text:p/>
            <text:p>サツ</text:p>
          </table:table-cell>
          <table:table-cell office:value-type="string" calcext:value-type="string">
            <text:p>ま(く)</text:p>
          </table:table-cell>
          <table:table-cell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number-columns-repeated="58"/>
        </table:table-row>
        <table:table-row table:style-name="ro29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number-columns-repeated="58"/>
        </table:table-row>
        <table:table-row table:style-name="ro11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  <table:table-cell office:value-type="string" calcext:value-type="string">
            <text:p>GO THROUGH [with]</text:p>
          </table:table-cell>
          <table:table-cell office:value-type="string" calcext:value-type="string">
            <text:p>テツ</text:p>
          </table:table-cell>
          <table:table-cell table:style-name="ce37"/>
          <table:table-cell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number-columns-repeated="58"/>
        </table:table-row>
        <table:table-row table:style-name="ro63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かす(か)*</text:p>
          </table:table-cell>
          <table:table-cell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office:value-type="string" calcext:value-type="string">
            <text:p>minute</text:p>
          </table:table-cell>
          <table:table-cell table:number-columns-repeated="57"/>
        </table:table-row>
        <table:table-row table:style-name="ro22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  <table:table-cell office:value-type="string" calcext:value-type="string">
            <text:p>LEVY</text:p>
            <text:p/>
            <text:p>SIGN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office:value-type="string" calcext:value-type="string">
            <text:p>impose ・ symptom</text:p>
          </table:table-cell>
          <table:table-cell table:number-columns-repeated="57"/>
        </table:table-row>
        <table:table-row table:style-name="ro10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  <table:table-cell office:value-type="string" calcext:value-type="string">
            <text:p>CHASTIS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こ(りる)</text:p>
            <text:p/>
            <text:p>こ(らす)</text:p>
            <text:p/>
            <text:p>こ(らしめる)</text:p>
          </table:table-cell>
          <table:table-cell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number-columns-repeated="58"/>
        </table:table-row>
        <table:table-row table:style-name="ro5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  <table:table-cell office:value-type="string" calcext:value-type="string">
            <text:p>ALMOST</text:p>
          </table:table-cell>
          <table:table-cell office:value-type="string" calcext:value-type="string">
            <text:p>ダイ</text:p>
            <text:p/>
            <text:p>タイ</text:p>
          </table:table-cell>
          <table:table-cell office:value-type="string" calcext:value-type="string">
            <text:p>ほとん(ど)</text:p>
            <text:p/>
            <text:p>ほとほと</text:p>
          </table:table-cell>
          <table:table-cell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office:value-type="string" calcext:value-type="string">
            <text:p>quite, really</text:p>
          </table:table-cell>
          <table:table-cell table:number-columns-repeated="57"/>
        </table:table-row>
        <table:table-row table:style-name="ro4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  <table:table-cell office:value-type="string" calcext:value-type="string">
            <text:p>EMPRESS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number-columns-repeated="58"/>
        </table:table-row>
        <table:table-row table:style-name="ro4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ク</text:p>
            <text:p/>
            <text:p>コウ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number-columns-repeated="58"/>
        </table:table-row>
        <table:table-row table:style-name="ro3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ヒ</text:p>
          </table:table-cell>
          <table:table-cell table:style-name="ce37"/>
          <table:table-cell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office:value-type="string" calcext:value-type="string">
            <text:p>married …</text:p>
          </table:table-cell>
          <table:table-cell table:number-columns-repeated="57"/>
        </table:table-row>
        <table:table-row table:style-name="ro9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DAUGHTER OF NOBLE BIRTH</text:p>
          </table:table-cell>
          <table:table-cell/>
          <table:table-cell office:value-type="string" calcext:value-type="string">
            <text:p>ひめ(-)</text:p>
          </table:table-cell>
          <table:table-cell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number-columns-repeated="58"/>
        </table:table-row>
        <table:table-row table:style-name="ro22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  <table:table-cell office:value-type="string" calcext:value-type="string">
            <text:p>AS [if]</text:p>
          </table:table-cell>
          <table:table-cell office:value-type="string" calcext:value-type="string">
            <text:p>ジョ</text:p>
            <text:p/>
            <text:p>ニョ</text:p>
          </table:table-cell>
          <table:table-cell office:value-type="string" calcext:value-type="string">
            <text:p>ごと(し)*</text:p>
          </table:table-cell>
          <table:table-cell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office:value-type="string" calcext:value-type="string">
            <text:p>like</text:p>
          </table:table-cell>
          <table:table-cell table:number-columns-repeated="57"/>
        </table:table-row>
        <table:table-row table:style-name="ro14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  <table:table-cell office:value-type="string" calcext:value-type="string">
            <text:p>BOIL</text:p>
          </table:table-cell>
          <table:table-cell office:value-type="string" calcext:value-type="string">
            <text:p>ジョ</text:p>
          </table:table-cell>
          <table:table-cell office:value-type="string" calcext:value-type="string">
            <text:p>ゆ(でる)</text:p>
            <text:p/>
            <text:p>う(でる)</text:p>
          </table:table-cell>
          <table:table-cell office:value-type="string" calcext:value-type="string">
            <text:p>茹でる ・ ゆでる ・ [vt] boil</text:p>
            <text:p/>
            <text:p>茹で卵 ・ ゆでたまご ・ boiled egg</text:p>
          </table:table-cell>
          <table:table-cell office:value-type="string" calcext:value-type="string">
            <text:p>seethe</text:p>
          </table:table-cell>
          <table:table-cell table:number-columns-repeated="57"/>
        </table:table-row>
        <table:table-row table:style-name="ro6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  <table:table-cell office:value-type="string" calcext:value-type="string">
            <text:p>SON-IN-LAW</text:p>
          </table:table-cell>
          <table:table-cell office:value-type="string" calcext:value-type="string">
            <text:p>セイ</text:p>
          </table:table-cell>
          <table:table-cell office:value-type="string" calcext:value-type="string">
            <text:p>むこ</text:p>
          </table:table-cell>
          <table:table-cell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number-columns-repeated="58"/>
        </table:table-row>
        <table:table-row table:style-name="ro4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DAUGHTER</text:p>
            <text:p/>
            <text:p>GIRL</text:p>
          </table:table-cell>
          <table:table-cell/>
          <table:table-cell office:value-type="string" calcext:value-type="string">
            <text:p>むすめ</text:p>
          </table:table-cell>
          <table:table-cell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number-columns-repeated="58"/>
        </table:table-row>
        <table:table-row table:style-name="ro10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  <table:table-cell office:value-type="string" calcext:value-type="string">
            <text:p>WED A MAN</text:p>
            <text:p/>
            <text:p>BRIDE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よめ</text:p>
            <text:p/>
            <text:p>とつ(ぐ)</text:p>
          </table:table-cell>
          <table:table-cell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number-columns-repeated="58"/>
        </table:table-row>
        <table:table-row table:style-name="ro10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かせ(ぐ)</text:p>
          </table:table-cell>
          <table:table-cell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office:value-type="string" calcext:value-type="string">
            <text:p>… for a living</text:p>
          </table:table-cell>
          <table:table-cell table:number-columns-repeated="57"/>
        </table:table-row>
        <table:table-row table:style-name="ro2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つか</text:p>
            <text:p/>
            <text:p>-づか</text:p>
          </table:table-cell>
          <table:table-cell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office:value-type="string" calcext:value-type="string">
            <text:p>hillock</text:p>
          </table:table-cell>
          <table:table-cell table:number-columns-repeated="57"/>
        </table:table-row>
        <table:table-row table:style-name="ro16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  <table:table-cell office:value-type="string" calcext:value-type="string">
            <text:p>GREAT MAN</text:p>
            <text:p/>
            <text:p>MAGNIFICENT</text:p>
          </table:table-cell>
          <table:table-cell office:value-type="string" calcext:value-type="string">
            <text:p>ゴウ</text:p>
          </table:table-cell>
          <table:table-cell table:style-name="ce37"/>
          <table:table-cell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number-columns-repeated="58"/>
        </table:table-row>
        <table:table-row table:style-name="ro21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IGNORANCE</text:p>
            <text:p/>
            <text:p>PHONETIC [MŌ]</text:p>
          </table:table-cell>
          <table:table-cell office:value-type="string" calcext:value-type="string">
            <text:p>モウ</text:p>
          </table:table-cell>
          <table:table-cell table:style-name="ce37"/>
          <table:table-cell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office:value-type="string" calcext:value-type="string">
            <text:p>darkness</text:p>
          </table:table-cell>
          <table:table-cell table:number-columns-repeated="57"/>
        </table:table-row>
        <table:table-row table:style-name="ro15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  <table:table-cell office:value-type="string" calcext:value-type="string">
            <text:p>CLEAR LAND FOR FARMING</text:p>
          </table:table-cell>
          <table:table-cell office:value-type="string" calcext:value-type="string">
            <text:p>コン</text:p>
          </table:table-cell>
          <table:table-cell table:style-name="ce37"/>
          <table:table-cell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office:value-type="string" calcext:value-type="string">
            <text:p>clear land for farming</text:p>
          </table:table-cell>
          <table:table-cell table:number-columns-repeated="57"/>
        </table:table-row>
        <table:table-row table:style-name="ro26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  <table:table-cell office:value-type="string" calcext:value-type="string">
            <text:p>FAMILIAR</text:p>
            <text:p/>
            <text:p>EARNEST</text:p>
          </table:table-cell>
          <table:table-cell office:value-type="string" calcext:value-type="string">
            <text:p>コン</text:p>
          </table:table-cell>
          <table:table-cell office:value-type="string" calcext:value-type="string">
            <text:p>ねんご(ろ)</text:p>
          </table:table-cell>
          <table:table-cell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office:value-type="string" calcext:value-type="string">
            <text:p>intimate</text:p>
          </table:table-cell>
          <table:table-cell table:number-columns-repeated="57"/>
        </table:table-row>
        <table:table-row table:style-name="ro5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ボウ</text:p>
          </table:table-cell>
          <table:table-cell table:style-name="ce37"/>
          <table:table-cell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office:value-type="string" calcext:value-type="string">
            <text:p>form</text:p>
          </table:table-cell>
          <table:table-cell table:number-columns-repeated="57"/>
        </table:table-row>
        <table:table-row table:style-name="ro2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  <table:table-cell office:value-type="string" calcext:value-type="string">
            <text:p>DRIVE OUT</text:p>
            <text:p/>
            <text:p>ONE BY ONE</text:p>
          </table:table-cell>
          <table:table-cell office:value-type="string" calcext:value-type="string">
            <text:p>チク</text:p>
          </table:table-cell>
          <table:table-cell table:style-name="ce37"/>
          <table:table-cell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number-columns-repeated="58"/>
        </table:table-row>
        <table:table-row table:style-name="ro51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  <table:table-cell office:value-type="string" calcext:value-type="string">
            <text:p>ACCOMPLISH</text:p>
          </table:table-cell>
          <table:table-cell office:value-type="string" calcext:value-type="string">
            <text:p>スイ</text:p>
          </table:table-cell>
          <table:table-cell office:value-type="string" calcext:value-type="string">
            <text:p>と(げる)</text:p>
            <text:p/>
            <text:p>つい(に)*</text:p>
          </table:table-cell>
          <table:table-cell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office:value-type="string" calcext:value-type="string">
            <text:p>carry out</text:p>
          </table:table-cell>
          <table:table-cell table:number-columns-repeated="57"/>
        </table:table-row>
        <table:table-row table:style-name="ro2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  <table:table-cell office:value-type="string" calcext:value-type="string">
            <text:p>DROP DOWN</text:p>
          </table:table-cell>
          <table:table-cell office:value-type="string" calcext:value-type="string">
            <text:p>ツイ</text:p>
          </table:table-cell>
          <table:table-cell table:style-name="ce37"/>
          <table:table-cell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number-columns-repeated="58"/>
        </table:table-row>
        <table:table-row table:style-name="ro58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office:value-type="string" calcext:value-type="string">
            <text:p>descend</text:p>
          </table:table-cell>
          <table:table-cell table:number-columns-repeated="57"/>
        </table:table-row>
        <table:table-row table:style-name="ro22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ズイ</text:p>
          </table:table-cell>
          <table:table-cell table:style-name="ce37"/>
          <table:table-cell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number-columns-repeated="58"/>
        </table:table-row>
        <table:table-row table:style-name="ro9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  <table:table-cell office:value-type="string" calcext:value-type="string">
            <text:p>ATTACH</text:p>
          </table:table-cell>
          <table:table-cell office:value-type="string" calcext:value-type="string">
            <text:p>フ</text:p>
          </table:table-cell>
          <table:table-cell table:style-name="ce37"/>
          <table:table-cell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office:value-type="string" calcext:value-type="string">
            <text:p>be attached to, hand over</text:p>
          </table:table-cell>
          <table:table-cell table:number-columns-repeated="57"/>
        </table:table-row>
        <table:table-row table:style-name="ro2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  <table:table-cell office:value-type="string" calcext:value-type="string">
            <text:p>MARROW</text:p>
          </table:table-cell>
          <table:table-cell office:value-type="string" calcext:value-type="string">
            <text:p>ズイ</text:p>
          </table:table-cell>
          <table:table-cell table:style-name="ce37"/>
          <table:table-cell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number-columns-repeated="58"/>
        </table:table-row>
        <table:table-row table:style-name="ro10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タイ</text:p>
          </table:table-cell>
          <table:table-cell office:value-type="string" calcext:value-type="string">
            <text:p>おこた(る)</text:p>
            <text:p/>
            <text:p>なま(ける)</text:p>
          </table:table-cell>
          <table:table-cell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office:value-type="string" calcext:value-type="string">
            <text:p>remiss</text:p>
          </table:table-cell>
          <table:table-cell table:number-columns-repeated="57"/>
        </table:table-row>
        <table:table-row table:style-name="ro6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ダ</text:p>
          </table:table-cell>
          <table:table-cell table:style-name="ce37"/>
          <table:table-cell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number-columns-repeated="58"/>
        </table:table-row>
        <table:table-row table:style-name="ro29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  <table:table-cell office:value-type="string" calcext:value-type="string">
            <text:p>ASSIST</text:p>
            <text:p/>
            <text:p>FIELD OFFICER</text:p>
          </table:table-cell>
          <table:table-cell office:value-type="string" calcext:value-type="string">
            <text:p>サ</text:p>
          </table:table-cell>
          <table:table-cell table:style-name="ce37"/>
          <table:table-cell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number-columns-repeated="58"/>
        </table:table-row>
        <table:table-row table:style-name="ro29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ガン</text:p>
          </table:table-cell>
          <table:table-cell office:value-type="string" calcext:value-type="string">
            <text:p>もてあそ(ぶ)*</text:p>
          </table:table-cell>
          <table:table-cell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number-columns-repeated="58"/>
        </table:table-row>
        <table:table-row table:style-name="ro6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  <table:table-cell office:value-type="string" calcext:value-type="string">
            <text:p>PLAY WITH</text:p>
          </table:table-cell>
          <table:table-cell office:value-type="string" calcext:value-type="string">
            <text:p>ロウ</text:p>
          </table:table-cell>
          <table:table-cell office:value-type="string" calcext:value-type="string">
            <text:p>もてあそ(ぶ)</text:p>
          </table:table-cell>
          <table:table-cell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number-columns-repeated="58"/>
        </table:table-row>
        <table:table-row table:style-name="ro22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  <table:table-cell office:value-type="string" calcext:value-type="string">
            <text:p>RIDICULE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あざけ(る)</text:p>
          </table:table-cell>
          <table:table-cell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number-columns-repeated="58"/>
        </table:table-row>
        <table:table-row table:style-name="ro29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ホン</text:p>
          </table:table-cell>
          <table:table-cell table:style-name="ce37"/>
          <table:table-cell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office:value-type="string" calcext:value-type="string">
            <text:p>run</text:p>
          </table:table-cell>
          <table:table-cell table:number-columns-repeated="57"/>
        </table:table-row>
        <table:table-row table:style-name="ro6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  <table:table-cell office:value-type="string" calcext:value-type="string">
            <text:p>EVIL PRACTICE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number-columns-repeated="58"/>
        </table:table-row>
        <table:table-row table:style-name="ro5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  <table:table-cell office:value-type="string" calcext:value-type="string">
            <text:p>CURRENCY</text:p>
            <text:p/>
            <text:p>SHINTŌ PAPER OFFERING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number-columns-repeated="58"/>
        </table:table-row>
        <table:table-row table:style-name="ro3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ヘイ</text:p>
          </table:table-cell>
          <table:table-cell table:style-name="ce37"/>
          <table:table-cell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number-columns-repeated="58"/>
        </table:table-row>
        <table:table-row table:style-name="ro8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  <table:table-cell office:value-type="string" calcext:value-type="string">
            <text:p>COMRADE</text:p>
          </table:table-cell>
          <table:table-cell office:value-type="string" calcext:value-type="string">
            <text:p>ホウ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number-columns-repeated="58"/>
        </table:table-row>
        <table:table-row table:style-name="ro11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  <table:table-cell office:value-type="string" calcext:value-type="string">
            <text:p>SHELF</text:p>
          </table:table-cell>
          <table:table-cell/>
          <table:table-cell office:value-type="string" calcext:value-type="string">
            <text:p>たな</text:p>
            <text:p/>
            <text:p>-だな</text:p>
          </table:table-cell>
          <table:table-cell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number-columns-repeated="58"/>
        </table:table-row>
        <table:table-row table:style-name="ro8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サク</text:p>
          </table:table-cell>
          <table:table-cell table:style-name="ce37"/>
          <table:table-cell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office:value-type="string" calcext:value-type="string">
            <text:p>palisade</text:p>
          </table:table-cell>
          <table:table-cell table:number-columns-repeated="57"/>
        </table:table-row>
        <table:table-row table:style-name="ro16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  <table:table-cell office:value-type="string" calcext:value-type="string">
            <text:p>DIGIT</text:p>
            <text:p/>
            <text:p>BEAM</text:p>
          </table:table-cell>
          <table:table-cell/>
          <table:table-cell office:value-type="string" calcext:value-type="string">
            <text:p>けた</text:p>
          </table:table-cell>
          <table:table-cell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office:value-type="string" calcext:value-type="string">
            <text:p>girder</text:p>
          </table:table-cell>
          <table:table-cell table:number-columns-repeated="57"/>
        </table:table-row>
        <table:table-row table:style-name="ro63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  <table:table-cell office:value-type="string" calcext:value-type="string">
            <text:p>STOPPER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office:value-type="string" calcext:value-type="string">
            <text:p>spigot</text:p>
          </table:table-cell>
          <table:table-cell table:number-columns-repeated="57"/>
        </table:table-row>
        <table:table-row table:style-name="ro15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  <table:table-cell office:value-type="string" calcext:value-type="string">
            <text:p>INQUIRY</text:p>
          </table:table-cell>
          <table:table-cell office:value-type="string" calcext:value-type="string">
            <text:p>セン</text:p>
          </table:table-cell>
          <table:table-cell table:style-name="ce37"/>
          <table:table-cell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office:value-type="string" calcext:value-type="string">
            <text:p>expound</text:p>
          </table:table-cell>
          <table:table-cell table:number-columns-repeated="57"/>
        </table:table-row>
        <table:table-row table:style-name="ro22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  <table:table-cell office:value-type="string" calcext:value-type="string">
            <text:p>PLUG UP</text:p>
          </table:table-cell>
          <table:table-cell office:value-type="string" calcext:value-type="string">
            <text:p>ソク</text:p>
            <text:p/>
            <text:p>サイ</text:p>
          </table:table-cell>
          <table:table-cell office:value-type="string" calcext:value-type="string">
            <text:p>ふさ(ぐ)</text:p>
            <text:p/>
            <text:p>ふさ(がる)</text:p>
          </table:table-cell>
          <table:table-cell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office:value-type="string" calcext:value-type="string">
            <text:p>stop up, obstruct; fort</text:p>
          </table:table-cell>
          <table:table-cell table:number-columns-repeated="57"/>
        </table:table-row>
        <table:table-row table:style-name="ro6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office:value-type="string" calcext:value-type="string">
            <text:p>stop up)</text:p>
          </table:table-cell>
          <table:table-cell table:number-columns-repeated="57"/>
        </table:table-row>
        <table:table-row table:style-name="ro6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シ*</text:p>
          </table:table-cell>
          <table:table-cell office:value-type="string" calcext:value-type="string">
            <text:p>かき</text:p>
          </table:table-cell>
          <table:table-cell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number-columns-repeated="58"/>
        </table:table-row>
        <table:table-row table:style-name="ro5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ふじ</text:p>
          </table:table-cell>
          <table:table-cell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number-columns-repeated="58"/>
        </table:table-row>
        <table:table-row table:style-name="ro5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office:value-type="string" calcext:value-type="string">
            <text:p>jump up</text:p>
          </table:table-cell>
          <table:table-cell table:number-columns-repeated="57"/>
        </table:table-row>
        <table:table-row table:style-name="ro8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  <table:table-cell office:value-type="string" calcext:value-type="string">
            <text:p>TRANSCRIBE</text:p>
          </table:table-cell>
          <table:table-cell office:value-type="string" calcext:value-type="string">
            <text:p>トウ</text:p>
          </table:table-cell>
          <table:table-cell table:style-name="ce37"/>
          <table:table-cell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office:value-type="string" calcext:value-type="string">
            <text:p>copy</text:p>
          </table:table-cell>
          <table:table-cell table:number-columns-repeated="57"/>
        </table:table-row>
        <table:table-row table:style-name="ro63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メン</text:p>
          </table:table-cell>
          <table:table-cell table:style-name="ce37"/>
          <table:table-cell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number-columns-repeated="58"/>
        </table:table-row>
        <table:table-row table:style-name="ro14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  <table:table-cell office:value-type="string" calcext:value-type="string">
            <text:p>KIDNAP</text:p>
          </table:table-cell>
          <table:table-cell office:value-type="string" calcext:value-type="string">
            <text:p>ラ</text:p>
          </table:table-cell>
          <table:table-cell table:style-name="ce37"/>
          <table:table-cell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office:value-type="string" calcext:value-type="string">
            <text:p>pull</text:p>
          </table:table-cell>
          <table:table-cell table:number-columns-repeated="57"/>
        </table:table-row>
        <table:table-row table:style-name="ro14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  <table:table-cell office:value-type="string" calcext:value-type="string">
            <text:p>DAZZLING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晃晃たる [煌煌] ・ こうこうたる ・ brilliant, bright, dazzling</text:p>
          </table:table-cell>
          <table:table-cell table:number-columns-repeated="58"/>
        </table:table-row>
        <table:table-row table:style-name="ro58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  <table:table-cell office:value-type="string" calcext:value-type="string">
            <text:p>AWNING</text:p>
          </table:table-cell>
          <table:table-cell office:value-type="string" calcext:value-type="string">
            <text:p>コウ</text:p>
          </table:table-cell>
          <table:table-cell office:value-type="string" calcext:value-type="string">
            <text:p>ほろ</text:p>
          </table:table-cell>
          <table:table-cell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office:value-type="string" calcext:value-type="string">
            <text:p>cover for vehicles, hood</text:p>
          </table:table-cell>
          <table:table-cell table:number-columns-repeated="57"/>
        </table:table-row>
        <table:table-row table:style-name="ro58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  <table:table-cell table:style-name="ce33" office:value-type="string" calcext:value-type="string">
            <text:p>RIN (0.001 yen)</text:p>
          </table:table-cell>
          <table:table-cell office:value-type="string" calcext:value-type="string">
            <text:p>リン</text:p>
          </table:table-cell>
          <table:table-cell table:style-name="ce37"/>
          <table:table-cell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office:value-type="string" calcext:value-type="string">
            <text:p>former monetary unit</text:p>
          </table:table-cell>
          <table:table-cell table:number-columns-repeated="57"/>
        </table:table-row>
        <table:table-row table:style-name="ro5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  <table:table-cell office:value-type="string" calcext:value-type="string">
            <text:p>RIDGE</text:p>
            <text:p/>
            <text:p>99.17 m² UNIT</text:p>
          </table:table-cell>
          <table:table-cell office:value-type="string" calcext:value-type="string">
            <text:p>ホ*</text:p>
          </table:table-cell>
          <table:table-cell office:value-type="string" calcext:value-type="string">
            <text:p>せ*</text:p>
            <text:p/>
            <text:p>うね</text:p>
            <text:p/>
            <text:p>うね(る)*</text:p>
          </table:table-cell>
          <table:table-cell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number-columns-repeated="58"/>
        </table:table-row>
        <table:table-row table:style-name="ro14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  <table:table-cell office:value-type="string" calcext:value-type="string">
            <text:p>3.75 g UNIT</text:p>
          </table:table-cell>
          <table:table-cell/>
          <table:table-cell office:value-type="string" calcext:value-type="string">
            <text:p>もんめ</text:p>
          </table:table-cell>
          <table:table-cell office:value-type="string" calcext:value-type="string">
            <text:p>一匁 ・ いちもんめ ・ 1 momme [1000th of a kan (貫); today esp. for weighing pearls]</text:p>
          </table:table-cell>
          <table:table-cell table:number-columns-repeated="58"/>
        </table:table-row>
        <table:table-row table:style-name="ro5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にお(う)</text:p>
            <text:p/>
            <text:p>にお(い)</text:p>
            <text:p/>
            <text:p>にお(わせる)</text:p>
          </table:table-cell>
          <table:table-cell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office:value-type="string" calcext:value-type="string">
            <text:p>fragrance: esp. sweet, agreeable</text:p>
          </table:table-cell>
          <table:table-cell table:number-columns-repeated="57"/>
        </table:table-row>
        <table:table-row table:style-name="ro7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  <table:table-cell office:value-type="string" calcext:value-type="string">
            <text:p>BENT</text:p>
          </table:table-cell>
          <table:table-cell office:value-type="string" calcext:value-type="string">
            <text:p>コウ</text:p>
          </table:table-cell>
          <table:table-cell table:style-name="ce37"/>
          <table:table-cell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office:value-type="string" calcext:value-type="string">
            <text:p>sloping</text:p>
          </table:table-cell>
          <table:table-cell table:number-columns-repeated="57"/>
        </table:table-row>
        <table:table-row table:style-name="ro8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アイ</text:p>
          </table:table-cell>
          <table:table-cell table:style-name="ce37"/>
          <table:table-cell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8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サツ</text:p>
          </table:table-cell>
          <table:table-cell table:style-name="ce37"/>
          <table:table-cell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number-columns-repeated="58"/>
        </table:table-row>
        <table:table-row table:style-name="ro14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アイ</text:p>
          </table:table-cell>
          <table:table-cell table:style-name="ce37"/>
          <table:table-cell office:value-type="string" calcext:value-type="string">
            <text:p>曖昧 ・ あいまい ・ vague, unclear, ambiguous, fuzzy</text:p>
          </table:table-cell>
          <table:table-cell table:number-columns-repeated="58"/>
        </table:table-row>
        <table:table-row table:style-name="ro15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マイ</text:p>
          </table:table-cell>
          <table:table-cell table:style-name="ce37"/>
          <table:table-cell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14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  <table:table-cell office:value-type="string" calcext:value-type="string">
            <text:p>LAPIS LAZULI</text:p>
          </table:table-cell>
          <table:table-cell office:value-type="string" calcext:value-type="string">
            <text:p>ル</text:p>
          </table:table-cell>
          <table:table-cell table:style-name="ce37"/>
          <table:table-cell office:value-type="string" calcext:value-type="string">
            <text:p>瑠璃 ・ るり ・ lapis lazuli gem, blue</text:p>
          </table:table-cell>
          <table:table-cell table:number-columns-repeated="58"/>
        </table:table-row>
        <table:table-row table:style-name="ro7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  <table:table-cell office:value-type="string" calcext:value-type="string">
            <text:p>GLASSY SUBSTANCE</text:p>
          </table:table-cell>
          <table:table-cell office:value-type="string" calcext:value-type="string">
            <text:p>リ</text:p>
          </table:table-cell>
          <table:table-cell table:style-name="ce37"/>
          <table:table-cell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number-columns-repeated="58"/>
        </table:table-row>
        <table:table-row table:style-name="ro58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  <table:table-cell office:value-type="string" calcext:value-type="string">
            <text:p>BE JEALOUS</text:p>
          </table:table-cell>
          <table:table-cell office:value-type="string" calcext:value-type="string">
            <text:p>シツ</text:p>
          </table:table-cell>
          <table:table-cell table:style-name="ce37"/>
          <table:table-cell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office:value-type="string" calcext:value-type="string">
            <text:p>envy</text:p>
          </table:table-cell>
          <table:table-cell table:number-columns-repeated="57"/>
        </table:table-row>
        <table:table-row table:style-name="ro21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ねた(む)</text:p>
          </table:table-cell>
          <table:table-cell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number-columns-repeated="58"/>
        </table:table-row>
        <table:table-row table:style-name="ro2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ロク*</text:p>
          </table:table-cell>
          <table:table-cell office:value-type="string" calcext:value-type="string">
            <text:p>しか</text:p>
            <text:p/>
            <text:p>か</text:p>
          </table:table-cell>
          <table:table-cell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number-columns-repeated="58"/>
        </table:table-row>
        <table:table-row table:style-name="ro6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ジン</text:p>
          </table:table-cell>
          <table:table-cell office:value-type="string" calcext:value-type="string">
            <text:p>ちり</text:p>
            <text:p/>
            <text:p>ごみ</text:p>
          </table:table-cell>
          <table:table-cell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office:value-type="string" calcext:value-type="string">
            <text:p>trash</text:p>
          </table:table-cell>
          <table:table-cell table:number-columns-repeated="57"/>
        </table:table-row>
        <table:table-row table:style-name="ro15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  <table:table-cell office:value-type="string" calcext:value-type="string">
            <text:p>FOOT OF A MOUNTAIN</text:p>
          </table:table-cell>
          <table:table-cell office:value-type="string" calcext:value-type="string">
            <text:p>ロク</text:p>
          </table:table-cell>
          <table:table-cell office:value-type="string" calcext:value-type="string">
            <text:p>ふもと</text:p>
          </table:table-cell>
          <table:table-cell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number-columns-repeated="58"/>
        </table:table-row>
        <table:table-row table:style-name="ro10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  <table:table-cell office:value-type="string" calcext:value-type="string">
            <text:p>OF GRACEFUL BEAUTY</text:p>
          </table:table-cell>
          <table:table-cell office:value-type="string" calcext:value-type="string">
            <text:p>レイ</text:p>
          </table:table-cell>
          <table:table-cell office:value-type="string" calcext:value-type="string">
            <text:p>うるわ(しい)</text:p>
          </table:table-cell>
          <table:table-cell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number-columns-repeated="58"/>
        </table:table-row>
        <table:table-row table:style-name="ro9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  <table:table-cell office:value-type="string" calcext:value-type="string">
            <text:p>RECOMMEND</text:p>
          </table:table-cell>
          <table:table-cell office:value-type="string" calcext:value-type="string">
            <text:p>セン</text:p>
          </table:table-cell>
          <table:table-cell office:value-type="string" calcext:value-type="string">
            <text:p>すす(める)</text:p>
          </table:table-cell>
          <table:table-cell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office:value-type="string" calcext:value-type="string">
            <text:p>a product; person to post</text:p>
          </table:table-cell>
          <table:table-cell table:number-columns-repeated="57"/>
        </table:table-row>
        <table:table-row table:style-name="ro5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  <table:table-cell office:value-type="string" calcext:value-type="string">
            <text:p>FELICITATION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office:value-type="string" calcext:value-type="string">
            <text:p>rejoicing</text:p>
          </table:table-cell>
          <table:table-cell table:number-columns-repeated="57"/>
        </table:table-row>
        <table:table-row table:style-name="ro9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トウ</text:p>
            <text:p/>
            <text:p>ト</text:p>
          </table:table-cell>
          <table:table-cell office:value-type="string" calcext:value-type="string">
            <text:p>かぶと</text:p>
          </table:table-cell>
          <table:table-cell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number-columns-repeated="58"/>
        </table:table-row>
        <table:table-row table:style-name="ro8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  <table:table-cell office:value-type="string" calcext:value-type="string">
            <text:p>GLARE AT</text:p>
          </table:table-cell>
          <table:table-cell office:value-type="string" calcext:value-type="string">
            <text:p>ゲイ</text:p>
          </table:table-cell>
          <table:table-cell office:value-type="string" calcext:value-type="string">
            <text:p>にら(む)</text:p>
          </table:table-cell>
          <table:table-cell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number-columns-repeated="58"/>
        </table:table-row>
        <table:table-row table:style-name="ro6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ねず</text:p>
            <text:p/>
            <text:p>ねずみ</text:p>
          </table:table-cell>
          <table:table-cell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office:value-type="string" calcext:value-type="string">
            <text:p>mouse</text:p>
          </table:table-cell>
          <table:table-cell table:number-columns-repeated="57"/>
        </table:table-row>
        <table:table-row table:style-name="ro63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デキ</text:p>
          </table:table-cell>
          <table:table-cell office:value-type="string" calcext:value-type="string">
            <text:p>おぼ(れる)</text:p>
          </table:table-cell>
          <table:table-cell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office:value-type="string" calcext:value-type="string">
            <text:p>indulge in</text:p>
          </table:table-cell>
          <table:table-cell table:number-columns-repeated="57"/>
        </table:table-row>
        <table:table-row table:style-name="ro58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  <table:table-cell office:value-type="string" calcext:value-type="string">
            <text:p>LAGOON</text:p>
          </table:table-cell>
          <table:table-cell/>
          <table:table-cell office:value-type="string" calcext:value-type="string">
            <text:p>かた</text:p>
            <text:p/>
            <text:p>-がた</text:p>
          </table:table-cell>
          <table:table-cell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number-columns-repeated="58"/>
        </table:table-row>
        <table:table-row table:style-name="ro22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  <table:table-cell office:value-type="string" calcext:value-type="string">
            <text:p>TURBID</text:p>
          </table:table-cell>
          <table:table-cell office:value-type="string" calcext:value-type="string">
            <text:p>ダク</text:p>
          </table:table-cell>
          <table:table-cell office:value-type="string" calcext:value-type="string">
            <text:p>にご(る)</text:p>
            <text:p/>
            <text:p>にご(す)</text:p>
          </table:table-cell>
          <table:table-cell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number-columns-repeated="58"/>
        </table:table-row>
        <table:table-row table:style-name="ro3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  <table:table-cell office:value-type="string" calcext:value-type="string">
            <text:p>RUN DRY</text:p>
            <text:p/>
            <text:p>THIRS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かわ(く)</text:p>
          </table:table-cell>
          <table:table-cell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number-columns-repeated="58"/>
        </table:table-row>
        <table:table-row table:style-name="ro14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number-columns-repeated="58"/>
        </table:table-row>
        <table:table-row table:style-name="ro6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  <table:table-cell office:value-type="string" calcext:value-type="string">
            <text:p>ARROWROOT</text:p>
          </table:table-cell>
          <table:table-cell office:value-type="string" calcext:value-type="string">
            <text:p>カツ</text:p>
          </table:table-cell>
          <table:table-cell office:value-type="string" calcext:value-type="string">
            <text:p>くず</text:p>
          </table:table-cell>
          <table:table-cell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number-columns-repeated="58"/>
        </table:table-row>
        <table:table-row table:style-name="ro3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  <table:table-cell office:value-type="string" calcext:value-type="string">
            <text:p>SHOUT AT</text:p>
          </table:table-cell>
          <table:table-cell office:value-type="string" calcext:value-type="string">
            <text:p>カツ</text:p>
          </table:table-cell>
          <table:table-cell table:style-name="ce37"/>
          <table:table-cell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number-columns-repeated="58"/>
        </table:table-row>
        <table:table-row table:style-name="ro58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  <table:table-cell office:value-type="string" calcext:value-type="string">
            <text:p>BE GRANTED AN AUDIENCE</text:p>
          </table:table-cell>
          <table:table-cell office:value-type="string" calcext:value-type="string">
            <text:p>エツ</text:p>
          </table:table-cell>
          <table:table-cell table:style-name="ce37"/>
          <table:table-cell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number-columns-repeated="58"/>
        </table:table-row>
        <table:table-row table:style-name="ro26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  <table:table-cell office:value-type="string" calcext:value-type="string">
            <text:p>PUT UP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かか(げる)</text:p>
          </table:table-cell>
          <table:table-cell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office:value-type="string" calcext:value-type="string">
            <text:p>display</text:p>
          </table:table-cell>
          <table:table-cell table:number-columns-repeated="57"/>
        </table:table-row>
        <table:table-row table:style-name="ro14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  <table:table-cell office:value-type="string" calcext:value-type="string">
            <text:p>THE DOG</text:p>
          </table:table-cell>
          <table:table-cell office:value-type="string" calcext:value-type="string">
            <text:p>ジュツ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戌年 ・ いぬどし ・ Year of the Dog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3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REASONABLE</text:p>
          </table:table-cell>
          <table:table-cell office:value-type="string" calcext:value-type="string">
            <text:p>ユウ</text:p>
          </table:table-cell>
          <table:table-cell office:value-type="string" calcext:value-type="string">
            <text:p>もっと(も)</text:p>
          </table:table-cell>
          <table:table-cell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office:value-type="string" calcext:value-type="string">
            <text:p>plausible</text:p>
          </table:table-cell>
          <table:table-cell table:number-columns-repeated="57"/>
        </table:table-row>
        <table:table-row table:style-name="ro11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  <table:table-cell office:value-type="string" calcext:value-type="string">
            <text:p>GOOD FOR NOTHING</text:p>
            <text:p/>
            <text:p>CLOGS</text:p>
          </table:table-cell>
          <table:table-cell office:value-type="string" calcext:value-type="string">
            <text:p>ダ</text:p>
            <text:p/>
            <text:p>タ*</text:p>
          </table:table-cell>
          <table:table-cell table:style-name="ce37"/>
          <table:table-cell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number-columns-repeated="58"/>
        </table:table-row>
        <table:table-row table:style-name="ro63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  <table:table-cell office:value-type="string" calcext:value-type="string">
            <text:p>HORSE</text:p>
            <text:p/>
            <text:p>CHESS PIECE</text:p>
          </table:table-cell>
          <table:table-cell/>
          <table:table-cell office:value-type="string" calcext:value-type="string">
            <text:p>こま</text:p>
          </table:table-cell>
          <table:table-cell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office:value-type="string" calcext:value-type="string">
            <text:p>pony</text:p>
          </table:table-cell>
          <table:table-cell table:number-columns-repeated="57"/>
        </table:table-row>
        <table:table-row table:style-name="ro3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  <table:table-cell office:value-type="string" calcext:value-type="string">
            <text:p>SERIOUS</text:p>
            <text:p/>
            <text:p>KIND</text:p>
          </table:table-cell>
          <table:table-cell office:value-type="string" calcext:value-type="string">
            <text:p>トク</text:p>
          </table:table-cell>
          <table:table-cell table:style-name="ce37"/>
          <table:table-cell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number-columns-repeated="58"/>
        </table:table-row>
        <table:table-row table:style-name="ro5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  <table:table-cell office:value-type="string" calcext:value-type="string">
            <text:p>SPEAK ILL OF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ののし(る)</text:p>
          </table:table-cell>
          <table:table-cell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number-columns-repeated="58"/>
        </table:table-row>
        <table:table-row table:style-name="ro6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ベツ</text:p>
          </table:table-cell>
          <table:table-cell office:value-type="string" calcext:value-type="string">
            <text:p>さげす(む)</text:p>
            <text:p/>
            <text:p>ないがし(ろ)*</text:p>
          </table:table-cell>
          <table:table-cell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number-columns-repeated="58"/>
        </table:table-row>
        <table:table-row table:style-name="ro15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TRAP</text:p>
          </table:table-cell>
          <table:table-cell/>
          <table:table-cell office:value-type="string" calcext:value-type="string">
            <text:p>わな</text:p>
          </table:table-cell>
          <table:table-cell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number-columns-repeated="58"/>
        </table:table-row>
        <table:table-row table:style-name="ro16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ウ</text:p>
            <text:p/>
            <text:p>オ</text:p>
          </table:table-cell>
          <table:table-cell office:value-type="string" calcext:value-type="string">
            <text:p>からす</text:p>
          </table:table-cell>
          <table:table-cell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office:value-type="string" calcext:value-type="string">
            <text:p>crow</text:p>
          </table:table-cell>
          <table:table-cell table:number-columns-repeated="57"/>
        </table:table-row>
        <table:table-row table:style-name="ro29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オウ</text:p>
          </table:table-cell>
          <table:table-cell office:value-type="string" calcext:value-type="string">
            <text:p>かも</text:p>
          </table:table-cell>
          <table:table-cell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number-columns-repeated="58"/>
        </table:table-row>
        <table:table-row table:style-name="ro9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キュウ</text:p>
          </table:table-cell>
          <table:table-cell office:value-type="string" calcext:value-type="string">
            <text:p>はと</text:p>
          </table:table-cell>
          <table:table-cell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number-columns-repeated="58"/>
        </table:table-row>
        <table:table-row table:style-name="ro6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ケイ</text:p>
          </table:table-cell>
          <table:table-cell office:value-type="string" calcext:value-type="string">
            <text:p>にわとり</text:p>
          </table:table-cell>
          <table:table-cell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number-columns-repeated="58"/>
        </table:table-row>
        <table:table-row table:style-name="ro8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  <table:table-cell office:value-type="string" calcext:value-type="string">
            <text:p>RAVINE</text:p>
          </table:table-cell>
          <table:table-cell office:value-type="string" calcext:value-type="string">
            <text:p>ケイ</text:p>
          </table:table-cell>
          <table:table-cell table:style-name="ce37"/>
          <table:table-cell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number-columns-repeated="58"/>
        </table:table-row>
        <table:table-row table:style-name="ro8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ヨウ</text:p>
            <text:p/>
            <text:p>オウ</text:p>
          </table:table-cell>
          <table:table-cell office:value-type="string" calcext:value-type="string">
            <text:p>たか</text:p>
          </table:table-cell>
          <table:table-cell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number-columns-repeated="58"/>
        </table:table-row>
        <table:table-row table:style-name="ro2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シュウ</text:p>
          </table:table-cell>
          <table:table-cell office:value-type="string" calcext:value-type="string">
            <text:p>わし</text:p>
          </table:table-cell>
          <table:table-cell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number-columns-repeated="58"/>
        </table:table-row>
        <table:table-row table:style-name="ro14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  <table:table-cell office:value-type="string" calcext:value-type="string">
            <text:p>IMPERIAL SEAL</text:p>
          </table:table-cell>
          <table:table-cell office:value-type="string" calcext:value-type="string">
            <text:p>ジ</text:p>
          </table:table-cell>
          <table:table-cell table:style-name="ce37"/>
          <table:table-cell office:value-type="string" calcext:value-type="string">
            <text:p>御璽 ・ ぎょじ ・ Imperial seal</text:p>
          </table:table-cell>
          <table:table-cell table:number-columns-repeated="58"/>
        </table:table-row>
        <table:table-row table:style-name="ro2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  <table:table-cell office:value-type="string" calcext:value-type="string">
            <text:p>REFRESHING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さわ(やか)</text:p>
          </table:table-cell>
          <table:table-cell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number-columns-repeated="58"/>
        </table:table-row>
        <table:table-row table:style-name="ro10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  <table:table-cell office:value-type="string" calcext:value-type="string">
            <text:p>STITCH TOGETHER</text:p>
            <text:p/>
            <text:p>COMPOSE</text:p>
          </table:table-cell>
          <table:table-cell office:value-type="string" calcext:value-type="string">
            <text:p>テイ</text:p>
            <text:p/>
            <text:p>テツ</text:p>
          </table:table-cell>
          <table:table-cell office:value-type="string" calcext:value-type="string">
            <text:p>と(じる)</text:p>
            <text:p/>
            <text:p>つづ(る)</text:p>
          </table:table-cell>
          <table:table-cell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office:value-type="string" calcext:value-type="string">
            <text:p>bind ・ spell</text:p>
          </table:table-cell>
          <table:table-cell table:number-columns-repeated="57"/>
        </table:table-row>
        <table:table-row table:style-name="ro2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  <table:table-cell office:value-type="string" calcext:value-type="string">
            <text:p>MULBERRY</text:p>
          </table:table-cell>
          <table:table-cell office:value-type="string" calcext:value-type="string">
            <text:p>ソウ</text:p>
          </table:table-cell>
          <table:table-cell office:value-type="string" calcext:value-type="string">
            <text:p>くわ</text:p>
          </table:table-cell>
          <table:table-cell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number-columns-repeated="58"/>
        </table:table-row>
        <table:table-row table:style-name="ro29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  <table:table-cell office:value-type="string" calcext:value-type="string">
            <text:p>SILKWORM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かいこ</text:p>
          </table:table-cell>
          <table:table-cell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number-columns-repeated="58"/>
        </table:table-row>
        <table:table-row table:style-name="ro58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タン</text:p>
          </table:table-cell>
          <table:table-cell table:style-name="ce37"/>
          <table:table-cell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number-columns-repeated="58"/>
        </table:table-row>
        <table:table-row table:style-name="ro22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  <table:table-cell office:value-type="string" calcext:value-type="string">
            <text:p>CRAB</text:p>
          </table:table-cell>
          <table:table-cell office:value-type="string" calcext:value-type="string">
            <text:p>カイ</text:p>
          </table:table-cell>
          <table:table-cell office:value-type="string" calcext:value-type="string">
            <text:p>かに</text:p>
          </table:table-cell>
          <table:table-cell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number-columns-repeated="58"/>
        </table:table-row>
        <table:table-row table:style-name="ro2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  <table:table-cell office:value-type="string" calcext:value-type="string">
            <text:p>MOSQUITO</text:p>
          </table:table-cell>
          <table:table-cell/>
          <table:table-cell office:value-type="string" calcext:value-type="string">
            <text:p>か</text:p>
          </table:table-cell>
          <table:table-cell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number-columns-repeated="58"/>
        </table:table-row>
        <table:table-row table:style-name="ro7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THE SERPENT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office:value-type="string" calcext:value-type="string">
            <text:p>sign of …</text:p>
          </table:table-cell>
          <table:table-cell table:number-columns-repeated="57"/>
        </table:table-row>
        <table:table-row table:style-name="ro63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ジャ</text:p>
            <text:p/>
            <text:p>ダ</text:p>
          </table:table-cell>
          <table:table-cell office:value-type="string" calcext:value-type="string">
            <text:p>へび</text:p>
          </table:table-cell>
          <table:table-cell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number-columns-repeated="58"/>
        </table:table-row>
        <table:table-row table:style-name="ro4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ケン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number-columns-repeated="58"/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チョウ</text:p>
          </table:table-cell>
          <table:table-cell table:style-name="ce37"/>
          <table:table-cell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number-columns-repeated="58"/>
        </table:table-row>
        <table:table-row table:style-name="ro8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コウ*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number-columns-repeated="58"/>
        </table:table-row>
        <table:named-expressions>
          <table:named-range table:name="_xlnm._FilterDatabase" table:base-cell-address="$Kanji.$A$1" table:cell-range-address="$Kanji.$A$1:.$H$2301"/>
        </table:named-expressions>
      </table:table>
      <table:table table:name="Search" table:style-name="ta2">
        <table:table-column table:style-name="co9" table:default-cell-style-name="Default"/>
        <table:table-column table:style-name="co10" table:default-cell-style-name="Default"/>
        <table:table-column-group>
          <table:table-column table:style-name="co3" table:default-cell-style-name="Default"/>
          <table:table-column table:style-name="co11" table:default-cell-style-name="Default"/>
          <table:table-column table:style-name="co5" table:default-cell-style-name="Default"/>
          <table:table-column table:style-name="co6" table:default-cell-style-name="Default"/>
          <table:table-column table:style-name="co7" table:default-cell-style-name="Default"/>
          <table:table-column table:style-name="co8" table:default-cell-style-name="Default"/>
        </table:table-column-group>
        <table:table-column table:style-name="co2" table:number-columns-repeated="56" table:default-cell-style-name="Default"/>
        <table:table-row table:style-name="ro99">
          <table:table-cell table:style-name="ce42" office:value-type="string" calcext:value-type="string">
            <text:p>Entry #</text:p>
          </table:table-cell>
          <table:table-cell table:style-name="ce46"/>
          <table:table-cell/>
          <table:table-cell table:style-name="ce41" office:value-type="string" calcext:value-type="string">
            <text:p>Meaning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99">
          <table:table-cell table:style-name="ce42" office:value-type="string" calcext:value-type="string">
            <text:p>Min Entry</text:p>
          </table:table-cell>
          <table:table-cell table:style-name="ce46"/>
          <table:table-cell/>
          <table:table-cell table:style-name="ce42" office:value-type="string" calcext:value-type="string">
            <office:annotation draw:style-name="gr1" draw:text-style-name="P2" svg:width="730.6pt" svg:height="26.99pt" svg:x="275.9pt" svg:y="37.05pt" draw:caption-point-x="-11.54pt" draw:caption-point-y="-22.99pt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99">
          <table:table-cell table:style-name="ce42" office:value-type="string" calcext:value-type="string">
            <text:p>Max Entry</text:p>
          </table:table-cell>
          <table:table-cell table:style-name="ce46"/>
          <table:table-cell/>
          <table:table-cell table:style-name="ce42" office:value-type="string" calcext:value-type="string">
            <office:annotation draw:style-name="gr2" draw:text-style-name="P2" svg:width="730.6pt" svg:height="27.01pt" svg:x="275.9pt" svg:y="50.83pt" draw:caption-point-x="-11.54pt" draw:caption-point-y="-22.96pt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99">
          <table:table-cell table:style-name="ce41" office:value-type="string" calcext:value-type="string">
            <office:annotation draw:style-name="gr3" draw:text-style-name="P2" svg:width="338.26pt" svg:height="28.09pt" svg:x="61.23pt" svg:y="64.12pt" draw:caption-point-x="-11.54pt" draw:caption-point-y="-22.45pt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46"/>
          <table:table-cell table:style-name="ce50"/>
          <table:table-cell table:style-name="ce42" office:value-type="string" calcext:value-type="string">
            <text:p>Vocab</text:p>
          </table:table-cell>
          <table:table-cell table:style-name="ce46"/>
          <table:table-cell table:style-name="ce42"/>
          <table:table-cell table:number-columns-repeated="58"/>
        </table:table-row>
        <table:table-row table:style-name="ro99">
          <table:table-cell table:number-columns-repeated="5"/>
          <table:table-cell table:style-name="ce42"/>
          <table:table-cell table:number-columns-repeated="58"/>
        </table:table-row>
        <table:table-row table:style-name="ro1">
          <table:table-cell table:style-name="ce4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47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51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51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51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4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51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51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43" table:number-columns-repeated="36"/>
          <table:table-cell table:number-columns-repeated="20"/>
        </table:table-row>
        <table:table-row table:style-name="ro14" table:number-rows-repeated="1767">
          <table:table-cell table:style-name="ce44"/>
          <table:table-cell table:style-name="ce48"/>
          <table:table-cell table:style-name="ce52"/>
          <table:table-cell table:style-name="ce40"/>
          <table:table-cell table:style-name="ce52"/>
          <table:table-cell table:style-name="ce42"/>
          <table:table-cell table:style-name="ce41" table:number-columns-repeated="2"/>
          <table:table-cell table:number-columns-repeated="56"/>
        </table:table-row>
        <table:table-row table:style-name="ro14">
          <table:table-cell table:style-name="ce45"/>
          <table:table-cell table:style-name="ce49"/>
          <table:table-cell table:style-name="ce53"/>
          <table:table-cell table:style-name="ce40"/>
          <table:table-cell table:style-name="ce53"/>
          <table:table-cell table:style-name="ce42"/>
          <table:table-cell table:style-name="ce54" table:number-columns-repeated="2"/>
          <table:table-cell table:number-columns-repeated="56"/>
        </table:table-row>
        <table:table-row table:style-name="ro14" table:number-rows-repeated="532">
          <table:table-cell table:style-name="ce44"/>
          <table:table-cell table:style-name="ce48"/>
          <table:table-cell table:style-name="ce52"/>
          <table:table-cell table:style-name="ce40"/>
          <table:table-cell table:style-name="ce52"/>
          <table:table-cell table:style-name="ce42"/>
          <table:table-cell table:style-name="ce41" table:number-columns-repeated="2"/>
          <table:table-cell table:number-columns-repeated="56"/>
        </table:table-row>
        <table:table-row table:style-name="ro14">
          <table:table-cell table:style-name="ce44"/>
          <table:table-cell table:style-name="ce48"/>
          <table:table-cell table:style-name="ce52"/>
          <table:table-cell table:style-name="ce40"/>
          <table:table-cell table:style-name="ce52"/>
          <table:table-cell table:style-name="ce42"/>
          <table:table-cell table:number-columns-repeated="58"/>
        </table:table-row>
        <table:table-row table:style-name="ro99" table:number-rows-repeated="499">
          <table:table-cell table:style-name="ce44"/>
          <table:table-cell table:number-columns-repeated="4"/>
          <table:table-cell table:style-name="ce42"/>
          <table:table-cell table:number-columns-repeated="58"/>
        </table:table-row>
        <table:table-row table:style-name="ro88" table:number-rows-repeated="1045769">
          <table:table-cell table:number-columns-repeated="64"/>
        </table:table-row>
        <table:table-row table:style-name="ro88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range table:name="Kun" table:base-cell-address="$Kanji.$A$1" table:cell-range-address="$Kanji.$E$1:.$E$1048576"/>
        <table:named-range table:name="Meanings" table:base-cell-address="$Kanji.$A$1" table:cell-range-address="$Kanji.$C$1:.$C$1048576"/>
        <table:named-range table:name="Mnemonics" table:base-cell-address="$Kanji.$A$1" table:cell-range-address="$Kanji.$H$1:.$H$1048576"/>
        <table:named-range table:name="On" table:base-cell-address="$Kanji.$A$1" table:cell-range-address="$Kanji.$D$1:.$D$1048576"/>
        <table:named-range table:name="Senses" table:base-cell-address="$Kanji.$A$1" table:cell-range-address="$Kanji.$G$1:.$G$1048576"/>
        <table:named-range table:name="Vocab" table:base-cell-address="$Kanji.$A$1" table:cell-range-address="$Kanji.$F$1:.$F$1048576"/>
      </table:named-expressions>
      <table:database-ranges>
        <table:database-range table:name="__Anonymous_Sheet_DB__0" table:target-range-address="Kanji.A1:Kanji.H230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23:39:32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5-26T01:39:50.627000000</dc:date>
    <meta:editing-duration>PT9S</meta:editing-duration>
    <meta:editing-cycles>1</meta:editing-cycles>
    <meta:document-statistic meta:table-count="2" meta:cell-count="14045" meta:object-count="0"/>
  </office:meta>
</office:document-meta>
</file>